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9pt"/>
    </style:style>
    <style:style style:name="co2" style:family="table-column">
      <style:table-column-properties fo:break-before="auto" style:column-width="98.2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10kGen" table:style-name="ta1">
        <table:shapes>
          <draw:frame draw:z-index="0" draw:style-name="gr1" draw:text-style-name="P1" svg:width="453.51pt" svg:height="255.09pt" svg:x="256.45pt" svg:y="51.25pt">
            <draw:object draw:notify-on-update-of-ranges="10kGen.B4:10kGen.B100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number-columns-repeated="2" table:default-cell-style-name="Default"/>
        <table:table-row table:style-name="ro1">
          <table:table-cell office:value-type="string" calcext:value-type="string">
            <text:p>This table has the # of dead organisms in the population, the mean fitness, and the stdev of fitnesses</text:p>
          </table:table-cell>
          <table:table-cell table:number-columns-repeated="2"/>
        </table:table-row>
        <table:table-row table:style-name="ro1">
          <table:table-cell office:value-type="string" calcext:value-type="string">
            <text:p>The GRNs were of 30 genes, and 20 developmental steps, and the system evolved over 1000 generations. All values and code used are in the copies of SpontEvolTest.py and inputfile.py in this folder</text:p>
          </table:table-cell>
          <table:table-cell table:number-columns-repeated="2"/>
        </table:table-row>
        <table:table-row table:style-name="ro1">
          <table:table-cell table:number-columns-repeated="3"/>
        </table:table-row>
        <table:table-row table:style-name="ro1">
          <table:table-cell office:value-type="float" office:value="0" calcext:value-type="float">
            <text:p>0</text:p>
          </table:table-cell>
          <table:table-cell office:value-type="float" office:value="0.717175244774206" calcext:value-type="float">
            <text:p>0.717175244774206</text:p>
          </table:table-cell>
          <table:table-cell office:value-type="float" office:value="0.0046774442500169" calcext:value-type="float">
            <text:p>0.004677444250017</text:p>
          </table:table-cell>
        </table:table-row>
        <table:table-row table:style-name="ro1">
          <table:table-cell office:value-type="float" office:value="0" calcext:value-type="float">
            <text:p>0</text:p>
          </table:table-cell>
          <table:table-cell office:value-type="float" office:value="0.719873656440104" calcext:value-type="float">
            <text:p>0.719873656440104</text:p>
          </table:table-cell>
          <table:table-cell office:value-type="float" office:value="0.006394482529144" calcext:value-type="float">
            <text:p>0.006394482529144</text:p>
          </table:table-cell>
        </table:table-row>
        <table:table-row table:style-name="ro1">
          <table:table-cell office:value-type="float" office:value="1" calcext:value-type="float">
            <text:p>1</text:p>
          </table:table-cell>
          <table:table-cell office:value-type="float" office:value="0.728627159463149" calcext:value-type="float">
            <text:p>0.728627159463149</text:p>
          </table:table-cell>
          <table:table-cell office:value-type="float" office:value="0.00575668874960341" calcext:value-type="float">
            <text:p>0.005756688749603</text:p>
          </table:table-cell>
        </table:table-row>
        <table:table-row table:style-name="ro1">
          <table:table-cell office:value-type="float" office:value="0" calcext:value-type="float">
            <text:p>0</text:p>
          </table:table-cell>
          <table:table-cell office:value-type="float" office:value="0.734157536872914" calcext:value-type="float">
            <text:p>0.734157536872914</text:p>
          </table:table-cell>
          <table:table-cell office:value-type="float" office:value="0.00590019589775086" calcext:value-type="float">
            <text:p>0.005900195897751</text:p>
          </table:table-cell>
        </table:table-row>
        <table:table-row table:style-name="ro1">
          <table:table-cell office:value-type="float" office:value="1" calcext:value-type="float">
            <text:p>1</text:p>
          </table:table-cell>
          <table:table-cell office:value-type="float" office:value="0.738351798498459" calcext:value-type="float">
            <text:p>0.738351798498459</text:p>
          </table:table-cell>
          <table:table-cell office:value-type="float" office:value="0.00454107539118686" calcext:value-type="float">
            <text:p>0.004541075391187</text:p>
          </table:table-cell>
        </table:table-row>
        <table:table-row table:style-name="ro1">
          <table:table-cell office:value-type="float" office:value="0" calcext:value-type="float">
            <text:p>0</text:p>
          </table:table-cell>
          <table:table-cell office:value-type="float" office:value="0.738039816488346" calcext:value-type="float">
            <text:p>0.738039816488346</text:p>
          </table:table-cell>
          <table:table-cell office:value-type="float" office:value="0.00606215460084423" calcext:value-type="float">
            <text:p>0.006062154600844</text:p>
          </table:table-cell>
        </table:table-row>
        <table:table-row table:style-name="ro1">
          <table:table-cell office:value-type="float" office:value="0" calcext:value-type="float">
            <text:p>0</text:p>
          </table:table-cell>
          <table:table-cell office:value-type="float" office:value="0.737977105235094" calcext:value-type="float">
            <text:p>0.737977105235094</text:p>
          </table:table-cell>
          <table:table-cell office:value-type="float" office:value="0.00478663581125712" calcext:value-type="float">
            <text:p>0.004786635811257</text:p>
          </table:table-cell>
        </table:table-row>
        <table:table-row table:style-name="ro1">
          <table:table-cell office:value-type="float" office:value="0" calcext:value-type="float">
            <text:p>0</text:p>
          </table:table-cell>
          <table:table-cell office:value-type="float" office:value="0.738243994404805" calcext:value-type="float">
            <text:p>0.738243994404805</text:p>
          </table:table-cell>
          <table:table-cell office:value-type="float" office:value="0.00551082620304281" calcext:value-type="float">
            <text:p>0.005510826203043</text:p>
          </table:table-cell>
        </table:table-row>
        <table:table-row table:style-name="ro1">
          <table:table-cell office:value-type="float" office:value="1" calcext:value-type="float">
            <text:p>1</text:p>
          </table:table-cell>
          <table:table-cell office:value-type="float" office:value="0.738007660366684" calcext:value-type="float">
            <text:p>0.738007660366684</text:p>
          </table:table-cell>
          <table:table-cell office:value-type="float" office:value="0.0061878763746484" calcext:value-type="float">
            <text:p>0.006187876374648</text:p>
          </table:table-cell>
        </table:table-row>
        <table:table-row table:style-name="ro1">
          <table:table-cell office:value-type="float" office:value="0" calcext:value-type="float">
            <text:p>0</text:p>
          </table:table-cell>
          <table:table-cell office:value-type="float" office:value="0.738621818772102" calcext:value-type="float">
            <text:p>0.738621818772102</text:p>
          </table:table-cell>
          <table:table-cell office:value-type="float" office:value="0.00535002161936214" calcext:value-type="float">
            <text:p>0.005350021619362</text:p>
          </table:table-cell>
        </table:table-row>
        <table:table-row table:style-name="ro1">
          <table:table-cell office:value-type="float" office:value="0" calcext:value-type="float">
            <text:p>0</text:p>
          </table:table-cell>
          <table:table-cell office:value-type="float" office:value="0.738342463596374" calcext:value-type="float">
            <text:p>0.738342463596374</text:p>
          </table:table-cell>
          <table:table-cell office:value-type="float" office:value="0.00740663402107968" calcext:value-type="float">
            <text:p>0.00740663402108</text:p>
          </table:table-cell>
        </table:table-row>
        <table:table-row table:style-name="ro1">
          <table:table-cell office:value-type="float" office:value="0" calcext:value-type="float">
            <text:p>0</text:p>
          </table:table-cell>
          <table:table-cell office:value-type="float" office:value="0.739797432483816" calcext:value-type="float">
            <text:p>0.739797432483816</text:p>
          </table:table-cell>
          <table:table-cell office:value-type="float" office:value="0.00424700339084425" calcext:value-type="float">
            <text:p>0.004247003390844</text:p>
          </table:table-cell>
        </table:table-row>
        <table:table-row table:style-name="ro1">
          <table:table-cell office:value-type="float" office:value="0" calcext:value-type="float">
            <text:p>0</text:p>
          </table:table-cell>
          <table:table-cell office:value-type="float" office:value="0.740067138453938" calcext:value-type="float">
            <text:p>0.740067138453938</text:p>
          </table:table-cell>
          <table:table-cell office:value-type="float" office:value="0.00441827894470468" calcext:value-type="float">
            <text:p>0.004418278944705</text:p>
          </table:table-cell>
        </table:table-row>
        <table:table-row table:style-name="ro1">
          <table:table-cell office:value-type="float" office:value="0" calcext:value-type="float">
            <text:p>0</text:p>
          </table:table-cell>
          <table:table-cell office:value-type="float" office:value="0.740102948597587" calcext:value-type="float">
            <text:p>0.740102948597587</text:p>
          </table:table-cell>
          <table:table-cell office:value-type="float" office:value="0.00468003317785858" calcext:value-type="float">
            <text:p>0.004680033177859</text:p>
          </table:table-cell>
        </table:table-row>
        <table:table-row table:style-name="ro1">
          <table:table-cell office:value-type="float" office:value="0" calcext:value-type="float">
            <text:p>0</text:p>
          </table:table-cell>
          <table:table-cell office:value-type="float" office:value="0.740290794068496" calcext:value-type="float">
            <text:p>0.740290794068496</text:p>
          </table:table-cell>
          <table:table-cell office:value-type="float" office:value="0.00437527434555633" calcext:value-type="float">
            <text:p>0.004375274345556</text:p>
          </table:table-cell>
        </table:table-row>
        <table:table-row table:style-name="ro1">
          <table:table-cell office:value-type="float" office:value="0" calcext:value-type="float">
            <text:p>0</text:p>
          </table:table-cell>
          <table:table-cell office:value-type="float" office:value="0.741045827291885" calcext:value-type="float">
            <text:p>0.741045827291885</text:p>
          </table:table-cell>
          <table:table-cell office:value-type="float" office:value="0.0045301085588293" calcext:value-type="float">
            <text:p>0.004530108558829</text:p>
          </table:table-cell>
        </table:table-row>
        <table:table-row table:style-name="ro1">
          <table:table-cell office:value-type="float" office:value="0" calcext:value-type="float">
            <text:p>0</text:p>
          </table:table-cell>
          <table:table-cell office:value-type="float" office:value="0.741272476091657" calcext:value-type="float">
            <text:p>0.741272476091657</text:p>
          </table:table-cell>
          <table:table-cell office:value-type="float" office:value="0.00533887818718526" calcext:value-type="float">
            <text:p>0.005338878187185</text:p>
          </table:table-cell>
        </table:table-row>
        <table:table-row table:style-name="ro1">
          <table:table-cell office:value-type="float" office:value="0" calcext:value-type="float">
            <text:p>0</text:p>
          </table:table-cell>
          <table:table-cell office:value-type="float" office:value="0.742366190076378" calcext:value-type="float">
            <text:p>0.742366190076378</text:p>
          </table:table-cell>
          <table:table-cell office:value-type="float" office:value="0.00387645465729034" calcext:value-type="float">
            <text:p>0.00387645465729</text:p>
          </table:table-cell>
        </table:table-row>
        <table:table-row table:style-name="ro1">
          <table:table-cell office:value-type="float" office:value="0" calcext:value-type="float">
            <text:p>0</text:p>
          </table:table-cell>
          <table:table-cell office:value-type="float" office:value="0.742906112027354" calcext:value-type="float">
            <text:p>0.742906112027354</text:p>
          </table:table-cell>
          <table:table-cell office:value-type="float" office:value="0.00439034801547757" calcext:value-type="float">
            <text:p>0.004390348015478</text:p>
          </table:table-cell>
        </table:table-row>
        <table:table-row table:style-name="ro1">
          <table:table-cell office:value-type="float" office:value="0" calcext:value-type="float">
            <text:p>0</text:p>
          </table:table-cell>
          <table:table-cell office:value-type="float" office:value="0.743022232484843" calcext:value-type="float">
            <text:p>0.743022232484843</text:p>
          </table:table-cell>
          <table:table-cell office:value-type="float" office:value="0.00603481395750328" calcext:value-type="float">
            <text:p>0.006034813957503</text:p>
          </table:table-cell>
        </table:table-row>
        <table:table-row table:style-name="ro1">
          <table:table-cell office:value-type="float" office:value="0" calcext:value-type="float">
            <text:p>0</text:p>
          </table:table-cell>
          <table:table-cell office:value-type="float" office:value="0.744145245134159" calcext:value-type="float">
            <text:p>0.744145245134159</text:p>
          </table:table-cell>
          <table:table-cell office:value-type="float" office:value="0.00572683834712301" calcext:value-type="float">
            <text:p>0.005726838347123</text:p>
          </table:table-cell>
        </table:table-row>
        <table:table-row table:style-name="ro1">
          <table:table-cell office:value-type="float" office:value="0" calcext:value-type="float">
            <text:p>0</text:p>
          </table:table-cell>
          <table:table-cell office:value-type="float" office:value="0.745554797378295" calcext:value-type="float">
            <text:p>0.745554797378295</text:p>
          </table:table-cell>
          <table:table-cell office:value-type="float" office:value="0.00520567341779551" calcext:value-type="float">
            <text:p>0.005205673417796</text:p>
          </table:table-cell>
        </table:table-row>
        <table:table-row table:style-name="ro1">
          <table:table-cell office:value-type="float" office:value="0" calcext:value-type="float">
            <text:p>0</text:p>
          </table:table-cell>
          <table:table-cell office:value-type="float" office:value="0.74665438382978" calcext:value-type="float">
            <text:p>0.74665438382978</text:p>
          </table:table-cell>
          <table:table-cell office:value-type="float" office:value="0.00661572105421802" calcext:value-type="float">
            <text:p>0.006615721054218</text:p>
          </table:table-cell>
        </table:table-row>
        <table:table-row table:style-name="ro1">
          <table:table-cell office:value-type="float" office:value="0" calcext:value-type="float">
            <text:p>0</text:p>
          </table:table-cell>
          <table:table-cell office:value-type="float" office:value="0.748204447981873" calcext:value-type="float">
            <text:p>0.748204447981873</text:p>
          </table:table-cell>
          <table:table-cell office:value-type="float" office:value="0.00543066691419688" calcext:value-type="float">
            <text:p>0.005430666914197</text:p>
          </table:table-cell>
        </table:table-row>
        <table:table-row table:style-name="ro1">
          <table:table-cell office:value-type="float" office:value="0" calcext:value-type="float">
            <text:p>0</text:p>
          </table:table-cell>
          <table:table-cell office:value-type="float" office:value="0.748338521739497" calcext:value-type="float">
            <text:p>0.748338521739497</text:p>
          </table:table-cell>
          <table:table-cell office:value-type="float" office:value="0.00577767386270564" calcext:value-type="float">
            <text:p>0.005777673862706</text:p>
          </table:table-cell>
        </table:table-row>
        <table:table-row table:style-name="ro1">
          <table:table-cell office:value-type="float" office:value="0" calcext:value-type="float">
            <text:p>0</text:p>
          </table:table-cell>
          <table:table-cell office:value-type="float" office:value="0.749368885343403" calcext:value-type="float">
            <text:p>0.749368885343403</text:p>
          </table:table-cell>
          <table:table-cell office:value-type="float" office:value="0.00631689480106717" calcext:value-type="float">
            <text:p>0.006316894801067</text:p>
          </table:table-cell>
        </table:table-row>
        <table:table-row table:style-name="ro1">
          <table:table-cell office:value-type="float" office:value="0" calcext:value-type="float">
            <text:p>0</text:p>
          </table:table-cell>
          <table:table-cell office:value-type="float" office:value="0.749270603598545" calcext:value-type="float">
            <text:p>0.749270603598545</text:p>
          </table:table-cell>
          <table:table-cell office:value-type="float" office:value="0.00764333974487356" calcext:value-type="float">
            <text:p>0.007643339744874</text:p>
          </table:table-cell>
        </table:table-row>
        <table:table-row table:style-name="ro1">
          <table:table-cell office:value-type="float" office:value="0" calcext:value-type="float">
            <text:p>0</text:p>
          </table:table-cell>
          <table:table-cell office:value-type="float" office:value="0.749029358062105" calcext:value-type="float">
            <text:p>0.749029358062105</text:p>
          </table:table-cell>
          <table:table-cell office:value-type="float" office:value="0.00878542208890931" calcext:value-type="float">
            <text:p>0.008785422088909</text:p>
          </table:table-cell>
        </table:table-row>
        <table:table-row table:style-name="ro1">
          <table:table-cell office:value-type="float" office:value="0" calcext:value-type="float">
            <text:p>0</text:p>
          </table:table-cell>
          <table:table-cell office:value-type="float" office:value="0.749851399318374" calcext:value-type="float">
            <text:p>0.749851399318374</text:p>
          </table:table-cell>
          <table:table-cell office:value-type="float" office:value="0.00695152297488713" calcext:value-type="float">
            <text:p>0.006951522974887</text:p>
          </table:table-cell>
        </table:table-row>
        <table:table-row table:style-name="ro1">
          <table:table-cell office:value-type="float" office:value="0" calcext:value-type="float">
            <text:p>0</text:p>
          </table:table-cell>
          <table:table-cell office:value-type="float" office:value="0.749262919310422" calcext:value-type="float">
            <text:p>0.749262919310422</text:p>
          </table:table-cell>
          <table:table-cell office:value-type="float" office:value="0.00838715648879339" calcext:value-type="float">
            <text:p>0.008387156488793</text:p>
          </table:table-cell>
        </table:table-row>
        <table:table-row table:style-name="ro1">
          <table:table-cell office:value-type="float" office:value="0" calcext:value-type="float">
            <text:p>0</text:p>
          </table:table-cell>
          <table:table-cell office:value-type="float" office:value="0.749579275556754" calcext:value-type="float">
            <text:p>0.749579275556754</text:p>
          </table:table-cell>
          <table:table-cell office:value-type="float" office:value="0.00879191200185941" calcext:value-type="float">
            <text:p>0.008791912001859</text:p>
          </table:table-cell>
        </table:table-row>
        <table:table-row table:style-name="ro1">
          <table:table-cell office:value-type="float" office:value="0" calcext:value-type="float">
            <text:p>0</text:p>
          </table:table-cell>
          <table:table-cell office:value-type="float" office:value="0.750949975503352" calcext:value-type="float">
            <text:p>0.750949975503352</text:p>
          </table:table-cell>
          <table:table-cell office:value-type="float" office:value="0.00652353065813179" calcext:value-type="float">
            <text:p>0.006523530658132</text:p>
          </table:table-cell>
        </table:table-row>
        <table:table-row table:style-name="ro1">
          <table:table-cell office:value-type="float" office:value="0" calcext:value-type="float">
            <text:p>0</text:p>
          </table:table-cell>
          <table:table-cell office:value-type="float" office:value="0.749282922382796" calcext:value-type="float">
            <text:p>0.749282922382796</text:p>
          </table:table-cell>
          <table:table-cell office:value-type="float" office:value="0.00880714245537477" calcext:value-type="float">
            <text:p>0.008807142455375</text:p>
          </table:table-cell>
        </table:table-row>
        <table:table-row table:style-name="ro1">
          <table:table-cell office:value-type="float" office:value="0" calcext:value-type="float">
            <text:p>0</text:p>
          </table:table-cell>
          <table:table-cell office:value-type="float" office:value="0.747210226001618" calcext:value-type="float">
            <text:p>0.747210226001618</text:p>
          </table:table-cell>
          <table:table-cell office:value-type="float" office:value="0.0110083776916029" calcext:value-type="float">
            <text:p>0.011008377691603</text:p>
          </table:table-cell>
        </table:table-row>
        <table:table-row table:style-name="ro1">
          <table:table-cell office:value-type="float" office:value="0" calcext:value-type="float">
            <text:p>0</text:p>
          </table:table-cell>
          <table:table-cell office:value-type="float" office:value="0.751128149420244" calcext:value-type="float">
            <text:p>0.751128149420244</text:p>
          </table:table-cell>
          <table:table-cell office:value-type="float" office:value="0.00716048171933438" calcext:value-type="float">
            <text:p>0.007160481719334</text:p>
          </table:table-cell>
        </table:table-row>
        <table:table-row table:style-name="ro1">
          <table:table-cell office:value-type="float" office:value="0" calcext:value-type="float">
            <text:p>0</text:p>
          </table:table-cell>
          <table:table-cell office:value-type="float" office:value="0.751807890049691" calcext:value-type="float">
            <text:p>0.751807890049691</text:p>
          </table:table-cell>
          <table:table-cell office:value-type="float" office:value="0.00709428941789671" calcext:value-type="float">
            <text:p>0.007094289417897</text:p>
          </table:table-cell>
        </table:table-row>
        <table:table-row table:style-name="ro1">
          <table:table-cell office:value-type="float" office:value="0" calcext:value-type="float">
            <text:p>0</text:p>
          </table:table-cell>
          <table:table-cell office:value-type="float" office:value="0.749418414869439" calcext:value-type="float">
            <text:p>0.749418414869439</text:p>
          </table:table-cell>
          <table:table-cell office:value-type="float" office:value="0.0103683057515543" calcext:value-type="float">
            <text:p>0.010368305751554</text:p>
          </table:table-cell>
        </table:table-row>
        <table:table-row table:style-name="ro1">
          <table:table-cell office:value-type="float" office:value="0" calcext:value-type="float">
            <text:p>0</text:p>
          </table:table-cell>
          <table:table-cell office:value-type="float" office:value="0.75149154778641" calcext:value-type="float">
            <text:p>0.75149154778641</text:p>
          </table:table-cell>
          <table:table-cell office:value-type="float" office:value="0.00846974879969061" calcext:value-type="float">
            <text:p>0.008469748799691</text:p>
          </table:table-cell>
        </table:table-row>
        <table:table-row table:style-name="ro1">
          <table:table-cell office:value-type="float" office:value="0" calcext:value-type="float">
            <text:p>0</text:p>
          </table:table-cell>
          <table:table-cell office:value-type="float" office:value="0.751040151054326" calcext:value-type="float">
            <text:p>0.751040151054326</text:p>
          </table:table-cell>
          <table:table-cell office:value-type="float" office:value="0.00830556144248916" calcext:value-type="float">
            <text:p>0.008305561442489</text:p>
          </table:table-cell>
        </table:table-row>
        <table:table-row table:style-name="ro1">
          <table:table-cell office:value-type="float" office:value="0" calcext:value-type="float">
            <text:p>0</text:p>
          </table:table-cell>
          <table:table-cell office:value-type="float" office:value="0.751509324056932" calcext:value-type="float">
            <text:p>0.751509324056932</text:p>
          </table:table-cell>
          <table:table-cell office:value-type="float" office:value="0.00913292470542123" calcext:value-type="float">
            <text:p>0.009132924705421</text:p>
          </table:table-cell>
        </table:table-row>
        <table:table-row table:style-name="ro1">
          <table:table-cell office:value-type="float" office:value="0" calcext:value-type="float">
            <text:p>0</text:p>
          </table:table-cell>
          <table:table-cell office:value-type="float" office:value="0.751387415125423" calcext:value-type="float">
            <text:p>0.751387415125423</text:p>
          </table:table-cell>
          <table:table-cell office:value-type="float" office:value="0.00881839731685065" calcext:value-type="float">
            <text:p>0.008818397316851</text:p>
          </table:table-cell>
        </table:table-row>
        <table:table-row table:style-name="ro1">
          <table:table-cell office:value-type="float" office:value="0" calcext:value-type="float">
            <text:p>0</text:p>
          </table:table-cell>
          <table:table-cell office:value-type="float" office:value="0.750160518381599" calcext:value-type="float">
            <text:p>0.750160518381599</text:p>
          </table:table-cell>
          <table:table-cell office:value-type="float" office:value="0.0109159731042001" calcext:value-type="float">
            <text:p>0.0109159731042</text:p>
          </table:table-cell>
        </table:table-row>
        <table:table-row table:style-name="ro1">
          <table:table-cell office:value-type="float" office:value="0" calcext:value-type="float">
            <text:p>0</text:p>
          </table:table-cell>
          <table:table-cell office:value-type="float" office:value="0.750265707323114" calcext:value-type="float">
            <text:p>0.750265707323114</text:p>
          </table:table-cell>
          <table:table-cell office:value-type="float" office:value="0.0123329705501732" calcext:value-type="float">
            <text:p>0.012332970550173</text:p>
          </table:table-cell>
        </table:table-row>
        <table:table-row table:style-name="ro1">
          <table:table-cell office:value-type="float" office:value="0" calcext:value-type="float">
            <text:p>0</text:p>
          </table:table-cell>
          <table:table-cell office:value-type="float" office:value="0.752716714353912" calcext:value-type="float">
            <text:p>0.752716714353912</text:p>
          </table:table-cell>
          <table:table-cell office:value-type="float" office:value="0.0104744158315744" calcext:value-type="float">
            <text:p>0.010474415831574</text:p>
          </table:table-cell>
        </table:table-row>
        <table:table-row table:style-name="ro1">
          <table:table-cell office:value-type="float" office:value="0" calcext:value-type="float">
            <text:p>0</text:p>
          </table:table-cell>
          <table:table-cell office:value-type="float" office:value="0.754361161381213" calcext:value-type="float">
            <text:p>0.754361161381213</text:p>
          </table:table-cell>
          <table:table-cell office:value-type="float" office:value="0.00864250979513629" calcext:value-type="float">
            <text:p>0.008642509795136</text:p>
          </table:table-cell>
        </table:table-row>
        <table:table-row table:style-name="ro1">
          <table:table-cell office:value-type="float" office:value="0" calcext:value-type="float">
            <text:p>0</text:p>
          </table:table-cell>
          <table:table-cell office:value-type="float" office:value="0.753118185935023" calcext:value-type="float">
            <text:p>0.753118185935023</text:p>
          </table:table-cell>
          <table:table-cell office:value-type="float" office:value="0.0125385377544443" calcext:value-type="float">
            <text:p>0.012538537754444</text:p>
          </table:table-cell>
        </table:table-row>
        <table:table-row table:style-name="ro1">
          <table:table-cell office:value-type="float" office:value="0" calcext:value-type="float">
            <text:p>0</text:p>
          </table:table-cell>
          <table:table-cell office:value-type="float" office:value="0.754130700844063" calcext:value-type="float">
            <text:p>0.754130700844063</text:p>
          </table:table-cell>
          <table:table-cell office:value-type="float" office:value="0.0128663070959894" calcext:value-type="float">
            <text:p>0.012866307095989</text:p>
          </table:table-cell>
        </table:table-row>
        <table:table-row table:style-name="ro1">
          <table:table-cell office:value-type="float" office:value="0" calcext:value-type="float">
            <text:p>0</text:p>
          </table:table-cell>
          <table:table-cell office:value-type="float" office:value="0.75920487495412" calcext:value-type="float">
            <text:p>0.75920487495412</text:p>
          </table:table-cell>
          <table:table-cell office:value-type="float" office:value="0.0101133084312729" calcext:value-type="float">
            <text:p>0.010113308431273</text:p>
          </table:table-cell>
        </table:table-row>
        <table:table-row table:style-name="ro1">
          <table:table-cell office:value-type="float" office:value="0" calcext:value-type="float">
            <text:p>0</text:p>
          </table:table-cell>
          <table:table-cell office:value-type="float" office:value="0.757623283098479" calcext:value-type="float">
            <text:p>0.757623283098479</text:p>
          </table:table-cell>
          <table:table-cell office:value-type="float" office:value="0.0120958064045351" calcext:value-type="float">
            <text:p>0.012095806404535</text:p>
          </table:table-cell>
        </table:table-row>
        <table:table-row table:style-name="ro1">
          <table:table-cell office:value-type="float" office:value="0" calcext:value-type="float">
            <text:p>0</text:p>
          </table:table-cell>
          <table:table-cell office:value-type="float" office:value="0.759432577161177" calcext:value-type="float">
            <text:p>0.759432577161177</text:p>
          </table:table-cell>
          <table:table-cell office:value-type="float" office:value="0.0103934943608907" calcext:value-type="float">
            <text:p>0.010393494360891</text:p>
          </table:table-cell>
        </table:table-row>
        <table:table-row table:style-name="ro1">
          <table:table-cell office:value-type="float" office:value="0" calcext:value-type="float">
            <text:p>0</text:p>
          </table:table-cell>
          <table:table-cell office:value-type="float" office:value="0.75909506275084" calcext:value-type="float">
            <text:p>0.75909506275084</text:p>
          </table:table-cell>
          <table:table-cell office:value-type="float" office:value="0.0125659992697519" calcext:value-type="float">
            <text:p>0.012565999269752</text:p>
          </table:table-cell>
        </table:table-row>
        <table:table-row table:style-name="ro1">
          <table:table-cell office:value-type="float" office:value="0" calcext:value-type="float">
            <text:p>0</text:p>
          </table:table-cell>
          <table:table-cell office:value-type="float" office:value="0.758840359231051" calcext:value-type="float">
            <text:p>0.758840359231051</text:p>
          </table:table-cell>
          <table:table-cell office:value-type="float" office:value="0.0119158611330123" calcext:value-type="float">
            <text:p>0.011915861133012</text:p>
          </table:table-cell>
        </table:table-row>
        <table:table-row table:style-name="ro1">
          <table:table-cell office:value-type="float" office:value="0" calcext:value-type="float">
            <text:p>0</text:p>
          </table:table-cell>
          <table:table-cell office:value-type="float" office:value="0.75795768738182" calcext:value-type="float">
            <text:p>0.75795768738182</text:p>
          </table:table-cell>
          <table:table-cell office:value-type="float" office:value="0.0139965333897977" calcext:value-type="float">
            <text:p>0.013996533389798</text:p>
          </table:table-cell>
        </table:table-row>
        <table:table-row table:style-name="ro1">
          <table:table-cell office:value-type="float" office:value="0" calcext:value-type="float">
            <text:p>0</text:p>
          </table:table-cell>
          <table:table-cell office:value-type="float" office:value="0.758537500573374" calcext:value-type="float">
            <text:p>0.758537500573374</text:p>
          </table:table-cell>
          <table:table-cell office:value-type="float" office:value="0.0133957066447549" calcext:value-type="float">
            <text:p>0.013395706644755</text:p>
          </table:table-cell>
        </table:table-row>
        <table:table-row table:style-name="ro1">
          <table:table-cell office:value-type="float" office:value="0" calcext:value-type="float">
            <text:p>0</text:p>
          </table:table-cell>
          <table:table-cell office:value-type="float" office:value="0.759965961147319" calcext:value-type="float">
            <text:p>0.759965961147319</text:p>
          </table:table-cell>
          <table:table-cell office:value-type="float" office:value="0.0111631713545471" calcext:value-type="float">
            <text:p>0.011163171354547</text:p>
          </table:table-cell>
        </table:table-row>
        <table:table-row table:style-name="ro1">
          <table:table-cell office:value-type="float" office:value="0" calcext:value-type="float">
            <text:p>0</text:p>
          </table:table-cell>
          <table:table-cell office:value-type="float" office:value="0.759262088862172" calcext:value-type="float">
            <text:p>0.759262088862172</text:p>
          </table:table-cell>
          <table:table-cell office:value-type="float" office:value="0.0133826256229368" calcext:value-type="float">
            <text:p>0.013382625622937</text:p>
          </table:table-cell>
        </table:table-row>
        <table:table-row table:style-name="ro1">
          <table:table-cell office:value-type="float" office:value="0" calcext:value-type="float">
            <text:p>0</text:p>
          </table:table-cell>
          <table:table-cell office:value-type="float" office:value="0.759707092683376" calcext:value-type="float">
            <text:p>0.759707092683376</text:p>
          </table:table-cell>
          <table:table-cell office:value-type="float" office:value="0.0130027274151752" calcext:value-type="float">
            <text:p>0.013002727415175</text:p>
          </table:table-cell>
        </table:table-row>
        <table:table-row table:style-name="ro1">
          <table:table-cell office:value-type="float" office:value="0" calcext:value-type="float">
            <text:p>0</text:p>
          </table:table-cell>
          <table:table-cell office:value-type="float" office:value="0.760198940885524" calcext:value-type="float">
            <text:p>0.760198940885524</text:p>
          </table:table-cell>
          <table:table-cell office:value-type="float" office:value="0.0138092922088405" calcext:value-type="float">
            <text:p>0.013809292208841</text:p>
          </table:table-cell>
        </table:table-row>
        <table:table-row table:style-name="ro1">
          <table:table-cell office:value-type="float" office:value="0" calcext:value-type="float">
            <text:p>0</text:p>
          </table:table-cell>
          <table:table-cell office:value-type="float" office:value="0.760918851055273" calcext:value-type="float">
            <text:p>0.760918851055273</text:p>
          </table:table-cell>
          <table:table-cell office:value-type="float" office:value="0.0122401936440155" calcext:value-type="float">
            <text:p>0.012240193644016</text:p>
          </table:table-cell>
        </table:table-row>
        <table:table-row table:style-name="ro1">
          <table:table-cell office:value-type="float" office:value="0" calcext:value-type="float">
            <text:p>0</text:p>
          </table:table-cell>
          <table:table-cell office:value-type="float" office:value="0.761507833206757" calcext:value-type="float">
            <text:p>0.761507833206757</text:p>
          </table:table-cell>
          <table:table-cell office:value-type="float" office:value="0.0117384944903973" calcext:value-type="float">
            <text:p>0.011738494490397</text:p>
          </table:table-cell>
        </table:table-row>
        <table:table-row table:style-name="ro1">
          <table:table-cell office:value-type="float" office:value="0" calcext:value-type="float">
            <text:p>0</text:p>
          </table:table-cell>
          <table:table-cell office:value-type="float" office:value="0.762137480105648" calcext:value-type="float">
            <text:p>0.762137480105648</text:p>
          </table:table-cell>
          <table:table-cell office:value-type="float" office:value="0.0114552983454143" calcext:value-type="float">
            <text:p>0.011455298345414</text:p>
          </table:table-cell>
        </table:table-row>
        <table:table-row table:style-name="ro1">
          <table:table-cell office:value-type="float" office:value="0" calcext:value-type="float">
            <text:p>0</text:p>
          </table:table-cell>
          <table:table-cell office:value-type="float" office:value="0.758973292005444" calcext:value-type="float">
            <text:p>0.758973292005444</text:p>
          </table:table-cell>
          <table:table-cell office:value-type="float" office:value="0.0155597161965472" calcext:value-type="float">
            <text:p>0.015559716196547</text:p>
          </table:table-cell>
        </table:table-row>
        <table:table-row table:style-name="ro1">
          <table:table-cell office:value-type="float" office:value="0" calcext:value-type="float">
            <text:p>0</text:p>
          </table:table-cell>
          <table:table-cell office:value-type="float" office:value="0.761009822957917" calcext:value-type="float">
            <text:p>0.761009822957917</text:p>
          </table:table-cell>
          <table:table-cell office:value-type="float" office:value="0.0124232799217849" calcext:value-type="float">
            <text:p>0.012423279921785</text:p>
          </table:table-cell>
        </table:table-row>
        <table:table-row table:style-name="ro1">
          <table:table-cell office:value-type="float" office:value="0" calcext:value-type="float">
            <text:p>0</text:p>
          </table:table-cell>
          <table:table-cell office:value-type="float" office:value="0.760845058271649" calcext:value-type="float">
            <text:p>0.760845058271649</text:p>
          </table:table-cell>
          <table:table-cell office:value-type="float" office:value="0.012765175921942" calcext:value-type="float">
            <text:p>0.012765175921942</text:p>
          </table:table-cell>
        </table:table-row>
        <table:table-row table:style-name="ro1">
          <table:table-cell office:value-type="float" office:value="0" calcext:value-type="float">
            <text:p>0</text:p>
          </table:table-cell>
          <table:table-cell office:value-type="float" office:value="0.761523204002692" calcext:value-type="float">
            <text:p>0.761523204002692</text:p>
          </table:table-cell>
          <table:table-cell office:value-type="float" office:value="0.0117830388298999" calcext:value-type="float">
            <text:p>0.0117830388299</text:p>
          </table:table-cell>
        </table:table-row>
        <table:table-row table:style-name="ro1">
          <table:table-cell office:value-type="float" office:value="0" calcext:value-type="float">
            <text:p>0</text:p>
          </table:table-cell>
          <table:table-cell office:value-type="float" office:value="0.761669131026431" calcext:value-type="float">
            <text:p>0.761669131026431</text:p>
          </table:table-cell>
          <table:table-cell office:value-type="float" office:value="0.0128017149514758" calcext:value-type="float">
            <text:p>0.012801714951476</text:p>
          </table:table-cell>
        </table:table-row>
        <table:table-row table:style-name="ro1">
          <table:table-cell office:value-type="float" office:value="0" calcext:value-type="float">
            <text:p>0</text:p>
          </table:table-cell>
          <table:table-cell office:value-type="float" office:value="0.759323447092017" calcext:value-type="float">
            <text:p>0.759323447092017</text:p>
          </table:table-cell>
          <table:table-cell office:value-type="float" office:value="0.0139915468953563" calcext:value-type="float">
            <text:p>0.013991546895356</text:p>
          </table:table-cell>
        </table:table-row>
        <table:table-row table:style-name="ro1">
          <table:table-cell office:value-type="float" office:value="0" calcext:value-type="float">
            <text:p>0</text:p>
          </table:table-cell>
          <table:table-cell office:value-type="float" office:value="0.760737379997049" calcext:value-type="float">
            <text:p>0.760737379997049</text:p>
          </table:table-cell>
          <table:table-cell office:value-type="float" office:value="0.0126108900539558" calcext:value-type="float">
            <text:p>0.012610890053956</text:p>
          </table:table-cell>
        </table:table-row>
        <table:table-row table:style-name="ro1">
          <table:table-cell office:value-type="float" office:value="0" calcext:value-type="float">
            <text:p>0</text:p>
          </table:table-cell>
          <table:table-cell office:value-type="float" office:value="0.759439980810244" calcext:value-type="float">
            <text:p>0.759439980810244</text:p>
          </table:table-cell>
          <table:table-cell office:value-type="float" office:value="0.0132861901126221" calcext:value-type="float">
            <text:p>0.013286190112622</text:p>
          </table:table-cell>
        </table:table-row>
        <table:table-row table:style-name="ro1">
          <table:table-cell office:value-type="float" office:value="0" calcext:value-type="float">
            <text:p>0</text:p>
          </table:table-cell>
          <table:table-cell office:value-type="float" office:value="0.762655220087074" calcext:value-type="float">
            <text:p>0.762655220087074</text:p>
          </table:table-cell>
          <table:table-cell office:value-type="float" office:value="0.0114808479039568" calcext:value-type="float">
            <text:p>0.011480847903957</text:p>
          </table:table-cell>
        </table:table-row>
        <table:table-row table:style-name="ro1">
          <table:table-cell office:value-type="float" office:value="0" calcext:value-type="float">
            <text:p>0</text:p>
          </table:table-cell>
          <table:table-cell office:value-type="float" office:value="0.75920779437963" calcext:value-type="float">
            <text:p>0.75920779437963</text:p>
          </table:table-cell>
          <table:table-cell office:value-type="float" office:value="0.0147158399939025" calcext:value-type="float">
            <text:p>0.014715839993903</text:p>
          </table:table-cell>
        </table:table-row>
        <table:table-row table:style-name="ro1">
          <table:table-cell office:value-type="float" office:value="0" calcext:value-type="float">
            <text:p>0</text:p>
          </table:table-cell>
          <table:table-cell office:value-type="float" office:value="0.759458130355034" calcext:value-type="float">
            <text:p>0.759458130355034</text:p>
          </table:table-cell>
          <table:table-cell office:value-type="float" office:value="0.0133305461075081" calcext:value-type="float">
            <text:p>0.013330546107508</text:p>
          </table:table-cell>
        </table:table-row>
        <table:table-row table:style-name="ro1">
          <table:table-cell office:value-type="float" office:value="0" calcext:value-type="float">
            <text:p>0</text:p>
          </table:table-cell>
          <table:table-cell office:value-type="float" office:value="0.761262659652348" calcext:value-type="float">
            <text:p>0.761262659652348</text:p>
          </table:table-cell>
          <table:table-cell office:value-type="float" office:value="0.012708308601771" calcext:value-type="float">
            <text:p>0.012708308601771</text:p>
          </table:table-cell>
        </table:table-row>
        <table:table-row table:style-name="ro1">
          <table:table-cell office:value-type="float" office:value="0" calcext:value-type="float">
            <text:p>0</text:p>
          </table:table-cell>
          <table:table-cell office:value-type="float" office:value="0.760061106388913" calcext:value-type="float">
            <text:p>0.760061106388913</text:p>
          </table:table-cell>
          <table:table-cell office:value-type="float" office:value="0.015507002044433" calcext:value-type="float">
            <text:p>0.015507002044433</text:p>
          </table:table-cell>
        </table:table-row>
        <table:table-row table:style-name="ro1">
          <table:table-cell office:value-type="float" office:value="0" calcext:value-type="float">
            <text:p>0</text:p>
          </table:table-cell>
          <table:table-cell office:value-type="float" office:value="0.761786434517645" calcext:value-type="float">
            <text:p>0.761786434517645</text:p>
          </table:table-cell>
          <table:table-cell office:value-type="float" office:value="0.0140497290812129" calcext:value-type="float">
            <text:p>0.014049729081213</text:p>
          </table:table-cell>
        </table:table-row>
        <table:table-row table:style-name="ro1">
          <table:table-cell office:value-type="float" office:value="0" calcext:value-type="float">
            <text:p>0</text:p>
          </table:table-cell>
          <table:table-cell office:value-type="float" office:value="0.760054339049019" calcext:value-type="float">
            <text:p>0.760054339049019</text:p>
          </table:table-cell>
          <table:table-cell office:value-type="float" office:value="0.013226208258456" calcext:value-type="float">
            <text:p>0.013226208258456</text:p>
          </table:table-cell>
        </table:table-row>
        <table:table-row table:style-name="ro1">
          <table:table-cell office:value-type="float" office:value="0" calcext:value-type="float">
            <text:p>0</text:p>
          </table:table-cell>
          <table:table-cell office:value-type="float" office:value="0.759482060761186" calcext:value-type="float">
            <text:p>0.759482060761186</text:p>
          </table:table-cell>
          <table:table-cell office:value-type="float" office:value="0.0153934305248946" calcext:value-type="float">
            <text:p>0.015393430524895</text:p>
          </table:table-cell>
        </table:table-row>
        <table:table-row table:style-name="ro1">
          <table:table-cell office:value-type="float" office:value="0" calcext:value-type="float">
            <text:p>0</text:p>
          </table:table-cell>
          <table:table-cell office:value-type="float" office:value="0.761263398384199" calcext:value-type="float">
            <text:p>0.761263398384199</text:p>
          </table:table-cell>
          <table:table-cell office:value-type="float" office:value="0.015240844322957" calcext:value-type="float">
            <text:p>0.015240844322957</text:p>
          </table:table-cell>
        </table:table-row>
        <table:table-row table:style-name="ro1">
          <table:table-cell office:value-type="float" office:value="0" calcext:value-type="float">
            <text:p>0</text:p>
          </table:table-cell>
          <table:table-cell office:value-type="float" office:value="0.757997381962203" calcext:value-type="float">
            <text:p>0.757997381962203</text:p>
          </table:table-cell>
          <table:table-cell office:value-type="float" office:value="0.0163235144974806" calcext:value-type="float">
            <text:p>0.016323514497481</text:p>
          </table:table-cell>
        </table:table-row>
        <table:table-row table:style-name="ro1">
          <table:table-cell office:value-type="float" office:value="0" calcext:value-type="float">
            <text:p>0</text:p>
          </table:table-cell>
          <table:table-cell office:value-type="float" office:value="0.762109952735206" calcext:value-type="float">
            <text:p>0.762109952735206</text:p>
          </table:table-cell>
          <table:table-cell office:value-type="float" office:value="0.0137993968684629" calcext:value-type="float">
            <text:p>0.013799396868463</text:p>
          </table:table-cell>
        </table:table-row>
        <table:table-row table:style-name="ro1">
          <table:table-cell office:value-type="float" office:value="0" calcext:value-type="float">
            <text:p>0</text:p>
          </table:table-cell>
          <table:table-cell office:value-type="float" office:value="0.762137728302613" calcext:value-type="float">
            <text:p>0.762137728302613</text:p>
          </table:table-cell>
          <table:table-cell office:value-type="float" office:value="0.0137180585499158" calcext:value-type="float">
            <text:p>0.013718058549916</text:p>
          </table:table-cell>
        </table:table-row>
        <table:table-row table:style-name="ro1">
          <table:table-cell office:value-type="float" office:value="0" calcext:value-type="float">
            <text:p>0</text:p>
          </table:table-cell>
          <table:table-cell office:value-type="float" office:value="0.759876636280263" calcext:value-type="float">
            <text:p>0.759876636280263</text:p>
          </table:table-cell>
          <table:table-cell office:value-type="float" office:value="0.0142073307925647" calcext:value-type="float">
            <text:p>0.014207330792565</text:p>
          </table:table-cell>
        </table:table-row>
        <table:table-row table:style-name="ro1">
          <table:table-cell office:value-type="float" office:value="0" calcext:value-type="float">
            <text:p>0</text:p>
          </table:table-cell>
          <table:table-cell office:value-type="float" office:value="0.762582224711942" calcext:value-type="float">
            <text:p>0.762582224711942</text:p>
          </table:table-cell>
          <table:table-cell office:value-type="float" office:value="0.0145082432192092" calcext:value-type="float">
            <text:p>0.014508243219209</text:p>
          </table:table-cell>
        </table:table-row>
        <table:table-row table:style-name="ro1">
          <table:table-cell office:value-type="float" office:value="0" calcext:value-type="float">
            <text:p>0</text:p>
          </table:table-cell>
          <table:table-cell office:value-type="float" office:value="0.761765477028269" calcext:value-type="float">
            <text:p>0.761765477028269</text:p>
          </table:table-cell>
          <table:table-cell office:value-type="float" office:value="0.0136534574968657" calcext:value-type="float">
            <text:p>0.013653457496866</text:p>
          </table:table-cell>
        </table:table-row>
        <table:table-row table:style-name="ro1">
          <table:table-cell office:value-type="float" office:value="0" calcext:value-type="float">
            <text:p>0</text:p>
          </table:table-cell>
          <table:table-cell office:value-type="float" office:value="0.759581745695619" calcext:value-type="float">
            <text:p>0.759581745695619</text:p>
          </table:table-cell>
          <table:table-cell office:value-type="float" office:value="0.0159334504002455" calcext:value-type="float">
            <text:p>0.015933450400246</text:p>
          </table:table-cell>
        </table:table-row>
        <table:table-row table:style-name="ro1">
          <table:table-cell office:value-type="float" office:value="0" calcext:value-type="float">
            <text:p>0</text:p>
          </table:table-cell>
          <table:table-cell office:value-type="float" office:value="0.761794715140445" calcext:value-type="float">
            <text:p>0.761794715140445</text:p>
          </table:table-cell>
          <table:table-cell office:value-type="float" office:value="0.0137567050217447" calcext:value-type="float">
            <text:p>0.013756705021745</text:p>
          </table:table-cell>
        </table:table-row>
        <table:table-row table:style-name="ro1">
          <table:table-cell office:value-type="float" office:value="0" calcext:value-type="float">
            <text:p>0</text:p>
          </table:table-cell>
          <table:table-cell office:value-type="float" office:value="0.758304903193348" calcext:value-type="float">
            <text:p>0.758304903193348</text:p>
          </table:table-cell>
          <table:table-cell office:value-type="float" office:value="0.0154784341732254" calcext:value-type="float">
            <text:p>0.015478434173226</text:p>
          </table:table-cell>
        </table:table-row>
        <table:table-row table:style-name="ro1">
          <table:table-cell office:value-type="float" office:value="0" calcext:value-type="float">
            <text:p>0</text:p>
          </table:table-cell>
          <table:table-cell office:value-type="float" office:value="0.761637187211158" calcext:value-type="float">
            <text:p>0.761637187211158</text:p>
          </table:table-cell>
          <table:table-cell office:value-type="float" office:value="0.0142578814603537" calcext:value-type="float">
            <text:p>0.014257881460354</text:p>
          </table:table-cell>
        </table:table-row>
        <table:table-row table:style-name="ro1">
          <table:table-cell office:value-type="float" office:value="0" calcext:value-type="float">
            <text:p>0</text:p>
          </table:table-cell>
          <table:table-cell office:value-type="float" office:value="0.763913839446402" calcext:value-type="float">
            <text:p>0.763913839446402</text:p>
          </table:table-cell>
          <table:table-cell office:value-type="float" office:value="0.0146182807904949" calcext:value-type="float">
            <text:p>0.014618280790495</text:p>
          </table:table-cell>
        </table:table-row>
        <table:table-row table:style-name="ro1">
          <table:table-cell office:value-type="float" office:value="0" calcext:value-type="float">
            <text:p>0</text:p>
          </table:table-cell>
          <table:table-cell office:value-type="float" office:value="0.759185285262748" calcext:value-type="float">
            <text:p>0.759185285262748</text:p>
          </table:table-cell>
          <table:table-cell office:value-type="float" office:value="0.0153829860432205" calcext:value-type="float">
            <text:p>0.015382986043221</text:p>
          </table:table-cell>
        </table:table-row>
        <table:table-row table:style-name="ro1">
          <table:table-cell office:value-type="float" office:value="0" calcext:value-type="float">
            <text:p>0</text:p>
          </table:table-cell>
          <table:table-cell office:value-type="float" office:value="0.760683580548538" calcext:value-type="float">
            <text:p>0.760683580548538</text:p>
          </table:table-cell>
          <table:table-cell office:value-type="float" office:value="0.0152182131479395" calcext:value-type="float">
            <text:p>0.01521821314794</text:p>
          </table:table-cell>
        </table:table-row>
        <table:table-row table:style-name="ro1">
          <table:table-cell office:value-type="float" office:value="0" calcext:value-type="float">
            <text:p>0</text:p>
          </table:table-cell>
          <table:table-cell office:value-type="float" office:value="0.763472425425238" calcext:value-type="float">
            <text:p>0.763472425425238</text:p>
          </table:table-cell>
          <table:table-cell office:value-type="float" office:value="0.0137815908423687" calcext:value-type="float">
            <text:p>0.013781590842369</text:p>
          </table:table-cell>
        </table:table-row>
        <table:table-row table:style-name="ro1">
          <table:table-cell office:value-type="float" office:value="0" calcext:value-type="float">
            <text:p>0</text:p>
          </table:table-cell>
          <table:table-cell office:value-type="float" office:value="0.758906011915752" calcext:value-type="float">
            <text:p>0.758906011915752</text:p>
          </table:table-cell>
          <table:table-cell office:value-type="float" office:value="0.0158054434205196" calcext:value-type="float">
            <text:p>0.01580544342052</text:p>
          </table:table-cell>
        </table:table-row>
        <table:table-row table:style-name="ro1">
          <table:table-cell office:value-type="float" office:value="0" calcext:value-type="float">
            <text:p>0</text:p>
          </table:table-cell>
          <table:table-cell office:value-type="float" office:value="0.763158439158089" calcext:value-type="float">
            <text:p>0.763158439158089</text:p>
          </table:table-cell>
          <table:table-cell office:value-type="float" office:value="0.0149251132185216" calcext:value-type="float">
            <text:p>0.014925113218522</text:p>
          </table:table-cell>
        </table:table-row>
        <table:table-row table:style-name="ro1">
          <table:table-cell office:value-type="float" office:value="0" calcext:value-type="float">
            <text:p>0</text:p>
          </table:table-cell>
          <table:table-cell office:value-type="float" office:value="0.761677214767755" calcext:value-type="float">
            <text:p>0.761677214767755</text:p>
          </table:table-cell>
          <table:table-cell office:value-type="float" office:value="0.0154518364837374" calcext:value-type="float">
            <text:p>0.015451836483737</text:p>
          </table:table-cell>
        </table:table-row>
        <table:table-row table:style-name="ro1">
          <table:table-cell office:value-type="float" office:value="0" calcext:value-type="float">
            <text:p>0</text:p>
          </table:table-cell>
          <table:table-cell office:value-type="float" office:value="0.76152224978035" calcext:value-type="float">
            <text:p>0.76152224978035</text:p>
          </table:table-cell>
          <table:table-cell office:value-type="float" office:value="0.015313788228865" calcext:value-type="float">
            <text:p>0.015313788228865</text:p>
          </table:table-cell>
        </table:table-row>
        <table:table-row table:style-name="ro1">
          <table:table-cell office:value-type="float" office:value="0" calcext:value-type="float">
            <text:p>0</text:p>
          </table:table-cell>
          <table:table-cell office:value-type="float" office:value="0.761715712947137" calcext:value-type="float">
            <text:p>0.761715712947137</text:p>
          </table:table-cell>
          <table:table-cell office:value-type="float" office:value="0.0155936176297103" calcext:value-type="float">
            <text:p>0.01559361762971</text:p>
          </table:table-cell>
        </table:table-row>
        <table:table-row table:style-name="ro1">
          <table:table-cell office:value-type="float" office:value="0" calcext:value-type="float">
            <text:p>0</text:p>
          </table:table-cell>
          <table:table-cell office:value-type="float" office:value="0.764044422992997" calcext:value-type="float">
            <text:p>0.764044422992997</text:p>
          </table:table-cell>
          <table:table-cell office:value-type="float" office:value="0.0133971626065288" calcext:value-type="float">
            <text:p>0.013397162606529</text:p>
          </table:table-cell>
        </table:table-row>
        <table:table-row table:style-name="ro1">
          <table:table-cell office:value-type="float" office:value="0" calcext:value-type="float">
            <text:p>0</text:p>
          </table:table-cell>
          <table:table-cell office:value-type="float" office:value="0.762766242145111" calcext:value-type="float">
            <text:p>0.762766242145111</text:p>
          </table:table-cell>
          <table:table-cell office:value-type="float" office:value="0.0150875488093888" calcext:value-type="float">
            <text:p>0.015087548809389</text:p>
          </table:table-cell>
        </table:table-row>
        <table:table-row table:style-name="ro1">
          <table:table-cell office:value-type="float" office:value="0" calcext:value-type="float">
            <text:p>0</text:p>
          </table:table-cell>
          <table:table-cell office:value-type="float" office:value="0.762860391547658" calcext:value-type="float">
            <text:p>0.762860391547658</text:p>
          </table:table-cell>
          <table:table-cell office:value-type="float" office:value="0.0146755587964111" calcext:value-type="float">
            <text:p>0.014675558796411</text:p>
          </table:table-cell>
        </table:table-row>
        <table:table-row table:style-name="ro1">
          <table:table-cell office:value-type="float" office:value="0" calcext:value-type="float">
            <text:p>0</text:p>
          </table:table-cell>
          <table:table-cell office:value-type="float" office:value="0.762603124024401" calcext:value-type="float">
            <text:p>0.762603124024401</text:p>
          </table:table-cell>
          <table:table-cell office:value-type="float" office:value="0.0157806417279297" calcext:value-type="float">
            <text:p>0.01578064172793</text:p>
          </table:table-cell>
        </table:table-row>
        <table:table-row table:style-name="ro1">
          <table:table-cell office:value-type="float" office:value="0" calcext:value-type="float">
            <text:p>0</text:p>
          </table:table-cell>
          <table:table-cell office:value-type="float" office:value="0.76119818526873" calcext:value-type="float">
            <text:p>0.76119818526873</text:p>
          </table:table-cell>
          <table:table-cell office:value-type="float" office:value="0.0155243606952756" calcext:value-type="float">
            <text:p>0.015524360695276</text:p>
          </table:table-cell>
        </table:table-row>
        <table:table-row table:style-name="ro1">
          <table:table-cell office:value-type="float" office:value="0" calcext:value-type="float">
            <text:p>0</text:p>
          </table:table-cell>
          <table:table-cell office:value-type="float" office:value="0.760184362603549" calcext:value-type="float">
            <text:p>0.760184362603549</text:p>
          </table:table-cell>
          <table:table-cell office:value-type="float" office:value="0.0161424144543921" calcext:value-type="float">
            <text:p>0.016142414454392</text:p>
          </table:table-cell>
        </table:table-row>
        <table:table-row table:style-name="ro1">
          <table:table-cell office:value-type="float" office:value="0" calcext:value-type="float">
            <text:p>0</text:p>
          </table:table-cell>
          <table:table-cell office:value-type="float" office:value="0.763376065368504" calcext:value-type="float">
            <text:p>0.763376065368504</text:p>
          </table:table-cell>
          <table:table-cell office:value-type="float" office:value="0.0151951087869094" calcext:value-type="float">
            <text:p>0.015195108786909</text:p>
          </table:table-cell>
        </table:table-row>
        <table:table-row table:style-name="ro1">
          <table:table-cell office:value-type="float" office:value="0" calcext:value-type="float">
            <text:p>0</text:p>
          </table:table-cell>
          <table:table-cell office:value-type="float" office:value="0.761910863554759" calcext:value-type="float">
            <text:p>0.761910863554759</text:p>
          </table:table-cell>
          <table:table-cell office:value-type="float" office:value="0.0152355561831955" calcext:value-type="float">
            <text:p>0.015235556183196</text:p>
          </table:table-cell>
        </table:table-row>
        <table:table-row table:style-name="ro1">
          <table:table-cell office:value-type="float" office:value="0" calcext:value-type="float">
            <text:p>0</text:p>
          </table:table-cell>
          <table:table-cell office:value-type="float" office:value="0.763126799668823" calcext:value-type="float">
            <text:p>0.763126799668823</text:p>
          </table:table-cell>
          <table:table-cell office:value-type="float" office:value="0.0152011551231681" calcext:value-type="float">
            <text:p>0.015201155123168</text:p>
          </table:table-cell>
        </table:table-row>
        <table:table-row table:style-name="ro1">
          <table:table-cell office:value-type="float" office:value="0" calcext:value-type="float">
            <text:p>0</text:p>
          </table:table-cell>
          <table:table-cell office:value-type="float" office:value="0.76265943945742" calcext:value-type="float">
            <text:p>0.76265943945742</text:p>
          </table:table-cell>
          <table:table-cell office:value-type="float" office:value="0.0132924980895024" calcext:value-type="float">
            <text:p>0.013292498089502</text:p>
          </table:table-cell>
        </table:table-row>
        <table:table-row table:style-name="ro1">
          <table:table-cell office:value-type="float" office:value="0" calcext:value-type="float">
            <text:p>0</text:p>
          </table:table-cell>
          <table:table-cell office:value-type="float" office:value="0.760438305669058" calcext:value-type="float">
            <text:p>0.760438305669058</text:p>
          </table:table-cell>
          <table:table-cell office:value-type="float" office:value="0.0168442612244212" calcext:value-type="float">
            <text:p>0.016844261224421</text:p>
          </table:table-cell>
        </table:table-row>
        <table:table-row table:style-name="ro1">
          <table:table-cell office:value-type="float" office:value="0" calcext:value-type="float">
            <text:p>0</text:p>
          </table:table-cell>
          <table:table-cell office:value-type="float" office:value="0.763794976029511" calcext:value-type="float">
            <text:p>0.763794976029511</text:p>
          </table:table-cell>
          <table:table-cell office:value-type="float" office:value="0.0143203947113809" calcext:value-type="float">
            <text:p>0.014320394711381</text:p>
          </table:table-cell>
        </table:table-row>
        <table:table-row table:style-name="ro1">
          <table:table-cell office:value-type="float" office:value="0" calcext:value-type="float">
            <text:p>0</text:p>
          </table:table-cell>
          <table:table-cell office:value-type="float" office:value="0.758746596197299" calcext:value-type="float">
            <text:p>0.758746596197299</text:p>
          </table:table-cell>
          <table:table-cell office:value-type="float" office:value="0.0165367662503355" calcext:value-type="float">
            <text:p>0.016536766250336</text:p>
          </table:table-cell>
        </table:table-row>
        <table:table-row table:style-name="ro1">
          <table:table-cell office:value-type="float" office:value="0" calcext:value-type="float">
            <text:p>0</text:p>
          </table:table-cell>
          <table:table-cell office:value-type="float" office:value="0.762292004803122" calcext:value-type="float">
            <text:p>0.762292004803122</text:p>
          </table:table-cell>
          <table:table-cell office:value-type="float" office:value="0.0162288105081149" calcext:value-type="float">
            <text:p>0.016228810508115</text:p>
          </table:table-cell>
        </table:table-row>
        <table:table-row table:style-name="ro1">
          <table:table-cell office:value-type="float" office:value="0" calcext:value-type="float">
            <text:p>0</text:p>
          </table:table-cell>
          <table:table-cell office:value-type="float" office:value="0.760926203096184" calcext:value-type="float">
            <text:p>0.760926203096184</text:p>
          </table:table-cell>
          <table:table-cell office:value-type="float" office:value="0.0171408135584498" calcext:value-type="float">
            <text:p>0.01714081355845</text:p>
          </table:table-cell>
        </table:table-row>
        <table:table-row table:style-name="ro1">
          <table:table-cell office:value-type="float" office:value="0" calcext:value-type="float">
            <text:p>0</text:p>
          </table:table-cell>
          <table:table-cell office:value-type="float" office:value="0.763127503053224" calcext:value-type="float">
            <text:p>0.763127503053224</text:p>
          </table:table-cell>
          <table:table-cell office:value-type="float" office:value="0.0158799738551241" calcext:value-type="float">
            <text:p>0.015879973855124</text:p>
          </table:table-cell>
        </table:table-row>
        <table:table-row table:style-name="ro1">
          <table:table-cell office:value-type="float" office:value="0" calcext:value-type="float">
            <text:p>0</text:p>
          </table:table-cell>
          <table:table-cell office:value-type="float" office:value="0.763673725698581" calcext:value-type="float">
            <text:p>0.763673725698581</text:p>
          </table:table-cell>
          <table:table-cell office:value-type="float" office:value="0.0160813831207869" calcext:value-type="float">
            <text:p>0.016081383120787</text:p>
          </table:table-cell>
        </table:table-row>
        <table:table-row table:style-name="ro1">
          <table:table-cell office:value-type="float" office:value="0" calcext:value-type="float">
            <text:p>0</text:p>
          </table:table-cell>
          <table:table-cell office:value-type="float" office:value="0.761556189647899" calcext:value-type="float">
            <text:p>0.761556189647899</text:p>
          </table:table-cell>
          <table:table-cell office:value-type="float" office:value="0.0166560893123325" calcext:value-type="float">
            <text:p>0.016656089312333</text:p>
          </table:table-cell>
        </table:table-row>
        <table:table-row table:style-name="ro1">
          <table:table-cell office:value-type="float" office:value="0" calcext:value-type="float">
            <text:p>0</text:p>
          </table:table-cell>
          <table:table-cell office:value-type="float" office:value="0.762151808254808" calcext:value-type="float">
            <text:p>0.762151808254808</text:p>
          </table:table-cell>
          <table:table-cell office:value-type="float" office:value="0.0161236149802442" calcext:value-type="float">
            <text:p>0.016123614980244</text:p>
          </table:table-cell>
        </table:table-row>
        <table:table-row table:style-name="ro1">
          <table:table-cell office:value-type="float" office:value="0" calcext:value-type="float">
            <text:p>0</text:p>
          </table:table-cell>
          <table:table-cell office:value-type="float" office:value="0.763437485148283" calcext:value-type="float">
            <text:p>0.763437485148283</text:p>
          </table:table-cell>
          <table:table-cell office:value-type="float" office:value="0.0148211143432305" calcext:value-type="float">
            <text:p>0.014821114343231</text:p>
          </table:table-cell>
        </table:table-row>
        <table:table-row table:style-name="ro1">
          <table:table-cell office:value-type="float" office:value="0" calcext:value-type="float">
            <text:p>0</text:p>
          </table:table-cell>
          <table:table-cell office:value-type="float" office:value="0.766115580572931" calcext:value-type="float">
            <text:p>0.766115580572931</text:p>
          </table:table-cell>
          <table:table-cell office:value-type="float" office:value="0.0143499964833108" calcext:value-type="float">
            <text:p>0.014349996483311</text:p>
          </table:table-cell>
        </table:table-row>
        <table:table-row table:style-name="ro1">
          <table:table-cell office:value-type="float" office:value="0" calcext:value-type="float">
            <text:p>0</text:p>
          </table:table-cell>
          <table:table-cell office:value-type="float" office:value="0.762380311667843" calcext:value-type="float">
            <text:p>0.762380311667843</text:p>
          </table:table-cell>
          <table:table-cell office:value-type="float" office:value="0.01565211764446" calcext:value-type="float">
            <text:p>0.01565211764446</text:p>
          </table:table-cell>
        </table:table-row>
        <table:table-row table:style-name="ro1">
          <table:table-cell office:value-type="float" office:value="0" calcext:value-type="float">
            <text:p>0</text:p>
          </table:table-cell>
          <table:table-cell office:value-type="float" office:value="0.761314634163093" calcext:value-type="float">
            <text:p>0.761314634163093</text:p>
          </table:table-cell>
          <table:table-cell office:value-type="float" office:value="0.0163239397458622" calcext:value-type="float">
            <text:p>0.016323939745862</text:p>
          </table:table-cell>
        </table:table-row>
        <table:table-row table:style-name="ro1">
          <table:table-cell office:value-type="float" office:value="0" calcext:value-type="float">
            <text:p>0</text:p>
          </table:table-cell>
          <table:table-cell office:value-type="float" office:value="0.761017500402762" calcext:value-type="float">
            <text:p>0.761017500402762</text:p>
          </table:table-cell>
          <table:table-cell office:value-type="float" office:value="0.0171553257994593" calcext:value-type="float">
            <text:p>0.017155325799459</text:p>
          </table:table-cell>
        </table:table-row>
        <table:table-row table:style-name="ro1">
          <table:table-cell office:value-type="float" office:value="0" calcext:value-type="float">
            <text:p>0</text:p>
          </table:table-cell>
          <table:table-cell office:value-type="float" office:value="0.763040302329592" calcext:value-type="float">
            <text:p>0.763040302329592</text:p>
          </table:table-cell>
          <table:table-cell office:value-type="float" office:value="0.0164009444581814" calcext:value-type="float">
            <text:p>0.016400944458182</text:p>
          </table:table-cell>
        </table:table-row>
        <table:table-row table:style-name="ro1">
          <table:table-cell office:value-type="float" office:value="0" calcext:value-type="float">
            <text:p>0</text:p>
          </table:table-cell>
          <table:table-cell office:value-type="float" office:value="0.763228231346652" calcext:value-type="float">
            <text:p>0.763228231346652</text:p>
          </table:table-cell>
          <table:table-cell office:value-type="float" office:value="0.0166092323788648" calcext:value-type="float">
            <text:p>0.016609232378865</text:p>
          </table:table-cell>
        </table:table-row>
        <table:table-row table:style-name="ro1">
          <table:table-cell office:value-type="float" office:value="0" calcext:value-type="float">
            <text:p>0</text:p>
          </table:table-cell>
          <table:table-cell office:value-type="float" office:value="0.76327195830266" calcext:value-type="float">
            <text:p>0.76327195830266</text:p>
          </table:table-cell>
          <table:table-cell office:value-type="float" office:value="0.0174772330653143" calcext:value-type="float">
            <text:p>0.017477233065314</text:p>
          </table:table-cell>
        </table:table-row>
        <table:table-row table:style-name="ro1">
          <table:table-cell office:value-type="float" office:value="0" calcext:value-type="float">
            <text:p>0</text:p>
          </table:table-cell>
          <table:table-cell office:value-type="float" office:value="0.764512964830454" calcext:value-type="float">
            <text:p>0.764512964830454</text:p>
          </table:table-cell>
          <table:table-cell office:value-type="float" office:value="0.0149228556124945" calcext:value-type="float">
            <text:p>0.014922855612495</text:p>
          </table:table-cell>
        </table:table-row>
        <table:table-row table:style-name="ro1">
          <table:table-cell office:value-type="float" office:value="0" calcext:value-type="float">
            <text:p>0</text:p>
          </table:table-cell>
          <table:table-cell office:value-type="float" office:value="0.763732912556333" calcext:value-type="float">
            <text:p>0.763732912556333</text:p>
          </table:table-cell>
          <table:table-cell office:value-type="float" office:value="0.0159628834541321" calcext:value-type="float">
            <text:p>0.015962883454132</text:p>
          </table:table-cell>
        </table:table-row>
        <table:table-row table:style-name="ro1">
          <table:table-cell office:value-type="float" office:value="0" calcext:value-type="float">
            <text:p>0</text:p>
          </table:table-cell>
          <table:table-cell office:value-type="float" office:value="0.763624148507055" calcext:value-type="float">
            <text:p>0.763624148507055</text:p>
          </table:table-cell>
          <table:table-cell office:value-type="float" office:value="0.0162933984969824" calcext:value-type="float">
            <text:p>0.016293398496982</text:p>
          </table:table-cell>
        </table:table-row>
        <table:table-row table:style-name="ro1">
          <table:table-cell office:value-type="float" office:value="0" calcext:value-type="float">
            <text:p>0</text:p>
          </table:table-cell>
          <table:table-cell office:value-type="float" office:value="0.76056801394884" calcext:value-type="float">
            <text:p>0.76056801394884</text:p>
          </table:table-cell>
          <table:table-cell office:value-type="float" office:value="0.0181656035072708" calcext:value-type="float">
            <text:p>0.018165603507271</text:p>
          </table:table-cell>
        </table:table-row>
        <table:table-row table:style-name="ro1">
          <table:table-cell office:value-type="float" office:value="0" calcext:value-type="float">
            <text:p>0</text:p>
          </table:table-cell>
          <table:table-cell office:value-type="float" office:value="0.76661214430991" calcext:value-type="float">
            <text:p>0.76661214430991</text:p>
          </table:table-cell>
          <table:table-cell office:value-type="float" office:value="0.0153445171353303" calcext:value-type="float">
            <text:p>0.01534451713533</text:p>
          </table:table-cell>
        </table:table-row>
        <table:table-row table:style-name="ro1">
          <table:table-cell office:value-type="float" office:value="0" calcext:value-type="float">
            <text:p>0</text:p>
          </table:table-cell>
          <table:table-cell office:value-type="float" office:value="0.760715411562543" calcext:value-type="float">
            <text:p>0.760715411562543</text:p>
          </table:table-cell>
          <table:table-cell office:value-type="float" office:value="0.0165010989386039" calcext:value-type="float">
            <text:p>0.016501098938604</text:p>
          </table:table-cell>
        </table:table-row>
        <table:table-row table:style-name="ro1">
          <table:table-cell office:value-type="float" office:value="0" calcext:value-type="float">
            <text:p>0</text:p>
          </table:table-cell>
          <table:table-cell office:value-type="float" office:value="0.764813025392079" calcext:value-type="float">
            <text:p>0.764813025392079</text:p>
          </table:table-cell>
          <table:table-cell office:value-type="float" office:value="0.0153631802950944" calcext:value-type="float">
            <text:p>0.015363180295094</text:p>
          </table:table-cell>
        </table:table-row>
        <table:table-row table:style-name="ro1">
          <table:table-cell office:value-type="float" office:value="0" calcext:value-type="float">
            <text:p>0</text:p>
          </table:table-cell>
          <table:table-cell office:value-type="float" office:value="0.765921546293454" calcext:value-type="float">
            <text:p>0.765921546293454</text:p>
          </table:table-cell>
          <table:table-cell office:value-type="float" office:value="0.0139085850329029" calcext:value-type="float">
            <text:p>0.013908585032903</text:p>
          </table:table-cell>
        </table:table-row>
        <table:table-row table:style-name="ro1">
          <table:table-cell office:value-type="float" office:value="0" calcext:value-type="float">
            <text:p>0</text:p>
          </table:table-cell>
          <table:table-cell office:value-type="float" office:value="0.762696810242629" calcext:value-type="float">
            <text:p>0.762696810242629</text:p>
          </table:table-cell>
          <table:table-cell office:value-type="float" office:value="0.0168331218413146" calcext:value-type="float">
            <text:p>0.016833121841315</text:p>
          </table:table-cell>
        </table:table-row>
        <table:table-row table:style-name="ro1">
          <table:table-cell office:value-type="float" office:value="0" calcext:value-type="float">
            <text:p>0</text:p>
          </table:table-cell>
          <table:table-cell office:value-type="float" office:value="0.76280648365999" calcext:value-type="float">
            <text:p>0.76280648365999</text:p>
          </table:table-cell>
          <table:table-cell office:value-type="float" office:value="0.0169619752925765" calcext:value-type="float">
            <text:p>0.016961975292577</text:p>
          </table:table-cell>
        </table:table-row>
        <table:table-row table:style-name="ro1">
          <table:table-cell office:value-type="float" office:value="0" calcext:value-type="float">
            <text:p>0</text:p>
          </table:table-cell>
          <table:table-cell office:value-type="float" office:value="0.763963188317941" calcext:value-type="float">
            <text:p>0.763963188317941</text:p>
          </table:table-cell>
          <table:table-cell office:value-type="float" office:value="0.0178993617483478" calcext:value-type="float">
            <text:p>0.017899361748348</text:p>
          </table:table-cell>
        </table:table-row>
        <table:table-row table:style-name="ro1">
          <table:table-cell office:value-type="float" office:value="0" calcext:value-type="float">
            <text:p>0</text:p>
          </table:table-cell>
          <table:table-cell office:value-type="float" office:value="0.765212742907416" calcext:value-type="float">
            <text:p>0.765212742907416</text:p>
          </table:table-cell>
          <table:table-cell office:value-type="float" office:value="0.0149827377525475" calcext:value-type="float">
            <text:p>0.014982737752548</text:p>
          </table:table-cell>
        </table:table-row>
        <table:table-row table:style-name="ro1">
          <table:table-cell office:value-type="float" office:value="0" calcext:value-type="float">
            <text:p>0</text:p>
          </table:table-cell>
          <table:table-cell office:value-type="float" office:value="0.762536585815827" calcext:value-type="float">
            <text:p>0.762536585815827</text:p>
          </table:table-cell>
          <table:table-cell office:value-type="float" office:value="0.0181819518735641" calcext:value-type="float">
            <text:p>0.018181951873564</text:p>
          </table:table-cell>
        </table:table-row>
        <table:table-row table:style-name="ro1">
          <table:table-cell office:value-type="float" office:value="0" calcext:value-type="float">
            <text:p>0</text:p>
          </table:table-cell>
          <table:table-cell office:value-type="float" office:value="0.765341860690677" calcext:value-type="float">
            <text:p>0.765341860690677</text:p>
          </table:table-cell>
          <table:table-cell office:value-type="float" office:value="0.0159945800917912" calcext:value-type="float">
            <text:p>0.015994580091791</text:p>
          </table:table-cell>
        </table:table-row>
        <table:table-row table:style-name="ro1">
          <table:table-cell office:value-type="float" office:value="0" calcext:value-type="float">
            <text:p>0</text:p>
          </table:table-cell>
          <table:table-cell office:value-type="float" office:value="0.763234516470997" calcext:value-type="float">
            <text:p>0.763234516470997</text:p>
          </table:table-cell>
          <table:table-cell office:value-type="float" office:value="0.0172835822495159" calcext:value-type="float">
            <text:p>0.017283582249516</text:p>
          </table:table-cell>
        </table:table-row>
        <table:table-row table:style-name="ro1">
          <table:table-cell office:value-type="float" office:value="0" calcext:value-type="float">
            <text:p>0</text:p>
          </table:table-cell>
          <table:table-cell office:value-type="float" office:value="0.764419628680851" calcext:value-type="float">
            <text:p>0.764419628680851</text:p>
          </table:table-cell>
          <table:table-cell office:value-type="float" office:value="0.016978391218102" calcext:value-type="float">
            <text:p>0.016978391218102</text:p>
          </table:table-cell>
        </table:table-row>
        <table:table-row table:style-name="ro1">
          <table:table-cell office:value-type="float" office:value="0" calcext:value-type="float">
            <text:p>0</text:p>
          </table:table-cell>
          <table:table-cell office:value-type="float" office:value="0.762405971487826" calcext:value-type="float">
            <text:p>0.762405971487826</text:p>
          </table:table-cell>
          <table:table-cell office:value-type="float" office:value="0.0183555560185932" calcext:value-type="float">
            <text:p>0.018355556018593</text:p>
          </table:table-cell>
        </table:table-row>
        <table:table-row table:style-name="ro1">
          <table:table-cell office:value-type="float" office:value="0" calcext:value-type="float">
            <text:p>0</text:p>
          </table:table-cell>
          <table:table-cell office:value-type="float" office:value="0.763245695214131" calcext:value-type="float">
            <text:p>0.763245695214131</text:p>
          </table:table-cell>
          <table:table-cell office:value-type="float" office:value="0.0162238568141281" calcext:value-type="float">
            <text:p>0.016223856814128</text:p>
          </table:table-cell>
        </table:table-row>
        <table:table-row table:style-name="ro1">
          <table:table-cell office:value-type="float" office:value="0" calcext:value-type="float">
            <text:p>0</text:p>
          </table:table-cell>
          <table:table-cell office:value-type="float" office:value="0.762450933963919" calcext:value-type="float">
            <text:p>0.762450933963919</text:p>
          </table:table-cell>
          <table:table-cell office:value-type="float" office:value="0.0171002335630263" calcext:value-type="float">
            <text:p>0.017100233563026</text:p>
          </table:table-cell>
        </table:table-row>
        <table:table-row table:style-name="ro1">
          <table:table-cell office:value-type="float" office:value="0" calcext:value-type="float">
            <text:p>0</text:p>
          </table:table-cell>
          <table:table-cell office:value-type="float" office:value="0.764470375343954" calcext:value-type="float">
            <text:p>0.764470375343954</text:p>
          </table:table-cell>
          <table:table-cell office:value-type="float" office:value="0.0150073817794729" calcext:value-type="float">
            <text:p>0.015007381779473</text:p>
          </table:table-cell>
        </table:table-row>
        <table:table-row table:style-name="ro1">
          <table:table-cell office:value-type="float" office:value="0" calcext:value-type="float">
            <text:p>0</text:p>
          </table:table-cell>
          <table:table-cell office:value-type="float" office:value="0.764250694325287" calcext:value-type="float">
            <text:p>0.764250694325287</text:p>
          </table:table-cell>
          <table:table-cell office:value-type="float" office:value="0.0168942506794261" calcext:value-type="float">
            <text:p>0.016894250679426</text:p>
          </table:table-cell>
        </table:table-row>
        <table:table-row table:style-name="ro1">
          <table:table-cell office:value-type="float" office:value="0" calcext:value-type="float">
            <text:p>0</text:p>
          </table:table-cell>
          <table:table-cell office:value-type="float" office:value="0.765565208208464" calcext:value-type="float">
            <text:p>0.765565208208464</text:p>
          </table:table-cell>
          <table:table-cell office:value-type="float" office:value="0.016336352977663" calcext:value-type="float">
            <text:p>0.016336352977663</text:p>
          </table:table-cell>
        </table:table-row>
        <table:table-row table:style-name="ro1">
          <table:table-cell office:value-type="float" office:value="0" calcext:value-type="float">
            <text:p>0</text:p>
          </table:table-cell>
          <table:table-cell office:value-type="float" office:value="0.7605255239043" calcext:value-type="float">
            <text:p>0.7605255239043</text:p>
          </table:table-cell>
          <table:table-cell office:value-type="float" office:value="0.01825819643696" calcext:value-type="float">
            <text:p>0.01825819643696</text:p>
          </table:table-cell>
        </table:table-row>
        <table:table-row table:style-name="ro1">
          <table:table-cell office:value-type="float" office:value="0" calcext:value-type="float">
            <text:p>0</text:p>
          </table:table-cell>
          <table:table-cell office:value-type="float" office:value="0.765471163287979" calcext:value-type="float">
            <text:p>0.765471163287979</text:p>
          </table:table-cell>
          <table:table-cell office:value-type="float" office:value="0.0150707317213284" calcext:value-type="float">
            <text:p>0.015070731721329</text:p>
          </table:table-cell>
        </table:table-row>
        <table:table-row table:style-name="ro1">
          <table:table-cell office:value-type="float" office:value="0" calcext:value-type="float">
            <text:p>0</text:p>
          </table:table-cell>
          <table:table-cell office:value-type="float" office:value="0.764358945059223" calcext:value-type="float">
            <text:p>0.764358945059223</text:p>
          </table:table-cell>
          <table:table-cell office:value-type="float" office:value="0.015838269321057" calcext:value-type="float">
            <text:p>0.015838269321057</text:p>
          </table:table-cell>
        </table:table-row>
        <table:table-row table:style-name="ro1">
          <table:table-cell office:value-type="float" office:value="0" calcext:value-type="float">
            <text:p>0</text:p>
          </table:table-cell>
          <table:table-cell office:value-type="float" office:value="0.766411075585749" calcext:value-type="float">
            <text:p>0.766411075585749</text:p>
          </table:table-cell>
          <table:table-cell office:value-type="float" office:value="0.0158487373483397" calcext:value-type="float">
            <text:p>0.01584873734834</text:p>
          </table:table-cell>
        </table:table-row>
        <table:table-row table:style-name="ro1">
          <table:table-cell office:value-type="float" office:value="0" calcext:value-type="float">
            <text:p>0</text:p>
          </table:table-cell>
          <table:table-cell office:value-type="float" office:value="0.765194295538653" calcext:value-type="float">
            <text:p>0.765194295538653</text:p>
          </table:table-cell>
          <table:table-cell office:value-type="float" office:value="0.0152644035370425" calcext:value-type="float">
            <text:p>0.015264403537043</text:p>
          </table:table-cell>
        </table:table-row>
        <table:table-row table:style-name="ro1">
          <table:table-cell office:value-type="float" office:value="0" calcext:value-type="float">
            <text:p>0</text:p>
          </table:table-cell>
          <table:table-cell office:value-type="float" office:value="0.763567686379354" calcext:value-type="float">
            <text:p>0.763567686379354</text:p>
          </table:table-cell>
          <table:table-cell office:value-type="float" office:value="0.0168412826218533" calcext:value-type="float">
            <text:p>0.016841282621853</text:p>
          </table:table-cell>
        </table:table-row>
        <table:table-row table:style-name="ro1">
          <table:table-cell office:value-type="float" office:value="0" calcext:value-type="float">
            <text:p>0</text:p>
          </table:table-cell>
          <table:table-cell office:value-type="float" office:value="0.766053715782352" calcext:value-type="float">
            <text:p>0.766053715782352</text:p>
          </table:table-cell>
          <table:table-cell office:value-type="float" office:value="0.0148373391909065" calcext:value-type="float">
            <text:p>0.014837339190907</text:p>
          </table:table-cell>
        </table:table-row>
        <table:table-row table:style-name="ro1">
          <table:table-cell office:value-type="float" office:value="0" calcext:value-type="float">
            <text:p>0</text:p>
          </table:table-cell>
          <table:table-cell office:value-type="float" office:value="0.767403688145124" calcext:value-type="float">
            <text:p>0.767403688145124</text:p>
          </table:table-cell>
          <table:table-cell office:value-type="float" office:value="0.015034321179775" calcext:value-type="float">
            <text:p>0.015034321179775</text:p>
          </table:table-cell>
        </table:table-row>
        <table:table-row table:style-name="ro1">
          <table:table-cell office:value-type="float" office:value="0" calcext:value-type="float">
            <text:p>0</text:p>
          </table:table-cell>
          <table:table-cell office:value-type="float" office:value="0.763444943938587" calcext:value-type="float">
            <text:p>0.763444943938587</text:p>
          </table:table-cell>
          <table:table-cell office:value-type="float" office:value="0.01703560608717" calcext:value-type="float">
            <text:p>0.01703560608717</text:p>
          </table:table-cell>
        </table:table-row>
        <table:table-row table:style-name="ro1">
          <table:table-cell office:value-type="float" office:value="0" calcext:value-type="float">
            <text:p>0</text:p>
          </table:table-cell>
          <table:table-cell office:value-type="float" office:value="0.768231791343285" calcext:value-type="float">
            <text:p>0.768231791343285</text:p>
          </table:table-cell>
          <table:table-cell office:value-type="float" office:value="0.0145391422908426" calcext:value-type="float">
            <text:p>0.014539142290843</text:p>
          </table:table-cell>
        </table:table-row>
        <table:table-row table:style-name="ro1">
          <table:table-cell office:value-type="float" office:value="1" calcext:value-type="float">
            <text:p>1</text:p>
          </table:table-cell>
          <table:table-cell office:value-type="float" office:value="0.766224194891939" calcext:value-type="float">
            <text:p>0.766224194891939</text:p>
          </table:table-cell>
          <table:table-cell office:value-type="float" office:value="0.0158407732656541" calcext:value-type="float">
            <text:p>0.015840773265654</text:p>
          </table:table-cell>
        </table:table-row>
        <table:table-row table:style-name="ro1">
          <table:table-cell office:value-type="float" office:value="0" calcext:value-type="float">
            <text:p>0</text:p>
          </table:table-cell>
          <table:table-cell office:value-type="float" office:value="0.764672615356432" calcext:value-type="float">
            <text:p>0.764672615356432</text:p>
          </table:table-cell>
          <table:table-cell office:value-type="float" office:value="0.0168604923248093" calcext:value-type="float">
            <text:p>0.016860492324809</text:p>
          </table:table-cell>
        </table:table-row>
        <table:table-row table:style-name="ro1">
          <table:table-cell office:value-type="float" office:value="0" calcext:value-type="float">
            <text:p>0</text:p>
          </table:table-cell>
          <table:table-cell office:value-type="float" office:value="0.761243038784043" calcext:value-type="float">
            <text:p>0.761243038784043</text:p>
          </table:table-cell>
          <table:table-cell office:value-type="float" office:value="0.0173211184412722" calcext:value-type="float">
            <text:p>0.017321118441272</text:p>
          </table:table-cell>
        </table:table-row>
        <table:table-row table:style-name="ro1">
          <table:table-cell office:value-type="float" office:value="0" calcext:value-type="float">
            <text:p>0</text:p>
          </table:table-cell>
          <table:table-cell office:value-type="float" office:value="0.764001182026036" calcext:value-type="float">
            <text:p>0.764001182026036</text:p>
          </table:table-cell>
          <table:table-cell office:value-type="float" office:value="0.0160982330974998" calcext:value-type="float">
            <text:p>0.0160982330975</text:p>
          </table:table-cell>
        </table:table-row>
        <table:table-row table:style-name="ro1">
          <table:table-cell office:value-type="float" office:value="0" calcext:value-type="float">
            <text:p>0</text:p>
          </table:table-cell>
          <table:table-cell office:value-type="float" office:value="0.764598642970174" calcext:value-type="float">
            <text:p>0.764598642970174</text:p>
          </table:table-cell>
          <table:table-cell office:value-type="float" office:value="0.0154724575003698" calcext:value-type="float">
            <text:p>0.01547245750037</text:p>
          </table:table-cell>
        </table:table-row>
        <table:table-row table:style-name="ro1">
          <table:table-cell office:value-type="float" office:value="0" calcext:value-type="float">
            <text:p>0</text:p>
          </table:table-cell>
          <table:table-cell office:value-type="float" office:value="0.766373994811275" calcext:value-type="float">
            <text:p>0.766373994811275</text:p>
          </table:table-cell>
          <table:table-cell office:value-type="float" office:value="0.0144690931922742" calcext:value-type="float">
            <text:p>0.014469093192274</text:p>
          </table:table-cell>
        </table:table-row>
        <table:table-row table:style-name="ro1">
          <table:table-cell office:value-type="float" office:value="0" calcext:value-type="float">
            <text:p>0</text:p>
          </table:table-cell>
          <table:table-cell office:value-type="float" office:value="0.764935665974246" calcext:value-type="float">
            <text:p>0.764935665974246</text:p>
          </table:table-cell>
          <table:table-cell office:value-type="float" office:value="0.0154862558357221" calcext:value-type="float">
            <text:p>0.015486255835722</text:p>
          </table:table-cell>
        </table:table-row>
        <table:table-row table:style-name="ro1">
          <table:table-cell office:value-type="float" office:value="0" calcext:value-type="float">
            <text:p>0</text:p>
          </table:table-cell>
          <table:table-cell office:value-type="float" office:value="0.764339016826862" calcext:value-type="float">
            <text:p>0.764339016826862</text:p>
          </table:table-cell>
          <table:table-cell office:value-type="float" office:value="0.0166350642905464" calcext:value-type="float">
            <text:p>0.016635064290547</text:p>
          </table:table-cell>
        </table:table-row>
        <table:table-row table:style-name="ro1">
          <table:table-cell office:value-type="float" office:value="0" calcext:value-type="float">
            <text:p>0</text:p>
          </table:table-cell>
          <table:table-cell office:value-type="float" office:value="0.763892728448443" calcext:value-type="float">
            <text:p>0.763892728448443</text:p>
          </table:table-cell>
          <table:table-cell office:value-type="float" office:value="0.0166844728766383" calcext:value-type="float">
            <text:p>0.016684472876638</text:p>
          </table:table-cell>
        </table:table-row>
        <table:table-row table:style-name="ro1">
          <table:table-cell office:value-type="float" office:value="0" calcext:value-type="float">
            <text:p>0</text:p>
          </table:table-cell>
          <table:table-cell office:value-type="float" office:value="0.764747191108316" calcext:value-type="float">
            <text:p>0.764747191108316</text:p>
          </table:table-cell>
          <table:table-cell office:value-type="float" office:value="0.0177052452550685" calcext:value-type="float">
            <text:p>0.017705245255069</text:p>
          </table:table-cell>
        </table:table-row>
        <table:table-row table:style-name="ro1">
          <table:table-cell office:value-type="float" office:value="0" calcext:value-type="float">
            <text:p>0</text:p>
          </table:table-cell>
          <table:table-cell office:value-type="float" office:value="0.762790055056385" calcext:value-type="float">
            <text:p>0.762790055056385</text:p>
          </table:table-cell>
          <table:table-cell office:value-type="float" office:value="0.017808076541948" calcext:value-type="float">
            <text:p>0.017808076541948</text:p>
          </table:table-cell>
        </table:table-row>
        <table:table-row table:style-name="ro1">
          <table:table-cell office:value-type="float" office:value="0" calcext:value-type="float">
            <text:p>0</text:p>
          </table:table-cell>
          <table:table-cell office:value-type="float" office:value="0.764396921609889" calcext:value-type="float">
            <text:p>0.764396921609889</text:p>
          </table:table-cell>
          <table:table-cell office:value-type="float" office:value="0.0174462348657447" calcext:value-type="float">
            <text:p>0.017446234865745</text:p>
          </table:table-cell>
        </table:table-row>
        <table:table-row table:style-name="ro1">
          <table:table-cell office:value-type="float" office:value="0" calcext:value-type="float">
            <text:p>0</text:p>
          </table:table-cell>
          <table:table-cell office:value-type="float" office:value="0.766477309104037" calcext:value-type="float">
            <text:p>0.766477309104037</text:p>
          </table:table-cell>
          <table:table-cell office:value-type="float" office:value="0.0153333683856964" calcext:value-type="float">
            <text:p>0.015333368385696</text:p>
          </table:table-cell>
        </table:table-row>
        <table:table-row table:style-name="ro1">
          <table:table-cell office:value-type="float" office:value="0" calcext:value-type="float">
            <text:p>0</text:p>
          </table:table-cell>
          <table:table-cell office:value-type="float" office:value="0.764463252709202" calcext:value-type="float">
            <text:p>0.764463252709202</text:p>
          </table:table-cell>
          <table:table-cell office:value-type="float" office:value="0.0159965088178985" calcext:value-type="float">
            <text:p>0.015996508817899</text:p>
          </table:table-cell>
        </table:table-row>
        <table:table-row table:style-name="ro1">
          <table:table-cell office:value-type="float" office:value="0" calcext:value-type="float">
            <text:p>0</text:p>
          </table:table-cell>
          <table:table-cell office:value-type="float" office:value="0.766177856721789" calcext:value-type="float">
            <text:p>0.766177856721789</text:p>
          </table:table-cell>
          <table:table-cell office:value-type="float" office:value="0.0162527008231492" calcext:value-type="float">
            <text:p>0.016252700823149</text:p>
          </table:table-cell>
        </table:table-row>
        <table:table-row table:style-name="ro1">
          <table:table-cell office:value-type="float" office:value="0" calcext:value-type="float">
            <text:p>0</text:p>
          </table:table-cell>
          <table:table-cell office:value-type="float" office:value="0.762624046436551" calcext:value-type="float">
            <text:p>0.762624046436551</text:p>
          </table:table-cell>
          <table:table-cell office:value-type="float" office:value="0.0172010900845673" calcext:value-type="float">
            <text:p>0.017201090084567</text:p>
          </table:table-cell>
        </table:table-row>
        <table:table-row table:style-name="ro1">
          <table:table-cell office:value-type="float" office:value="0" calcext:value-type="float">
            <text:p>0</text:p>
          </table:table-cell>
          <table:table-cell office:value-type="float" office:value="0.76569607856754" calcext:value-type="float">
            <text:p>0.76569607856754</text:p>
          </table:table-cell>
          <table:table-cell office:value-type="float" office:value="0.0161423680305881" calcext:value-type="float">
            <text:p>0.016142368030588</text:p>
          </table:table-cell>
        </table:table-row>
        <table:table-row table:style-name="ro1">
          <table:table-cell office:value-type="float" office:value="0" calcext:value-type="float">
            <text:p>0</text:p>
          </table:table-cell>
          <table:table-cell office:value-type="float" office:value="0.761947754626675" calcext:value-type="float">
            <text:p>0.761947754626675</text:p>
          </table:table-cell>
          <table:table-cell office:value-type="float" office:value="0.0176024282926452" calcext:value-type="float">
            <text:p>0.017602428292645</text:p>
          </table:table-cell>
        </table:table-row>
        <table:table-row table:style-name="ro1">
          <table:table-cell office:value-type="float" office:value="0" calcext:value-type="float">
            <text:p>0</text:p>
          </table:table-cell>
          <table:table-cell office:value-type="float" office:value="0.766183684905542" calcext:value-type="float">
            <text:p>0.766183684905542</text:p>
          </table:table-cell>
          <table:table-cell office:value-type="float" office:value="0.0170877569263007" calcext:value-type="float">
            <text:p>0.017087756926301</text:p>
          </table:table-cell>
        </table:table-row>
        <table:table-row table:style-name="ro1">
          <table:table-cell office:value-type="float" office:value="0" calcext:value-type="float">
            <text:p>0</text:p>
          </table:table-cell>
          <table:table-cell office:value-type="float" office:value="0.762000326123245" calcext:value-type="float">
            <text:p>0.762000326123245</text:p>
          </table:table-cell>
          <table:table-cell office:value-type="float" office:value="0.0170884321307067" calcext:value-type="float">
            <text:p>0.017088432130707</text:p>
          </table:table-cell>
        </table:table-row>
        <table:table-row table:style-name="ro1">
          <table:table-cell office:value-type="float" office:value="0" calcext:value-type="float">
            <text:p>0</text:p>
          </table:table-cell>
          <table:table-cell office:value-type="float" office:value="0.76496047397985" calcext:value-type="float">
            <text:p>0.76496047397985</text:p>
          </table:table-cell>
          <table:table-cell office:value-type="float" office:value="0.0173196811330387" calcext:value-type="float">
            <text:p>0.017319681133039</text:p>
          </table:table-cell>
        </table:table-row>
        <table:table-row table:style-name="ro1">
          <table:table-cell office:value-type="float" office:value="0" calcext:value-type="float">
            <text:p>0</text:p>
          </table:table-cell>
          <table:table-cell office:value-type="float" office:value="0.768360132509548" calcext:value-type="float">
            <text:p>0.768360132509548</text:p>
          </table:table-cell>
          <table:table-cell office:value-type="float" office:value="0.0133091981664202" calcext:value-type="float">
            <text:p>0.01330919816642</text:p>
          </table:table-cell>
        </table:table-row>
        <table:table-row table:style-name="ro1">
          <table:table-cell office:value-type="float" office:value="0" calcext:value-type="float">
            <text:p>0</text:p>
          </table:table-cell>
          <table:table-cell office:value-type="float" office:value="0.765998075613892" calcext:value-type="float">
            <text:p>0.765998075613892</text:p>
          </table:table-cell>
          <table:table-cell office:value-type="float" office:value="0.0163061185968151" calcext:value-type="float">
            <text:p>0.016306118596815</text:p>
          </table:table-cell>
        </table:table-row>
        <table:table-row table:style-name="ro1">
          <table:table-cell office:value-type="float" office:value="0" calcext:value-type="float">
            <text:p>0</text:p>
          </table:table-cell>
          <table:table-cell office:value-type="float" office:value="0.764551591678456" calcext:value-type="float">
            <text:p>0.764551591678456</text:p>
          </table:table-cell>
          <table:table-cell office:value-type="float" office:value="0.0170053884172034" calcext:value-type="float">
            <text:p>0.017005388417204</text:p>
          </table:table-cell>
        </table:table-row>
        <table:table-row table:style-name="ro1">
          <table:table-cell office:value-type="float" office:value="0" calcext:value-type="float">
            <text:p>0</text:p>
          </table:table-cell>
          <table:table-cell office:value-type="float" office:value="0.765596808875641" calcext:value-type="float">
            <text:p>0.765596808875641</text:p>
          </table:table-cell>
          <table:table-cell office:value-type="float" office:value="0.0152850579912663" calcext:value-type="float">
            <text:p>0.015285057991266</text:p>
          </table:table-cell>
        </table:table-row>
        <table:table-row table:style-name="ro1">
          <table:table-cell office:value-type="float" office:value="0" calcext:value-type="float">
            <text:p>0</text:p>
          </table:table-cell>
          <table:table-cell office:value-type="float" office:value="0.764140784298922" calcext:value-type="float">
            <text:p>0.764140784298922</text:p>
          </table:table-cell>
          <table:table-cell office:value-type="float" office:value="0.0165268812076744" calcext:value-type="float">
            <text:p>0.016526881207675</text:p>
          </table:table-cell>
        </table:table-row>
        <table:table-row table:style-name="ro1">
          <table:table-cell office:value-type="float" office:value="0" calcext:value-type="float">
            <text:p>0</text:p>
          </table:table-cell>
          <table:table-cell office:value-type="float" office:value="0.764503862573032" calcext:value-type="float">
            <text:p>0.764503862573032</text:p>
          </table:table-cell>
          <table:table-cell office:value-type="float" office:value="0.0164844119581195" calcext:value-type="float">
            <text:p>0.01648441195812</text:p>
          </table:table-cell>
        </table:table-row>
        <table:table-row table:style-name="ro1">
          <table:table-cell office:value-type="float" office:value="0" calcext:value-type="float">
            <text:p>0</text:p>
          </table:table-cell>
          <table:table-cell office:value-type="float" office:value="0.766895335557783" calcext:value-type="float">
            <text:p>0.766895335557783</text:p>
          </table:table-cell>
          <table:table-cell office:value-type="float" office:value="0.0156596413905813" calcext:value-type="float">
            <text:p>0.015659641390581</text:p>
          </table:table-cell>
        </table:table-row>
        <table:table-row table:style-name="ro1">
          <table:table-cell office:value-type="float" office:value="0" calcext:value-type="float">
            <text:p>0</text:p>
          </table:table-cell>
          <table:table-cell office:value-type="float" office:value="0.766099050184304" calcext:value-type="float">
            <text:p>0.766099050184304</text:p>
          </table:table-cell>
          <table:table-cell office:value-type="float" office:value="0.0165139920357019" calcext:value-type="float">
            <text:p>0.016513992035702</text:p>
          </table:table-cell>
        </table:table-row>
        <table:table-row table:style-name="ro1">
          <table:table-cell office:value-type="float" office:value="0" calcext:value-type="float">
            <text:p>0</text:p>
          </table:table-cell>
          <table:table-cell office:value-type="float" office:value="0.76187473440031" calcext:value-type="float">
            <text:p>0.76187473440031</text:p>
          </table:table-cell>
          <table:table-cell office:value-type="float" office:value="0.0184247518658615" calcext:value-type="float">
            <text:p>0.018424751865862</text:p>
          </table:table-cell>
        </table:table-row>
        <table:table-row table:style-name="ro1">
          <table:table-cell office:value-type="float" office:value="0" calcext:value-type="float">
            <text:p>0</text:p>
          </table:table-cell>
          <table:table-cell office:value-type="float" office:value="0.7671868238886" calcext:value-type="float">
            <text:p>0.7671868238886</text:p>
          </table:table-cell>
          <table:table-cell office:value-type="float" office:value="0.0149472188400412" calcext:value-type="float">
            <text:p>0.014947218840041</text:p>
          </table:table-cell>
        </table:table-row>
        <table:table-row table:style-name="ro1">
          <table:table-cell office:value-type="float" office:value="0" calcext:value-type="float">
            <text:p>0</text:p>
          </table:table-cell>
          <table:table-cell office:value-type="float" office:value="0.76714686481207" calcext:value-type="float">
            <text:p>0.76714686481207</text:p>
          </table:table-cell>
          <table:table-cell office:value-type="float" office:value="0.0155210060171159" calcext:value-type="float">
            <text:p>0.015521006017116</text:p>
          </table:table-cell>
        </table:table-row>
        <table:table-row table:style-name="ro1">
          <table:table-cell office:value-type="float" office:value="0" calcext:value-type="float">
            <text:p>0</text:p>
          </table:table-cell>
          <table:table-cell office:value-type="float" office:value="0.763567367997629" calcext:value-type="float">
            <text:p>0.763567367997629</text:p>
          </table:table-cell>
          <table:table-cell office:value-type="float" office:value="0.0171458109171292" calcext:value-type="float">
            <text:p>0.017145810917129</text:p>
          </table:table-cell>
        </table:table-row>
        <table:table-row table:style-name="ro1">
          <table:table-cell office:value-type="float" office:value="0" calcext:value-type="float">
            <text:p>0</text:p>
          </table:table-cell>
          <table:table-cell office:value-type="float" office:value="0.765108472690093" calcext:value-type="float">
            <text:p>0.765108472690093</text:p>
          </table:table-cell>
          <table:table-cell office:value-type="float" office:value="0.0172088463584108" calcext:value-type="float">
            <text:p>0.017208846358411</text:p>
          </table:table-cell>
        </table:table-row>
        <table:table-row table:style-name="ro1">
          <table:table-cell office:value-type="float" office:value="0" calcext:value-type="float">
            <text:p>0</text:p>
          </table:table-cell>
          <table:table-cell office:value-type="float" office:value="0.761839337570293" calcext:value-type="float">
            <text:p>0.761839337570293</text:p>
          </table:table-cell>
          <table:table-cell office:value-type="float" office:value="0.0177421587489615" calcext:value-type="float">
            <text:p>0.017742158748962</text:p>
          </table:table-cell>
        </table:table-row>
        <table:table-row table:style-name="ro1">
          <table:table-cell office:value-type="float" office:value="0" calcext:value-type="float">
            <text:p>0</text:p>
          </table:table-cell>
          <table:table-cell office:value-type="float" office:value="0.764208882490413" calcext:value-type="float">
            <text:p>0.764208882490413</text:p>
          </table:table-cell>
          <table:table-cell office:value-type="float" office:value="0.0167282729009506" calcext:value-type="float">
            <text:p>0.016728272900951</text:p>
          </table:table-cell>
        </table:table-row>
        <table:table-row table:style-name="ro1">
          <table:table-cell office:value-type="float" office:value="0" calcext:value-type="float">
            <text:p>0</text:p>
          </table:table-cell>
          <table:table-cell office:value-type="float" office:value="0.763191550155784" calcext:value-type="float">
            <text:p>0.763191550155784</text:p>
          </table:table-cell>
          <table:table-cell office:value-type="float" office:value="0.0172716367405138" calcext:value-type="float">
            <text:p>0.017271636740514</text:p>
          </table:table-cell>
        </table:table-row>
        <table:table-row table:style-name="ro1">
          <table:table-cell office:value-type="float" office:value="0" calcext:value-type="float">
            <text:p>0</text:p>
          </table:table-cell>
          <table:table-cell office:value-type="float" office:value="0.763257944086845" calcext:value-type="float">
            <text:p>0.763257944086845</text:p>
          </table:table-cell>
          <table:table-cell office:value-type="float" office:value="0.020291199415112" calcext:value-type="float">
            <text:p>0.020291199415112</text:p>
          </table:table-cell>
        </table:table-row>
        <table:table-row table:style-name="ro1">
          <table:table-cell office:value-type="float" office:value="0" calcext:value-type="float">
            <text:p>0</text:p>
          </table:table-cell>
          <table:table-cell office:value-type="float" office:value="0.761542847325402" calcext:value-type="float">
            <text:p>0.761542847325402</text:p>
          </table:table-cell>
          <table:table-cell office:value-type="float" office:value="0.0182984594085102" calcext:value-type="float">
            <text:p>0.01829845940851</text:p>
          </table:table-cell>
        </table:table-row>
        <table:table-row table:style-name="ro1">
          <table:table-cell office:value-type="float" office:value="0" calcext:value-type="float">
            <text:p>0</text:p>
          </table:table-cell>
          <table:table-cell office:value-type="float" office:value="0.765012904329597" calcext:value-type="float">
            <text:p>0.765012904329597</text:p>
          </table:table-cell>
          <table:table-cell office:value-type="float" office:value="0.0165561163468223" calcext:value-type="float">
            <text:p>0.016556116346822</text:p>
          </table:table-cell>
        </table:table-row>
        <table:table-row table:style-name="ro1">
          <table:table-cell office:value-type="float" office:value="0" calcext:value-type="float">
            <text:p>0</text:p>
          </table:table-cell>
          <table:table-cell office:value-type="float" office:value="0.767109774686712" calcext:value-type="float">
            <text:p>0.767109774686712</text:p>
          </table:table-cell>
          <table:table-cell office:value-type="float" office:value="0.0157874841818034" calcext:value-type="float">
            <text:p>0.015787484181803</text:p>
          </table:table-cell>
        </table:table-row>
        <table:table-row table:style-name="ro1">
          <table:table-cell office:value-type="float" office:value="0" calcext:value-type="float">
            <text:p>0</text:p>
          </table:table-cell>
          <table:table-cell office:value-type="float" office:value="0.766766849495379" calcext:value-type="float">
            <text:p>0.766766849495379</text:p>
          </table:table-cell>
          <table:table-cell office:value-type="float" office:value="0.0161603913022705" calcext:value-type="float">
            <text:p>0.016160391302271</text:p>
          </table:table-cell>
        </table:table-row>
        <table:table-row table:style-name="ro1">
          <table:table-cell office:value-type="float" office:value="0" calcext:value-type="float">
            <text:p>0</text:p>
          </table:table-cell>
          <table:table-cell office:value-type="float" office:value="0.764935561342682" calcext:value-type="float">
            <text:p>0.764935561342682</text:p>
          </table:table-cell>
          <table:table-cell office:value-type="float" office:value="0.0173751967701382" calcext:value-type="float">
            <text:p>0.017375196770138</text:p>
          </table:table-cell>
        </table:table-row>
        <table:table-row table:style-name="ro1">
          <table:table-cell office:value-type="float" office:value="0" calcext:value-type="float">
            <text:p>0</text:p>
          </table:table-cell>
          <table:table-cell office:value-type="float" office:value="0.763290549011755" calcext:value-type="float">
            <text:p>0.763290549011755</text:p>
          </table:table-cell>
          <table:table-cell office:value-type="float" office:value="0.0171848373265706" calcext:value-type="float">
            <text:p>0.017184837326571</text:p>
          </table:table-cell>
        </table:table-row>
        <table:table-row table:style-name="ro1">
          <table:table-cell office:value-type="float" office:value="0" calcext:value-type="float">
            <text:p>0</text:p>
          </table:table-cell>
          <table:table-cell office:value-type="float" office:value="0.765602875762675" calcext:value-type="float">
            <text:p>0.765602875762675</text:p>
          </table:table-cell>
          <table:table-cell office:value-type="float" office:value="0.016420767410926" calcext:value-type="float">
            <text:p>0.016420767410926</text:p>
          </table:table-cell>
        </table:table-row>
        <table:table-row table:style-name="ro1">
          <table:table-cell office:value-type="float" office:value="0" calcext:value-type="float">
            <text:p>0</text:p>
          </table:table-cell>
          <table:table-cell office:value-type="float" office:value="0.767293217939852" calcext:value-type="float">
            <text:p>0.767293217939852</text:p>
          </table:table-cell>
          <table:table-cell office:value-type="float" office:value="0.0144431919217847" calcext:value-type="float">
            <text:p>0.014443191921785</text:p>
          </table:table-cell>
        </table:table-row>
        <table:table-row table:style-name="ro1">
          <table:table-cell office:value-type="float" office:value="0" calcext:value-type="float">
            <text:p>0</text:p>
          </table:table-cell>
          <table:table-cell office:value-type="float" office:value="0.766192125304627" calcext:value-type="float">
            <text:p>0.766192125304627</text:p>
          </table:table-cell>
          <table:table-cell office:value-type="float" office:value="0.0159568608511738" calcext:value-type="float">
            <text:p>0.015956860851174</text:p>
          </table:table-cell>
        </table:table-row>
        <table:table-row table:style-name="ro1">
          <table:table-cell office:value-type="float" office:value="0" calcext:value-type="float">
            <text:p>0</text:p>
          </table:table-cell>
          <table:table-cell office:value-type="float" office:value="0.762971589702231" calcext:value-type="float">
            <text:p>0.762971589702231</text:p>
          </table:table-cell>
          <table:table-cell office:value-type="float" office:value="0.0170169048325531" calcext:value-type="float">
            <text:p>0.017016904832553</text:p>
          </table:table-cell>
        </table:table-row>
        <table:table-row table:style-name="ro1">
          <table:table-cell office:value-type="float" office:value="0" calcext:value-type="float">
            <text:p>0</text:p>
          </table:table-cell>
          <table:table-cell office:value-type="float" office:value="0.764635111347428" calcext:value-type="float">
            <text:p>0.764635111347428</text:p>
          </table:table-cell>
          <table:table-cell office:value-type="float" office:value="0.0170408813376631" calcext:value-type="float">
            <text:p>0.017040881337663</text:p>
          </table:table-cell>
        </table:table-row>
        <table:table-row table:style-name="ro1">
          <table:table-cell office:value-type="float" office:value="0" calcext:value-type="float">
            <text:p>0</text:p>
          </table:table-cell>
          <table:table-cell office:value-type="float" office:value="0.764067233981269" calcext:value-type="float">
            <text:p>0.764067233981269</text:p>
          </table:table-cell>
          <table:table-cell office:value-type="float" office:value="0.0176669360478113" calcext:value-type="float">
            <text:p>0.017666936047811</text:p>
          </table:table-cell>
        </table:table-row>
        <table:table-row table:style-name="ro1">
          <table:table-cell office:value-type="float" office:value="0" calcext:value-type="float">
            <text:p>0</text:p>
          </table:table-cell>
          <table:table-cell office:value-type="float" office:value="0.764504343903935" calcext:value-type="float">
            <text:p>0.764504343903935</text:p>
          </table:table-cell>
          <table:table-cell office:value-type="float" office:value="0.0175073420428213" calcext:value-type="float">
            <text:p>0.017507342042821</text:p>
          </table:table-cell>
        </table:table-row>
        <table:table-row table:style-name="ro1">
          <table:table-cell office:value-type="float" office:value="0" calcext:value-type="float">
            <text:p>0</text:p>
          </table:table-cell>
          <table:table-cell office:value-type="float" office:value="0.767078859349555" calcext:value-type="float">
            <text:p>0.767078859349555</text:p>
          </table:table-cell>
          <table:table-cell office:value-type="float" office:value="0.0152505268623085" calcext:value-type="float">
            <text:p>0.015250526862309</text:p>
          </table:table-cell>
        </table:table-row>
        <table:table-row table:style-name="ro1">
          <table:table-cell office:value-type="float" office:value="0" calcext:value-type="float">
            <text:p>0</text:p>
          </table:table-cell>
          <table:table-cell office:value-type="float" office:value="0.766730055254343" calcext:value-type="float">
            <text:p>0.766730055254343</text:p>
          </table:table-cell>
          <table:table-cell office:value-type="float" office:value="0.0159115504007232" calcext:value-type="float">
            <text:p>0.015911550400723</text:p>
          </table:table-cell>
        </table:table-row>
        <table:table-row table:style-name="ro1">
          <table:table-cell office:value-type="float" office:value="0" calcext:value-type="float">
            <text:p>0</text:p>
          </table:table-cell>
          <table:table-cell office:value-type="float" office:value="0.767526105505999" calcext:value-type="float">
            <text:p>0.767526105505999</text:p>
          </table:table-cell>
          <table:table-cell office:value-type="float" office:value="0.0151821832784512" calcext:value-type="float">
            <text:p>0.015182183278451</text:p>
          </table:table-cell>
        </table:table-row>
        <table:table-row table:style-name="ro1">
          <table:table-cell office:value-type="float" office:value="0" calcext:value-type="float">
            <text:p>0</text:p>
          </table:table-cell>
          <table:table-cell office:value-type="float" office:value="0.764538448206543" calcext:value-type="float">
            <text:p>0.764538448206543</text:p>
          </table:table-cell>
          <table:table-cell office:value-type="float" office:value="0.0174247362371344" calcext:value-type="float">
            <text:p>0.017424736237134</text:p>
          </table:table-cell>
        </table:table-row>
        <table:table-row table:style-name="ro1">
          <table:table-cell office:value-type="float" office:value="0" calcext:value-type="float">
            <text:p>0</text:p>
          </table:table-cell>
          <table:table-cell office:value-type="float" office:value="0.763797466080091" calcext:value-type="float">
            <text:p>0.763797466080091</text:p>
          </table:table-cell>
          <table:table-cell office:value-type="float" office:value="0.0174952924396969" calcext:value-type="float">
            <text:p>0.017495292439697</text:p>
          </table:table-cell>
        </table:table-row>
        <table:table-row table:style-name="ro1">
          <table:table-cell office:value-type="float" office:value="0" calcext:value-type="float">
            <text:p>0</text:p>
          </table:table-cell>
          <table:table-cell office:value-type="float" office:value="0.765944001839446" calcext:value-type="float">
            <text:p>0.765944001839446</text:p>
          </table:table-cell>
          <table:table-cell office:value-type="float" office:value="0.0165463919995585" calcext:value-type="float">
            <text:p>0.016546391999559</text:p>
          </table:table-cell>
        </table:table-row>
        <table:table-row table:style-name="ro1">
          <table:table-cell office:value-type="float" office:value="0" calcext:value-type="float">
            <text:p>0</text:p>
          </table:table-cell>
          <table:table-cell office:value-type="float" office:value="0.763529407351087" calcext:value-type="float">
            <text:p>0.763529407351087</text:p>
          </table:table-cell>
          <table:table-cell office:value-type="float" office:value="0.0183381160978321" calcext:value-type="float">
            <text:p>0.018338116097832</text:p>
          </table:table-cell>
        </table:table-row>
        <table:table-row table:style-name="ro1">
          <table:table-cell office:value-type="float" office:value="0" calcext:value-type="float">
            <text:p>0</text:p>
          </table:table-cell>
          <table:table-cell office:value-type="float" office:value="0.766332708126203" calcext:value-type="float">
            <text:p>0.766332708126203</text:p>
          </table:table-cell>
          <table:table-cell office:value-type="float" office:value="0.0160441009887515" calcext:value-type="float">
            <text:p>0.016044100988752</text:p>
          </table:table-cell>
        </table:table-row>
        <table:table-row table:style-name="ro1">
          <table:table-cell office:value-type="float" office:value="0" calcext:value-type="float">
            <text:p>0</text:p>
          </table:table-cell>
          <table:table-cell office:value-type="float" office:value="0.765085146870798" calcext:value-type="float">
            <text:p>0.765085146870798</text:p>
          </table:table-cell>
          <table:table-cell office:value-type="float" office:value="0.0181250482812517" calcext:value-type="float">
            <text:p>0.018125048281252</text:p>
          </table:table-cell>
        </table:table-row>
        <table:table-row table:style-name="ro1">
          <table:table-cell office:value-type="float" office:value="0" calcext:value-type="float">
            <text:p>0</text:p>
          </table:table-cell>
          <table:table-cell office:value-type="float" office:value="0.763866978650583" calcext:value-type="float">
            <text:p>0.763866978650583</text:p>
          </table:table-cell>
          <table:table-cell office:value-type="float" office:value="0.0183201364845994" calcext:value-type="float">
            <text:p>0.0183201364846</text:p>
          </table:table-cell>
        </table:table-row>
        <table:table-row table:style-name="ro1">
          <table:table-cell office:value-type="float" office:value="0" calcext:value-type="float">
            <text:p>0</text:p>
          </table:table-cell>
          <table:table-cell office:value-type="float" office:value="0.763723953440354" calcext:value-type="float">
            <text:p>0.763723953440354</text:p>
          </table:table-cell>
          <table:table-cell office:value-type="float" office:value="0.017266189135909" calcext:value-type="float">
            <text:p>0.017266189135909</text:p>
          </table:table-cell>
        </table:table-row>
        <table:table-row table:style-name="ro1">
          <table:table-cell office:value-type="float" office:value="0" calcext:value-type="float">
            <text:p>0</text:p>
          </table:table-cell>
          <table:table-cell office:value-type="float" office:value="0.768544503204638" calcext:value-type="float">
            <text:p>0.768544503204638</text:p>
          </table:table-cell>
          <table:table-cell office:value-type="float" office:value="0.0150794197371136" calcext:value-type="float">
            <text:p>0.015079419737114</text:p>
          </table:table-cell>
        </table:table-row>
        <table:table-row table:style-name="ro1">
          <table:table-cell office:value-type="float" office:value="0" calcext:value-type="float">
            <text:p>0</text:p>
          </table:table-cell>
          <table:table-cell office:value-type="float" office:value="0.759644915644986" calcext:value-type="float">
            <text:p>0.759644915644986</text:p>
          </table:table-cell>
          <table:table-cell office:value-type="float" office:value="0.0193635175452509" calcext:value-type="float">
            <text:p>0.019363517545251</text:p>
          </table:table-cell>
        </table:table-row>
        <table:table-row table:style-name="ro1">
          <table:table-cell office:value-type="float" office:value="0" calcext:value-type="float">
            <text:p>0</text:p>
          </table:table-cell>
          <table:table-cell office:value-type="float" office:value="0.766464282605251" calcext:value-type="float">
            <text:p>0.766464282605251</text:p>
          </table:table-cell>
          <table:table-cell office:value-type="float" office:value="0.015181829982932" calcext:value-type="float">
            <text:p>0.015181829982932</text:p>
          </table:table-cell>
        </table:table-row>
        <table:table-row table:style-name="ro1">
          <table:table-cell office:value-type="float" office:value="0" calcext:value-type="float">
            <text:p>0</text:p>
          </table:table-cell>
          <table:table-cell office:value-type="float" office:value="0.767311867107126" calcext:value-type="float">
            <text:p>0.767311867107126</text:p>
          </table:table-cell>
          <table:table-cell office:value-type="float" office:value="0.01723872362462" calcext:value-type="float">
            <text:p>0.01723872362462</text:p>
          </table:table-cell>
        </table:table-row>
        <table:table-row table:style-name="ro1">
          <table:table-cell office:value-type="float" office:value="0" calcext:value-type="float">
            <text:p>0</text:p>
          </table:table-cell>
          <table:table-cell office:value-type="float" office:value="0.763482100773632" calcext:value-type="float">
            <text:p>0.763482100773632</text:p>
          </table:table-cell>
          <table:table-cell office:value-type="float" office:value="0.016715720100728" calcext:value-type="float">
            <text:p>0.016715720100728</text:p>
          </table:table-cell>
        </table:table-row>
        <table:table-row table:style-name="ro1">
          <table:table-cell office:value-type="float" office:value="0" calcext:value-type="float">
            <text:p>0</text:p>
          </table:table-cell>
          <table:table-cell office:value-type="float" office:value="0.765135616866663" calcext:value-type="float">
            <text:p>0.765135616866663</text:p>
          </table:table-cell>
          <table:table-cell office:value-type="float" office:value="0.0161473550181885" calcext:value-type="float">
            <text:p>0.016147355018189</text:p>
          </table:table-cell>
        </table:table-row>
        <table:table-row table:style-name="ro1">
          <table:table-cell office:value-type="float" office:value="0" calcext:value-type="float">
            <text:p>0</text:p>
          </table:table-cell>
          <table:table-cell office:value-type="float" office:value="0.764037721230401" calcext:value-type="float">
            <text:p>0.764037721230401</text:p>
          </table:table-cell>
          <table:table-cell office:value-type="float" office:value="0.0169365240082816" calcext:value-type="float">
            <text:p>0.016936524008282</text:p>
          </table:table-cell>
        </table:table-row>
        <table:table-row table:style-name="ro1">
          <table:table-cell office:value-type="float" office:value="0" calcext:value-type="float">
            <text:p>0</text:p>
          </table:table-cell>
          <table:table-cell office:value-type="float" office:value="0.76536552558003" calcext:value-type="float">
            <text:p>0.76536552558003</text:p>
          </table:table-cell>
          <table:table-cell office:value-type="float" office:value="0.0168165008763109" calcext:value-type="float">
            <text:p>0.016816500876311</text:p>
          </table:table-cell>
        </table:table-row>
        <table:table-row table:style-name="ro1">
          <table:table-cell office:value-type="float" office:value="0" calcext:value-type="float">
            <text:p>0</text:p>
          </table:table-cell>
          <table:table-cell office:value-type="float" office:value="0.765232705553488" calcext:value-type="float">
            <text:p>0.765232705553488</text:p>
          </table:table-cell>
          <table:table-cell office:value-type="float" office:value="0.0161172439684422" calcext:value-type="float">
            <text:p>0.016117243968442</text:p>
          </table:table-cell>
        </table:table-row>
        <table:table-row table:style-name="ro1">
          <table:table-cell office:value-type="float" office:value="0" calcext:value-type="float">
            <text:p>0</text:p>
          </table:table-cell>
          <table:table-cell office:value-type="float" office:value="0.765008355887761" calcext:value-type="float">
            <text:p>0.765008355887761</text:p>
          </table:table-cell>
          <table:table-cell office:value-type="float" office:value="0.0166641454888034" calcext:value-type="float">
            <text:p>0.016664145488803</text:p>
          </table:table-cell>
        </table:table-row>
        <table:table-row table:style-name="ro1">
          <table:table-cell office:value-type="float" office:value="0" calcext:value-type="float">
            <text:p>0</text:p>
          </table:table-cell>
          <table:table-cell office:value-type="float" office:value="0.764320699775795" calcext:value-type="float">
            <text:p>0.764320699775795</text:p>
          </table:table-cell>
          <table:table-cell office:value-type="float" office:value="0.0178574100585814" calcext:value-type="float">
            <text:p>0.017857410058581</text:p>
          </table:table-cell>
        </table:table-row>
        <table:table-row table:style-name="ro1">
          <table:table-cell office:value-type="float" office:value="0" calcext:value-type="float">
            <text:p>0</text:p>
          </table:table-cell>
          <table:table-cell office:value-type="float" office:value="0.764602524639936" calcext:value-type="float">
            <text:p>0.764602524639936</text:p>
          </table:table-cell>
          <table:table-cell office:value-type="float" office:value="0.0182874971785215" calcext:value-type="float">
            <text:p>0.018287497178522</text:p>
          </table:table-cell>
        </table:table-row>
        <table:table-row table:style-name="ro1">
          <table:table-cell office:value-type="float" office:value="0" calcext:value-type="float">
            <text:p>0</text:p>
          </table:table-cell>
          <table:table-cell office:value-type="float" office:value="0.766472624211328" calcext:value-type="float">
            <text:p>0.766472624211328</text:p>
          </table:table-cell>
          <table:table-cell office:value-type="float" office:value="0.0159020696042912" calcext:value-type="float">
            <text:p>0.015902069604291</text:p>
          </table:table-cell>
        </table:table-row>
        <table:table-row table:style-name="ro1">
          <table:table-cell office:value-type="float" office:value="0" calcext:value-type="float">
            <text:p>0</text:p>
          </table:table-cell>
          <table:table-cell office:value-type="float" office:value="0.764905059738491" calcext:value-type="float">
            <text:p>0.764905059738491</text:p>
          </table:table-cell>
          <table:table-cell office:value-type="float" office:value="0.0167008625188463" calcext:value-type="float">
            <text:p>0.016700862518846</text:p>
          </table:table-cell>
        </table:table-row>
        <table:table-row table:style-name="ro1">
          <table:table-cell office:value-type="float" office:value="0" calcext:value-type="float">
            <text:p>0</text:p>
          </table:table-cell>
          <table:table-cell office:value-type="float" office:value="0.767822826374579" calcext:value-type="float">
            <text:p>0.767822826374579</text:p>
          </table:table-cell>
          <table:table-cell office:value-type="float" office:value="0.015826376427193" calcext:value-type="float">
            <text:p>0.015826376427193</text:p>
          </table:table-cell>
        </table:table-row>
        <table:table-row table:style-name="ro1">
          <table:table-cell office:value-type="float" office:value="0" calcext:value-type="float">
            <text:p>0</text:p>
          </table:table-cell>
          <table:table-cell office:value-type="float" office:value="0.766749192156646" calcext:value-type="float">
            <text:p>0.766749192156646</text:p>
          </table:table-cell>
          <table:table-cell office:value-type="float" office:value="0.016585592832083" calcext:value-type="float">
            <text:p>0.016585592832083</text:p>
          </table:table-cell>
        </table:table-row>
        <table:table-row table:style-name="ro1">
          <table:table-cell office:value-type="float" office:value="0" calcext:value-type="float">
            <text:p>0</text:p>
          </table:table-cell>
          <table:table-cell office:value-type="float" office:value="0.765189919740278" calcext:value-type="float">
            <text:p>0.765189919740278</text:p>
          </table:table-cell>
          <table:table-cell office:value-type="float" office:value="0.0167839531951781" calcext:value-type="float">
            <text:p>0.016783953195178</text:p>
          </table:table-cell>
        </table:table-row>
        <table:table-row table:style-name="ro1">
          <table:table-cell office:value-type="float" office:value="0" calcext:value-type="float">
            <text:p>0</text:p>
          </table:table-cell>
          <table:table-cell office:value-type="float" office:value="0.765392103382152" calcext:value-type="float">
            <text:p>0.765392103382152</text:p>
          </table:table-cell>
          <table:table-cell office:value-type="float" office:value="0.0164272446604609" calcext:value-type="float">
            <text:p>0.016427244660461</text:p>
          </table:table-cell>
        </table:table-row>
        <table:table-row table:style-name="ro1">
          <table:table-cell office:value-type="float" office:value="0" calcext:value-type="float">
            <text:p>0</text:p>
          </table:table-cell>
          <table:table-cell office:value-type="float" office:value="0.765241787320169" calcext:value-type="float">
            <text:p>0.765241787320169</text:p>
          </table:table-cell>
          <table:table-cell office:value-type="float" office:value="0.0154093216070617" calcext:value-type="float">
            <text:p>0.015409321607062</text:p>
          </table:table-cell>
        </table:table-row>
        <table:table-row table:style-name="ro1">
          <table:table-cell office:value-type="float" office:value="0" calcext:value-type="float">
            <text:p>0</text:p>
          </table:table-cell>
          <table:table-cell office:value-type="float" office:value="0.766394915702677" calcext:value-type="float">
            <text:p>0.766394915702677</text:p>
          </table:table-cell>
          <table:table-cell office:value-type="float" office:value="0.0155787450891451" calcext:value-type="float">
            <text:p>0.015578745089145</text:p>
          </table:table-cell>
        </table:table-row>
        <table:table-row table:style-name="ro1">
          <table:table-cell office:value-type="float" office:value="0" calcext:value-type="float">
            <text:p>0</text:p>
          </table:table-cell>
          <table:table-cell office:value-type="float" office:value="0.765008139424222" calcext:value-type="float">
            <text:p>0.765008139424222</text:p>
          </table:table-cell>
          <table:table-cell office:value-type="float" office:value="0.0167538611538302" calcext:value-type="float">
            <text:p>0.01675386115383</text:p>
          </table:table-cell>
        </table:table-row>
        <table:table-row table:style-name="ro1">
          <table:table-cell office:value-type="float" office:value="0" calcext:value-type="float">
            <text:p>0</text:p>
          </table:table-cell>
          <table:table-cell office:value-type="float" office:value="0.765533733418612" calcext:value-type="float">
            <text:p>0.765533733418612</text:p>
          </table:table-cell>
          <table:table-cell office:value-type="float" office:value="0.0154708861757373" calcext:value-type="float">
            <text:p>0.015470886175737</text:p>
          </table:table-cell>
        </table:table-row>
        <table:table-row table:style-name="ro1">
          <table:table-cell office:value-type="float" office:value="0" calcext:value-type="float">
            <text:p>0</text:p>
          </table:table-cell>
          <table:table-cell office:value-type="float" office:value="0.765270580436455" calcext:value-type="float">
            <text:p>0.765270580436455</text:p>
          </table:table-cell>
          <table:table-cell office:value-type="float" office:value="0.016680159864653" calcext:value-type="float">
            <text:p>0.016680159864653</text:p>
          </table:table-cell>
        </table:table-row>
        <table:table-row table:style-name="ro1">
          <table:table-cell office:value-type="float" office:value="0" calcext:value-type="float">
            <text:p>0</text:p>
          </table:table-cell>
          <table:table-cell office:value-type="float" office:value="0.766437025476799" calcext:value-type="float">
            <text:p>0.766437025476799</text:p>
          </table:table-cell>
          <table:table-cell office:value-type="float" office:value="0.0172751193940739" calcext:value-type="float">
            <text:p>0.017275119394074</text:p>
          </table:table-cell>
        </table:table-row>
        <table:table-row table:style-name="ro1">
          <table:table-cell office:value-type="float" office:value="0" calcext:value-type="float">
            <text:p>0</text:p>
          </table:table-cell>
          <table:table-cell office:value-type="float" office:value="0.763493618080557" calcext:value-type="float">
            <text:p>0.763493618080557</text:p>
          </table:table-cell>
          <table:table-cell office:value-type="float" office:value="0.0172428668885108" calcext:value-type="float">
            <text:p>0.017242866888511</text:p>
          </table:table-cell>
        </table:table-row>
        <table:table-row table:style-name="ro1">
          <table:table-cell office:value-type="float" office:value="0" calcext:value-type="float">
            <text:p>0</text:p>
          </table:table-cell>
          <table:table-cell office:value-type="float" office:value="0.76700046506922" calcext:value-type="float">
            <text:p>0.76700046506922</text:p>
          </table:table-cell>
          <table:table-cell office:value-type="float" office:value="0.01521360701953" calcext:value-type="float">
            <text:p>0.01521360701953</text:p>
          </table:table-cell>
        </table:table-row>
        <table:table-row table:style-name="ro1">
          <table:table-cell office:value-type="float" office:value="0" calcext:value-type="float">
            <text:p>0</text:p>
          </table:table-cell>
          <table:table-cell office:value-type="float" office:value="0.765598490259436" calcext:value-type="float">
            <text:p>0.765598490259436</text:p>
          </table:table-cell>
          <table:table-cell office:value-type="float" office:value="0.0162104371018283" calcext:value-type="float">
            <text:p>0.016210437101828</text:p>
          </table:table-cell>
        </table:table-row>
        <table:table-row table:style-name="ro1">
          <table:table-cell office:value-type="float" office:value="0" calcext:value-type="float">
            <text:p>0</text:p>
          </table:table-cell>
          <table:table-cell office:value-type="float" office:value="0.766464342986224" calcext:value-type="float">
            <text:p>0.766464342986224</text:p>
          </table:table-cell>
          <table:table-cell office:value-type="float" office:value="0.0157430807694362" calcext:value-type="float">
            <text:p>0.015743080769436</text:p>
          </table:table-cell>
        </table:table-row>
        <table:table-row table:style-name="ro1">
          <table:table-cell office:value-type="float" office:value="0" calcext:value-type="float">
            <text:p>0</text:p>
          </table:table-cell>
          <table:table-cell office:value-type="float" office:value="0.764886706770486" calcext:value-type="float">
            <text:p>0.764886706770486</text:p>
          </table:table-cell>
          <table:table-cell office:value-type="float" office:value="0.0172510213778587" calcext:value-type="float">
            <text:p>0.017251021377859</text:p>
          </table:table-cell>
        </table:table-row>
        <table:table-row table:style-name="ro1">
          <table:table-cell office:value-type="float" office:value="0" calcext:value-type="float">
            <text:p>0</text:p>
          </table:table-cell>
          <table:table-cell office:value-type="float" office:value="0.763801563242702" calcext:value-type="float">
            <text:p>0.763801563242702</text:p>
          </table:table-cell>
          <table:table-cell office:value-type="float" office:value="0.0191102329815959" calcext:value-type="float">
            <text:p>0.019110232981596</text:p>
          </table:table-cell>
        </table:table-row>
        <table:table-row table:style-name="ro1">
          <table:table-cell office:value-type="float" office:value="0" calcext:value-type="float">
            <text:p>0</text:p>
          </table:table-cell>
          <table:table-cell office:value-type="float" office:value="0.764489283813485" calcext:value-type="float">
            <text:p>0.764489283813485</text:p>
          </table:table-cell>
          <table:table-cell office:value-type="float" office:value="0.0187329951961496" calcext:value-type="float">
            <text:p>0.01873299519615</text:p>
          </table:table-cell>
        </table:table-row>
        <table:table-row table:style-name="ro1">
          <table:table-cell office:value-type="float" office:value="0" calcext:value-type="float">
            <text:p>0</text:p>
          </table:table-cell>
          <table:table-cell office:value-type="float" office:value="0.764018053010417" calcext:value-type="float">
            <text:p>0.764018053010417</text:p>
          </table:table-cell>
          <table:table-cell office:value-type="float" office:value="0.0157439825611911" calcext:value-type="float">
            <text:p>0.015743982561191</text:p>
          </table:table-cell>
        </table:table-row>
        <table:table-row table:style-name="ro1">
          <table:table-cell office:value-type="float" office:value="0" calcext:value-type="float">
            <text:p>0</text:p>
          </table:table-cell>
          <table:table-cell office:value-type="float" office:value="0.764702847774758" calcext:value-type="float">
            <text:p>0.764702847774758</text:p>
          </table:table-cell>
          <table:table-cell office:value-type="float" office:value="0.0161778301654759" calcext:value-type="float">
            <text:p>0.016177830165476</text:p>
          </table:table-cell>
        </table:table-row>
        <table:table-row table:style-name="ro1">
          <table:table-cell office:value-type="float" office:value="0" calcext:value-type="float">
            <text:p>0</text:p>
          </table:table-cell>
          <table:table-cell office:value-type="float" office:value="0.765564453275449" calcext:value-type="float">
            <text:p>0.765564453275449</text:p>
          </table:table-cell>
          <table:table-cell office:value-type="float" office:value="0.0170133692505379" calcext:value-type="float">
            <text:p>0.017013369250538</text:p>
          </table:table-cell>
        </table:table-row>
        <table:table-row table:style-name="ro1">
          <table:table-cell office:value-type="float" office:value="0" calcext:value-type="float">
            <text:p>0</text:p>
          </table:table-cell>
          <table:table-cell office:value-type="float" office:value="0.76485999784032" calcext:value-type="float">
            <text:p>0.76485999784032</text:p>
          </table:table-cell>
          <table:table-cell office:value-type="float" office:value="0.0161019928269613" calcext:value-type="float">
            <text:p>0.016101992826961</text:p>
          </table:table-cell>
        </table:table-row>
        <table:table-row table:style-name="ro1">
          <table:table-cell office:value-type="float" office:value="0" calcext:value-type="float">
            <text:p>0</text:p>
          </table:table-cell>
          <table:table-cell office:value-type="float" office:value="0.767493333880688" calcext:value-type="float">
            <text:p>0.767493333880688</text:p>
          </table:table-cell>
          <table:table-cell office:value-type="float" office:value="0.01530746702478" calcext:value-type="float">
            <text:p>0.01530746702478</text:p>
          </table:table-cell>
        </table:table-row>
        <table:table-row table:style-name="ro1">
          <table:table-cell office:value-type="float" office:value="0" calcext:value-type="float">
            <text:p>0</text:p>
          </table:table-cell>
          <table:table-cell office:value-type="float" office:value="0.766602392905142" calcext:value-type="float">
            <text:p>0.766602392905142</text:p>
          </table:table-cell>
          <table:table-cell office:value-type="float" office:value="0.01541718335381" calcext:value-type="float">
            <text:p>0.01541718335381</text:p>
          </table:table-cell>
        </table:table-row>
        <table:table-row table:style-name="ro1">
          <table:table-cell office:value-type="float" office:value="0" calcext:value-type="float">
            <text:p>0</text:p>
          </table:table-cell>
          <table:table-cell office:value-type="float" office:value="0.769166057967306" calcext:value-type="float">
            <text:p>0.769166057967306</text:p>
          </table:table-cell>
          <table:table-cell office:value-type="float" office:value="0.0141479604446795" calcext:value-type="float">
            <text:p>0.01414796044468</text:p>
          </table:table-cell>
        </table:table-row>
        <table:table-row table:style-name="ro1">
          <table:table-cell office:value-type="float" office:value="0" calcext:value-type="float">
            <text:p>0</text:p>
          </table:table-cell>
          <table:table-cell office:value-type="float" office:value="0.766479870765215" calcext:value-type="float">
            <text:p>0.766479870765215</text:p>
          </table:table-cell>
          <table:table-cell office:value-type="float" office:value="0.0158310473837338" calcext:value-type="float">
            <text:p>0.015831047383734</text:p>
          </table:table-cell>
        </table:table-row>
        <table:table-row table:style-name="ro1">
          <table:table-cell office:value-type="float" office:value="0" calcext:value-type="float">
            <text:p>0</text:p>
          </table:table-cell>
          <table:table-cell office:value-type="float" office:value="0.765601635730815" calcext:value-type="float">
            <text:p>0.765601635730815</text:p>
          </table:table-cell>
          <table:table-cell office:value-type="float" office:value="0.0163445646083841" calcext:value-type="float">
            <text:p>0.016344564608384</text:p>
          </table:table-cell>
        </table:table-row>
        <table:table-row table:style-name="ro1">
          <table:table-cell office:value-type="float" office:value="0" calcext:value-type="float">
            <text:p>0</text:p>
          </table:table-cell>
          <table:table-cell office:value-type="float" office:value="0.76400691634906" calcext:value-type="float">
            <text:p>0.76400691634906</text:p>
          </table:table-cell>
          <table:table-cell office:value-type="float" office:value="0.0178236038770827" calcext:value-type="float">
            <text:p>0.017823603877083</text:p>
          </table:table-cell>
        </table:table-row>
        <table:table-row table:style-name="ro1">
          <table:table-cell office:value-type="float" office:value="0" calcext:value-type="float">
            <text:p>0</text:p>
          </table:table-cell>
          <table:table-cell office:value-type="float" office:value="0.764746160153193" calcext:value-type="float">
            <text:p>0.764746160153193</text:p>
          </table:table-cell>
          <table:table-cell office:value-type="float" office:value="0.0165502022874444" calcext:value-type="float">
            <text:p>0.016550202287445</text:p>
          </table:table-cell>
        </table:table-row>
        <table:table-row table:style-name="ro1">
          <table:table-cell office:value-type="float" office:value="0" calcext:value-type="float">
            <text:p>0</text:p>
          </table:table-cell>
          <table:table-cell office:value-type="float" office:value="0.764857859852904" calcext:value-type="float">
            <text:p>0.764857859852904</text:p>
          </table:table-cell>
          <table:table-cell office:value-type="float" office:value="0.0168733661675954" calcext:value-type="float">
            <text:p>0.016873366167595</text:p>
          </table:table-cell>
        </table:table-row>
        <table:table-row table:style-name="ro1">
          <table:table-cell office:value-type="float" office:value="0" calcext:value-type="float">
            <text:p>0</text:p>
          </table:table-cell>
          <table:table-cell office:value-type="float" office:value="0.766677404434967" calcext:value-type="float">
            <text:p>0.766677404434967</text:p>
          </table:table-cell>
          <table:table-cell office:value-type="float" office:value="0.0153778183502024" calcext:value-type="float">
            <text:p>0.015377818350203</text:p>
          </table:table-cell>
        </table:table-row>
        <table:table-row table:style-name="ro1">
          <table:table-cell office:value-type="float" office:value="0" calcext:value-type="float">
            <text:p>0</text:p>
          </table:table-cell>
          <table:table-cell office:value-type="float" office:value="0.766026867024206" calcext:value-type="float">
            <text:p>0.766026867024206</text:p>
          </table:table-cell>
          <table:table-cell office:value-type="float" office:value="0.0159240112992524" calcext:value-type="float">
            <text:p>0.015924011299252</text:p>
          </table:table-cell>
        </table:table-row>
        <table:table-row table:style-name="ro1">
          <table:table-cell office:value-type="float" office:value="0" calcext:value-type="float">
            <text:p>0</text:p>
          </table:table-cell>
          <table:table-cell office:value-type="float" office:value="0.768418412256351" calcext:value-type="float">
            <text:p>0.768418412256351</text:p>
          </table:table-cell>
          <table:table-cell office:value-type="float" office:value="0.0156426281493284" calcext:value-type="float">
            <text:p>0.015642628149328</text:p>
          </table:table-cell>
        </table:table-row>
        <table:table-row table:style-name="ro1">
          <table:table-cell office:value-type="float" office:value="0" calcext:value-type="float">
            <text:p>0</text:p>
          </table:table-cell>
          <table:table-cell office:value-type="float" office:value="0.766589949484643" calcext:value-type="float">
            <text:p>0.766589949484643</text:p>
          </table:table-cell>
          <table:table-cell office:value-type="float" office:value="0.0158451402474395" calcext:value-type="float">
            <text:p>0.01584514024744</text:p>
          </table:table-cell>
        </table:table-row>
        <table:table-row table:style-name="ro1">
          <table:table-cell office:value-type="float" office:value="0" calcext:value-type="float">
            <text:p>0</text:p>
          </table:table-cell>
          <table:table-cell office:value-type="float" office:value="0.768434023935298" calcext:value-type="float">
            <text:p>0.768434023935298</text:p>
          </table:table-cell>
          <table:table-cell office:value-type="float" office:value="0.0150124451722202" calcext:value-type="float">
            <text:p>0.01501244517222</text:p>
          </table:table-cell>
        </table:table-row>
        <table:table-row table:style-name="ro1">
          <table:table-cell office:value-type="float" office:value="0" calcext:value-type="float">
            <text:p>0</text:p>
          </table:table-cell>
          <table:table-cell office:value-type="float" office:value="0.767241223382357" calcext:value-type="float">
            <text:p>0.767241223382357</text:p>
          </table:table-cell>
          <table:table-cell office:value-type="float" office:value="0.0151023376429966" calcext:value-type="float">
            <text:p>0.015102337642997</text:p>
          </table:table-cell>
        </table:table-row>
        <table:table-row table:style-name="ro1">
          <table:table-cell office:value-type="float" office:value="0" calcext:value-type="float">
            <text:p>0</text:p>
          </table:table-cell>
          <table:table-cell office:value-type="float" office:value="0.765771349542273" calcext:value-type="float">
            <text:p>0.765771349542273</text:p>
          </table:table-cell>
          <table:table-cell office:value-type="float" office:value="0.0164455612493218" calcext:value-type="float">
            <text:p>0.016445561249322</text:p>
          </table:table-cell>
        </table:table-row>
        <table:table-row table:style-name="ro1">
          <table:table-cell office:value-type="float" office:value="0" calcext:value-type="float">
            <text:p>0</text:p>
          </table:table-cell>
          <table:table-cell office:value-type="float" office:value="0.766693889263368" calcext:value-type="float">
            <text:p>0.766693889263368</text:p>
          </table:table-cell>
          <table:table-cell office:value-type="float" office:value="0.0164316713267019" calcext:value-type="float">
            <text:p>0.016431671326702</text:p>
          </table:table-cell>
        </table:table-row>
        <table:table-row table:style-name="ro1">
          <table:table-cell office:value-type="float" office:value="0" calcext:value-type="float">
            <text:p>0</text:p>
          </table:table-cell>
          <table:table-cell office:value-type="float" office:value="0.764093390240757" calcext:value-type="float">
            <text:p>0.764093390240757</text:p>
          </table:table-cell>
          <table:table-cell office:value-type="float" office:value="0.0166830106312101" calcext:value-type="float">
            <text:p>0.01668301063121</text:p>
          </table:table-cell>
        </table:table-row>
        <table:table-row table:style-name="ro1">
          <table:table-cell office:value-type="float" office:value="0" calcext:value-type="float">
            <text:p>0</text:p>
          </table:table-cell>
          <table:table-cell office:value-type="float" office:value="0.766662405404919" calcext:value-type="float">
            <text:p>0.766662405404919</text:p>
          </table:table-cell>
          <table:table-cell office:value-type="float" office:value="0.0157378313797184" calcext:value-type="float">
            <text:p>0.015737831379719</text:p>
          </table:table-cell>
        </table:table-row>
        <table:table-row table:style-name="ro1">
          <table:table-cell office:value-type="float" office:value="0" calcext:value-type="float">
            <text:p>0</text:p>
          </table:table-cell>
          <table:table-cell office:value-type="float" office:value="0.763681601183634" calcext:value-type="float">
            <text:p>0.763681601183634</text:p>
          </table:table-cell>
          <table:table-cell office:value-type="float" office:value="0.0163740258991275" calcext:value-type="float">
            <text:p>0.016374025899128</text:p>
          </table:table-cell>
        </table:table-row>
        <table:table-row table:style-name="ro1">
          <table:table-cell office:value-type="float" office:value="0" calcext:value-type="float">
            <text:p>0</text:p>
          </table:table-cell>
          <table:table-cell office:value-type="float" office:value="0.7664437760877" calcext:value-type="float">
            <text:p>0.7664437760877</text:p>
          </table:table-cell>
          <table:table-cell office:value-type="float" office:value="0.016538993868988" calcext:value-type="float">
            <text:p>0.016538993868988</text:p>
          </table:table-cell>
        </table:table-row>
        <table:table-row table:style-name="ro1">
          <table:table-cell office:value-type="float" office:value="0" calcext:value-type="float">
            <text:p>0</text:p>
          </table:table-cell>
          <table:table-cell office:value-type="float" office:value="0.765263357977785" calcext:value-type="float">
            <text:p>0.765263357977785</text:p>
          </table:table-cell>
          <table:table-cell office:value-type="float" office:value="0.0157173348845834" calcext:value-type="float">
            <text:p>0.015717334884583</text:p>
          </table:table-cell>
        </table:table-row>
        <table:table-row table:style-name="ro1">
          <table:table-cell office:value-type="float" office:value="0" calcext:value-type="float">
            <text:p>0</text:p>
          </table:table-cell>
          <table:table-cell office:value-type="float" office:value="0.764412400327268" calcext:value-type="float">
            <text:p>0.764412400327268</text:p>
          </table:table-cell>
          <table:table-cell office:value-type="float" office:value="0.0165013229911071" calcext:value-type="float">
            <text:p>0.016501322991107</text:p>
          </table:table-cell>
        </table:table-row>
        <table:table-row table:style-name="ro1">
          <table:table-cell office:value-type="float" office:value="0" calcext:value-type="float">
            <text:p>0</text:p>
          </table:table-cell>
          <table:table-cell office:value-type="float" office:value="0.760922597523719" calcext:value-type="float">
            <text:p>0.760922597523719</text:p>
          </table:table-cell>
          <table:table-cell office:value-type="float" office:value="0.0190256506582328" calcext:value-type="float">
            <text:p>0.019025650658233</text:p>
          </table:table-cell>
        </table:table-row>
        <table:table-row table:style-name="ro1">
          <table:table-cell office:value-type="float" office:value="0" calcext:value-type="float">
            <text:p>0</text:p>
          </table:table-cell>
          <table:table-cell office:value-type="float" office:value="0.765257418459793" calcext:value-type="float">
            <text:p>0.765257418459793</text:p>
          </table:table-cell>
          <table:table-cell office:value-type="float" office:value="0.0165435620156418" calcext:value-type="float">
            <text:p>0.016543562015642</text:p>
          </table:table-cell>
        </table:table-row>
        <table:table-row table:style-name="ro1">
          <table:table-cell office:value-type="float" office:value="0" calcext:value-type="float">
            <text:p>0</text:p>
          </table:table-cell>
          <table:table-cell office:value-type="float" office:value="0.767596238179532" calcext:value-type="float">
            <text:p>0.767596238179532</text:p>
          </table:table-cell>
          <table:table-cell office:value-type="float" office:value="0.0161339510367219" calcext:value-type="float">
            <text:p>0.016133951036722</text:p>
          </table:table-cell>
        </table:table-row>
        <table:table-row table:style-name="ro1">
          <table:table-cell office:value-type="float" office:value="0" calcext:value-type="float">
            <text:p>0</text:p>
          </table:table-cell>
          <table:table-cell office:value-type="float" office:value="0.764183547450722" calcext:value-type="float">
            <text:p>0.764183547450722</text:p>
          </table:table-cell>
          <table:table-cell office:value-type="float" office:value="0.0163954853898377" calcext:value-type="float">
            <text:p>0.016395485389838</text:p>
          </table:table-cell>
        </table:table-row>
        <table:table-row table:style-name="ro1">
          <table:table-cell office:value-type="float" office:value="0" calcext:value-type="float">
            <text:p>0</text:p>
          </table:table-cell>
          <table:table-cell office:value-type="float" office:value="0.766268819706082" calcext:value-type="float">
            <text:p>0.766268819706082</text:p>
          </table:table-cell>
          <table:table-cell office:value-type="float" office:value="0.01670700774875" calcext:value-type="float">
            <text:p>0.01670700774875</text:p>
          </table:table-cell>
        </table:table-row>
        <table:table-row table:style-name="ro1">
          <table:table-cell office:value-type="float" office:value="0" calcext:value-type="float">
            <text:p>0</text:p>
          </table:table-cell>
          <table:table-cell office:value-type="float" office:value="0.767667063096124" calcext:value-type="float">
            <text:p>0.767667063096124</text:p>
          </table:table-cell>
          <table:table-cell office:value-type="float" office:value="0.0152618476873386" calcext:value-type="float">
            <text:p>0.015261847687339</text:p>
          </table:table-cell>
        </table:table-row>
        <table:table-row table:style-name="ro1">
          <table:table-cell office:value-type="float" office:value="0" calcext:value-type="float">
            <text:p>0</text:p>
          </table:table-cell>
          <table:table-cell office:value-type="float" office:value="0.763969412172853" calcext:value-type="float">
            <text:p>0.763969412172853</text:p>
          </table:table-cell>
          <table:table-cell office:value-type="float" office:value="0.0155145806703151" calcext:value-type="float">
            <text:p>0.015514580670315</text:p>
          </table:table-cell>
        </table:table-row>
        <table:table-row table:style-name="ro1">
          <table:table-cell office:value-type="float" office:value="0" calcext:value-type="float">
            <text:p>0</text:p>
          </table:table-cell>
          <table:table-cell office:value-type="float" office:value="0.766968785943555" calcext:value-type="float">
            <text:p>0.766968785943555</text:p>
          </table:table-cell>
          <table:table-cell office:value-type="float" office:value="0.0164598702119462" calcext:value-type="float">
            <text:p>0.016459870211946</text:p>
          </table:table-cell>
        </table:table-row>
        <table:table-row table:style-name="ro1">
          <table:table-cell office:value-type="float" office:value="0" calcext:value-type="float">
            <text:p>0</text:p>
          </table:table-cell>
          <table:table-cell office:value-type="float" office:value="0.766653106287035" calcext:value-type="float">
            <text:p>0.766653106287035</text:p>
          </table:table-cell>
          <table:table-cell office:value-type="float" office:value="0.0162784965101557" calcext:value-type="float">
            <text:p>0.016278496510156</text:p>
          </table:table-cell>
        </table:table-row>
        <table:table-row table:style-name="ro1">
          <table:table-cell office:value-type="float" office:value="0" calcext:value-type="float">
            <text:p>0</text:p>
          </table:table-cell>
          <table:table-cell office:value-type="float" office:value="0.764965278895335" calcext:value-type="float">
            <text:p>0.764965278895335</text:p>
          </table:table-cell>
          <table:table-cell office:value-type="float" office:value="0.0182036181682282" calcext:value-type="float">
            <text:p>0.018203618168228</text:p>
          </table:table-cell>
        </table:table-row>
        <table:table-row table:style-name="ro1">
          <table:table-cell office:value-type="float" office:value="0" calcext:value-type="float">
            <text:p>0</text:p>
          </table:table-cell>
          <table:table-cell office:value-type="float" office:value="0.764806851416013" calcext:value-type="float">
            <text:p>0.764806851416013</text:p>
          </table:table-cell>
          <table:table-cell office:value-type="float" office:value="0.0167458848171922" calcext:value-type="float">
            <text:p>0.016745884817192</text:p>
          </table:table-cell>
        </table:table-row>
        <table:table-row table:style-name="ro1">
          <table:table-cell office:value-type="float" office:value="0" calcext:value-type="float">
            <text:p>0</text:p>
          </table:table-cell>
          <table:table-cell office:value-type="float" office:value="0.768883386368981" calcext:value-type="float">
            <text:p>0.768883386368981</text:p>
          </table:table-cell>
          <table:table-cell office:value-type="float" office:value="0.0143562746801393" calcext:value-type="float">
            <text:p>0.014356274680139</text:p>
          </table:table-cell>
        </table:table-row>
        <table:table-row table:style-name="ro1">
          <table:table-cell office:value-type="float" office:value="0" calcext:value-type="float">
            <text:p>0</text:p>
          </table:table-cell>
          <table:table-cell office:value-type="float" office:value="0.766190125729411" calcext:value-type="float">
            <text:p>0.766190125729411</text:p>
          </table:table-cell>
          <table:table-cell office:value-type="float" office:value="0.017028564663509" calcext:value-type="float">
            <text:p>0.017028564663509</text:p>
          </table:table-cell>
        </table:table-row>
        <table:table-row table:style-name="ro1">
          <table:table-cell office:value-type="float" office:value="0" calcext:value-type="float">
            <text:p>0</text:p>
          </table:table-cell>
          <table:table-cell office:value-type="float" office:value="0.765825115169305" calcext:value-type="float">
            <text:p>0.765825115169305</text:p>
          </table:table-cell>
          <table:table-cell office:value-type="float" office:value="0.0161410869491087" calcext:value-type="float">
            <text:p>0.016141086949109</text:p>
          </table:table-cell>
        </table:table-row>
        <table:table-row table:style-name="ro1">
          <table:table-cell office:value-type="float" office:value="0" calcext:value-type="float">
            <text:p>0</text:p>
          </table:table-cell>
          <table:table-cell office:value-type="float" office:value="0.765319850998183" calcext:value-type="float">
            <text:p>0.765319850998183</text:p>
          </table:table-cell>
          <table:table-cell office:value-type="float" office:value="0.0161392580284104" calcext:value-type="float">
            <text:p>0.01613925802841</text:p>
          </table:table-cell>
        </table:table-row>
        <table:table-row table:style-name="ro1">
          <table:table-cell office:value-type="float" office:value="0" calcext:value-type="float">
            <text:p>0</text:p>
          </table:table-cell>
          <table:table-cell office:value-type="float" office:value="0.766230657257756" calcext:value-type="float">
            <text:p>0.766230657257756</text:p>
          </table:table-cell>
          <table:table-cell office:value-type="float" office:value="0.0153030072194603" calcext:value-type="float">
            <text:p>0.01530300721946</text:p>
          </table:table-cell>
        </table:table-row>
        <table:table-row table:style-name="ro1">
          <table:table-cell office:value-type="float" office:value="0" calcext:value-type="float">
            <text:p>0</text:p>
          </table:table-cell>
          <table:table-cell office:value-type="float" office:value="0.765697199945189" calcext:value-type="float">
            <text:p>0.765697199945189</text:p>
          </table:table-cell>
          <table:table-cell office:value-type="float" office:value="0.0166060454388129" calcext:value-type="float">
            <text:p>0.016606045438813</text:p>
          </table:table-cell>
        </table:table-row>
        <table:table-row table:style-name="ro1">
          <table:table-cell office:value-type="float" office:value="0" calcext:value-type="float">
            <text:p>0</text:p>
          </table:table-cell>
          <table:table-cell office:value-type="float" office:value="0.766616748234672" calcext:value-type="float">
            <text:p>0.766616748234672</text:p>
          </table:table-cell>
          <table:table-cell office:value-type="float" office:value="0.015092525299978" calcext:value-type="float">
            <text:p>0.015092525299978</text:p>
          </table:table-cell>
        </table:table-row>
        <table:table-row table:style-name="ro1">
          <table:table-cell office:value-type="float" office:value="0" calcext:value-type="float">
            <text:p>0</text:p>
          </table:table-cell>
          <table:table-cell office:value-type="float" office:value="0.768481937671702" calcext:value-type="float">
            <text:p>0.768481937671702</text:p>
          </table:table-cell>
          <table:table-cell office:value-type="float" office:value="0.0148488316703124" calcext:value-type="float">
            <text:p>0.014848831670313</text:p>
          </table:table-cell>
        </table:table-row>
        <table:table-row table:style-name="ro1">
          <table:table-cell office:value-type="float" office:value="0" calcext:value-type="float">
            <text:p>0</text:p>
          </table:table-cell>
          <table:table-cell office:value-type="float" office:value="0.766954410923699" calcext:value-type="float">
            <text:p>0.766954410923699</text:p>
          </table:table-cell>
          <table:table-cell office:value-type="float" office:value="0.0158621378607927" calcext:value-type="float">
            <text:p>0.015862137860793</text:p>
          </table:table-cell>
        </table:table-row>
        <table:table-row table:style-name="ro1">
          <table:table-cell office:value-type="float" office:value="0" calcext:value-type="float">
            <text:p>0</text:p>
          </table:table-cell>
          <table:table-cell office:value-type="float" office:value="0.766340954566233" calcext:value-type="float">
            <text:p>0.766340954566233</text:p>
          </table:table-cell>
          <table:table-cell office:value-type="float" office:value="0.0164795435354021" calcext:value-type="float">
            <text:p>0.016479543535402</text:p>
          </table:table-cell>
        </table:table-row>
        <table:table-row table:style-name="ro1">
          <table:table-cell office:value-type="float" office:value="0" calcext:value-type="float">
            <text:p>0</text:p>
          </table:table-cell>
          <table:table-cell office:value-type="float" office:value="0.767478499199956" calcext:value-type="float">
            <text:p>0.767478499199956</text:p>
          </table:table-cell>
          <table:table-cell office:value-type="float" office:value="0.0151892938370774" calcext:value-type="float">
            <text:p>0.015189293837078</text:p>
          </table:table-cell>
        </table:table-row>
        <table:table-row table:style-name="ro1">
          <table:table-cell office:value-type="float" office:value="0" calcext:value-type="float">
            <text:p>0</text:p>
          </table:table-cell>
          <table:table-cell office:value-type="float" office:value="0.764592249261794" calcext:value-type="float">
            <text:p>0.764592249261794</text:p>
          </table:table-cell>
          <table:table-cell office:value-type="float" office:value="0.0173592791332158" calcext:value-type="float">
            <text:p>0.017359279133216</text:p>
          </table:table-cell>
        </table:table-row>
        <table:table-row table:style-name="ro1">
          <table:table-cell office:value-type="float" office:value="0" calcext:value-type="float">
            <text:p>0</text:p>
          </table:table-cell>
          <table:table-cell office:value-type="float" office:value="0.766543595103914" calcext:value-type="float">
            <text:p>0.766543595103914</text:p>
          </table:table-cell>
          <table:table-cell office:value-type="float" office:value="0.0159297938092466" calcext:value-type="float">
            <text:p>0.015929793809247</text:p>
          </table:table-cell>
        </table:table-row>
        <table:table-row table:style-name="ro1">
          <table:table-cell office:value-type="float" office:value="0" calcext:value-type="float">
            <text:p>0</text:p>
          </table:table-cell>
          <table:table-cell office:value-type="float" office:value="0.766037087647242" calcext:value-type="float">
            <text:p>0.766037087647242</text:p>
          </table:table-cell>
          <table:table-cell office:value-type="float" office:value="0.0156459393564253" calcext:value-type="float">
            <text:p>0.015645939356425</text:p>
          </table:table-cell>
        </table:table-row>
        <table:table-row table:style-name="ro1">
          <table:table-cell office:value-type="float" office:value="0" calcext:value-type="float">
            <text:p>0</text:p>
          </table:table-cell>
          <table:table-cell office:value-type="float" office:value="0.768424647068712" calcext:value-type="float">
            <text:p>0.768424647068712</text:p>
          </table:table-cell>
          <table:table-cell office:value-type="float" office:value="0.014056395328538" calcext:value-type="float">
            <text:p>0.014056395328538</text:p>
          </table:table-cell>
        </table:table-row>
        <table:table-row table:style-name="ro1">
          <table:table-cell office:value-type="float" office:value="0" calcext:value-type="float">
            <text:p>0</text:p>
          </table:table-cell>
          <table:table-cell office:value-type="float" office:value="0.764860662831365" calcext:value-type="float">
            <text:p>0.764860662831365</text:p>
          </table:table-cell>
          <table:table-cell office:value-type="float" office:value="0.0165006022599046" calcext:value-type="float">
            <text:p>0.016500602259905</text:p>
          </table:table-cell>
        </table:table-row>
        <table:table-row table:style-name="ro1">
          <table:table-cell office:value-type="float" office:value="0" calcext:value-type="float">
            <text:p>0</text:p>
          </table:table-cell>
          <table:table-cell office:value-type="float" office:value="0.763978018909019" calcext:value-type="float">
            <text:p>0.763978018909019</text:p>
          </table:table-cell>
          <table:table-cell office:value-type="float" office:value="0.0181055349516551" calcext:value-type="float">
            <text:p>0.018105534951655</text:p>
          </table:table-cell>
        </table:table-row>
        <table:table-row table:style-name="ro1">
          <table:table-cell office:value-type="float" office:value="0" calcext:value-type="float">
            <text:p>0</text:p>
          </table:table-cell>
          <table:table-cell office:value-type="float" office:value="0.768085974471471" calcext:value-type="float">
            <text:p>0.768085974471471</text:p>
          </table:table-cell>
          <table:table-cell office:value-type="float" office:value="0.0151510439096122" calcext:value-type="float">
            <text:p>0.015151043909612</text:p>
          </table:table-cell>
        </table:table-row>
        <table:table-row table:style-name="ro1">
          <table:table-cell office:value-type="float" office:value="0" calcext:value-type="float">
            <text:p>0</text:p>
          </table:table-cell>
          <table:table-cell office:value-type="float" office:value="0.767520646302692" calcext:value-type="float">
            <text:p>0.767520646302692</text:p>
          </table:table-cell>
          <table:table-cell office:value-type="float" office:value="0.0168726848020055" calcext:value-type="float">
            <text:p>0.016872684802006</text:p>
          </table:table-cell>
        </table:table-row>
        <table:table-row table:style-name="ro1">
          <table:table-cell office:value-type="float" office:value="0" calcext:value-type="float">
            <text:p>0</text:p>
          </table:table-cell>
          <table:table-cell office:value-type="float" office:value="0.765303182786498" calcext:value-type="float">
            <text:p>0.765303182786498</text:p>
          </table:table-cell>
          <table:table-cell office:value-type="float" office:value="0.0160132475756365" calcext:value-type="float">
            <text:p>0.016013247575637</text:p>
          </table:table-cell>
        </table:table-row>
        <table:table-row table:style-name="ro1">
          <table:table-cell office:value-type="float" office:value="0" calcext:value-type="float">
            <text:p>0</text:p>
          </table:table-cell>
          <table:table-cell office:value-type="float" office:value="0.766016741002386" calcext:value-type="float">
            <text:p>0.766016741002386</text:p>
          </table:table-cell>
          <table:table-cell office:value-type="float" office:value="0.0167499495183795" calcext:value-type="float">
            <text:p>0.01674994951838</text:p>
          </table:table-cell>
        </table:table-row>
        <table:table-row table:style-name="ro1">
          <table:table-cell office:value-type="float" office:value="0" calcext:value-type="float">
            <text:p>0</text:p>
          </table:table-cell>
          <table:table-cell office:value-type="float" office:value="0.766914152963309" calcext:value-type="float">
            <text:p>0.766914152963309</text:p>
          </table:table-cell>
          <table:table-cell office:value-type="float" office:value="0.0151831565333319" calcext:value-type="float">
            <text:p>0.015183156533332</text:p>
          </table:table-cell>
        </table:table-row>
        <table:table-row table:style-name="ro1">
          <table:table-cell office:value-type="float" office:value="0" calcext:value-type="float">
            <text:p>0</text:p>
          </table:table-cell>
          <table:table-cell office:value-type="float" office:value="0.766989193530295" calcext:value-type="float">
            <text:p>0.766989193530295</text:p>
          </table:table-cell>
          <table:table-cell office:value-type="float" office:value="0.0151544141479055" calcext:value-type="float">
            <text:p>0.015154414147906</text:p>
          </table:table-cell>
        </table:table-row>
        <table:table-row table:style-name="ro1">
          <table:table-cell office:value-type="float" office:value="0" calcext:value-type="float">
            <text:p>0</text:p>
          </table:table-cell>
          <table:table-cell office:value-type="float" office:value="0.768578926633708" calcext:value-type="float">
            <text:p>0.768578926633708</text:p>
          </table:table-cell>
          <table:table-cell office:value-type="float" office:value="0.0142829246712897" calcext:value-type="float">
            <text:p>0.01428292467129</text:p>
          </table:table-cell>
        </table:table-row>
        <table:table-row table:style-name="ro1">
          <table:table-cell office:value-type="float" office:value="0" calcext:value-type="float">
            <text:p>0</text:p>
          </table:table-cell>
          <table:table-cell office:value-type="float" office:value="0.768913893197603" calcext:value-type="float">
            <text:p>0.768913893197603</text:p>
          </table:table-cell>
          <table:table-cell office:value-type="float" office:value="0.0148495084010265" calcext:value-type="float">
            <text:p>0.014849508401027</text:p>
          </table:table-cell>
        </table:table-row>
        <table:table-row table:style-name="ro1">
          <table:table-cell office:value-type="float" office:value="0" calcext:value-type="float">
            <text:p>0</text:p>
          </table:table-cell>
          <table:table-cell office:value-type="float" office:value="0.766644921668418" calcext:value-type="float">
            <text:p>0.766644921668418</text:p>
          </table:table-cell>
          <table:table-cell office:value-type="float" office:value="0.0153954498975889" calcext:value-type="float">
            <text:p>0.015395449897589</text:p>
          </table:table-cell>
        </table:table-row>
        <table:table-row table:style-name="ro1">
          <table:table-cell office:value-type="float" office:value="0" calcext:value-type="float">
            <text:p>0</text:p>
          </table:table-cell>
          <table:table-cell office:value-type="float" office:value="0.765712530778872" calcext:value-type="float">
            <text:p>0.765712530778872</text:p>
          </table:table-cell>
          <table:table-cell office:value-type="float" office:value="0.0164640418578691" calcext:value-type="float">
            <text:p>0.016464041857869</text:p>
          </table:table-cell>
        </table:table-row>
        <table:table-row table:style-name="ro1">
          <table:table-cell office:value-type="float" office:value="0" calcext:value-type="float">
            <text:p>0</text:p>
          </table:table-cell>
          <table:table-cell office:value-type="float" office:value="0.766978550807193" calcext:value-type="float">
            <text:p>0.766978550807193</text:p>
          </table:table-cell>
          <table:table-cell office:value-type="float" office:value="0.0163110134816402" calcext:value-type="float">
            <text:p>0.01631101348164</text:p>
          </table:table-cell>
        </table:table-row>
        <table:table-row table:style-name="ro1">
          <table:table-cell office:value-type="float" office:value="0" calcext:value-type="float">
            <text:p>0</text:p>
          </table:table-cell>
          <table:table-cell office:value-type="float" office:value="0.766232167056311" calcext:value-type="float">
            <text:p>0.766232167056311</text:p>
          </table:table-cell>
          <table:table-cell office:value-type="float" office:value="0.0165358377337302" calcext:value-type="float">
            <text:p>0.01653583773373</text:p>
          </table:table-cell>
        </table:table-row>
        <table:table-row table:style-name="ro1">
          <table:table-cell office:value-type="float" office:value="0" calcext:value-type="float">
            <text:p>0</text:p>
          </table:table-cell>
          <table:table-cell office:value-type="float" office:value="0.765620144605236" calcext:value-type="float">
            <text:p>0.765620144605236</text:p>
          </table:table-cell>
          <table:table-cell office:value-type="float" office:value="0.0154174711793651" calcext:value-type="float">
            <text:p>0.015417471179365</text:p>
          </table:table-cell>
        </table:table-row>
        <table:table-row table:style-name="ro1">
          <table:table-cell office:value-type="float" office:value="0" calcext:value-type="float">
            <text:p>0</text:p>
          </table:table-cell>
          <table:table-cell office:value-type="float" office:value="0.764514273178724" calcext:value-type="float">
            <text:p>0.764514273178724</text:p>
          </table:table-cell>
          <table:table-cell office:value-type="float" office:value="0.0166357741425514" calcext:value-type="float">
            <text:p>0.016635774142551</text:p>
          </table:table-cell>
        </table:table-row>
        <table:table-row table:style-name="ro1">
          <table:table-cell office:value-type="float" office:value="0" calcext:value-type="float">
            <text:p>0</text:p>
          </table:table-cell>
          <table:table-cell office:value-type="float" office:value="0.768253970455788" calcext:value-type="float">
            <text:p>0.768253970455788</text:p>
          </table:table-cell>
          <table:table-cell office:value-type="float" office:value="0.015412380666412" calcext:value-type="float">
            <text:p>0.015412380666412</text:p>
          </table:table-cell>
        </table:table-row>
        <table:table-row table:style-name="ro1">
          <table:table-cell office:value-type="float" office:value="0" calcext:value-type="float">
            <text:p>0</text:p>
          </table:table-cell>
          <table:table-cell office:value-type="float" office:value="0.767499751426907" calcext:value-type="float">
            <text:p>0.767499751426907</text:p>
          </table:table-cell>
          <table:table-cell office:value-type="float" office:value="0.0147250338069607" calcext:value-type="float">
            <text:p>0.014725033806961</text:p>
          </table:table-cell>
        </table:table-row>
        <table:table-row table:style-name="ro1">
          <table:table-cell office:value-type="float" office:value="0" calcext:value-type="float">
            <text:p>0</text:p>
          </table:table-cell>
          <table:table-cell office:value-type="float" office:value="0.765892485140717" calcext:value-type="float">
            <text:p>0.765892485140717</text:p>
          </table:table-cell>
          <table:table-cell office:value-type="float" office:value="0.0159195807428767" calcext:value-type="float">
            <text:p>0.015919580742877</text:p>
          </table:table-cell>
        </table:table-row>
        <table:table-row table:style-name="ro1">
          <table:table-cell office:value-type="float" office:value="0" calcext:value-type="float">
            <text:p>0</text:p>
          </table:table-cell>
          <table:table-cell office:value-type="float" office:value="0.766115567077326" calcext:value-type="float">
            <text:p>0.766115567077326</text:p>
          </table:table-cell>
          <table:table-cell office:value-type="float" office:value="0.0154058268124838" calcext:value-type="float">
            <text:p>0.015405826812484</text:p>
          </table:table-cell>
        </table:table-row>
        <table:table-row table:style-name="ro1">
          <table:table-cell office:value-type="float" office:value="0" calcext:value-type="float">
            <text:p>0</text:p>
          </table:table-cell>
          <table:table-cell office:value-type="float" office:value="0.764287613841226" calcext:value-type="float">
            <text:p>0.764287613841226</text:p>
          </table:table-cell>
          <table:table-cell office:value-type="float" office:value="0.0167799507759945" calcext:value-type="float">
            <text:p>0.016779950775995</text:p>
          </table:table-cell>
        </table:table-row>
        <table:table-row table:style-name="ro1">
          <table:table-cell office:value-type="float" office:value="0" calcext:value-type="float">
            <text:p>0</text:p>
          </table:table-cell>
          <table:table-cell office:value-type="float" office:value="0.765110797277314" calcext:value-type="float">
            <text:p>0.765110797277314</text:p>
          </table:table-cell>
          <table:table-cell office:value-type="float" office:value="0.0173390848986292" calcext:value-type="float">
            <text:p>0.017339084898629</text:p>
          </table:table-cell>
        </table:table-row>
        <table:table-row table:style-name="ro1">
          <table:table-cell office:value-type="float" office:value="0" calcext:value-type="float">
            <text:p>0</text:p>
          </table:table-cell>
          <table:table-cell office:value-type="float" office:value="0.768261324561013" calcext:value-type="float">
            <text:p>0.768261324561013</text:p>
          </table:table-cell>
          <table:table-cell office:value-type="float" office:value="0.0148234239428153" calcext:value-type="float">
            <text:p>0.014823423942815</text:p>
          </table:table-cell>
        </table:table-row>
        <table:table-row table:style-name="ro1">
          <table:table-cell office:value-type="float" office:value="0" calcext:value-type="float">
            <text:p>0</text:p>
          </table:table-cell>
          <table:table-cell office:value-type="float" office:value="0.764013793234546" calcext:value-type="float">
            <text:p>0.764013793234546</text:p>
          </table:table-cell>
          <table:table-cell office:value-type="float" office:value="0.016572214252774" calcext:value-type="float">
            <text:p>0.016572214252774</text:p>
          </table:table-cell>
        </table:table-row>
        <table:table-row table:style-name="ro1">
          <table:table-cell office:value-type="float" office:value="0" calcext:value-type="float">
            <text:p>0</text:p>
          </table:table-cell>
          <table:table-cell office:value-type="float" office:value="0.76861781960768" calcext:value-type="float">
            <text:p>0.76861781960768</text:p>
          </table:table-cell>
          <table:table-cell office:value-type="float" office:value="0.0145662614388011" calcext:value-type="float">
            <text:p>0.014566261438801</text:p>
          </table:table-cell>
        </table:table-row>
        <table:table-row table:style-name="ro1">
          <table:table-cell office:value-type="float" office:value="0" calcext:value-type="float">
            <text:p>0</text:p>
          </table:table-cell>
          <table:table-cell office:value-type="float" office:value="0.768105873740153" calcext:value-type="float">
            <text:p>0.768105873740153</text:p>
          </table:table-cell>
          <table:table-cell office:value-type="float" office:value="0.0148414688627098" calcext:value-type="float">
            <text:p>0.01484146886271</text:p>
          </table:table-cell>
        </table:table-row>
        <table:table-row table:style-name="ro1">
          <table:table-cell office:value-type="float" office:value="0" calcext:value-type="float">
            <text:p>0</text:p>
          </table:table-cell>
          <table:table-cell office:value-type="float" office:value="0.762379019368392" calcext:value-type="float">
            <text:p>0.762379019368392</text:p>
          </table:table-cell>
          <table:table-cell office:value-type="float" office:value="0.017629576394268" calcext:value-type="float">
            <text:p>0.017629576394268</text:p>
          </table:table-cell>
        </table:table-row>
        <table:table-row table:style-name="ro1">
          <table:table-cell office:value-type="float" office:value="0" calcext:value-type="float">
            <text:p>0</text:p>
          </table:table-cell>
          <table:table-cell office:value-type="float" office:value="0.76672586075222" calcext:value-type="float">
            <text:p>0.76672586075222</text:p>
          </table:table-cell>
          <table:table-cell office:value-type="float" office:value="0.0162922863737944" calcext:value-type="float">
            <text:p>0.016292286373795</text:p>
          </table:table-cell>
        </table:table-row>
        <table:table-row table:style-name="ro1">
          <table:table-cell office:value-type="float" office:value="0" calcext:value-type="float">
            <text:p>0</text:p>
          </table:table-cell>
          <table:table-cell office:value-type="float" office:value="0.767193720909642" calcext:value-type="float">
            <text:p>0.767193720909642</text:p>
          </table:table-cell>
          <table:table-cell office:value-type="float" office:value="0.0166164081386505" calcext:value-type="float">
            <text:p>0.016616408138651</text:p>
          </table:table-cell>
        </table:table-row>
        <table:table-row table:style-name="ro1">
          <table:table-cell office:value-type="float" office:value="0" calcext:value-type="float">
            <text:p>0</text:p>
          </table:table-cell>
          <table:table-cell office:value-type="float" office:value="0.769569984745134" calcext:value-type="float">
            <text:p>0.769569984745134</text:p>
          </table:table-cell>
          <table:table-cell office:value-type="float" office:value="0.0153803986175256" calcext:value-type="float">
            <text:p>0.015380398617526</text:p>
          </table:table-cell>
        </table:table-row>
        <table:table-row table:style-name="ro1">
          <table:table-cell office:value-type="float" office:value="0" calcext:value-type="float">
            <text:p>0</text:p>
          </table:table-cell>
          <table:table-cell office:value-type="float" office:value="0.766101172873408" calcext:value-type="float">
            <text:p>0.766101172873408</text:p>
          </table:table-cell>
          <table:table-cell office:value-type="float" office:value="0.0164841886916142" calcext:value-type="float">
            <text:p>0.016484188691614</text:p>
          </table:table-cell>
        </table:table-row>
        <table:table-row table:style-name="ro1">
          <table:table-cell office:value-type="float" office:value="0" calcext:value-type="float">
            <text:p>0</text:p>
          </table:table-cell>
          <table:table-cell office:value-type="float" office:value="0.765970959160777" calcext:value-type="float">
            <text:p>0.765970959160777</text:p>
          </table:table-cell>
          <table:table-cell office:value-type="float" office:value="0.0153155830100081" calcext:value-type="float">
            <text:p>0.015315583010008</text:p>
          </table:table-cell>
        </table:table-row>
        <table:table-row table:style-name="ro1">
          <table:table-cell office:value-type="float" office:value="0" calcext:value-type="float">
            <text:p>0</text:p>
          </table:table-cell>
          <table:table-cell office:value-type="float" office:value="0.766181136976293" calcext:value-type="float">
            <text:p>0.766181136976293</text:p>
          </table:table-cell>
          <table:table-cell office:value-type="float" office:value="0.0161646093391538" calcext:value-type="float">
            <text:p>0.016164609339154</text:p>
          </table:table-cell>
        </table:table-row>
        <table:table-row table:style-name="ro1">
          <table:table-cell office:value-type="float" office:value="0" calcext:value-type="float">
            <text:p>0</text:p>
          </table:table-cell>
          <table:table-cell office:value-type="float" office:value="0.763742207900958" calcext:value-type="float">
            <text:p>0.763742207900958</text:p>
          </table:table-cell>
          <table:table-cell office:value-type="float" office:value="0.0172149861401569" calcext:value-type="float">
            <text:p>0.017214986140157</text:p>
          </table:table-cell>
        </table:table-row>
        <table:table-row table:style-name="ro1">
          <table:table-cell office:value-type="float" office:value="0" calcext:value-type="float">
            <text:p>0</text:p>
          </table:table-cell>
          <table:table-cell office:value-type="float" office:value="0.765836730619275" calcext:value-type="float">
            <text:p>0.765836730619275</text:p>
          </table:table-cell>
          <table:table-cell office:value-type="float" office:value="0.0168685397753871" calcext:value-type="float">
            <text:p>0.016868539775387</text:p>
          </table:table-cell>
        </table:table-row>
        <table:table-row table:style-name="ro1">
          <table:table-cell office:value-type="float" office:value="0" calcext:value-type="float">
            <text:p>0</text:p>
          </table:table-cell>
          <table:table-cell office:value-type="float" office:value="0.767038969597661" calcext:value-type="float">
            <text:p>0.767038969597661</text:p>
          </table:table-cell>
          <table:table-cell office:value-type="float" office:value="0.0159144040808895" calcext:value-type="float">
            <text:p>0.01591440408089</text:p>
          </table:table-cell>
        </table:table-row>
        <table:table-row table:style-name="ro1">
          <table:table-cell office:value-type="float" office:value="0" calcext:value-type="float">
            <text:p>0</text:p>
          </table:table-cell>
          <table:table-cell office:value-type="float" office:value="0.764327110068232" calcext:value-type="float">
            <text:p>0.764327110068232</text:p>
          </table:table-cell>
          <table:table-cell office:value-type="float" office:value="0.0172890742876201" calcext:value-type="float">
            <text:p>0.01728907428762</text:p>
          </table:table-cell>
        </table:table-row>
        <table:table-row table:style-name="ro1">
          <table:table-cell office:value-type="float" office:value="0" calcext:value-type="float">
            <text:p>0</text:p>
          </table:table-cell>
          <table:table-cell office:value-type="float" office:value="0.764064920318903" calcext:value-type="float">
            <text:p>0.764064920318903</text:p>
          </table:table-cell>
          <table:table-cell office:value-type="float" office:value="0.0164921996065617" calcext:value-type="float">
            <text:p>0.016492199606562</text:p>
          </table:table-cell>
        </table:table-row>
        <table:table-row table:style-name="ro1">
          <table:table-cell office:value-type="float" office:value="0" calcext:value-type="float">
            <text:p>0</text:p>
          </table:table-cell>
          <table:table-cell office:value-type="float" office:value="0.765165598429405" calcext:value-type="float">
            <text:p>0.765165598429405</text:p>
          </table:table-cell>
          <table:table-cell office:value-type="float" office:value="0.0174921130073391" calcext:value-type="float">
            <text:p>0.017492113007339</text:p>
          </table:table-cell>
        </table:table-row>
        <table:table-row table:style-name="ro1">
          <table:table-cell office:value-type="float" office:value="0" calcext:value-type="float">
            <text:p>0</text:p>
          </table:table-cell>
          <table:table-cell office:value-type="float" office:value="0.769082815401856" calcext:value-type="float">
            <text:p>0.769082815401856</text:p>
          </table:table-cell>
          <table:table-cell office:value-type="float" office:value="0.0156089691517885" calcext:value-type="float">
            <text:p>0.015608969151789</text:p>
          </table:table-cell>
        </table:table-row>
        <table:table-row table:style-name="ro1">
          <table:table-cell office:value-type="float" office:value="0" calcext:value-type="float">
            <text:p>0</text:p>
          </table:table-cell>
          <table:table-cell office:value-type="float" office:value="0.766494547125085" calcext:value-type="float">
            <text:p>0.766494547125085</text:p>
          </table:table-cell>
          <table:table-cell office:value-type="float" office:value="0.0159170881546925" calcext:value-type="float">
            <text:p>0.015917088154693</text:p>
          </table:table-cell>
        </table:table-row>
        <table:table-row table:style-name="ro1">
          <table:table-cell office:value-type="float" office:value="0" calcext:value-type="float">
            <text:p>0</text:p>
          </table:table-cell>
          <table:table-cell office:value-type="float" office:value="0.768392228572053" calcext:value-type="float">
            <text:p>0.768392228572053</text:p>
          </table:table-cell>
          <table:table-cell office:value-type="float" office:value="0.0156809451316522" calcext:value-type="float">
            <text:p>0.015680945131652</text:p>
          </table:table-cell>
        </table:table-row>
        <table:table-row table:style-name="ro1">
          <table:table-cell office:value-type="float" office:value="0" calcext:value-type="float">
            <text:p>0</text:p>
          </table:table-cell>
          <table:table-cell office:value-type="float" office:value="0.764267958112032" calcext:value-type="float">
            <text:p>0.764267958112032</text:p>
          </table:table-cell>
          <table:table-cell office:value-type="float" office:value="0.0180276019797087" calcext:value-type="float">
            <text:p>0.018027601979709</text:p>
          </table:table-cell>
        </table:table-row>
        <table:table-row table:style-name="ro1">
          <table:table-cell office:value-type="float" office:value="0" calcext:value-type="float">
            <text:p>0</text:p>
          </table:table-cell>
          <table:table-cell office:value-type="float" office:value="0.764422663903264" calcext:value-type="float">
            <text:p>0.764422663903264</text:p>
          </table:table-cell>
          <table:table-cell office:value-type="float" office:value="0.017249840063722" calcext:value-type="float">
            <text:p>0.017249840063722</text:p>
          </table:table-cell>
        </table:table-row>
        <table:table-row table:style-name="ro1">
          <table:table-cell office:value-type="float" office:value="0" calcext:value-type="float">
            <text:p>0</text:p>
          </table:table-cell>
          <table:table-cell office:value-type="float" office:value="0.767627543071847" calcext:value-type="float">
            <text:p>0.767627543071847</text:p>
          </table:table-cell>
          <table:table-cell office:value-type="float" office:value="0.015797592670981" calcext:value-type="float">
            <text:p>0.015797592670981</text:p>
          </table:table-cell>
        </table:table-row>
        <table:table-row table:style-name="ro1">
          <table:table-cell office:value-type="float" office:value="0" calcext:value-type="float">
            <text:p>0</text:p>
          </table:table-cell>
          <table:table-cell office:value-type="float" office:value="0.766579954456904" calcext:value-type="float">
            <text:p>0.766579954456904</text:p>
          </table:table-cell>
          <table:table-cell office:value-type="float" office:value="0.0157639088924229" calcext:value-type="float">
            <text:p>0.015763908892423</text:p>
          </table:table-cell>
        </table:table-row>
        <table:table-row table:style-name="ro1">
          <table:table-cell office:value-type="float" office:value="0" calcext:value-type="float">
            <text:p>0</text:p>
          </table:table-cell>
          <table:table-cell office:value-type="float" office:value="0.767295105462632" calcext:value-type="float">
            <text:p>0.767295105462632</text:p>
          </table:table-cell>
          <table:table-cell office:value-type="float" office:value="0.0164587166734824" calcext:value-type="float">
            <text:p>0.016458716673482</text:p>
          </table:table-cell>
        </table:table-row>
        <table:table-row table:style-name="ro1">
          <table:table-cell office:value-type="float" office:value="0" calcext:value-type="float">
            <text:p>0</text:p>
          </table:table-cell>
          <table:table-cell office:value-type="float" office:value="0.766058580173159" calcext:value-type="float">
            <text:p>0.766058580173159</text:p>
          </table:table-cell>
          <table:table-cell office:value-type="float" office:value="0.0155830789147669" calcext:value-type="float">
            <text:p>0.015583078914767</text:p>
          </table:table-cell>
        </table:table-row>
        <table:table-row table:style-name="ro1">
          <table:table-cell office:value-type="float" office:value="0" calcext:value-type="float">
            <text:p>0</text:p>
          </table:table-cell>
          <table:table-cell office:value-type="float" office:value="0.767398072296636" calcext:value-type="float">
            <text:p>0.767398072296636</text:p>
          </table:table-cell>
          <table:table-cell office:value-type="float" office:value="0.0151665882513947" calcext:value-type="float">
            <text:p>0.015166588251395</text:p>
          </table:table-cell>
        </table:table-row>
        <table:table-row table:style-name="ro1">
          <table:table-cell office:value-type="float" office:value="0" calcext:value-type="float">
            <text:p>0</text:p>
          </table:table-cell>
          <table:table-cell office:value-type="float" office:value="0.76754945573056" calcext:value-type="float">
            <text:p>0.76754945573056</text:p>
          </table:table-cell>
          <table:table-cell office:value-type="float" office:value="0.015184284462175" calcext:value-type="float">
            <text:p>0.015184284462175</text:p>
          </table:table-cell>
        </table:table-row>
        <table:table-row table:style-name="ro1">
          <table:table-cell office:value-type="float" office:value="0" calcext:value-type="float">
            <text:p>0</text:p>
          </table:table-cell>
          <table:table-cell office:value-type="float" office:value="0.765618387854894" calcext:value-type="float">
            <text:p>0.765618387854894</text:p>
          </table:table-cell>
          <table:table-cell office:value-type="float" office:value="0.0160263746078702" calcext:value-type="float">
            <text:p>0.01602637460787</text:p>
          </table:table-cell>
        </table:table-row>
        <table:table-row table:style-name="ro1">
          <table:table-cell office:value-type="float" office:value="0" calcext:value-type="float">
            <text:p>0</text:p>
          </table:table-cell>
          <table:table-cell office:value-type="float" office:value="0.767201053335306" calcext:value-type="float">
            <text:p>0.767201053335306</text:p>
          </table:table-cell>
          <table:table-cell office:value-type="float" office:value="0.0163799110869279" calcext:value-type="float">
            <text:p>0.016379911086928</text:p>
          </table:table-cell>
        </table:table-row>
        <table:table-row table:style-name="ro1">
          <table:table-cell office:value-type="float" office:value="0" calcext:value-type="float">
            <text:p>0</text:p>
          </table:table-cell>
          <table:table-cell office:value-type="float" office:value="0.766465761151055" calcext:value-type="float">
            <text:p>0.766465761151055</text:p>
          </table:table-cell>
          <table:table-cell office:value-type="float" office:value="0.0146922203996377" calcext:value-type="float">
            <text:p>0.014692220399638</text:p>
          </table:table-cell>
        </table:table-row>
        <table:table-row table:style-name="ro1">
          <table:table-cell office:value-type="float" office:value="1" calcext:value-type="float">
            <text:p>1</text:p>
          </table:table-cell>
          <table:table-cell office:value-type="float" office:value="0.767346323579228" calcext:value-type="float">
            <text:p>0.767346323579228</text:p>
          </table:table-cell>
          <table:table-cell office:value-type="float" office:value="0.0151290788650794" calcext:value-type="float">
            <text:p>0.015129078865079</text:p>
          </table:table-cell>
        </table:table-row>
        <table:table-row table:style-name="ro1">
          <table:table-cell office:value-type="float" office:value="0" calcext:value-type="float">
            <text:p>0</text:p>
          </table:table-cell>
          <table:table-cell office:value-type="float" office:value="0.76682037394969" calcext:value-type="float">
            <text:p>0.76682037394969</text:p>
          </table:table-cell>
          <table:table-cell office:value-type="float" office:value="0.0165528330916262" calcext:value-type="float">
            <text:p>0.016552833091626</text:p>
          </table:table-cell>
        </table:table-row>
        <table:table-row table:style-name="ro1">
          <table:table-cell office:value-type="float" office:value="0" calcext:value-type="float">
            <text:p>0</text:p>
          </table:table-cell>
          <table:table-cell office:value-type="float" office:value="0.767345639580706" calcext:value-type="float">
            <text:p>0.767345639580706</text:p>
          </table:table-cell>
          <table:table-cell office:value-type="float" office:value="0.0150888930271447" calcext:value-type="float">
            <text:p>0.015088893027145</text:p>
          </table:table-cell>
        </table:table-row>
        <table:table-row table:style-name="ro1">
          <table:table-cell office:value-type="float" office:value="0" calcext:value-type="float">
            <text:p>0</text:p>
          </table:table-cell>
          <table:table-cell office:value-type="float" office:value="0.764994633320648" calcext:value-type="float">
            <text:p>0.764994633320648</text:p>
          </table:table-cell>
          <table:table-cell office:value-type="float" office:value="0.015226175717531" calcext:value-type="float">
            <text:p>0.015226175717531</text:p>
          </table:table-cell>
        </table:table-row>
        <table:table-row table:style-name="ro1">
          <table:table-cell office:value-type="float" office:value="0" calcext:value-type="float">
            <text:p>0</text:p>
          </table:table-cell>
          <table:table-cell office:value-type="float" office:value="0.763196239574884" calcext:value-type="float">
            <text:p>0.763196239574884</text:p>
          </table:table-cell>
          <table:table-cell office:value-type="float" office:value="0.0170777512208349" calcext:value-type="float">
            <text:p>0.017077751220835</text:p>
          </table:table-cell>
        </table:table-row>
        <table:table-row table:style-name="ro1">
          <table:table-cell office:value-type="float" office:value="0" calcext:value-type="float">
            <text:p>0</text:p>
          </table:table-cell>
          <table:table-cell office:value-type="float" office:value="0.766227447577918" calcext:value-type="float">
            <text:p>0.766227447577918</text:p>
          </table:table-cell>
          <table:table-cell office:value-type="float" office:value="0.0162855167115237" calcext:value-type="float">
            <text:p>0.016285516711524</text:p>
          </table:table-cell>
        </table:table-row>
        <table:table-row table:style-name="ro1">
          <table:table-cell office:value-type="float" office:value="0" calcext:value-type="float">
            <text:p>0</text:p>
          </table:table-cell>
          <table:table-cell office:value-type="float" office:value="0.767625211531952" calcext:value-type="float">
            <text:p>0.767625211531952</text:p>
          </table:table-cell>
          <table:table-cell office:value-type="float" office:value="0.0165884014268305" calcext:value-type="float">
            <text:p>0.016588401426831</text:p>
          </table:table-cell>
        </table:table-row>
        <table:table-row table:style-name="ro1">
          <table:table-cell office:value-type="float" office:value="0" calcext:value-type="float">
            <text:p>0</text:p>
          </table:table-cell>
          <table:table-cell office:value-type="float" office:value="0.766754539145256" calcext:value-type="float">
            <text:p>0.766754539145256</text:p>
          </table:table-cell>
          <table:table-cell office:value-type="float" office:value="0.0168975313260432" calcext:value-type="float">
            <text:p>0.016897531326043</text:p>
          </table:table-cell>
        </table:table-row>
        <table:table-row table:style-name="ro1">
          <table:table-cell office:value-type="float" office:value="0" calcext:value-type="float">
            <text:p>0</text:p>
          </table:table-cell>
          <table:table-cell office:value-type="float" office:value="0.769385061117354" calcext:value-type="float">
            <text:p>0.769385061117354</text:p>
          </table:table-cell>
          <table:table-cell office:value-type="float" office:value="0.0144774683876791" calcext:value-type="float">
            <text:p>0.014477468387679</text:p>
          </table:table-cell>
        </table:table-row>
        <table:table-row table:style-name="ro1">
          <table:table-cell office:value-type="float" office:value="0" calcext:value-type="float">
            <text:p>0</text:p>
          </table:table-cell>
          <table:table-cell office:value-type="float" office:value="0.763415272563713" calcext:value-type="float">
            <text:p>0.763415272563713</text:p>
          </table:table-cell>
          <table:table-cell office:value-type="float" office:value="0.0162929433560251" calcext:value-type="float">
            <text:p>0.016292943356025</text:p>
          </table:table-cell>
        </table:table-row>
        <table:table-row table:style-name="ro1">
          <table:table-cell office:value-type="float" office:value="0" calcext:value-type="float">
            <text:p>0</text:p>
          </table:table-cell>
          <table:table-cell office:value-type="float" office:value="0.766000351619899" calcext:value-type="float">
            <text:p>0.766000351619899</text:p>
          </table:table-cell>
          <table:table-cell office:value-type="float" office:value="0.0166060828570344" calcext:value-type="float">
            <text:p>0.016606082857035</text:p>
          </table:table-cell>
        </table:table-row>
        <table:table-row table:style-name="ro1">
          <table:table-cell office:value-type="float" office:value="0" calcext:value-type="float">
            <text:p>0</text:p>
          </table:table-cell>
          <table:table-cell office:value-type="float" office:value="0.767437933360985" calcext:value-type="float">
            <text:p>0.767437933360985</text:p>
          </table:table-cell>
          <table:table-cell office:value-type="float" office:value="0.0168916286619566" calcext:value-type="float">
            <text:p>0.016891628661957</text:p>
          </table:table-cell>
        </table:table-row>
        <table:table-row table:style-name="ro1">
          <table:table-cell office:value-type="float" office:value="0" calcext:value-type="float">
            <text:p>0</text:p>
          </table:table-cell>
          <table:table-cell office:value-type="float" office:value="0.767963864293462" calcext:value-type="float">
            <text:p>0.767963864293462</text:p>
          </table:table-cell>
          <table:table-cell office:value-type="float" office:value="0.0150750153777456" calcext:value-type="float">
            <text:p>0.015075015377746</text:p>
          </table:table-cell>
        </table:table-row>
        <table:table-row table:style-name="ro1">
          <table:table-cell office:value-type="float" office:value="0" calcext:value-type="float">
            <text:p>0</text:p>
          </table:table-cell>
          <table:table-cell office:value-type="float" office:value="0.765158952728031" calcext:value-type="float">
            <text:p>0.765158952728031</text:p>
          </table:table-cell>
          <table:table-cell office:value-type="float" office:value="0.0161698105887425" calcext:value-type="float">
            <text:p>0.016169810588743</text:p>
          </table:table-cell>
        </table:table-row>
        <table:table-row table:style-name="ro1">
          <table:table-cell office:value-type="float" office:value="0" calcext:value-type="float">
            <text:p>0</text:p>
          </table:table-cell>
          <table:table-cell office:value-type="float" office:value="0.7645984925627" calcext:value-type="float">
            <text:p>0.7645984925627</text:p>
          </table:table-cell>
          <table:table-cell office:value-type="float" office:value="0.0151654947722687" calcext:value-type="float">
            <text:p>0.015165494772269</text:p>
          </table:table-cell>
        </table:table-row>
        <table:table-row table:style-name="ro1">
          <table:table-cell office:value-type="float" office:value="0" calcext:value-type="float">
            <text:p>0</text:p>
          </table:table-cell>
          <table:table-cell office:value-type="float" office:value="0.767348208639566" calcext:value-type="float">
            <text:p>0.767348208639566</text:p>
          </table:table-cell>
          <table:table-cell office:value-type="float" office:value="0.0154808147352702" calcext:value-type="float">
            <text:p>0.01548081473527</text:p>
          </table:table-cell>
        </table:table-row>
        <table:table-row table:style-name="ro1">
          <table:table-cell office:value-type="float" office:value="0" calcext:value-type="float">
            <text:p>0</text:p>
          </table:table-cell>
          <table:table-cell office:value-type="float" office:value="0.76483681447573" calcext:value-type="float">
            <text:p>0.76483681447573</text:p>
          </table:table-cell>
          <table:table-cell office:value-type="float" office:value="0.0169037788855757" calcext:value-type="float">
            <text:p>0.016903778885576</text:p>
          </table:table-cell>
        </table:table-row>
        <table:table-row table:style-name="ro1">
          <table:table-cell office:value-type="float" office:value="0" calcext:value-type="float">
            <text:p>0</text:p>
          </table:table-cell>
          <table:table-cell office:value-type="float" office:value="0.768257237599223" calcext:value-type="float">
            <text:p>0.768257237599223</text:p>
          </table:table-cell>
          <table:table-cell office:value-type="float" office:value="0.0145480918710534" calcext:value-type="float">
            <text:p>0.014548091871054</text:p>
          </table:table-cell>
        </table:table-row>
        <table:table-row table:style-name="ro1">
          <table:table-cell office:value-type="float" office:value="0" calcext:value-type="float">
            <text:p>0</text:p>
          </table:table-cell>
          <table:table-cell office:value-type="float" office:value="0.763301289230171" calcext:value-type="float">
            <text:p>0.763301289230171</text:p>
          </table:table-cell>
          <table:table-cell office:value-type="float" office:value="0.0177381496381763" calcext:value-type="float">
            <text:p>0.017738149638176</text:p>
          </table:table-cell>
        </table:table-row>
        <table:table-row table:style-name="ro1">
          <table:table-cell office:value-type="float" office:value="0" calcext:value-type="float">
            <text:p>0</text:p>
          </table:table-cell>
          <table:table-cell office:value-type="float" office:value="0.766876959214205" calcext:value-type="float">
            <text:p>0.766876959214205</text:p>
          </table:table-cell>
          <table:table-cell office:value-type="float" office:value="0.0174710711830026" calcext:value-type="float">
            <text:p>0.017471071183003</text:p>
          </table:table-cell>
        </table:table-row>
        <table:table-row table:style-name="ro1">
          <table:table-cell office:value-type="float" office:value="0" calcext:value-type="float">
            <text:p>0</text:p>
          </table:table-cell>
          <table:table-cell office:value-type="float" office:value="0.76517424491405" calcext:value-type="float">
            <text:p>0.76517424491405</text:p>
          </table:table-cell>
          <table:table-cell office:value-type="float" office:value="0.0162492758746692" calcext:value-type="float">
            <text:p>0.016249275874669</text:p>
          </table:table-cell>
        </table:table-row>
        <table:table-row table:style-name="ro1">
          <table:table-cell office:value-type="float" office:value="0" calcext:value-type="float">
            <text:p>0</text:p>
          </table:table-cell>
          <table:table-cell office:value-type="float" office:value="0.767117011001787" calcext:value-type="float">
            <text:p>0.767117011001787</text:p>
          </table:table-cell>
          <table:table-cell office:value-type="float" office:value="0.0137954711822967" calcext:value-type="float">
            <text:p>0.013795471182297</text:p>
          </table:table-cell>
        </table:table-row>
        <table:table-row table:style-name="ro1">
          <table:table-cell office:value-type="float" office:value="0" calcext:value-type="float">
            <text:p>0</text:p>
          </table:table-cell>
          <table:table-cell office:value-type="float" office:value="0.766041555116838" calcext:value-type="float">
            <text:p>0.766041555116838</text:p>
          </table:table-cell>
          <table:table-cell office:value-type="float" office:value="0.0155575289763612" calcext:value-type="float">
            <text:p>0.015557528976361</text:p>
          </table:table-cell>
        </table:table-row>
        <table:table-row table:style-name="ro1">
          <table:table-cell office:value-type="float" office:value="0" calcext:value-type="float">
            <text:p>0</text:p>
          </table:table-cell>
          <table:table-cell office:value-type="float" office:value="0.765028320689279" calcext:value-type="float">
            <text:p>0.765028320689279</text:p>
          </table:table-cell>
          <table:table-cell office:value-type="float" office:value="0.0174098086465353" calcext:value-type="float">
            <text:p>0.017409808646535</text:p>
          </table:table-cell>
        </table:table-row>
        <table:table-row table:style-name="ro1">
          <table:table-cell office:value-type="float" office:value="0" calcext:value-type="float">
            <text:p>0</text:p>
          </table:table-cell>
          <table:table-cell office:value-type="float" office:value="0.767718504504844" calcext:value-type="float">
            <text:p>0.767718504504844</text:p>
          </table:table-cell>
          <table:table-cell office:value-type="float" office:value="0.0159392102587002" calcext:value-type="float">
            <text:p>0.0159392102587</text:p>
          </table:table-cell>
        </table:table-row>
        <table:table-row table:style-name="ro1">
          <table:table-cell office:value-type="float" office:value="0" calcext:value-type="float">
            <text:p>0</text:p>
          </table:table-cell>
          <table:table-cell office:value-type="float" office:value="0.768929039233868" calcext:value-type="float">
            <text:p>0.768929039233868</text:p>
          </table:table-cell>
          <table:table-cell office:value-type="float" office:value="0.0160092428800949" calcext:value-type="float">
            <text:p>0.016009242880095</text:p>
          </table:table-cell>
        </table:table-row>
        <table:table-row table:style-name="ro1">
          <table:table-cell office:value-type="float" office:value="0" calcext:value-type="float">
            <text:p>0</text:p>
          </table:table-cell>
          <table:table-cell office:value-type="float" office:value="0.767162475640932" calcext:value-type="float">
            <text:p>0.767162475640932</text:p>
          </table:table-cell>
          <table:table-cell office:value-type="float" office:value="0.0151105834914673" calcext:value-type="float">
            <text:p>0.015110583491467</text:p>
          </table:table-cell>
        </table:table-row>
        <table:table-row table:style-name="ro1">
          <table:table-cell office:value-type="float" office:value="0" calcext:value-type="float">
            <text:p>0</text:p>
          </table:table-cell>
          <table:table-cell office:value-type="float" office:value="0.766664569262405" calcext:value-type="float">
            <text:p>0.766664569262405</text:p>
          </table:table-cell>
          <table:table-cell office:value-type="float" office:value="0.0152883680327487" calcext:value-type="float">
            <text:p>0.015288368032749</text:p>
          </table:table-cell>
        </table:table-row>
        <table:table-row table:style-name="ro1">
          <table:table-cell office:value-type="float" office:value="0" calcext:value-type="float">
            <text:p>0</text:p>
          </table:table-cell>
          <table:table-cell office:value-type="float" office:value="0.762937425276602" calcext:value-type="float">
            <text:p>0.762937425276602</text:p>
          </table:table-cell>
          <table:table-cell office:value-type="float" office:value="0.0178140132620464" calcext:value-type="float">
            <text:p>0.017814013262046</text:p>
          </table:table-cell>
        </table:table-row>
        <table:table-row table:style-name="ro1">
          <table:table-cell office:value-type="float" office:value="0" calcext:value-type="float">
            <text:p>0</text:p>
          </table:table-cell>
          <table:table-cell office:value-type="float" office:value="0.767586129990068" calcext:value-type="float">
            <text:p>0.767586129990068</text:p>
          </table:table-cell>
          <table:table-cell office:value-type="float" office:value="0.0147979175796064" calcext:value-type="float">
            <text:p>0.014797917579606</text:p>
          </table:table-cell>
        </table:table-row>
        <table:table-row table:style-name="ro1">
          <table:table-cell office:value-type="float" office:value="0" calcext:value-type="float">
            <text:p>0</text:p>
          </table:table-cell>
          <table:table-cell office:value-type="float" office:value="0.766947200665686" calcext:value-type="float">
            <text:p>0.766947200665686</text:p>
          </table:table-cell>
          <table:table-cell office:value-type="float" office:value="0.017786821913108" calcext:value-type="float">
            <text:p>0.017786821913108</text:p>
          </table:table-cell>
        </table:table-row>
        <table:table-row table:style-name="ro1">
          <table:table-cell office:value-type="float" office:value="0" calcext:value-type="float">
            <text:p>0</text:p>
          </table:table-cell>
          <table:table-cell office:value-type="float" office:value="0.769220838657231" calcext:value-type="float">
            <text:p>0.769220838657231</text:p>
          </table:table-cell>
          <table:table-cell office:value-type="float" office:value="0.0135458590818448" calcext:value-type="float">
            <text:p>0.013545859081845</text:p>
          </table:table-cell>
        </table:table-row>
        <table:table-row table:style-name="ro1">
          <table:table-cell office:value-type="float" office:value="0" calcext:value-type="float">
            <text:p>0</text:p>
          </table:table-cell>
          <table:table-cell office:value-type="float" office:value="0.767669627200859" calcext:value-type="float">
            <text:p>0.767669627200859</text:p>
          </table:table-cell>
          <table:table-cell office:value-type="float" office:value="0.0155154656418955" calcext:value-type="float">
            <text:p>0.015515465641896</text:p>
          </table:table-cell>
        </table:table-row>
        <table:table-row table:style-name="ro1">
          <table:table-cell office:value-type="float" office:value="0" calcext:value-type="float">
            <text:p>0</text:p>
          </table:table-cell>
          <table:table-cell office:value-type="float" office:value="0.768413195629611" calcext:value-type="float">
            <text:p>0.768413195629611</text:p>
          </table:table-cell>
          <table:table-cell office:value-type="float" office:value="0.0172208004086922" calcext:value-type="float">
            <text:p>0.017220800408692</text:p>
          </table:table-cell>
        </table:table-row>
        <table:table-row table:style-name="ro1">
          <table:table-cell office:value-type="float" office:value="0" calcext:value-type="float">
            <text:p>0</text:p>
          </table:table-cell>
          <table:table-cell office:value-type="float" office:value="0.768346568894604" calcext:value-type="float">
            <text:p>0.768346568894604</text:p>
          </table:table-cell>
          <table:table-cell office:value-type="float" office:value="0.0154464636387932" calcext:value-type="float">
            <text:p>0.015446463638793</text:p>
          </table:table-cell>
        </table:table-row>
        <table:table-row table:style-name="ro1">
          <table:table-cell office:value-type="float" office:value="0" calcext:value-type="float">
            <text:p>0</text:p>
          </table:table-cell>
          <table:table-cell office:value-type="float" office:value="0.765263959666909" calcext:value-type="float">
            <text:p>0.765263959666909</text:p>
          </table:table-cell>
          <table:table-cell office:value-type="float" office:value="0.0169314541967583" calcext:value-type="float">
            <text:p>0.016931454196758</text:p>
          </table:table-cell>
        </table:table-row>
        <table:table-row table:style-name="ro1">
          <table:table-cell office:value-type="float" office:value="0" calcext:value-type="float">
            <text:p>0</text:p>
          </table:table-cell>
          <table:table-cell office:value-type="float" office:value="0.768407832691597" calcext:value-type="float">
            <text:p>0.768407832691597</text:p>
          </table:table-cell>
          <table:table-cell office:value-type="float" office:value="0.015138851862115" calcext:value-type="float">
            <text:p>0.015138851862115</text:p>
          </table:table-cell>
        </table:table-row>
        <table:table-row table:style-name="ro1">
          <table:table-cell office:value-type="float" office:value="0" calcext:value-type="float">
            <text:p>0</text:p>
          </table:table-cell>
          <table:table-cell office:value-type="float" office:value="0.765428935061209" calcext:value-type="float">
            <text:p>0.765428935061209</text:p>
          </table:table-cell>
          <table:table-cell office:value-type="float" office:value="0.0174702863765097" calcext:value-type="float">
            <text:p>0.01747028637651</text:p>
          </table:table-cell>
        </table:table-row>
        <table:table-row table:style-name="ro1">
          <table:table-cell office:value-type="float" office:value="0" calcext:value-type="float">
            <text:p>0</text:p>
          </table:table-cell>
          <table:table-cell office:value-type="float" office:value="0.768678517543134" calcext:value-type="float">
            <text:p>0.768678517543134</text:p>
          </table:table-cell>
          <table:table-cell office:value-type="float" office:value="0.0147532023338954" calcext:value-type="float">
            <text:p>0.014753202333895</text:p>
          </table:table-cell>
        </table:table-row>
        <table:table-row table:style-name="ro1">
          <table:table-cell office:value-type="float" office:value="0" calcext:value-type="float">
            <text:p>0</text:p>
          </table:table-cell>
          <table:table-cell office:value-type="float" office:value="0.765026323650397" calcext:value-type="float">
            <text:p>0.765026323650397</text:p>
          </table:table-cell>
          <table:table-cell office:value-type="float" office:value="0.0180748772871682" calcext:value-type="float">
            <text:p>0.018074877287168</text:p>
          </table:table-cell>
        </table:table-row>
        <table:table-row table:style-name="ro1">
          <table:table-cell office:value-type="float" office:value="0" calcext:value-type="float">
            <text:p>0</text:p>
          </table:table-cell>
          <table:table-cell office:value-type="float" office:value="0.765446135482958" calcext:value-type="float">
            <text:p>0.765446135482958</text:p>
          </table:table-cell>
          <table:table-cell office:value-type="float" office:value="0.0176793255233192" calcext:value-type="float">
            <text:p>0.017679325523319</text:p>
          </table:table-cell>
        </table:table-row>
        <table:table-row table:style-name="ro1">
          <table:table-cell office:value-type="float" office:value="0" calcext:value-type="float">
            <text:p>0</text:p>
          </table:table-cell>
          <table:table-cell office:value-type="float" office:value="0.766721120311018" calcext:value-type="float">
            <text:p>0.766721120311018</text:p>
          </table:table-cell>
          <table:table-cell office:value-type="float" office:value="0.0159038211301481" calcext:value-type="float">
            <text:p>0.015903821130148</text:p>
          </table:table-cell>
        </table:table-row>
        <table:table-row table:style-name="ro1">
          <table:table-cell office:value-type="float" office:value="0" calcext:value-type="float">
            <text:p>0</text:p>
          </table:table-cell>
          <table:table-cell office:value-type="float" office:value="0.770506105288606" calcext:value-type="float">
            <text:p>0.770506105288606</text:p>
          </table:table-cell>
          <table:table-cell office:value-type="float" office:value="0.0139863088193949" calcext:value-type="float">
            <text:p>0.013986308819395</text:p>
          </table:table-cell>
        </table:table-row>
        <table:table-row table:style-name="ro1">
          <table:table-cell office:value-type="float" office:value="0" calcext:value-type="float">
            <text:p>0</text:p>
          </table:table-cell>
          <table:table-cell office:value-type="float" office:value="0.761733648870278" calcext:value-type="float">
            <text:p>0.761733648870278</text:p>
          </table:table-cell>
          <table:table-cell office:value-type="float" office:value="0.0187675449602362" calcext:value-type="float">
            <text:p>0.018767544960236</text:p>
          </table:table-cell>
        </table:table-row>
        <table:table-row table:style-name="ro1">
          <table:table-cell office:value-type="float" office:value="0" calcext:value-type="float">
            <text:p>0</text:p>
          </table:table-cell>
          <table:table-cell office:value-type="float" office:value="0.767357072350884" calcext:value-type="float">
            <text:p>0.767357072350884</text:p>
          </table:table-cell>
          <table:table-cell office:value-type="float" office:value="0.0143926250428219" calcext:value-type="float">
            <text:p>0.014392625042822</text:p>
          </table:table-cell>
        </table:table-row>
        <table:table-row table:style-name="ro1">
          <table:table-cell office:value-type="float" office:value="0" calcext:value-type="float">
            <text:p>0</text:p>
          </table:table-cell>
          <table:table-cell office:value-type="float" office:value="0.765429949603119" calcext:value-type="float">
            <text:p>0.765429949603119</text:p>
          </table:table-cell>
          <table:table-cell office:value-type="float" office:value="0.0163218507517015" calcext:value-type="float">
            <text:p>0.016321850751702</text:p>
          </table:table-cell>
        </table:table-row>
        <table:table-row table:style-name="ro1">
          <table:table-cell office:value-type="float" office:value="0" calcext:value-type="float">
            <text:p>0</text:p>
          </table:table-cell>
          <table:table-cell office:value-type="float" office:value="0.767924022263467" calcext:value-type="float">
            <text:p>0.767924022263467</text:p>
          </table:table-cell>
          <table:table-cell office:value-type="float" office:value="0.0148514108458454" calcext:value-type="float">
            <text:p>0.014851410845845</text:p>
          </table:table-cell>
        </table:table-row>
        <table:table-row table:style-name="ro1">
          <table:table-cell office:value-type="float" office:value="0" calcext:value-type="float">
            <text:p>0</text:p>
          </table:table-cell>
          <table:table-cell office:value-type="float" office:value="0.764441515660147" calcext:value-type="float">
            <text:p>0.764441515660147</text:p>
          </table:table-cell>
          <table:table-cell office:value-type="float" office:value="0.0183696326469801" calcext:value-type="float">
            <text:p>0.01836963264698</text:p>
          </table:table-cell>
        </table:table-row>
        <table:table-row table:style-name="ro1">
          <table:table-cell office:value-type="float" office:value="0" calcext:value-type="float">
            <text:p>0</text:p>
          </table:table-cell>
          <table:table-cell office:value-type="float" office:value="0.767123021859044" calcext:value-type="float">
            <text:p>0.767123021859044</text:p>
          </table:table-cell>
          <table:table-cell office:value-type="float" office:value="0.0153816765134443" calcext:value-type="float">
            <text:p>0.015381676513444</text:p>
          </table:table-cell>
        </table:table-row>
        <table:table-row table:style-name="ro1">
          <table:table-cell office:value-type="float" office:value="0" calcext:value-type="float">
            <text:p>0</text:p>
          </table:table-cell>
          <table:table-cell office:value-type="float" office:value="0.766021075607702" calcext:value-type="float">
            <text:p>0.766021075607702</text:p>
          </table:table-cell>
          <table:table-cell office:value-type="float" office:value="0.0164891287802901" calcext:value-type="float">
            <text:p>0.01648912878029</text:p>
          </table:table-cell>
        </table:table-row>
        <table:table-row table:style-name="ro1">
          <table:table-cell office:value-type="float" office:value="0" calcext:value-type="float">
            <text:p>0</text:p>
          </table:table-cell>
          <table:table-cell office:value-type="float" office:value="0.765143273924867" calcext:value-type="float">
            <text:p>0.765143273924867</text:p>
          </table:table-cell>
          <table:table-cell office:value-type="float" office:value="0.0174641974999472" calcext:value-type="float">
            <text:p>0.017464197499947</text:p>
          </table:table-cell>
        </table:table-row>
        <table:table-row table:style-name="ro1">
          <table:table-cell office:value-type="float" office:value="0" calcext:value-type="float">
            <text:p>0</text:p>
          </table:table-cell>
          <table:table-cell office:value-type="float" office:value="0.766027948157762" calcext:value-type="float">
            <text:p>0.766027948157762</text:p>
          </table:table-cell>
          <table:table-cell office:value-type="float" office:value="0.0169256116312532" calcext:value-type="float">
            <text:p>0.016925611631253</text:p>
          </table:table-cell>
        </table:table-row>
        <table:table-row table:style-name="ro1">
          <table:table-cell office:value-type="float" office:value="0" calcext:value-type="float">
            <text:p>0</text:p>
          </table:table-cell>
          <table:table-cell office:value-type="float" office:value="0.769080392253802" calcext:value-type="float">
            <text:p>0.769080392253802</text:p>
          </table:table-cell>
          <table:table-cell office:value-type="float" office:value="0.0142983913944428" calcext:value-type="float">
            <text:p>0.014298391394443</text:p>
          </table:table-cell>
        </table:table-row>
        <table:table-row table:style-name="ro1">
          <table:table-cell office:value-type="float" office:value="0" calcext:value-type="float">
            <text:p>0</text:p>
          </table:table-cell>
          <table:table-cell office:value-type="float" office:value="0.767123402692004" calcext:value-type="float">
            <text:p>0.767123402692004</text:p>
          </table:table-cell>
          <table:table-cell office:value-type="float" office:value="0.0167754175448775" calcext:value-type="float">
            <text:p>0.016775417544878</text:p>
          </table:table-cell>
        </table:table-row>
        <table:table-row table:style-name="ro1">
          <table:table-cell office:value-type="float" office:value="0" calcext:value-type="float">
            <text:p>0</text:p>
          </table:table-cell>
          <table:table-cell office:value-type="float" office:value="0.764556999587784" calcext:value-type="float">
            <text:p>0.764556999587784</text:p>
          </table:table-cell>
          <table:table-cell office:value-type="float" office:value="0.0177302224222741" calcext:value-type="float">
            <text:p>0.017730222422274</text:p>
          </table:table-cell>
        </table:table-row>
        <table:table-row table:style-name="ro1">
          <table:table-cell office:value-type="float" office:value="0" calcext:value-type="float">
            <text:p>0</text:p>
          </table:table-cell>
          <table:table-cell office:value-type="float" office:value="0.768654875420575" calcext:value-type="float">
            <text:p>0.768654875420575</text:p>
          </table:table-cell>
          <table:table-cell office:value-type="float" office:value="0.0145979409185644" calcext:value-type="float">
            <text:p>0.014597940918564</text:p>
          </table:table-cell>
        </table:table-row>
        <table:table-row table:style-name="ro1">
          <table:table-cell office:value-type="float" office:value="0" calcext:value-type="float">
            <text:p>0</text:p>
          </table:table-cell>
          <table:table-cell office:value-type="float" office:value="0.765874783675247" calcext:value-type="float">
            <text:p>0.765874783675247</text:p>
          </table:table-cell>
          <table:table-cell office:value-type="float" office:value="0.0163552103873857" calcext:value-type="float">
            <text:p>0.016355210387386</text:p>
          </table:table-cell>
        </table:table-row>
        <table:table-row table:style-name="ro1">
          <table:table-cell office:value-type="float" office:value="0" calcext:value-type="float">
            <text:p>0</text:p>
          </table:table-cell>
          <table:table-cell office:value-type="float" office:value="0.766291458246472" calcext:value-type="float">
            <text:p>0.766291458246472</text:p>
          </table:table-cell>
          <table:table-cell office:value-type="float" office:value="0.0177461716563664" calcext:value-type="float">
            <text:p>0.017746171656366</text:p>
          </table:table-cell>
        </table:table-row>
        <table:table-row table:style-name="ro1">
          <table:table-cell office:value-type="float" office:value="0" calcext:value-type="float">
            <text:p>0</text:p>
          </table:table-cell>
          <table:table-cell office:value-type="float" office:value="0.76637368505127" calcext:value-type="float">
            <text:p>0.76637368505127</text:p>
          </table:table-cell>
          <table:table-cell office:value-type="float" office:value="0.0163683070005929" calcext:value-type="float">
            <text:p>0.016368307000593</text:p>
          </table:table-cell>
        </table:table-row>
        <table:table-row table:style-name="ro1">
          <table:table-cell office:value-type="float" office:value="0" calcext:value-type="float">
            <text:p>0</text:p>
          </table:table-cell>
          <table:table-cell office:value-type="float" office:value="0.766872577853291" calcext:value-type="float">
            <text:p>0.766872577853291</text:p>
          </table:table-cell>
          <table:table-cell office:value-type="float" office:value="0.0157055921195294" calcext:value-type="float">
            <text:p>0.01570559211953</text:p>
          </table:table-cell>
        </table:table-row>
        <table:table-row table:style-name="ro1">
          <table:table-cell office:value-type="float" office:value="0" calcext:value-type="float">
            <text:p>0</text:p>
          </table:table-cell>
          <table:table-cell office:value-type="float" office:value="0.764244323169206" calcext:value-type="float">
            <text:p>0.764244323169206</text:p>
          </table:table-cell>
          <table:table-cell office:value-type="float" office:value="0.017008228652335" calcext:value-type="float">
            <text:p>0.017008228652335</text:p>
          </table:table-cell>
        </table:table-row>
        <table:table-row table:style-name="ro1">
          <table:table-cell office:value-type="float" office:value="0" calcext:value-type="float">
            <text:p>0</text:p>
          </table:table-cell>
          <table:table-cell office:value-type="float" office:value="0.766984528139109" calcext:value-type="float">
            <text:p>0.766984528139109</text:p>
          </table:table-cell>
          <table:table-cell office:value-type="float" office:value="0.0189517696719043" calcext:value-type="float">
            <text:p>0.018951769671904</text:p>
          </table:table-cell>
        </table:table-row>
        <table:table-row table:style-name="ro1">
          <table:table-cell office:value-type="float" office:value="0" calcext:value-type="float">
            <text:p>0</text:p>
          </table:table-cell>
          <table:table-cell office:value-type="float" office:value="0.764174727159319" calcext:value-type="float">
            <text:p>0.764174727159319</text:p>
          </table:table-cell>
          <table:table-cell office:value-type="float" office:value="0.0170772938326278" calcext:value-type="float">
            <text:p>0.017077293832628</text:p>
          </table:table-cell>
        </table:table-row>
        <table:table-row table:style-name="ro1">
          <table:table-cell office:value-type="float" office:value="0" calcext:value-type="float">
            <text:p>0</text:p>
          </table:table-cell>
          <table:table-cell office:value-type="float" office:value="0.767156084409257" calcext:value-type="float">
            <text:p>0.767156084409257</text:p>
          </table:table-cell>
          <table:table-cell office:value-type="float" office:value="0.0167012776651774" calcext:value-type="float">
            <text:p>0.016701277665178</text:p>
          </table:table-cell>
        </table:table-row>
        <table:table-row table:style-name="ro1">
          <table:table-cell office:value-type="float" office:value="0" calcext:value-type="float">
            <text:p>0</text:p>
          </table:table-cell>
          <table:table-cell office:value-type="float" office:value="0.765517616503445" calcext:value-type="float">
            <text:p>0.765517616503445</text:p>
          </table:table-cell>
          <table:table-cell office:value-type="float" office:value="0.016350480882112" calcext:value-type="float">
            <text:p>0.016350480882112</text:p>
          </table:table-cell>
        </table:table-row>
        <table:table-row table:style-name="ro1">
          <table:table-cell office:value-type="float" office:value="0" calcext:value-type="float">
            <text:p>0</text:p>
          </table:table-cell>
          <table:table-cell office:value-type="float" office:value="0.769802001577172" calcext:value-type="float">
            <text:p>0.769802001577172</text:p>
          </table:table-cell>
          <table:table-cell office:value-type="float" office:value="0.014130213394398" calcext:value-type="float">
            <text:p>0.014130213394398</text:p>
          </table:table-cell>
        </table:table-row>
        <table:table-row table:style-name="ro1">
          <table:table-cell office:value-type="float" office:value="0" calcext:value-type="float">
            <text:p>0</text:p>
          </table:table-cell>
          <table:table-cell office:value-type="float" office:value="0.769701224150536" calcext:value-type="float">
            <text:p>0.769701224150536</text:p>
          </table:table-cell>
          <table:table-cell office:value-type="float" office:value="0.0138049576845618" calcext:value-type="float">
            <text:p>0.013804957684562</text:p>
          </table:table-cell>
        </table:table-row>
        <table:table-row table:style-name="ro1">
          <table:table-cell office:value-type="float" office:value="0" calcext:value-type="float">
            <text:p>0</text:p>
          </table:table-cell>
          <table:table-cell office:value-type="float" office:value="0.763437949241536" calcext:value-type="float">
            <text:p>0.763437949241536</text:p>
          </table:table-cell>
          <table:table-cell office:value-type="float" office:value="0.0170280556772785" calcext:value-type="float">
            <text:p>0.017028055677279</text:p>
          </table:table-cell>
        </table:table-row>
        <table:table-row table:style-name="ro1">
          <table:table-cell office:value-type="float" office:value="0" calcext:value-type="float">
            <text:p>0</text:p>
          </table:table-cell>
          <table:table-cell office:value-type="float" office:value="0.765671068495689" calcext:value-type="float">
            <text:p>0.765671068495689</text:p>
          </table:table-cell>
          <table:table-cell office:value-type="float" office:value="0.0158049856910077" calcext:value-type="float">
            <text:p>0.015804985691008</text:p>
          </table:table-cell>
        </table:table-row>
        <table:table-row table:style-name="ro1">
          <table:table-cell office:value-type="float" office:value="0" calcext:value-type="float">
            <text:p>0</text:p>
          </table:table-cell>
          <table:table-cell office:value-type="float" office:value="0.767604544291021" calcext:value-type="float">
            <text:p>0.767604544291021</text:p>
          </table:table-cell>
          <table:table-cell office:value-type="float" office:value="0.0162430105342706" calcext:value-type="float">
            <text:p>0.016243010534271</text:p>
          </table:table-cell>
        </table:table-row>
        <table:table-row table:style-name="ro1">
          <table:table-cell office:value-type="float" office:value="0" calcext:value-type="float">
            <text:p>0</text:p>
          </table:table-cell>
          <table:table-cell office:value-type="float" office:value="0.764423547407077" calcext:value-type="float">
            <text:p>0.764423547407077</text:p>
          </table:table-cell>
          <table:table-cell office:value-type="float" office:value="0.0180218865612288" calcext:value-type="float">
            <text:p>0.018021886561229</text:p>
          </table:table-cell>
        </table:table-row>
        <table:table-row table:style-name="ro1">
          <table:table-cell office:value-type="float" office:value="0" calcext:value-type="float">
            <text:p>0</text:p>
          </table:table-cell>
          <table:table-cell office:value-type="float" office:value="0.76438309942974" calcext:value-type="float">
            <text:p>0.76438309942974</text:p>
          </table:table-cell>
          <table:table-cell office:value-type="float" office:value="0.0160869445970157" calcext:value-type="float">
            <text:p>0.016086944597016</text:p>
          </table:table-cell>
        </table:table-row>
        <table:table-row table:style-name="ro1">
          <table:table-cell office:value-type="float" office:value="0" calcext:value-type="float">
            <text:p>0</text:p>
          </table:table-cell>
          <table:table-cell office:value-type="float" office:value="0.76607456831416" calcext:value-type="float">
            <text:p>0.76607456831416</text:p>
          </table:table-cell>
          <table:table-cell office:value-type="float" office:value="0.0161983241369558" calcext:value-type="float">
            <text:p>0.016198324136956</text:p>
          </table:table-cell>
        </table:table-row>
        <table:table-row table:style-name="ro1">
          <table:table-cell office:value-type="float" office:value="0" calcext:value-type="float">
            <text:p>0</text:p>
          </table:table-cell>
          <table:table-cell office:value-type="float" office:value="0.766625715714487" calcext:value-type="float">
            <text:p>0.766625715714487</text:p>
          </table:table-cell>
          <table:table-cell office:value-type="float" office:value="0.0167728661715175" calcext:value-type="float">
            <text:p>0.016772866171518</text:p>
          </table:table-cell>
        </table:table-row>
        <table:table-row table:style-name="ro1">
          <table:table-cell office:value-type="float" office:value="0" calcext:value-type="float">
            <text:p>0</text:p>
          </table:table-cell>
          <table:table-cell office:value-type="float" office:value="0.765956383923836" calcext:value-type="float">
            <text:p>0.765956383923836</text:p>
          </table:table-cell>
          <table:table-cell office:value-type="float" office:value="0.016246343533238" calcext:value-type="float">
            <text:p>0.016246343533238</text:p>
          </table:table-cell>
        </table:table-row>
        <table:table-row table:style-name="ro1">
          <table:table-cell office:value-type="float" office:value="0" calcext:value-type="float">
            <text:p>0</text:p>
          </table:table-cell>
          <table:table-cell office:value-type="float" office:value="0.768244364738783" calcext:value-type="float">
            <text:p>0.768244364738783</text:p>
          </table:table-cell>
          <table:table-cell office:value-type="float" office:value="0.0150197821809717" calcext:value-type="float">
            <text:p>0.015019782180972</text:p>
          </table:table-cell>
        </table:table-row>
        <table:table-row table:style-name="ro1">
          <table:table-cell office:value-type="float" office:value="0" calcext:value-type="float">
            <text:p>0</text:p>
          </table:table-cell>
          <table:table-cell office:value-type="float" office:value="0.770287120143913" calcext:value-type="float">
            <text:p>0.770287120143913</text:p>
          </table:table-cell>
          <table:table-cell office:value-type="float" office:value="0.0138803793738768" calcext:value-type="float">
            <text:p>0.013880379373877</text:p>
          </table:table-cell>
        </table:table-row>
        <table:table-row table:style-name="ro1">
          <table:table-cell office:value-type="float" office:value="0" calcext:value-type="float">
            <text:p>0</text:p>
          </table:table-cell>
          <table:table-cell office:value-type="float" office:value="0.767771379270532" calcext:value-type="float">
            <text:p>0.767771379270532</text:p>
          </table:table-cell>
          <table:table-cell office:value-type="float" office:value="0.0165932234066425" calcext:value-type="float">
            <text:p>0.016593223406643</text:p>
          </table:table-cell>
        </table:table-row>
        <table:table-row table:style-name="ro1">
          <table:table-cell office:value-type="float" office:value="0" calcext:value-type="float">
            <text:p>0</text:p>
          </table:table-cell>
          <table:table-cell office:value-type="float" office:value="0.767602725578227" calcext:value-type="float">
            <text:p>0.767602725578227</text:p>
          </table:table-cell>
          <table:table-cell office:value-type="float" office:value="0.0154191200914102" calcext:value-type="float">
            <text:p>0.01541912009141</text:p>
          </table:table-cell>
        </table:table-row>
        <table:table-row table:style-name="ro1">
          <table:table-cell office:value-type="float" office:value="0" calcext:value-type="float">
            <text:p>0</text:p>
          </table:table-cell>
          <table:table-cell office:value-type="float" office:value="0.766773792804461" calcext:value-type="float">
            <text:p>0.766773792804461</text:p>
          </table:table-cell>
          <table:table-cell office:value-type="float" office:value="0.0154603235683963" calcext:value-type="float">
            <text:p>0.015460323568396</text:p>
          </table:table-cell>
        </table:table-row>
        <table:table-row table:style-name="ro1">
          <table:table-cell office:value-type="float" office:value="0" calcext:value-type="float">
            <text:p>0</text:p>
          </table:table-cell>
          <table:table-cell office:value-type="float" office:value="0.767949653692971" calcext:value-type="float">
            <text:p>0.767949653692971</text:p>
          </table:table-cell>
          <table:table-cell office:value-type="float" office:value="0.0155035963333998" calcext:value-type="float">
            <text:p>0.0155035963334</text:p>
          </table:table-cell>
        </table:table-row>
        <table:table-row table:style-name="ro1">
          <table:table-cell office:value-type="float" office:value="0" calcext:value-type="float">
            <text:p>0</text:p>
          </table:table-cell>
          <table:table-cell office:value-type="float" office:value="0.768212699300327" calcext:value-type="float">
            <text:p>0.768212699300327</text:p>
          </table:table-cell>
          <table:table-cell office:value-type="float" office:value="0.0150596509224118" calcext:value-type="float">
            <text:p>0.015059650922412</text:p>
          </table:table-cell>
        </table:table-row>
        <table:table-row table:style-name="ro1">
          <table:table-cell office:value-type="float" office:value="0" calcext:value-type="float">
            <text:p>0</text:p>
          </table:table-cell>
          <table:table-cell office:value-type="float" office:value="0.767363439472489" calcext:value-type="float">
            <text:p>0.767363439472489</text:p>
          </table:table-cell>
          <table:table-cell office:value-type="float" office:value="0.0154206195302173" calcext:value-type="float">
            <text:p>0.015420619530217</text:p>
          </table:table-cell>
        </table:table-row>
        <table:table-row table:style-name="ro1">
          <table:table-cell office:value-type="float" office:value="0" calcext:value-type="float">
            <text:p>0</text:p>
          </table:table-cell>
          <table:table-cell office:value-type="float" office:value="0.764963702334498" calcext:value-type="float">
            <text:p>0.764963702334498</text:p>
          </table:table-cell>
          <table:table-cell office:value-type="float" office:value="0.0172183815558669" calcext:value-type="float">
            <text:p>0.017218381555867</text:p>
          </table:table-cell>
        </table:table-row>
        <table:table-row table:style-name="ro1">
          <table:table-cell office:value-type="float" office:value="0" calcext:value-type="float">
            <text:p>0</text:p>
          </table:table-cell>
          <table:table-cell office:value-type="float" office:value="0.767749351286327" calcext:value-type="float">
            <text:p>0.767749351286327</text:p>
          </table:table-cell>
          <table:table-cell office:value-type="float" office:value="0.0158315458261088" calcext:value-type="float">
            <text:p>0.015831545826109</text:p>
          </table:table-cell>
        </table:table-row>
        <table:table-row table:style-name="ro1">
          <table:table-cell office:value-type="float" office:value="0" calcext:value-type="float">
            <text:p>0</text:p>
          </table:table-cell>
          <table:table-cell office:value-type="float" office:value="0.762704327414085" calcext:value-type="float">
            <text:p>0.762704327414085</text:p>
          </table:table-cell>
          <table:table-cell office:value-type="float" office:value="0.0174002336355118" calcext:value-type="float">
            <text:p>0.017400233635512</text:p>
          </table:table-cell>
        </table:table-row>
        <table:table-row table:style-name="ro1">
          <table:table-cell office:value-type="float" office:value="0" calcext:value-type="float">
            <text:p>0</text:p>
          </table:table-cell>
          <table:table-cell office:value-type="float" office:value="0.765105172027469" calcext:value-type="float">
            <text:p>0.765105172027469</text:p>
          </table:table-cell>
          <table:table-cell office:value-type="float" office:value="0.0185467690840146" calcext:value-type="float">
            <text:p>0.018546769084015</text:p>
          </table:table-cell>
        </table:table-row>
        <table:table-row table:style-name="ro1">
          <table:table-cell office:value-type="float" office:value="0" calcext:value-type="float">
            <text:p>0</text:p>
          </table:table-cell>
          <table:table-cell office:value-type="float" office:value="0.767882225008396" calcext:value-type="float">
            <text:p>0.767882225008396</text:p>
          </table:table-cell>
          <table:table-cell office:value-type="float" office:value="0.0158914977422323" calcext:value-type="float">
            <text:p>0.015891497742232</text:p>
          </table:table-cell>
        </table:table-row>
        <table:table-row table:style-name="ro1">
          <table:table-cell office:value-type="float" office:value="0" calcext:value-type="float">
            <text:p>0</text:p>
          </table:table-cell>
          <table:table-cell office:value-type="float" office:value="0.766636230484262" calcext:value-type="float">
            <text:p>0.766636230484262</text:p>
          </table:table-cell>
          <table:table-cell office:value-type="float" office:value="0.0161944153709479" calcext:value-type="float">
            <text:p>0.016194415370948</text:p>
          </table:table-cell>
        </table:table-row>
        <table:table-row table:style-name="ro1">
          <table:table-cell office:value-type="float" office:value="0" calcext:value-type="float">
            <text:p>0</text:p>
          </table:table-cell>
          <table:table-cell office:value-type="float" office:value="0.767967535874339" calcext:value-type="float">
            <text:p>0.767967535874339</text:p>
          </table:table-cell>
          <table:table-cell office:value-type="float" office:value="0.0145547912170098" calcext:value-type="float">
            <text:p>0.01455479121701</text:p>
          </table:table-cell>
        </table:table-row>
        <table:table-row table:style-name="ro1">
          <table:table-cell office:value-type="float" office:value="0" calcext:value-type="float">
            <text:p>0</text:p>
          </table:table-cell>
          <table:table-cell office:value-type="float" office:value="0.768435062203304" calcext:value-type="float">
            <text:p>0.768435062203304</text:p>
          </table:table-cell>
          <table:table-cell office:value-type="float" office:value="0.0152087959528957" calcext:value-type="float">
            <text:p>0.015208795952896</text:p>
          </table:table-cell>
        </table:table-row>
        <table:table-row table:style-name="ro1">
          <table:table-cell office:value-type="float" office:value="0" calcext:value-type="float">
            <text:p>0</text:p>
          </table:table-cell>
          <table:table-cell office:value-type="float" office:value="0.766439884086624" calcext:value-type="float">
            <text:p>0.766439884086624</text:p>
          </table:table-cell>
          <table:table-cell office:value-type="float" office:value="0.016063358471054" calcext:value-type="float">
            <text:p>0.016063358471054</text:p>
          </table:table-cell>
        </table:table-row>
        <table:table-row table:style-name="ro1">
          <table:table-cell office:value-type="float" office:value="0" calcext:value-type="float">
            <text:p>0</text:p>
          </table:table-cell>
          <table:table-cell office:value-type="float" office:value="0.768620106193036" calcext:value-type="float">
            <text:p>0.768620106193036</text:p>
          </table:table-cell>
          <table:table-cell office:value-type="float" office:value="0.0152275819530793" calcext:value-type="float">
            <text:p>0.015227581953079</text:p>
          </table:table-cell>
        </table:table-row>
        <table:table-row table:style-name="ro1">
          <table:table-cell office:value-type="float" office:value="0" calcext:value-type="float">
            <text:p>0</text:p>
          </table:table-cell>
          <table:table-cell office:value-type="float" office:value="0.766195408382765" calcext:value-type="float">
            <text:p>0.766195408382765</text:p>
          </table:table-cell>
          <table:table-cell office:value-type="float" office:value="0.0165257138723775" calcext:value-type="float">
            <text:p>0.016525713872378</text:p>
          </table:table-cell>
        </table:table-row>
        <table:table-row table:style-name="ro1">
          <table:table-cell office:value-type="float" office:value="0" calcext:value-type="float">
            <text:p>0</text:p>
          </table:table-cell>
          <table:table-cell office:value-type="float" office:value="0.766961034936301" calcext:value-type="float">
            <text:p>0.766961034936301</text:p>
          </table:table-cell>
          <table:table-cell office:value-type="float" office:value="0.0167524825117607" calcext:value-type="float">
            <text:p>0.016752482511761</text:p>
          </table:table-cell>
        </table:table-row>
        <table:table-row table:style-name="ro1">
          <table:table-cell office:value-type="float" office:value="0" calcext:value-type="float">
            <text:p>0</text:p>
          </table:table-cell>
          <table:table-cell office:value-type="float" office:value="0.766348083921225" calcext:value-type="float">
            <text:p>0.766348083921225</text:p>
          </table:table-cell>
          <table:table-cell office:value-type="float" office:value="0.0165764956442107" calcext:value-type="float">
            <text:p>0.016576495644211</text:p>
          </table:table-cell>
        </table:table-row>
        <table:table-row table:style-name="ro1">
          <table:table-cell office:value-type="float" office:value="0" calcext:value-type="float">
            <text:p>0</text:p>
          </table:table-cell>
          <table:table-cell office:value-type="float" office:value="0.765279453915007" calcext:value-type="float">
            <text:p>0.765279453915007</text:p>
          </table:table-cell>
          <table:table-cell office:value-type="float" office:value="0.0170992138541522" calcext:value-type="float">
            <text:p>0.017099213854152</text:p>
          </table:table-cell>
        </table:table-row>
        <table:table-row table:style-name="ro1">
          <table:table-cell office:value-type="float" office:value="0" calcext:value-type="float">
            <text:p>0</text:p>
          </table:table-cell>
          <table:table-cell office:value-type="float" office:value="0.767710345647706" calcext:value-type="float">
            <text:p>0.767710345647706</text:p>
          </table:table-cell>
          <table:table-cell office:value-type="float" office:value="0.0154509352328586" calcext:value-type="float">
            <text:p>0.015450935232859</text:p>
          </table:table-cell>
        </table:table-row>
        <table:table-row table:style-name="ro1">
          <table:table-cell office:value-type="float" office:value="0" calcext:value-type="float">
            <text:p>0</text:p>
          </table:table-cell>
          <table:table-cell office:value-type="float" office:value="0.766669465127178" calcext:value-type="float">
            <text:p>0.766669465127178</text:p>
          </table:table-cell>
          <table:table-cell office:value-type="float" office:value="0.016225706986004" calcext:value-type="float">
            <text:p>0.016225706986004</text:p>
          </table:table-cell>
        </table:table-row>
        <table:table-row table:style-name="ro1">
          <table:table-cell office:value-type="float" office:value="0" calcext:value-type="float">
            <text:p>0</text:p>
          </table:table-cell>
          <table:table-cell office:value-type="float" office:value="0.767405016333399" calcext:value-type="float">
            <text:p>0.767405016333399</text:p>
          </table:table-cell>
          <table:table-cell office:value-type="float" office:value="0.0156028289019012" calcext:value-type="float">
            <text:p>0.015602828901901</text:p>
          </table:table-cell>
        </table:table-row>
        <table:table-row table:style-name="ro1">
          <table:table-cell office:value-type="float" office:value="0" calcext:value-type="float">
            <text:p>0</text:p>
          </table:table-cell>
          <table:table-cell office:value-type="float" office:value="0.76581430920694" calcext:value-type="float">
            <text:p>0.76581430920694</text:p>
          </table:table-cell>
          <table:table-cell office:value-type="float" office:value="0.0165060365591941" calcext:value-type="float">
            <text:p>0.016506036559194</text:p>
          </table:table-cell>
        </table:table-row>
        <table:table-row table:style-name="ro1">
          <table:table-cell office:value-type="float" office:value="0" calcext:value-type="float">
            <text:p>0</text:p>
          </table:table-cell>
          <table:table-cell office:value-type="float" office:value="0.76673378017286" calcext:value-type="float">
            <text:p>0.76673378017286</text:p>
          </table:table-cell>
          <table:table-cell office:value-type="float" office:value="0.0171408146412864" calcext:value-type="float">
            <text:p>0.017140814641287</text:p>
          </table:table-cell>
        </table:table-row>
        <table:table-row table:style-name="ro1">
          <table:table-cell office:value-type="float" office:value="0" calcext:value-type="float">
            <text:p>0</text:p>
          </table:table-cell>
          <table:table-cell office:value-type="float" office:value="0.76778125946177" calcext:value-type="float">
            <text:p>0.76778125946177</text:p>
          </table:table-cell>
          <table:table-cell office:value-type="float" office:value="0.0155811078174614" calcext:value-type="float">
            <text:p>0.015581107817462</text:p>
          </table:table-cell>
        </table:table-row>
        <table:table-row table:style-name="ro1">
          <table:table-cell office:value-type="float" office:value="0" calcext:value-type="float">
            <text:p>0</text:p>
          </table:table-cell>
          <table:table-cell office:value-type="float" office:value="0.767746295254942" calcext:value-type="float">
            <text:p>0.767746295254942</text:p>
          </table:table-cell>
          <table:table-cell office:value-type="float" office:value="0.015736432906258" calcext:value-type="float">
            <text:p>0.015736432906258</text:p>
          </table:table-cell>
        </table:table-row>
        <table:table-row table:style-name="ro1">
          <table:table-cell office:value-type="float" office:value="0" calcext:value-type="float">
            <text:p>0</text:p>
          </table:table-cell>
          <table:table-cell office:value-type="float" office:value="0.766063666180283" calcext:value-type="float">
            <text:p>0.766063666180283</text:p>
          </table:table-cell>
          <table:table-cell office:value-type="float" office:value="0.0159079279092791" calcext:value-type="float">
            <text:p>0.015907927909279</text:p>
          </table:table-cell>
        </table:table-row>
        <table:table-row table:style-name="ro1">
          <table:table-cell office:value-type="float" office:value="1" calcext:value-type="float">
            <text:p>1</text:p>
          </table:table-cell>
          <table:table-cell office:value-type="float" office:value="0.763421133396235" calcext:value-type="float">
            <text:p>0.763421133396235</text:p>
          </table:table-cell>
          <table:table-cell office:value-type="float" office:value="0.0180779559601987" calcext:value-type="float">
            <text:p>0.018077955960199</text:p>
          </table:table-cell>
        </table:table-row>
        <table:table-row table:style-name="ro1">
          <table:table-cell office:value-type="float" office:value="0" calcext:value-type="float">
            <text:p>0</text:p>
          </table:table-cell>
          <table:table-cell office:value-type="float" office:value="0.762005634130744" calcext:value-type="float">
            <text:p>0.762005634130744</text:p>
          </table:table-cell>
          <table:table-cell office:value-type="float" office:value="0.0193557844612174" calcext:value-type="float">
            <text:p>0.019355784461217</text:p>
          </table:table-cell>
        </table:table-row>
        <table:table-row table:style-name="ro1">
          <table:table-cell office:value-type="float" office:value="0" calcext:value-type="float">
            <text:p>0</text:p>
          </table:table-cell>
          <table:table-cell office:value-type="float" office:value="0.768096255126572" calcext:value-type="float">
            <text:p>0.768096255126572</text:p>
          </table:table-cell>
          <table:table-cell office:value-type="float" office:value="0.0152503445853271" calcext:value-type="float">
            <text:p>0.015250344585327</text:p>
          </table:table-cell>
        </table:table-row>
        <table:table-row table:style-name="ro1">
          <table:table-cell office:value-type="float" office:value="0" calcext:value-type="float">
            <text:p>0</text:p>
          </table:table-cell>
          <table:table-cell office:value-type="float" office:value="0.766453981181058" calcext:value-type="float">
            <text:p>0.766453981181058</text:p>
          </table:table-cell>
          <table:table-cell office:value-type="float" office:value="0.0162687133579038" calcext:value-type="float">
            <text:p>0.016268713357904</text:p>
          </table:table-cell>
        </table:table-row>
        <table:table-row table:style-name="ro1">
          <table:table-cell office:value-type="float" office:value="0" calcext:value-type="float">
            <text:p>0</text:p>
          </table:table-cell>
          <table:table-cell office:value-type="float" office:value="0.76565641394941" calcext:value-type="float">
            <text:p>0.76565641394941</text:p>
          </table:table-cell>
          <table:table-cell office:value-type="float" office:value="0.016680644120611" calcext:value-type="float">
            <text:p>0.016680644120611</text:p>
          </table:table-cell>
        </table:table-row>
        <table:table-row table:style-name="ro1">
          <table:table-cell office:value-type="float" office:value="0" calcext:value-type="float">
            <text:p>0</text:p>
          </table:table-cell>
          <table:table-cell office:value-type="float" office:value="0.765940830369345" calcext:value-type="float">
            <text:p>0.765940830369345</text:p>
          </table:table-cell>
          <table:table-cell office:value-type="float" office:value="0.0159327222451812" calcext:value-type="float">
            <text:p>0.015932722245181</text:p>
          </table:table-cell>
        </table:table-row>
        <table:table-row table:style-name="ro1">
          <table:table-cell office:value-type="float" office:value="0" calcext:value-type="float">
            <text:p>0</text:p>
          </table:table-cell>
          <table:table-cell office:value-type="float" office:value="0.768185356856557" calcext:value-type="float">
            <text:p>0.768185356856557</text:p>
          </table:table-cell>
          <table:table-cell office:value-type="float" office:value="0.0161522952171334" calcext:value-type="float">
            <text:p>0.016152295217133</text:p>
          </table:table-cell>
        </table:table-row>
        <table:table-row table:style-name="ro1">
          <table:table-cell office:value-type="float" office:value="0" calcext:value-type="float">
            <text:p>0</text:p>
          </table:table-cell>
          <table:table-cell office:value-type="float" office:value="0.768834780514843" calcext:value-type="float">
            <text:p>0.768834780514843</text:p>
          </table:table-cell>
          <table:table-cell office:value-type="float" office:value="0.0154558204279762" calcext:value-type="float">
            <text:p>0.015455820427976</text:p>
          </table:table-cell>
        </table:table-row>
        <table:table-row table:style-name="ro1">
          <table:table-cell office:value-type="float" office:value="0" calcext:value-type="float">
            <text:p>0</text:p>
          </table:table-cell>
          <table:table-cell office:value-type="float" office:value="0.76649962401591" calcext:value-type="float">
            <text:p>0.76649962401591</text:p>
          </table:table-cell>
          <table:table-cell office:value-type="float" office:value="0.0166696357880967" calcext:value-type="float">
            <text:p>0.016669635788097</text:p>
          </table:table-cell>
        </table:table-row>
        <table:table-row table:style-name="ro1">
          <table:table-cell office:value-type="float" office:value="0" calcext:value-type="float">
            <text:p>0</text:p>
          </table:table-cell>
          <table:table-cell office:value-type="float" office:value="0.767679046378106" calcext:value-type="float">
            <text:p>0.767679046378106</text:p>
          </table:table-cell>
          <table:table-cell office:value-type="float" office:value="0.0165369203165452" calcext:value-type="float">
            <text:p>0.016536920316545</text:p>
          </table:table-cell>
        </table:table-row>
        <table:table-row table:style-name="ro1">
          <table:table-cell office:value-type="float" office:value="0" calcext:value-type="float">
            <text:p>0</text:p>
          </table:table-cell>
          <table:table-cell office:value-type="float" office:value="0.765394957053679" calcext:value-type="float">
            <text:p>0.765394957053679</text:p>
          </table:table-cell>
          <table:table-cell office:value-type="float" office:value="0.0162486033877547" calcext:value-type="float">
            <text:p>0.016248603387755</text:p>
          </table:table-cell>
        </table:table-row>
        <table:table-row table:style-name="ro1">
          <table:table-cell office:value-type="float" office:value="0" calcext:value-type="float">
            <text:p>0</text:p>
          </table:table-cell>
          <table:table-cell office:value-type="float" office:value="0.768130384404167" calcext:value-type="float">
            <text:p>0.768130384404167</text:p>
          </table:table-cell>
          <table:table-cell office:value-type="float" office:value="0.0152642868931178" calcext:value-type="float">
            <text:p>0.015264286893118</text:p>
          </table:table-cell>
        </table:table-row>
        <table:table-row table:style-name="ro1">
          <table:table-cell office:value-type="float" office:value="0" calcext:value-type="float">
            <text:p>0</text:p>
          </table:table-cell>
          <table:table-cell office:value-type="float" office:value="0.767713373297225" calcext:value-type="float">
            <text:p>0.767713373297225</text:p>
          </table:table-cell>
          <table:table-cell office:value-type="float" office:value="0.0158437303116994" calcext:value-type="float">
            <text:p>0.0158437303117</text:p>
          </table:table-cell>
        </table:table-row>
        <table:table-row table:style-name="ro1">
          <table:table-cell office:value-type="float" office:value="1" calcext:value-type="float">
            <text:p>1</text:p>
          </table:table-cell>
          <table:table-cell office:value-type="float" office:value="0.765645024520493" calcext:value-type="float">
            <text:p>0.765645024520493</text:p>
          </table:table-cell>
          <table:table-cell office:value-type="float" office:value="0.015841065216078" calcext:value-type="float">
            <text:p>0.015841065216078</text:p>
          </table:table-cell>
        </table:table-row>
        <table:table-row table:style-name="ro1">
          <table:table-cell office:value-type="float" office:value="0" calcext:value-type="float">
            <text:p>0</text:p>
          </table:table-cell>
          <table:table-cell office:value-type="float" office:value="0.764191317248525" calcext:value-type="float">
            <text:p>0.764191317248525</text:p>
          </table:table-cell>
          <table:table-cell office:value-type="float" office:value="0.0174070204265211" calcext:value-type="float">
            <text:p>0.017407020426521</text:p>
          </table:table-cell>
        </table:table-row>
        <table:table-row table:style-name="ro1">
          <table:table-cell office:value-type="float" office:value="0" calcext:value-type="float">
            <text:p>0</text:p>
          </table:table-cell>
          <table:table-cell office:value-type="float" office:value="0.763590444805739" calcext:value-type="float">
            <text:p>0.763590444805739</text:p>
          </table:table-cell>
          <table:table-cell office:value-type="float" office:value="0.0171269900585004" calcext:value-type="float">
            <text:p>0.017126990058501</text:p>
          </table:table-cell>
        </table:table-row>
        <table:table-row table:style-name="ro1">
          <table:table-cell office:value-type="float" office:value="0" calcext:value-type="float">
            <text:p>0</text:p>
          </table:table-cell>
          <table:table-cell office:value-type="float" office:value="0.765468413368618" calcext:value-type="float">
            <text:p>0.765468413368618</text:p>
          </table:table-cell>
          <table:table-cell office:value-type="float" office:value="0.0163946620262885" calcext:value-type="float">
            <text:p>0.016394662026289</text:p>
          </table:table-cell>
        </table:table-row>
        <table:table-row table:style-name="ro1">
          <table:table-cell office:value-type="float" office:value="0" calcext:value-type="float">
            <text:p>0</text:p>
          </table:table-cell>
          <table:table-cell office:value-type="float" office:value="0.766963335322842" calcext:value-type="float">
            <text:p>0.766963335322842</text:p>
          </table:table-cell>
          <table:table-cell office:value-type="float" office:value="0.0162688668465328" calcext:value-type="float">
            <text:p>0.016268866846533</text:p>
          </table:table-cell>
        </table:table-row>
        <table:table-row table:style-name="ro1">
          <table:table-cell office:value-type="float" office:value="0" calcext:value-type="float">
            <text:p>0</text:p>
          </table:table-cell>
          <table:table-cell office:value-type="float" office:value="0.762986912954146" calcext:value-type="float">
            <text:p>0.762986912954146</text:p>
          </table:table-cell>
          <table:table-cell office:value-type="float" office:value="0.0185304081180801" calcext:value-type="float">
            <text:p>0.01853040811808</text:p>
          </table:table-cell>
        </table:table-row>
        <table:table-row table:style-name="ro1">
          <table:table-cell office:value-type="float" office:value="0" calcext:value-type="float">
            <text:p>0</text:p>
          </table:table-cell>
          <table:table-cell office:value-type="float" office:value="0.767539819256483" calcext:value-type="float">
            <text:p>0.767539819256483</text:p>
          </table:table-cell>
          <table:table-cell office:value-type="float" office:value="0.0152612373586883" calcext:value-type="float">
            <text:p>0.015261237358688</text:p>
          </table:table-cell>
        </table:table-row>
        <table:table-row table:style-name="ro1">
          <table:table-cell office:value-type="float" office:value="0" calcext:value-type="float">
            <text:p>0</text:p>
          </table:table-cell>
          <table:table-cell office:value-type="float" office:value="0.767198266614115" calcext:value-type="float">
            <text:p>0.767198266614115</text:p>
          </table:table-cell>
          <table:table-cell office:value-type="float" office:value="0.0160495985234994" calcext:value-type="float">
            <text:p>0.0160495985235</text:p>
          </table:table-cell>
        </table:table-row>
        <table:table-row table:style-name="ro1">
          <table:table-cell office:value-type="float" office:value="0" calcext:value-type="float">
            <text:p>0</text:p>
          </table:table-cell>
          <table:table-cell office:value-type="float" office:value="0.764382745967306" calcext:value-type="float">
            <text:p>0.764382745967306</text:p>
          </table:table-cell>
          <table:table-cell office:value-type="float" office:value="0.0155659343032265" calcext:value-type="float">
            <text:p>0.015565934303227</text:p>
          </table:table-cell>
        </table:table-row>
        <table:table-row table:style-name="ro1">
          <table:table-cell office:value-type="float" office:value="0" calcext:value-type="float">
            <text:p>0</text:p>
          </table:table-cell>
          <table:table-cell office:value-type="float" office:value="0.767761798671704" calcext:value-type="float">
            <text:p>0.767761798671704</text:p>
          </table:table-cell>
          <table:table-cell office:value-type="float" office:value="0.0162637167082711" calcext:value-type="float">
            <text:p>0.016263716708271</text:p>
          </table:table-cell>
        </table:table-row>
        <table:table-row table:style-name="ro1">
          <table:table-cell office:value-type="float" office:value="0" calcext:value-type="float">
            <text:p>0</text:p>
          </table:table-cell>
          <table:table-cell office:value-type="float" office:value="0.765886771656838" calcext:value-type="float">
            <text:p>0.765886771656838</text:p>
          </table:table-cell>
          <table:table-cell office:value-type="float" office:value="0.0165090063477771" calcext:value-type="float">
            <text:p>0.016509006347777</text:p>
          </table:table-cell>
        </table:table-row>
        <table:table-row table:style-name="ro1">
          <table:table-cell office:value-type="float" office:value="0" calcext:value-type="float">
            <text:p>0</text:p>
          </table:table-cell>
          <table:table-cell office:value-type="float" office:value="0.766013827703028" calcext:value-type="float">
            <text:p>0.766013827703028</text:p>
          </table:table-cell>
          <table:table-cell office:value-type="float" office:value="0.0163917772657451" calcext:value-type="float">
            <text:p>0.016391777265745</text:p>
          </table:table-cell>
        </table:table-row>
        <table:table-row table:style-name="ro1">
          <table:table-cell office:value-type="float" office:value="0" calcext:value-type="float">
            <text:p>0</text:p>
          </table:table-cell>
          <table:table-cell office:value-type="float" office:value="0.76741338164085" calcext:value-type="float">
            <text:p>0.76741338164085</text:p>
          </table:table-cell>
          <table:table-cell office:value-type="float" office:value="0.0159830694010016" calcext:value-type="float">
            <text:p>0.015983069401002</text:p>
          </table:table-cell>
        </table:table-row>
        <table:table-row table:style-name="ro1">
          <table:table-cell office:value-type="float" office:value="0" calcext:value-type="float">
            <text:p>0</text:p>
          </table:table-cell>
          <table:table-cell office:value-type="float" office:value="0.765256887101296" calcext:value-type="float">
            <text:p>0.765256887101296</text:p>
          </table:table-cell>
          <table:table-cell office:value-type="float" office:value="0.0170957749708579" calcext:value-type="float">
            <text:p>0.017095774970858</text:p>
          </table:table-cell>
        </table:table-row>
        <table:table-row table:style-name="ro1">
          <table:table-cell office:value-type="float" office:value="0" calcext:value-type="float">
            <text:p>0</text:p>
          </table:table-cell>
          <table:table-cell office:value-type="float" office:value="0.766954384230821" calcext:value-type="float">
            <text:p>0.766954384230821</text:p>
          </table:table-cell>
          <table:table-cell office:value-type="float" office:value="0.0167463762352799" calcext:value-type="float">
            <text:p>0.01674637623528</text:p>
          </table:table-cell>
        </table:table-row>
        <table:table-row table:style-name="ro1">
          <table:table-cell office:value-type="float" office:value="0" calcext:value-type="float">
            <text:p>0</text:p>
          </table:table-cell>
          <table:table-cell office:value-type="float" office:value="0.766190427859004" calcext:value-type="float">
            <text:p>0.766190427859004</text:p>
          </table:table-cell>
          <table:table-cell office:value-type="float" office:value="0.0158852768763058" calcext:value-type="float">
            <text:p>0.015885276876306</text:p>
          </table:table-cell>
        </table:table-row>
        <table:table-row table:style-name="ro1">
          <table:table-cell office:value-type="float" office:value="0" calcext:value-type="float">
            <text:p>0</text:p>
          </table:table-cell>
          <table:table-cell office:value-type="float" office:value="0.766177624512952" calcext:value-type="float">
            <text:p>0.766177624512952</text:p>
          </table:table-cell>
          <table:table-cell office:value-type="float" office:value="0.0168762091665138" calcext:value-type="float">
            <text:p>0.016876209166514</text:p>
          </table:table-cell>
        </table:table-row>
        <table:table-row table:style-name="ro1">
          <table:table-cell office:value-type="float" office:value="0" calcext:value-type="float">
            <text:p>0</text:p>
          </table:table-cell>
          <table:table-cell office:value-type="float" office:value="0.767535168363863" calcext:value-type="float">
            <text:p>0.767535168363863</text:p>
          </table:table-cell>
          <table:table-cell office:value-type="float" office:value="0.0160460297790052" calcext:value-type="float">
            <text:p>0.016046029779005</text:p>
          </table:table-cell>
        </table:table-row>
        <table:table-row table:style-name="ro1">
          <table:table-cell office:value-type="float" office:value="0" calcext:value-type="float">
            <text:p>0</text:p>
          </table:table-cell>
          <table:table-cell office:value-type="float" office:value="0.768882702759319" calcext:value-type="float">
            <text:p>0.768882702759319</text:p>
          </table:table-cell>
          <table:table-cell office:value-type="float" office:value="0.0158109846813936" calcext:value-type="float">
            <text:p>0.015810984681394</text:p>
          </table:table-cell>
        </table:table-row>
        <table:table-row table:style-name="ro1">
          <table:table-cell office:value-type="float" office:value="0" calcext:value-type="float">
            <text:p>0</text:p>
          </table:table-cell>
          <table:table-cell office:value-type="float" office:value="0.767764826190013" calcext:value-type="float">
            <text:p>0.767764826190013</text:p>
          </table:table-cell>
          <table:table-cell office:value-type="float" office:value="0.016622063759739" calcext:value-type="float">
            <text:p>0.016622063759739</text:p>
          </table:table-cell>
        </table:table-row>
        <table:table-row table:style-name="ro1">
          <table:table-cell office:value-type="float" office:value="0" calcext:value-type="float">
            <text:p>0</text:p>
          </table:table-cell>
          <table:table-cell office:value-type="float" office:value="0.766250795068043" calcext:value-type="float">
            <text:p>0.766250795068043</text:p>
          </table:table-cell>
          <table:table-cell office:value-type="float" office:value="0.0167922357795055" calcext:value-type="float">
            <text:p>0.016792235779506</text:p>
          </table:table-cell>
        </table:table-row>
        <table:table-row table:style-name="ro1">
          <table:table-cell office:value-type="float" office:value="0" calcext:value-type="float">
            <text:p>0</text:p>
          </table:table-cell>
          <table:table-cell office:value-type="float" office:value="0.769014305939829" calcext:value-type="float">
            <text:p>0.769014305939829</text:p>
          </table:table-cell>
          <table:table-cell office:value-type="float" office:value="0.0148683963214707" calcext:value-type="float">
            <text:p>0.014868396321471</text:p>
          </table:table-cell>
        </table:table-row>
        <table:table-row table:style-name="ro1">
          <table:table-cell office:value-type="float" office:value="0" calcext:value-type="float">
            <text:p>0</text:p>
          </table:table-cell>
          <table:table-cell office:value-type="float" office:value="0.765993963630381" calcext:value-type="float">
            <text:p>0.765993963630381</text:p>
          </table:table-cell>
          <table:table-cell office:value-type="float" office:value="0.0159556138491986" calcext:value-type="float">
            <text:p>0.015955613849199</text:p>
          </table:table-cell>
        </table:table-row>
        <table:table-row table:style-name="ro1">
          <table:table-cell office:value-type="float" office:value="0" calcext:value-type="float">
            <text:p>0</text:p>
          </table:table-cell>
          <table:table-cell office:value-type="float" office:value="0.768771785451388" calcext:value-type="float">
            <text:p>0.768771785451388</text:p>
          </table:table-cell>
          <table:table-cell office:value-type="float" office:value="0.0168328423338098" calcext:value-type="float">
            <text:p>0.01683284233381</text:p>
          </table:table-cell>
        </table:table-row>
        <table:table-row table:style-name="ro1">
          <table:table-cell office:value-type="float" office:value="0" calcext:value-type="float">
            <text:p>0</text:p>
          </table:table-cell>
          <table:table-cell office:value-type="float" office:value="0.767319417447735" calcext:value-type="float">
            <text:p>0.767319417447735</text:p>
          </table:table-cell>
          <table:table-cell office:value-type="float" office:value="0.0164843946505371" calcext:value-type="float">
            <text:p>0.016484394650537</text:p>
          </table:table-cell>
        </table:table-row>
        <table:table-row table:style-name="ro1">
          <table:table-cell office:value-type="float" office:value="0" calcext:value-type="float">
            <text:p>0</text:p>
          </table:table-cell>
          <table:table-cell office:value-type="float" office:value="0.766228795514342" calcext:value-type="float">
            <text:p>0.766228795514342</text:p>
          </table:table-cell>
          <table:table-cell office:value-type="float" office:value="0.0164038677292944" calcext:value-type="float">
            <text:p>0.016403867729295</text:p>
          </table:table-cell>
        </table:table-row>
        <table:table-row table:style-name="ro1">
          <table:table-cell office:value-type="float" office:value="0" calcext:value-type="float">
            <text:p>0</text:p>
          </table:table-cell>
          <table:table-cell office:value-type="float" office:value="0.763518396270412" calcext:value-type="float">
            <text:p>0.763518396270412</text:p>
          </table:table-cell>
          <table:table-cell office:value-type="float" office:value="0.0163127720536187" calcext:value-type="float">
            <text:p>0.016312772053619</text:p>
          </table:table-cell>
        </table:table-row>
        <table:table-row table:style-name="ro1">
          <table:table-cell office:value-type="float" office:value="0" calcext:value-type="float">
            <text:p>0</text:p>
          </table:table-cell>
          <table:table-cell office:value-type="float" office:value="0.769434419797986" calcext:value-type="float">
            <text:p>0.769434419797986</text:p>
          </table:table-cell>
          <table:table-cell office:value-type="float" office:value="0.014639546295341" calcext:value-type="float">
            <text:p>0.014639546295341</text:p>
          </table:table-cell>
        </table:table-row>
        <table:table-row table:style-name="ro1">
          <table:table-cell office:value-type="float" office:value="0" calcext:value-type="float">
            <text:p>0</text:p>
          </table:table-cell>
          <table:table-cell office:value-type="float" office:value="0.765511743808318" calcext:value-type="float">
            <text:p>0.765511743808318</text:p>
          </table:table-cell>
          <table:table-cell office:value-type="float" office:value="0.0167901172255646" calcext:value-type="float">
            <text:p>0.016790117225565</text:p>
          </table:table-cell>
        </table:table-row>
        <table:table-row table:style-name="ro1">
          <table:table-cell office:value-type="float" office:value="0" calcext:value-type="float">
            <text:p>0</text:p>
          </table:table-cell>
          <table:table-cell office:value-type="float" office:value="0.765363381501269" calcext:value-type="float">
            <text:p>0.765363381501269</text:p>
          </table:table-cell>
          <table:table-cell office:value-type="float" office:value="0.0182290248851327" calcext:value-type="float">
            <text:p>0.018229024885133</text:p>
          </table:table-cell>
        </table:table-row>
        <table:table-row table:style-name="ro1">
          <table:table-cell office:value-type="float" office:value="0" calcext:value-type="float">
            <text:p>0</text:p>
          </table:table-cell>
          <table:table-cell office:value-type="float" office:value="0.768042383378761" calcext:value-type="float">
            <text:p>0.768042383378761</text:p>
          </table:table-cell>
          <table:table-cell office:value-type="float" office:value="0.0154396156822645" calcext:value-type="float">
            <text:p>0.015439615682265</text:p>
          </table:table-cell>
        </table:table-row>
        <table:table-row table:style-name="ro1">
          <table:table-cell office:value-type="float" office:value="0" calcext:value-type="float">
            <text:p>0</text:p>
          </table:table-cell>
          <table:table-cell office:value-type="float" office:value="0.765267367317978" calcext:value-type="float">
            <text:p>0.765267367317978</text:p>
          </table:table-cell>
          <table:table-cell office:value-type="float" office:value="0.0170605698252609" calcext:value-type="float">
            <text:p>0.017060569825261</text:p>
          </table:table-cell>
        </table:table-row>
        <table:table-row table:style-name="ro1">
          <table:table-cell office:value-type="float" office:value="0" calcext:value-type="float">
            <text:p>0</text:p>
          </table:table-cell>
          <table:table-cell office:value-type="float" office:value="0.764726689312054" calcext:value-type="float">
            <text:p>0.764726689312054</text:p>
          </table:table-cell>
          <table:table-cell office:value-type="float" office:value="0.0172158556236414" calcext:value-type="float">
            <text:p>0.017215855623641</text:p>
          </table:table-cell>
        </table:table-row>
        <table:table-row table:style-name="ro1">
          <table:table-cell office:value-type="float" office:value="0" calcext:value-type="float">
            <text:p>0</text:p>
          </table:table-cell>
          <table:table-cell office:value-type="float" office:value="0.763418466061605" calcext:value-type="float">
            <text:p>0.763418466061605</text:p>
          </table:table-cell>
          <table:table-cell office:value-type="float" office:value="0.0169847534835927" calcext:value-type="float">
            <text:p>0.016984753483593</text:p>
          </table:table-cell>
        </table:table-row>
        <table:table-row table:style-name="ro1">
          <table:table-cell office:value-type="float" office:value="0" calcext:value-type="float">
            <text:p>0</text:p>
          </table:table-cell>
          <table:table-cell office:value-type="float" office:value="0.766561066695295" calcext:value-type="float">
            <text:p>0.766561066695295</text:p>
          </table:table-cell>
          <table:table-cell office:value-type="float" office:value="0.0168332397702448" calcext:value-type="float">
            <text:p>0.016833239770245</text:p>
          </table:table-cell>
        </table:table-row>
        <table:table-row table:style-name="ro1">
          <table:table-cell office:value-type="float" office:value="0" calcext:value-type="float">
            <text:p>0</text:p>
          </table:table-cell>
          <table:table-cell office:value-type="float" office:value="0.766419244973575" calcext:value-type="float">
            <text:p>0.766419244973575</text:p>
          </table:table-cell>
          <table:table-cell office:value-type="float" office:value="0.0165017699882999" calcext:value-type="float">
            <text:p>0.0165017699883</text:p>
          </table:table-cell>
        </table:table-row>
        <table:table-row table:style-name="ro1">
          <table:table-cell office:value-type="float" office:value="0" calcext:value-type="float">
            <text:p>0</text:p>
          </table:table-cell>
          <table:table-cell office:value-type="float" office:value="0.765761539597017" calcext:value-type="float">
            <text:p>0.765761539597017</text:p>
          </table:table-cell>
          <table:table-cell office:value-type="float" office:value="0.016323101125778" calcext:value-type="float">
            <text:p>0.016323101125778</text:p>
          </table:table-cell>
        </table:table-row>
        <table:table-row table:style-name="ro1">
          <table:table-cell office:value-type="float" office:value="0" calcext:value-type="float">
            <text:p>0</text:p>
          </table:table-cell>
          <table:table-cell office:value-type="float" office:value="0.764184578026984" calcext:value-type="float">
            <text:p>0.764184578026984</text:p>
          </table:table-cell>
          <table:table-cell office:value-type="float" office:value="0.0179266934241311" calcext:value-type="float">
            <text:p>0.017926693424131</text:p>
          </table:table-cell>
        </table:table-row>
        <table:table-row table:style-name="ro1">
          <table:table-cell office:value-type="float" office:value="0" calcext:value-type="float">
            <text:p>0</text:p>
          </table:table-cell>
          <table:table-cell office:value-type="float" office:value="0.766087264825392" calcext:value-type="float">
            <text:p>0.766087264825392</text:p>
          </table:table-cell>
          <table:table-cell office:value-type="float" office:value="0.0161606646541632" calcext:value-type="float">
            <text:p>0.016160664654163</text:p>
          </table:table-cell>
        </table:table-row>
        <table:table-row table:style-name="ro1">
          <table:table-cell office:value-type="float" office:value="0" calcext:value-type="float">
            <text:p>0</text:p>
          </table:table-cell>
          <table:table-cell office:value-type="float" office:value="0.76423861257979" calcext:value-type="float">
            <text:p>0.76423861257979</text:p>
          </table:table-cell>
          <table:table-cell office:value-type="float" office:value="0.0183645306998984" calcext:value-type="float">
            <text:p>0.018364530699898</text:p>
          </table:table-cell>
        </table:table-row>
        <table:table-row table:style-name="ro1">
          <table:table-cell office:value-type="float" office:value="0" calcext:value-type="float">
            <text:p>0</text:p>
          </table:table-cell>
          <table:table-cell office:value-type="float" office:value="0.767609106995344" calcext:value-type="float">
            <text:p>0.767609106995344</text:p>
          </table:table-cell>
          <table:table-cell office:value-type="float" office:value="0.0154733020315139" calcext:value-type="float">
            <text:p>0.015473302031514</text:p>
          </table:table-cell>
        </table:table-row>
        <table:table-row table:style-name="ro1">
          <table:table-cell office:value-type="float" office:value="0" calcext:value-type="float">
            <text:p>0</text:p>
          </table:table-cell>
          <table:table-cell office:value-type="float" office:value="0.767768157688819" calcext:value-type="float">
            <text:p>0.767768157688819</text:p>
          </table:table-cell>
          <table:table-cell office:value-type="float" office:value="0.0159652798394396" calcext:value-type="float">
            <text:p>0.01596527983944</text:p>
          </table:table-cell>
        </table:table-row>
        <table:table-row table:style-name="ro1">
          <table:table-cell office:value-type="float" office:value="0" calcext:value-type="float">
            <text:p>0</text:p>
          </table:table-cell>
          <table:table-cell office:value-type="float" office:value="0.767659261197397" calcext:value-type="float">
            <text:p>0.767659261197397</text:p>
          </table:table-cell>
          <table:table-cell office:value-type="float" office:value="0.0156128440792824" calcext:value-type="float">
            <text:p>0.015612844079282</text:p>
          </table:table-cell>
        </table:table-row>
        <table:table-row table:style-name="ro1">
          <table:table-cell office:value-type="float" office:value="0" calcext:value-type="float">
            <text:p>0</text:p>
          </table:table-cell>
          <table:table-cell office:value-type="float" office:value="0.765568097567462" calcext:value-type="float">
            <text:p>0.765568097567462</text:p>
          </table:table-cell>
          <table:table-cell office:value-type="float" office:value="0.016373892166484" calcext:value-type="float">
            <text:p>0.016373892166484</text:p>
          </table:table-cell>
        </table:table-row>
        <table:table-row table:style-name="ro1">
          <table:table-cell office:value-type="float" office:value="0" calcext:value-type="float">
            <text:p>0</text:p>
          </table:table-cell>
          <table:table-cell office:value-type="float" office:value="0.765622054669404" calcext:value-type="float">
            <text:p>0.765622054669404</text:p>
          </table:table-cell>
          <table:table-cell office:value-type="float" office:value="0.016092774355475" calcext:value-type="float">
            <text:p>0.016092774355475</text:p>
          </table:table-cell>
        </table:table-row>
        <table:table-row table:style-name="ro1">
          <table:table-cell office:value-type="float" office:value="0" calcext:value-type="float">
            <text:p>0</text:p>
          </table:table-cell>
          <table:table-cell office:value-type="float" office:value="0.766296570028512" calcext:value-type="float">
            <text:p>0.766296570028512</text:p>
          </table:table-cell>
          <table:table-cell office:value-type="float" office:value="0.0176037088237237" calcext:value-type="float">
            <text:p>0.017603708823724</text:p>
          </table:table-cell>
        </table:table-row>
        <table:table-row table:style-name="ro1">
          <table:table-cell office:value-type="float" office:value="0" calcext:value-type="float">
            <text:p>0</text:p>
          </table:table-cell>
          <table:table-cell office:value-type="float" office:value="0.766458949072585" calcext:value-type="float">
            <text:p>0.766458949072585</text:p>
          </table:table-cell>
          <table:table-cell office:value-type="float" office:value="0.014593855603758" calcext:value-type="float">
            <text:p>0.014593855603758</text:p>
          </table:table-cell>
        </table:table-row>
        <table:table-row table:style-name="ro1">
          <table:table-cell office:value-type="float" office:value="0" calcext:value-type="float">
            <text:p>0</text:p>
          </table:table-cell>
          <table:table-cell office:value-type="float" office:value="0.767292889364292" calcext:value-type="float">
            <text:p>0.767292889364292</text:p>
          </table:table-cell>
          <table:table-cell office:value-type="float" office:value="0.0152892576108569" calcext:value-type="float">
            <text:p>0.015289257610857</text:p>
          </table:table-cell>
        </table:table-row>
        <table:table-row table:style-name="ro1">
          <table:table-cell office:value-type="float" office:value="0" calcext:value-type="float">
            <text:p>0</text:p>
          </table:table-cell>
          <table:table-cell office:value-type="float" office:value="0.766302846361491" calcext:value-type="float">
            <text:p>0.766302846361491</text:p>
          </table:table-cell>
          <table:table-cell office:value-type="float" office:value="0.0172304126540016" calcext:value-type="float">
            <text:p>0.017230412654002</text:p>
          </table:table-cell>
        </table:table-row>
        <table:table-row table:style-name="ro1">
          <table:table-cell office:value-type="float" office:value="0" calcext:value-type="float">
            <text:p>0</text:p>
          </table:table-cell>
          <table:table-cell office:value-type="float" office:value="0.771075580106461" calcext:value-type="float">
            <text:p>0.771075580106461</text:p>
          </table:table-cell>
          <table:table-cell office:value-type="float" office:value="0.0134683280602214" calcext:value-type="float">
            <text:p>0.013468328060222</text:p>
          </table:table-cell>
        </table:table-row>
        <table:table-row table:style-name="ro1">
          <table:table-cell office:value-type="float" office:value="0" calcext:value-type="float">
            <text:p>0</text:p>
          </table:table-cell>
          <table:table-cell office:value-type="float" office:value="0.766318604496756" calcext:value-type="float">
            <text:p>0.766318604496756</text:p>
          </table:table-cell>
          <table:table-cell office:value-type="float" office:value="0.0178816032196669" calcext:value-type="float">
            <text:p>0.017881603219667</text:p>
          </table:table-cell>
        </table:table-row>
        <table:table-row table:style-name="ro1">
          <table:table-cell office:value-type="float" office:value="0" calcext:value-type="float">
            <text:p>0</text:p>
          </table:table-cell>
          <table:table-cell office:value-type="float" office:value="0.763502338870485" calcext:value-type="float">
            <text:p>0.763502338870485</text:p>
          </table:table-cell>
          <table:table-cell office:value-type="float" office:value="0.0170105325310984" calcext:value-type="float">
            <text:p>0.017010532531099</text:p>
          </table:table-cell>
        </table:table-row>
        <table:table-row table:style-name="ro1">
          <table:table-cell office:value-type="float" office:value="0" calcext:value-type="float">
            <text:p>0</text:p>
          </table:table-cell>
          <table:table-cell office:value-type="float" office:value="0.767979675858943" calcext:value-type="float">
            <text:p>0.767979675858943</text:p>
          </table:table-cell>
          <table:table-cell office:value-type="float" office:value="0.0164668150896145" calcext:value-type="float">
            <text:p>0.016466815089615</text:p>
          </table:table-cell>
        </table:table-row>
        <table:table-row table:style-name="ro1">
          <table:table-cell office:value-type="float" office:value="0" calcext:value-type="float">
            <text:p>0</text:p>
          </table:table-cell>
          <table:table-cell office:value-type="float" office:value="0.767112130014703" calcext:value-type="float">
            <text:p>0.767112130014703</text:p>
          </table:table-cell>
          <table:table-cell office:value-type="float" office:value="0.0166250256394485" calcext:value-type="float">
            <text:p>0.016625025639449</text:p>
          </table:table-cell>
        </table:table-row>
        <table:table-row table:style-name="ro1">
          <table:table-cell office:value-type="float" office:value="0" calcext:value-type="float">
            <text:p>0</text:p>
          </table:table-cell>
          <table:table-cell office:value-type="float" office:value="0.76980771122071" calcext:value-type="float">
            <text:p>0.76980771122071</text:p>
          </table:table-cell>
          <table:table-cell office:value-type="float" office:value="0.0159378455618908" calcext:value-type="float">
            <text:p>0.015937845561891</text:p>
          </table:table-cell>
        </table:table-row>
        <table:table-row table:style-name="ro1">
          <table:table-cell office:value-type="float" office:value="0" calcext:value-type="float">
            <text:p>0</text:p>
          </table:table-cell>
          <table:table-cell office:value-type="float" office:value="0.764389243694489" calcext:value-type="float">
            <text:p>0.764389243694489</text:p>
          </table:table-cell>
          <table:table-cell office:value-type="float" office:value="0.0175193379751783" calcext:value-type="float">
            <text:p>0.017519337975178</text:p>
          </table:table-cell>
        </table:table-row>
        <table:table-row table:style-name="ro1">
          <table:table-cell office:value-type="float" office:value="0" calcext:value-type="float">
            <text:p>0</text:p>
          </table:table-cell>
          <table:table-cell office:value-type="float" office:value="0.764372567574327" calcext:value-type="float">
            <text:p>0.764372567574327</text:p>
          </table:table-cell>
          <table:table-cell office:value-type="float" office:value="0.0170609121990997" calcext:value-type="float">
            <text:p>0.0170609121991</text:p>
          </table:table-cell>
        </table:table-row>
        <table:table-row table:style-name="ro1">
          <table:table-cell office:value-type="float" office:value="0" calcext:value-type="float">
            <text:p>0</text:p>
          </table:table-cell>
          <table:table-cell office:value-type="float" office:value="0.767510923335517" calcext:value-type="float">
            <text:p>0.767510923335517</text:p>
          </table:table-cell>
          <table:table-cell office:value-type="float" office:value="0.0169641278414403" calcext:value-type="float">
            <text:p>0.01696412784144</text:p>
          </table:table-cell>
        </table:table-row>
        <table:table-row table:style-name="ro1">
          <table:table-cell office:value-type="float" office:value="0" calcext:value-type="float">
            <text:p>0</text:p>
          </table:table-cell>
          <table:table-cell office:value-type="float" office:value="0.766655600279646" calcext:value-type="float">
            <text:p>0.766655600279646</text:p>
          </table:table-cell>
          <table:table-cell office:value-type="float" office:value="0.0164284377630848" calcext:value-type="float">
            <text:p>0.016428437763085</text:p>
          </table:table-cell>
        </table:table-row>
        <table:table-row table:style-name="ro1">
          <table:table-cell office:value-type="float" office:value="0" calcext:value-type="float">
            <text:p>0</text:p>
          </table:table-cell>
          <table:table-cell office:value-type="float" office:value="0.766325443208515" calcext:value-type="float">
            <text:p>0.766325443208515</text:p>
          </table:table-cell>
          <table:table-cell office:value-type="float" office:value="0.0163719400352348" calcext:value-type="float">
            <text:p>0.016371940035235</text:p>
          </table:table-cell>
        </table:table-row>
        <table:table-row table:style-name="ro1">
          <table:table-cell office:value-type="float" office:value="0" calcext:value-type="float">
            <text:p>0</text:p>
          </table:table-cell>
          <table:table-cell office:value-type="float" office:value="0.763755022898746" calcext:value-type="float">
            <text:p>0.763755022898746</text:p>
          </table:table-cell>
          <table:table-cell office:value-type="float" office:value="0.0173319854091744" calcext:value-type="float">
            <text:p>0.017331985409175</text:p>
          </table:table-cell>
        </table:table-row>
        <table:table-row table:style-name="ro1">
          <table:table-cell office:value-type="float" office:value="0" calcext:value-type="float">
            <text:p>0</text:p>
          </table:table-cell>
          <table:table-cell office:value-type="float" office:value="0.766238676904127" calcext:value-type="float">
            <text:p>0.766238676904127</text:p>
          </table:table-cell>
          <table:table-cell office:value-type="float" office:value="0.0160052508697898" calcext:value-type="float">
            <text:p>0.01600525086979</text:p>
          </table:table-cell>
        </table:table-row>
        <table:table-row table:style-name="ro1">
          <table:table-cell office:value-type="float" office:value="0" calcext:value-type="float">
            <text:p>0</text:p>
          </table:table-cell>
          <table:table-cell office:value-type="float" office:value="0.768387955679176" calcext:value-type="float">
            <text:p>0.768387955679176</text:p>
          </table:table-cell>
          <table:table-cell office:value-type="float" office:value="0.0159702656647803" calcext:value-type="float">
            <text:p>0.01597026566478</text:p>
          </table:table-cell>
        </table:table-row>
        <table:table-row table:style-name="ro1">
          <table:table-cell office:value-type="float" office:value="0" calcext:value-type="float">
            <text:p>0</text:p>
          </table:table-cell>
          <table:table-cell office:value-type="float" office:value="0.764562322707736" calcext:value-type="float">
            <text:p>0.764562322707736</text:p>
          </table:table-cell>
          <table:table-cell office:value-type="float" office:value="0.0169315815903215" calcext:value-type="float">
            <text:p>0.016931581590322</text:p>
          </table:table-cell>
        </table:table-row>
        <table:table-row table:style-name="ro1">
          <table:table-cell office:value-type="float" office:value="0" calcext:value-type="float">
            <text:p>0</text:p>
          </table:table-cell>
          <table:table-cell office:value-type="float" office:value="0.76522681792915" calcext:value-type="float">
            <text:p>0.76522681792915</text:p>
          </table:table-cell>
          <table:table-cell office:value-type="float" office:value="0.0173278478483765" calcext:value-type="float">
            <text:p>0.017327847848377</text:p>
          </table:table-cell>
        </table:table-row>
        <table:table-row table:style-name="ro1">
          <table:table-cell office:value-type="float" office:value="0" calcext:value-type="float">
            <text:p>0</text:p>
          </table:table-cell>
          <table:table-cell office:value-type="float" office:value="0.763472838495583" calcext:value-type="float">
            <text:p>0.763472838495583</text:p>
          </table:table-cell>
          <table:table-cell office:value-type="float" office:value="0.0177830686041926" calcext:value-type="float">
            <text:p>0.017783068604193</text:p>
          </table:table-cell>
        </table:table-row>
        <table:table-row table:style-name="ro1">
          <table:table-cell office:value-type="float" office:value="0" calcext:value-type="float">
            <text:p>0</text:p>
          </table:table-cell>
          <table:table-cell office:value-type="float" office:value="0.767264401202837" calcext:value-type="float">
            <text:p>0.767264401202837</text:p>
          </table:table-cell>
          <table:table-cell office:value-type="float" office:value="0.0155440042796526" calcext:value-type="float">
            <text:p>0.015544004279653</text:p>
          </table:table-cell>
        </table:table-row>
        <table:table-row table:style-name="ro1">
          <table:table-cell office:value-type="float" office:value="0" calcext:value-type="float">
            <text:p>0</text:p>
          </table:table-cell>
          <table:table-cell office:value-type="float" office:value="0.766630484632258" calcext:value-type="float">
            <text:p>0.766630484632258</text:p>
          </table:table-cell>
          <table:table-cell office:value-type="float" office:value="0.0165353089640343" calcext:value-type="float">
            <text:p>0.016535308964034</text:p>
          </table:table-cell>
        </table:table-row>
        <table:table-row table:style-name="ro1">
          <table:table-cell office:value-type="float" office:value="0" calcext:value-type="float">
            <text:p>0</text:p>
          </table:table-cell>
          <table:table-cell office:value-type="float" office:value="0.764816091989681" calcext:value-type="float">
            <text:p>0.764816091989681</text:p>
          </table:table-cell>
          <table:table-cell office:value-type="float" office:value="0.0162568678425458" calcext:value-type="float">
            <text:p>0.016256867842546</text:p>
          </table:table-cell>
        </table:table-row>
        <table:table-row table:style-name="ro1">
          <table:table-cell office:value-type="float" office:value="0" calcext:value-type="float">
            <text:p>0</text:p>
          </table:table-cell>
          <table:table-cell office:value-type="float" office:value="0.765779501843241" calcext:value-type="float">
            <text:p>0.765779501843241</text:p>
          </table:table-cell>
          <table:table-cell office:value-type="float" office:value="0.0174346997194468" calcext:value-type="float">
            <text:p>0.017434699719447</text:p>
          </table:table-cell>
        </table:table-row>
        <table:table-row table:style-name="ro1">
          <table:table-cell office:value-type="float" office:value="0" calcext:value-type="float">
            <text:p>0</text:p>
          </table:table-cell>
          <table:table-cell office:value-type="float" office:value="0.767351411711462" calcext:value-type="float">
            <text:p>0.767351411711462</text:p>
          </table:table-cell>
          <table:table-cell office:value-type="float" office:value="0.0164669002973342" calcext:value-type="float">
            <text:p>0.016466900297334</text:p>
          </table:table-cell>
        </table:table-row>
        <table:table-row table:style-name="ro1">
          <table:table-cell office:value-type="float" office:value="0" calcext:value-type="float">
            <text:p>0</text:p>
          </table:table-cell>
          <table:table-cell office:value-type="float" office:value="0.766522316586918" calcext:value-type="float">
            <text:p>0.766522316586918</text:p>
          </table:table-cell>
          <table:table-cell office:value-type="float" office:value="0.0154056372561623" calcext:value-type="float">
            <text:p>0.015405637256162</text:p>
          </table:table-cell>
        </table:table-row>
        <table:table-row table:style-name="ro1">
          <table:table-cell office:value-type="float" office:value="0" calcext:value-type="float">
            <text:p>0</text:p>
          </table:table-cell>
          <table:table-cell office:value-type="float" office:value="0.767807538226518" calcext:value-type="float">
            <text:p>0.767807538226518</text:p>
          </table:table-cell>
          <table:table-cell office:value-type="float" office:value="0.0152493742236214" calcext:value-type="float">
            <text:p>0.015249374223621</text:p>
          </table:table-cell>
        </table:table-row>
        <table:table-row table:style-name="ro1">
          <table:table-cell office:value-type="float" office:value="0" calcext:value-type="float">
            <text:p>0</text:p>
          </table:table-cell>
          <table:table-cell office:value-type="float" office:value="0.767426128790821" calcext:value-type="float">
            <text:p>0.767426128790821</text:p>
          </table:table-cell>
          <table:table-cell office:value-type="float" office:value="0.0159931858882899" calcext:value-type="float">
            <text:p>0.01599318588829</text:p>
          </table:table-cell>
        </table:table-row>
        <table:table-row table:style-name="ro1">
          <table:table-cell office:value-type="float" office:value="0" calcext:value-type="float">
            <text:p>0</text:p>
          </table:table-cell>
          <table:table-cell office:value-type="float" office:value="0.765283355696497" calcext:value-type="float">
            <text:p>0.765283355696497</text:p>
          </table:table-cell>
          <table:table-cell office:value-type="float" office:value="0.0179550614146701" calcext:value-type="float">
            <text:p>0.01795506141467</text:p>
          </table:table-cell>
        </table:table-row>
        <table:table-row table:style-name="ro1">
          <table:table-cell office:value-type="float" office:value="0" calcext:value-type="float">
            <text:p>0</text:p>
          </table:table-cell>
          <table:table-cell office:value-type="float" office:value="0.765472129005795" calcext:value-type="float">
            <text:p>0.765472129005795</text:p>
          </table:table-cell>
          <table:table-cell office:value-type="float" office:value="0.0171317791665382" calcext:value-type="float">
            <text:p>0.017131779166538</text:p>
          </table:table-cell>
        </table:table-row>
        <table:table-row table:style-name="ro1">
          <table:table-cell office:value-type="float" office:value="0" calcext:value-type="float">
            <text:p>0</text:p>
          </table:table-cell>
          <table:table-cell office:value-type="float" office:value="0.767370621803142" calcext:value-type="float">
            <text:p>0.767370621803142</text:p>
          </table:table-cell>
          <table:table-cell office:value-type="float" office:value="0.0148161029030222" calcext:value-type="float">
            <text:p>0.014816102903022</text:p>
          </table:table-cell>
        </table:table-row>
        <table:table-row table:style-name="ro1">
          <table:table-cell office:value-type="float" office:value="0" calcext:value-type="float">
            <text:p>0</text:p>
          </table:table-cell>
          <table:table-cell office:value-type="float" office:value="0.766510383199831" calcext:value-type="float">
            <text:p>0.766510383199831</text:p>
          </table:table-cell>
          <table:table-cell office:value-type="float" office:value="0.0188621918574458" calcext:value-type="float">
            <text:p>0.018862191857446</text:p>
          </table:table-cell>
        </table:table-row>
        <table:table-row table:style-name="ro1">
          <table:table-cell office:value-type="float" office:value="0" calcext:value-type="float">
            <text:p>0</text:p>
          </table:table-cell>
          <table:table-cell office:value-type="float" office:value="0.765507172561499" calcext:value-type="float">
            <text:p>0.765507172561499</text:p>
          </table:table-cell>
          <table:table-cell office:value-type="float" office:value="0.0164098578337196" calcext:value-type="float">
            <text:p>0.01640985783372</text:p>
          </table:table-cell>
        </table:table-row>
        <table:table-row table:style-name="ro1">
          <table:table-cell office:value-type="float" office:value="0" calcext:value-type="float">
            <text:p>0</text:p>
          </table:table-cell>
          <table:table-cell office:value-type="float" office:value="0.764819669836185" calcext:value-type="float">
            <text:p>0.764819669836185</text:p>
          </table:table-cell>
          <table:table-cell office:value-type="float" office:value="0.0177405641630741" calcext:value-type="float">
            <text:p>0.017740564163074</text:p>
          </table:table-cell>
        </table:table-row>
        <table:table-row table:style-name="ro1">
          <table:table-cell office:value-type="float" office:value="0" calcext:value-type="float">
            <text:p>0</text:p>
          </table:table-cell>
          <table:table-cell office:value-type="float" office:value="0.766875487281044" calcext:value-type="float">
            <text:p>0.766875487281044</text:p>
          </table:table-cell>
          <table:table-cell office:value-type="float" office:value="0.0156197506584724" calcext:value-type="float">
            <text:p>0.015619750658472</text:p>
          </table:table-cell>
        </table:table-row>
        <table:table-row table:style-name="ro1">
          <table:table-cell office:value-type="float" office:value="0" calcext:value-type="float">
            <text:p>0</text:p>
          </table:table-cell>
          <table:table-cell office:value-type="float" office:value="0.765802005969799" calcext:value-type="float">
            <text:p>0.765802005969799</text:p>
          </table:table-cell>
          <table:table-cell office:value-type="float" office:value="0.0156052847395232" calcext:value-type="float">
            <text:p>0.015605284739523</text:p>
          </table:table-cell>
        </table:table-row>
        <table:table-row table:style-name="ro1">
          <table:table-cell office:value-type="float" office:value="0" calcext:value-type="float">
            <text:p>0</text:p>
          </table:table-cell>
          <table:table-cell office:value-type="float" office:value="0.766507792447519" calcext:value-type="float">
            <text:p>0.766507792447519</text:p>
          </table:table-cell>
          <table:table-cell office:value-type="float" office:value="0.0168136401728086" calcext:value-type="float">
            <text:p>0.016813640172809</text:p>
          </table:table-cell>
        </table:table-row>
        <table:table-row table:style-name="ro1">
          <table:table-cell office:value-type="float" office:value="0" calcext:value-type="float">
            <text:p>0</text:p>
          </table:table-cell>
          <table:table-cell office:value-type="float" office:value="0.765327095136844" calcext:value-type="float">
            <text:p>0.765327095136844</text:p>
          </table:table-cell>
          <table:table-cell office:value-type="float" office:value="0.0191199691524631" calcext:value-type="float">
            <text:p>0.019119969152463</text:p>
          </table:table-cell>
        </table:table-row>
        <table:table-row table:style-name="ro1">
          <table:table-cell office:value-type="float" office:value="0" calcext:value-type="float">
            <text:p>0</text:p>
          </table:table-cell>
          <table:table-cell office:value-type="float" office:value="0.767608050876887" calcext:value-type="float">
            <text:p>0.767608050876887</text:p>
          </table:table-cell>
          <table:table-cell office:value-type="float" office:value="0.0159300172479286" calcext:value-type="float">
            <text:p>0.015930017247929</text:p>
          </table:table-cell>
        </table:table-row>
        <table:table-row table:style-name="ro1">
          <table:table-cell office:value-type="float" office:value="0" calcext:value-type="float">
            <text:p>0</text:p>
          </table:table-cell>
          <table:table-cell office:value-type="float" office:value="0.767864643850273" calcext:value-type="float">
            <text:p>0.767864643850273</text:p>
          </table:table-cell>
          <table:table-cell office:value-type="float" office:value="0.0153070404742693" calcext:value-type="float">
            <text:p>0.015307040474269</text:p>
          </table:table-cell>
        </table:table-row>
        <table:table-row table:style-name="ro1">
          <table:table-cell office:value-type="float" office:value="0" calcext:value-type="float">
            <text:p>0</text:p>
          </table:table-cell>
          <table:table-cell office:value-type="float" office:value="0.766743354335323" calcext:value-type="float">
            <text:p>0.766743354335323</text:p>
          </table:table-cell>
          <table:table-cell office:value-type="float" office:value="0.0167075777229216" calcext:value-type="float">
            <text:p>0.016707577722922</text:p>
          </table:table-cell>
        </table:table-row>
        <table:table-row table:style-name="ro1">
          <table:table-cell office:value-type="float" office:value="0" calcext:value-type="float">
            <text:p>0</text:p>
          </table:table-cell>
          <table:table-cell office:value-type="float" office:value="0.770351889890407" calcext:value-type="float">
            <text:p>0.770351889890407</text:p>
          </table:table-cell>
          <table:table-cell office:value-type="float" office:value="0.0141331682739082" calcext:value-type="float">
            <text:p>0.014133168273908</text:p>
          </table:table-cell>
        </table:table-row>
        <table:table-row table:style-name="ro1">
          <table:table-cell office:value-type="float" office:value="0" calcext:value-type="float">
            <text:p>0</text:p>
          </table:table-cell>
          <table:table-cell office:value-type="float" office:value="0.764891167470067" calcext:value-type="float">
            <text:p>0.764891167470067</text:p>
          </table:table-cell>
          <table:table-cell office:value-type="float" office:value="0.0180137313872898" calcext:value-type="float">
            <text:p>0.01801373138729</text:p>
          </table:table-cell>
        </table:table-row>
        <table:table-row table:style-name="ro1">
          <table:table-cell office:value-type="float" office:value="0" calcext:value-type="float">
            <text:p>0</text:p>
          </table:table-cell>
          <table:table-cell office:value-type="float" office:value="0.767300607408492" calcext:value-type="float">
            <text:p>0.767300607408492</text:p>
          </table:table-cell>
          <table:table-cell office:value-type="float" office:value="0.0176031994748957" calcext:value-type="float">
            <text:p>0.017603199474896</text:p>
          </table:table-cell>
        </table:table-row>
        <table:table-row table:style-name="ro1">
          <table:table-cell office:value-type="float" office:value="0" calcext:value-type="float">
            <text:p>0</text:p>
          </table:table-cell>
          <table:table-cell office:value-type="float" office:value="0.764509711683838" calcext:value-type="float">
            <text:p>0.764509711683838</text:p>
          </table:table-cell>
          <table:table-cell office:value-type="float" office:value="0.0166907218233579" calcext:value-type="float">
            <text:p>0.016690721823358</text:p>
          </table:table-cell>
        </table:table-row>
        <table:table-row table:style-name="ro1">
          <table:table-cell office:value-type="float" office:value="0" calcext:value-type="float">
            <text:p>0</text:p>
          </table:table-cell>
          <table:table-cell office:value-type="float" office:value="0.766145225450123" calcext:value-type="float">
            <text:p>0.766145225450123</text:p>
          </table:table-cell>
          <table:table-cell office:value-type="float" office:value="0.0170817688793489" calcext:value-type="float">
            <text:p>0.017081768879349</text:p>
          </table:table-cell>
        </table:table-row>
        <table:table-row table:style-name="ro1">
          <table:table-cell office:value-type="float" office:value="0" calcext:value-type="float">
            <text:p>0</text:p>
          </table:table-cell>
          <table:table-cell office:value-type="float" office:value="0.765189378317712" calcext:value-type="float">
            <text:p>0.765189378317712</text:p>
          </table:table-cell>
          <table:table-cell office:value-type="float" office:value="0.0186057085993031" calcext:value-type="float">
            <text:p>0.018605708599303</text:p>
          </table:table-cell>
        </table:table-row>
        <table:table-row table:style-name="ro1">
          <table:table-cell office:value-type="float" office:value="0" calcext:value-type="float">
            <text:p>0</text:p>
          </table:table-cell>
          <table:table-cell office:value-type="float" office:value="0.765509945302936" calcext:value-type="float">
            <text:p>0.765509945302936</text:p>
          </table:table-cell>
          <table:table-cell office:value-type="float" office:value="0.0170430689635703" calcext:value-type="float">
            <text:p>0.01704306896357</text:p>
          </table:table-cell>
        </table:table-row>
        <table:table-row table:style-name="ro1">
          <table:table-cell office:value-type="float" office:value="0" calcext:value-type="float">
            <text:p>0</text:p>
          </table:table-cell>
          <table:table-cell office:value-type="float" office:value="0.769579042436521" calcext:value-type="float">
            <text:p>0.769579042436521</text:p>
          </table:table-cell>
          <table:table-cell office:value-type="float" office:value="0.0153099907396893" calcext:value-type="float">
            <text:p>0.015309990739689</text:p>
          </table:table-cell>
        </table:table-row>
        <table:table-row table:style-name="ro1">
          <table:table-cell office:value-type="float" office:value="0" calcext:value-type="float">
            <text:p>0</text:p>
          </table:table-cell>
          <table:table-cell office:value-type="float" office:value="0.763496659160032" calcext:value-type="float">
            <text:p>0.763496659160032</text:p>
          </table:table-cell>
          <table:table-cell office:value-type="float" office:value="0.0186941699472744" calcext:value-type="float">
            <text:p>0.018694169947275</text:p>
          </table:table-cell>
        </table:table-row>
        <table:table-row table:style-name="ro1">
          <table:table-cell office:value-type="float" office:value="0" calcext:value-type="float">
            <text:p>0</text:p>
          </table:table-cell>
          <table:table-cell office:value-type="float" office:value="0.766852902010802" calcext:value-type="float">
            <text:p>0.766852902010802</text:p>
          </table:table-cell>
          <table:table-cell office:value-type="float" office:value="0.0185679137873041" calcext:value-type="float">
            <text:p>0.018567913787304</text:p>
          </table:table-cell>
        </table:table-row>
        <table:table-row table:style-name="ro1">
          <table:table-cell office:value-type="float" office:value="0" calcext:value-type="float">
            <text:p>0</text:p>
          </table:table-cell>
          <table:table-cell office:value-type="float" office:value="0.764836321600318" calcext:value-type="float">
            <text:p>0.764836321600318</text:p>
          </table:table-cell>
          <table:table-cell office:value-type="float" office:value="0.0161218591468994" calcext:value-type="float">
            <text:p>0.0161218591469</text:p>
          </table:table-cell>
        </table:table-row>
        <table:table-row table:style-name="ro1">
          <table:table-cell office:value-type="float" office:value="0" calcext:value-type="float">
            <text:p>0</text:p>
          </table:table-cell>
          <table:table-cell office:value-type="float" office:value="0.765888750249115" calcext:value-type="float">
            <text:p>0.765888750249115</text:p>
          </table:table-cell>
          <table:table-cell office:value-type="float" office:value="0.017554017902548" calcext:value-type="float">
            <text:p>0.017554017902548</text:p>
          </table:table-cell>
        </table:table-row>
        <table:table-row table:style-name="ro1">
          <table:table-cell office:value-type="float" office:value="0" calcext:value-type="float">
            <text:p>0</text:p>
          </table:table-cell>
          <table:table-cell office:value-type="float" office:value="0.766462241053304" calcext:value-type="float">
            <text:p>0.766462241053304</text:p>
          </table:table-cell>
          <table:table-cell office:value-type="float" office:value="0.0173834722830619" calcext:value-type="float">
            <text:p>0.017383472283062</text:p>
          </table:table-cell>
        </table:table-row>
        <table:table-row table:style-name="ro1">
          <table:table-cell office:value-type="float" office:value="0" calcext:value-type="float">
            <text:p>0</text:p>
          </table:table-cell>
          <table:table-cell office:value-type="float" office:value="0.767965486002103" calcext:value-type="float">
            <text:p>0.767965486002103</text:p>
          </table:table-cell>
          <table:table-cell office:value-type="float" office:value="0.0170997448603556" calcext:value-type="float">
            <text:p>0.017099744860356</text:p>
          </table:table-cell>
        </table:table-row>
        <table:table-row table:style-name="ro1">
          <table:table-cell office:value-type="float" office:value="0" calcext:value-type="float">
            <text:p>0</text:p>
          </table:table-cell>
          <table:table-cell office:value-type="float" office:value="0.766887894071029" calcext:value-type="float">
            <text:p>0.766887894071029</text:p>
          </table:table-cell>
          <table:table-cell office:value-type="float" office:value="0.016889110116214" calcext:value-type="float">
            <text:p>0.016889110116214</text:p>
          </table:table-cell>
        </table:table-row>
        <table:table-row table:style-name="ro1">
          <table:table-cell office:value-type="float" office:value="0" calcext:value-type="float">
            <text:p>0</text:p>
          </table:table-cell>
          <table:table-cell office:value-type="float" office:value="0.764424425729577" calcext:value-type="float">
            <text:p>0.764424425729577</text:p>
          </table:table-cell>
          <table:table-cell office:value-type="float" office:value="0.0178884656775422" calcext:value-type="float">
            <text:p>0.017888465677542</text:p>
          </table:table-cell>
        </table:table-row>
        <table:table-row table:style-name="ro1">
          <table:table-cell office:value-type="float" office:value="0" calcext:value-type="float">
            <text:p>0</text:p>
          </table:table-cell>
          <table:table-cell office:value-type="float" office:value="0.767039480046484" calcext:value-type="float">
            <text:p>0.767039480046484</text:p>
          </table:table-cell>
          <table:table-cell office:value-type="float" office:value="0.0166426572286285" calcext:value-type="float">
            <text:p>0.016642657228629</text:p>
          </table:table-cell>
        </table:table-row>
        <table:table-row table:style-name="ro1">
          <table:table-cell office:value-type="float" office:value="0" calcext:value-type="float">
            <text:p>0</text:p>
          </table:table-cell>
          <table:table-cell office:value-type="float" office:value="0.765544967894959" calcext:value-type="float">
            <text:p>0.765544967894959</text:p>
          </table:table-cell>
          <table:table-cell office:value-type="float" office:value="0.0178439027008175" calcext:value-type="float">
            <text:p>0.017843902700818</text:p>
          </table:table-cell>
        </table:table-row>
        <table:table-row table:style-name="ro1">
          <table:table-cell office:value-type="float" office:value="0" calcext:value-type="float">
            <text:p>0</text:p>
          </table:table-cell>
          <table:table-cell office:value-type="float" office:value="0.767131936367701" calcext:value-type="float">
            <text:p>0.767131936367701</text:p>
          </table:table-cell>
          <table:table-cell office:value-type="float" office:value="0.0178531037154665" calcext:value-type="float">
            <text:p>0.017853103715467</text:p>
          </table:table-cell>
        </table:table-row>
        <table:table-row table:style-name="ro1">
          <table:table-cell office:value-type="float" office:value="0" calcext:value-type="float">
            <text:p>0</text:p>
          </table:table-cell>
          <table:table-cell office:value-type="float" office:value="0.766017994246594" calcext:value-type="float">
            <text:p>0.766017994246594</text:p>
          </table:table-cell>
          <table:table-cell office:value-type="float" office:value="0.0188748072092126" calcext:value-type="float">
            <text:p>0.018874807209213</text:p>
          </table:table-cell>
        </table:table-row>
        <table:table-row table:style-name="ro1">
          <table:table-cell office:value-type="float" office:value="0" calcext:value-type="float">
            <text:p>0</text:p>
          </table:table-cell>
          <table:table-cell office:value-type="float" office:value="0.763557474942882" calcext:value-type="float">
            <text:p>0.763557474942882</text:p>
          </table:table-cell>
          <table:table-cell office:value-type="float" office:value="0.0192406179332618" calcext:value-type="float">
            <text:p>0.019240617933262</text:p>
          </table:table-cell>
        </table:table-row>
        <table:table-row table:style-name="ro1">
          <table:table-cell office:value-type="float" office:value="0" calcext:value-type="float">
            <text:p>0</text:p>
          </table:table-cell>
          <table:table-cell office:value-type="float" office:value="0.766913977758478" calcext:value-type="float">
            <text:p>0.766913977758478</text:p>
          </table:table-cell>
          <table:table-cell office:value-type="float" office:value="0.0183578489518074" calcext:value-type="float">
            <text:p>0.018357848951807</text:p>
          </table:table-cell>
        </table:table-row>
        <table:table-row table:style-name="ro1">
          <table:table-cell office:value-type="float" office:value="0" calcext:value-type="float">
            <text:p>0</text:p>
          </table:table-cell>
          <table:table-cell office:value-type="float" office:value="0.76753355819305" calcext:value-type="float">
            <text:p>0.76753355819305</text:p>
          </table:table-cell>
          <table:table-cell office:value-type="float" office:value="0.0165702940416417" calcext:value-type="float">
            <text:p>0.016570294041642</text:p>
          </table:table-cell>
        </table:table-row>
        <table:table-row table:style-name="ro1">
          <table:table-cell office:value-type="float" office:value="0" calcext:value-type="float">
            <text:p>0</text:p>
          </table:table-cell>
          <table:table-cell office:value-type="float" office:value="0.764071189657071" calcext:value-type="float">
            <text:p>0.764071189657071</text:p>
          </table:table-cell>
          <table:table-cell office:value-type="float" office:value="0.0192570273013642" calcext:value-type="float">
            <text:p>0.019257027301364</text:p>
          </table:table-cell>
        </table:table-row>
        <table:table-row table:style-name="ro1">
          <table:table-cell office:value-type="float" office:value="0" calcext:value-type="float">
            <text:p>0</text:p>
          </table:table-cell>
          <table:table-cell office:value-type="float" office:value="0.765407563832675" calcext:value-type="float">
            <text:p>0.765407563832675</text:p>
          </table:table-cell>
          <table:table-cell office:value-type="float" office:value="0.0172053834392085" calcext:value-type="float">
            <text:p>0.017205383439209</text:p>
          </table:table-cell>
        </table:table-row>
        <table:table-row table:style-name="ro1">
          <table:table-cell office:value-type="float" office:value="0" calcext:value-type="float">
            <text:p>0</text:p>
          </table:table-cell>
          <table:table-cell office:value-type="float" office:value="0.765794389838687" calcext:value-type="float">
            <text:p>0.765794389838687</text:p>
          </table:table-cell>
          <table:table-cell office:value-type="float" office:value="0.0185904075358064" calcext:value-type="float">
            <text:p>0.018590407535807</text:p>
          </table:table-cell>
        </table:table-row>
        <table:table-row table:style-name="ro1">
          <table:table-cell office:value-type="float" office:value="0" calcext:value-type="float">
            <text:p>0</text:p>
          </table:table-cell>
          <table:table-cell office:value-type="float" office:value="0.764448193763065" calcext:value-type="float">
            <text:p>0.764448193763065</text:p>
          </table:table-cell>
          <table:table-cell office:value-type="float" office:value="0.0173666764333585" calcext:value-type="float">
            <text:p>0.017366676433359</text:p>
          </table:table-cell>
        </table:table-row>
        <table:table-row table:style-name="ro1">
          <table:table-cell office:value-type="float" office:value="0" calcext:value-type="float">
            <text:p>0</text:p>
          </table:table-cell>
          <table:table-cell office:value-type="float" office:value="0.767750700923752" calcext:value-type="float">
            <text:p>0.767750700923752</text:p>
          </table:table-cell>
          <table:table-cell office:value-type="float" office:value="0.0172102216347747" calcext:value-type="float">
            <text:p>0.017210221634775</text:p>
          </table:table-cell>
        </table:table-row>
        <table:table-row table:style-name="ro1">
          <table:table-cell office:value-type="float" office:value="0" calcext:value-type="float">
            <text:p>0</text:p>
          </table:table-cell>
          <table:table-cell office:value-type="float" office:value="0.76707271230873" calcext:value-type="float">
            <text:p>0.76707271230873</text:p>
          </table:table-cell>
          <table:table-cell office:value-type="float" office:value="0.0168120608335663" calcext:value-type="float">
            <text:p>0.016812060833566</text:p>
          </table:table-cell>
        </table:table-row>
        <table:table-row table:style-name="ro1">
          <table:table-cell office:value-type="float" office:value="0" calcext:value-type="float">
            <text:p>0</text:p>
          </table:table-cell>
          <table:table-cell office:value-type="float" office:value="0.769406118461116" calcext:value-type="float">
            <text:p>0.769406118461116</text:p>
          </table:table-cell>
          <table:table-cell office:value-type="float" office:value="0.0153634155907683" calcext:value-type="float">
            <text:p>0.015363415590768</text:p>
          </table:table-cell>
        </table:table-row>
        <table:table-row table:style-name="ro1">
          <table:table-cell office:value-type="float" office:value="0" calcext:value-type="float">
            <text:p>0</text:p>
          </table:table-cell>
          <table:table-cell office:value-type="float" office:value="0.766783329712349" calcext:value-type="float">
            <text:p>0.766783329712349</text:p>
          </table:table-cell>
          <table:table-cell office:value-type="float" office:value="0.0167067487391012" calcext:value-type="float">
            <text:p>0.016706748739101</text:p>
          </table:table-cell>
        </table:table-row>
        <table:table-row table:style-name="ro1">
          <table:table-cell office:value-type="float" office:value="0" calcext:value-type="float">
            <text:p>0</text:p>
          </table:table-cell>
          <table:table-cell office:value-type="float" office:value="0.767041450532963" calcext:value-type="float">
            <text:p>0.767041450532963</text:p>
          </table:table-cell>
          <table:table-cell office:value-type="float" office:value="0.0162849262745454" calcext:value-type="float">
            <text:p>0.016284926274545</text:p>
          </table:table-cell>
        </table:table-row>
        <table:table-row table:style-name="ro1">
          <table:table-cell office:value-type="float" office:value="0" calcext:value-type="float">
            <text:p>0</text:p>
          </table:table-cell>
          <table:table-cell office:value-type="float" office:value="0.762957455889537" calcext:value-type="float">
            <text:p>0.762957455889537</text:p>
          </table:table-cell>
          <table:table-cell office:value-type="float" office:value="0.018835303393339" calcext:value-type="float">
            <text:p>0.018835303393339</text:p>
          </table:table-cell>
        </table:table-row>
        <table:table-row table:style-name="ro1">
          <table:table-cell office:value-type="float" office:value="0" calcext:value-type="float">
            <text:p>0</text:p>
          </table:table-cell>
          <table:table-cell office:value-type="float" office:value="0.764996642224345" calcext:value-type="float">
            <text:p>0.764996642224345</text:p>
          </table:table-cell>
          <table:table-cell office:value-type="float" office:value="0.0167987162219948" calcext:value-type="float">
            <text:p>0.016798716221995</text:p>
          </table:table-cell>
        </table:table-row>
        <table:table-row table:style-name="ro1">
          <table:table-cell office:value-type="float" office:value="0" calcext:value-type="float">
            <text:p>0</text:p>
          </table:table-cell>
          <table:table-cell office:value-type="float" office:value="0.765948302338139" calcext:value-type="float">
            <text:p>0.765948302338139</text:p>
          </table:table-cell>
          <table:table-cell office:value-type="float" office:value="0.0177910785052324" calcext:value-type="float">
            <text:p>0.017791078505232</text:p>
          </table:table-cell>
        </table:table-row>
        <table:table-row table:style-name="ro1">
          <table:table-cell office:value-type="float" office:value="0" calcext:value-type="float">
            <text:p>0</text:p>
          </table:table-cell>
          <table:table-cell office:value-type="float" office:value="0.764084273984977" calcext:value-type="float">
            <text:p>0.764084273984977</text:p>
          </table:table-cell>
          <table:table-cell office:value-type="float" office:value="0.0176195135160412" calcext:value-type="float">
            <text:p>0.017619513516041</text:p>
          </table:table-cell>
        </table:table-row>
        <table:table-row table:style-name="ro1">
          <table:table-cell office:value-type="float" office:value="0" calcext:value-type="float">
            <text:p>0</text:p>
          </table:table-cell>
          <table:table-cell office:value-type="float" office:value="0.768334814498851" calcext:value-type="float">
            <text:p>0.768334814498851</text:p>
          </table:table-cell>
          <table:table-cell office:value-type="float" office:value="0.015982132631528" calcext:value-type="float">
            <text:p>0.015982132631528</text:p>
          </table:table-cell>
        </table:table-row>
        <table:table-row table:style-name="ro1">
          <table:table-cell office:value-type="float" office:value="0" calcext:value-type="float">
            <text:p>0</text:p>
          </table:table-cell>
          <table:table-cell office:value-type="float" office:value="0.768773425718834" calcext:value-type="float">
            <text:p>0.768773425718834</text:p>
          </table:table-cell>
          <table:table-cell office:value-type="float" office:value="0.0168574198502933" calcext:value-type="float">
            <text:p>0.016857419850293</text:p>
          </table:table-cell>
        </table:table-row>
        <table:table-row table:style-name="ro1">
          <table:table-cell office:value-type="float" office:value="0" calcext:value-type="float">
            <text:p>0</text:p>
          </table:table-cell>
          <table:table-cell office:value-type="float" office:value="0.763288029342125" calcext:value-type="float">
            <text:p>0.763288029342125</text:p>
          </table:table-cell>
          <table:table-cell office:value-type="float" office:value="0.0192499056619199" calcext:value-type="float">
            <text:p>0.01924990566192</text:p>
          </table:table-cell>
        </table:table-row>
        <table:table-row table:style-name="ro1">
          <table:table-cell office:value-type="float" office:value="0" calcext:value-type="float">
            <text:p>0</text:p>
          </table:table-cell>
          <table:table-cell office:value-type="float" office:value="0.766485586335513" calcext:value-type="float">
            <text:p>0.766485586335513</text:p>
          </table:table-cell>
          <table:table-cell office:value-type="float" office:value="0.0181437540737774" calcext:value-type="float">
            <text:p>0.018143754073777</text:p>
          </table:table-cell>
        </table:table-row>
        <table:table-row table:style-name="ro1">
          <table:table-cell office:value-type="float" office:value="0" calcext:value-type="float">
            <text:p>0</text:p>
          </table:table-cell>
          <table:table-cell office:value-type="float" office:value="0.765509671367443" calcext:value-type="float">
            <text:p>0.765509671367443</text:p>
          </table:table-cell>
          <table:table-cell office:value-type="float" office:value="0.0182536683105181" calcext:value-type="float">
            <text:p>0.018253668310518</text:p>
          </table:table-cell>
        </table:table-row>
        <table:table-row table:style-name="ro1">
          <table:table-cell office:value-type="float" office:value="0" calcext:value-type="float">
            <text:p>0</text:p>
          </table:table-cell>
          <table:table-cell office:value-type="float" office:value="0.768112297845856" calcext:value-type="float">
            <text:p>0.768112297845856</text:p>
          </table:table-cell>
          <table:table-cell office:value-type="float" office:value="0.0168012833817365" calcext:value-type="float">
            <text:p>0.016801283381737</text:p>
          </table:table-cell>
        </table:table-row>
        <table:table-row table:style-name="ro1">
          <table:table-cell office:value-type="float" office:value="0" calcext:value-type="float">
            <text:p>0</text:p>
          </table:table-cell>
          <table:table-cell office:value-type="float" office:value="0.767258200190987" calcext:value-type="float">
            <text:p>0.767258200190987</text:p>
          </table:table-cell>
          <table:table-cell office:value-type="float" office:value="0.0173277582245777" calcext:value-type="float">
            <text:p>0.017327758224578</text:p>
          </table:table-cell>
        </table:table-row>
        <table:table-row table:style-name="ro1">
          <table:table-cell office:value-type="float" office:value="0" calcext:value-type="float">
            <text:p>0</text:p>
          </table:table-cell>
          <table:table-cell office:value-type="float" office:value="0.76524204337133" calcext:value-type="float">
            <text:p>0.76524204337133</text:p>
          </table:table-cell>
          <table:table-cell office:value-type="float" office:value="0.0176082444661019" calcext:value-type="float">
            <text:p>0.017608244466102</text:p>
          </table:table-cell>
        </table:table-row>
        <table:table-row table:style-name="ro1">
          <table:table-cell office:value-type="float" office:value="0" calcext:value-type="float">
            <text:p>0</text:p>
          </table:table-cell>
          <table:table-cell office:value-type="float" office:value="0.766221426752841" calcext:value-type="float">
            <text:p>0.766221426752841</text:p>
          </table:table-cell>
          <table:table-cell office:value-type="float" office:value="0.0171826157624528" calcext:value-type="float">
            <text:p>0.017182615762453</text:p>
          </table:table-cell>
        </table:table-row>
        <table:table-row table:style-name="ro1">
          <table:table-cell office:value-type="float" office:value="0" calcext:value-type="float">
            <text:p>0</text:p>
          </table:table-cell>
          <table:table-cell office:value-type="float" office:value="0.766030480665866" calcext:value-type="float">
            <text:p>0.766030480665866</text:p>
          </table:table-cell>
          <table:table-cell office:value-type="float" office:value="0.0171523376403287" calcext:value-type="float">
            <text:p>0.017152337640329</text:p>
          </table:table-cell>
        </table:table-row>
        <table:table-row table:style-name="ro1">
          <table:table-cell office:value-type="float" office:value="0" calcext:value-type="float">
            <text:p>0</text:p>
          </table:table-cell>
          <table:table-cell office:value-type="float" office:value="0.769520353000246" calcext:value-type="float">
            <text:p>0.769520353000246</text:p>
          </table:table-cell>
          <table:table-cell office:value-type="float" office:value="0.014633336149381" calcext:value-type="float">
            <text:p>0.014633336149381</text:p>
          </table:table-cell>
        </table:table-row>
        <table:table-row table:style-name="ro1">
          <table:table-cell office:value-type="float" office:value="0" calcext:value-type="float">
            <text:p>0</text:p>
          </table:table-cell>
          <table:table-cell office:value-type="float" office:value="0.766753960316062" calcext:value-type="float">
            <text:p>0.766753960316062</text:p>
          </table:table-cell>
          <table:table-cell office:value-type="float" office:value="0.0166754904629306" calcext:value-type="float">
            <text:p>0.016675490462931</text:p>
          </table:table-cell>
        </table:table-row>
        <table:table-row table:style-name="ro1">
          <table:table-cell office:value-type="float" office:value="0" calcext:value-type="float">
            <text:p>0</text:p>
          </table:table-cell>
          <table:table-cell office:value-type="float" office:value="0.771004108701219" calcext:value-type="float">
            <text:p>0.771004108701219</text:p>
          </table:table-cell>
          <table:table-cell office:value-type="float" office:value="0.0144274376360034" calcext:value-type="float">
            <text:p>0.014427437636003</text:p>
          </table:table-cell>
        </table:table-row>
        <table:table-row table:style-name="ro1">
          <table:table-cell office:value-type="float" office:value="0" calcext:value-type="float">
            <text:p>0</text:p>
          </table:table-cell>
          <table:table-cell office:value-type="float" office:value="0.766961910298424" calcext:value-type="float">
            <text:p>0.766961910298424</text:p>
          </table:table-cell>
          <table:table-cell office:value-type="float" office:value="0.017202256262087" calcext:value-type="float">
            <text:p>0.017202256262087</text:p>
          </table:table-cell>
        </table:table-row>
        <table:table-row table:style-name="ro1">
          <table:table-cell office:value-type="float" office:value="0" calcext:value-type="float">
            <text:p>0</text:p>
          </table:table-cell>
          <table:table-cell office:value-type="float" office:value="0.768403428273976" calcext:value-type="float">
            <text:p>0.768403428273976</text:p>
          </table:table-cell>
          <table:table-cell office:value-type="float" office:value="0.0168330638470391" calcext:value-type="float">
            <text:p>0.016833063847039</text:p>
          </table:table-cell>
        </table:table-row>
        <table:table-row table:style-name="ro1">
          <table:table-cell office:value-type="float" office:value="0" calcext:value-type="float">
            <text:p>0</text:p>
          </table:table-cell>
          <table:table-cell office:value-type="float" office:value="0.769437993871094" calcext:value-type="float">
            <text:p>0.769437993871094</text:p>
          </table:table-cell>
          <table:table-cell office:value-type="float" office:value="0.0155039446067658" calcext:value-type="float">
            <text:p>0.015503944606766</text:p>
          </table:table-cell>
        </table:table-row>
        <table:table-row table:style-name="ro1">
          <table:table-cell office:value-type="float" office:value="0" calcext:value-type="float">
            <text:p>0</text:p>
          </table:table-cell>
          <table:table-cell office:value-type="float" office:value="0.767721576686119" calcext:value-type="float">
            <text:p>0.767721576686119</text:p>
          </table:table-cell>
          <table:table-cell office:value-type="float" office:value="0.0168716904547903" calcext:value-type="float">
            <text:p>0.01687169045479</text:p>
          </table:table-cell>
        </table:table-row>
        <table:table-row table:style-name="ro1">
          <table:table-cell office:value-type="float" office:value="0" calcext:value-type="float">
            <text:p>0</text:p>
          </table:table-cell>
          <table:table-cell office:value-type="float" office:value="0.765400996398293" calcext:value-type="float">
            <text:p>0.765400996398293</text:p>
          </table:table-cell>
          <table:table-cell office:value-type="float" office:value="0.0177771765763574" calcext:value-type="float">
            <text:p>0.017777176576358</text:p>
          </table:table-cell>
        </table:table-row>
        <table:table-row table:style-name="ro1">
          <table:table-cell office:value-type="float" office:value="0" calcext:value-type="float">
            <text:p>0</text:p>
          </table:table-cell>
          <table:table-cell office:value-type="float" office:value="0.763425830474069" calcext:value-type="float">
            <text:p>0.763425830474069</text:p>
          </table:table-cell>
          <table:table-cell office:value-type="float" office:value="0.0195554256084968" calcext:value-type="float">
            <text:p>0.019555425608497</text:p>
          </table:table-cell>
        </table:table-row>
        <table:table-row table:style-name="ro1">
          <table:table-cell office:value-type="float" office:value="0" calcext:value-type="float">
            <text:p>0</text:p>
          </table:table-cell>
          <table:table-cell office:value-type="float" office:value="0.765433608507636" calcext:value-type="float">
            <text:p>0.765433608507636</text:p>
          </table:table-cell>
          <table:table-cell office:value-type="float" office:value="0.0175187609943222" calcext:value-type="float">
            <text:p>0.017518760994322</text:p>
          </table:table-cell>
        </table:table-row>
        <table:table-row table:style-name="ro1">
          <table:table-cell office:value-type="float" office:value="0" calcext:value-type="float">
            <text:p>0</text:p>
          </table:table-cell>
          <table:table-cell office:value-type="float" office:value="0.764288219457241" calcext:value-type="float">
            <text:p>0.764288219457241</text:p>
          </table:table-cell>
          <table:table-cell office:value-type="float" office:value="0.0182313131245205" calcext:value-type="float">
            <text:p>0.018231313124521</text:p>
          </table:table-cell>
        </table:table-row>
        <table:table-row table:style-name="ro1">
          <table:table-cell office:value-type="float" office:value="0" calcext:value-type="float">
            <text:p>0</text:p>
          </table:table-cell>
          <table:table-cell office:value-type="float" office:value="0.768547432891743" calcext:value-type="float">
            <text:p>0.768547432891743</text:p>
          </table:table-cell>
          <table:table-cell office:value-type="float" office:value="0.0166200127346225" calcext:value-type="float">
            <text:p>0.016620012734623</text:p>
          </table:table-cell>
        </table:table-row>
        <table:table-row table:style-name="ro1">
          <table:table-cell office:value-type="float" office:value="0" calcext:value-type="float">
            <text:p>0</text:p>
          </table:table-cell>
          <table:table-cell office:value-type="float" office:value="0.767037307244226" calcext:value-type="float">
            <text:p>0.767037307244226</text:p>
          </table:table-cell>
          <table:table-cell office:value-type="float" office:value="0.0175367144253957" calcext:value-type="float">
            <text:p>0.017536714425396</text:p>
          </table:table-cell>
        </table:table-row>
        <table:table-row table:style-name="ro1">
          <table:table-cell office:value-type="float" office:value="0" calcext:value-type="float">
            <text:p>0</text:p>
          </table:table-cell>
          <table:table-cell office:value-type="float" office:value="0.763153453154942" calcext:value-type="float">
            <text:p>0.763153453154942</text:p>
          </table:table-cell>
          <table:table-cell office:value-type="float" office:value="0.0189460738048201" calcext:value-type="float">
            <text:p>0.01894607380482</text:p>
          </table:table-cell>
        </table:table-row>
        <table:table-row table:style-name="ro1">
          <table:table-cell office:value-type="float" office:value="0" calcext:value-type="float">
            <text:p>0</text:p>
          </table:table-cell>
          <table:table-cell office:value-type="float" office:value="0.764155358301759" calcext:value-type="float">
            <text:p>0.764155358301759</text:p>
          </table:table-cell>
          <table:table-cell office:value-type="float" office:value="0.0177952459510476" calcext:value-type="float">
            <text:p>0.017795245951048</text:p>
          </table:table-cell>
        </table:table-row>
        <table:table-row table:style-name="ro1">
          <table:table-cell office:value-type="float" office:value="0" calcext:value-type="float">
            <text:p>0</text:p>
          </table:table-cell>
          <table:table-cell office:value-type="float" office:value="0.763814258291413" calcext:value-type="float">
            <text:p>0.763814258291413</text:p>
          </table:table-cell>
          <table:table-cell office:value-type="float" office:value="0.0184008921746926" calcext:value-type="float">
            <text:p>0.018400892174693</text:p>
          </table:table-cell>
        </table:table-row>
        <table:table-row table:style-name="ro1">
          <table:table-cell office:value-type="float" office:value="0" calcext:value-type="float">
            <text:p>0</text:p>
          </table:table-cell>
          <table:table-cell office:value-type="float" office:value="0.764593157783673" calcext:value-type="float">
            <text:p>0.764593157783673</text:p>
          </table:table-cell>
          <table:table-cell office:value-type="float" office:value="0.0182128897308081" calcext:value-type="float">
            <text:p>0.018212889730808</text:p>
          </table:table-cell>
        </table:table-row>
        <table:table-row table:style-name="ro1">
          <table:table-cell office:value-type="float" office:value="0" calcext:value-type="float">
            <text:p>0</text:p>
          </table:table-cell>
          <table:table-cell office:value-type="float" office:value="0.765938726539429" calcext:value-type="float">
            <text:p>0.765938726539429</text:p>
          </table:table-cell>
          <table:table-cell office:value-type="float" office:value="0.0175556710003046" calcext:value-type="float">
            <text:p>0.017555671000305</text:p>
          </table:table-cell>
        </table:table-row>
        <table:table-row table:style-name="ro1">
          <table:table-cell office:value-type="float" office:value="0" calcext:value-type="float">
            <text:p>0</text:p>
          </table:table-cell>
          <table:table-cell office:value-type="float" office:value="0.765370394241891" calcext:value-type="float">
            <text:p>0.765370394241891</text:p>
          </table:table-cell>
          <table:table-cell office:value-type="float" office:value="0.0182041008125297" calcext:value-type="float">
            <text:p>0.01820410081253</text:p>
          </table:table-cell>
        </table:table-row>
        <table:table-row table:style-name="ro1">
          <table:table-cell office:value-type="float" office:value="0" calcext:value-type="float">
            <text:p>0</text:p>
          </table:table-cell>
          <table:table-cell office:value-type="float" office:value="0.767696106130405" calcext:value-type="float">
            <text:p>0.767696106130405</text:p>
          </table:table-cell>
          <table:table-cell office:value-type="float" office:value="0.0162655406294524" calcext:value-type="float">
            <text:p>0.016265540629453</text:p>
          </table:table-cell>
        </table:table-row>
        <table:table-row table:style-name="ro1">
          <table:table-cell office:value-type="float" office:value="0" calcext:value-type="float">
            <text:p>0</text:p>
          </table:table-cell>
          <table:table-cell office:value-type="float" office:value="0.765966367342695" calcext:value-type="float">
            <text:p>0.765966367342695</text:p>
          </table:table-cell>
          <table:table-cell office:value-type="float" office:value="0.017688802618755" calcext:value-type="float">
            <text:p>0.017688802618755</text:p>
          </table:table-cell>
        </table:table-row>
        <table:table-row table:style-name="ro1">
          <table:table-cell office:value-type="float" office:value="0" calcext:value-type="float">
            <text:p>0</text:p>
          </table:table-cell>
          <table:table-cell office:value-type="float" office:value="0.767203442575792" calcext:value-type="float">
            <text:p>0.767203442575792</text:p>
          </table:table-cell>
          <table:table-cell office:value-type="float" office:value="0.0180869275646146" calcext:value-type="float">
            <text:p>0.018086927564615</text:p>
          </table:table-cell>
        </table:table-row>
        <table:table-row table:style-name="ro1">
          <table:table-cell office:value-type="float" office:value="0" calcext:value-type="float">
            <text:p>0</text:p>
          </table:table-cell>
          <table:table-cell office:value-type="float" office:value="0.764875654506995" calcext:value-type="float">
            <text:p>0.764875654506995</text:p>
          </table:table-cell>
          <table:table-cell office:value-type="float" office:value="0.0194054477219289" calcext:value-type="float">
            <text:p>0.019405447721929</text:p>
          </table:table-cell>
        </table:table-row>
        <table:table-row table:style-name="ro1">
          <table:table-cell office:value-type="float" office:value="0" calcext:value-type="float">
            <text:p>0</text:p>
          </table:table-cell>
          <table:table-cell office:value-type="float" office:value="0.765398747253962" calcext:value-type="float">
            <text:p>0.765398747253962</text:p>
          </table:table-cell>
          <table:table-cell office:value-type="float" office:value="0.0191120017440442" calcext:value-type="float">
            <text:p>0.019112001744044</text:p>
          </table:table-cell>
        </table:table-row>
        <table:table-row table:style-name="ro1">
          <table:table-cell office:value-type="float" office:value="0" calcext:value-type="float">
            <text:p>0</text:p>
          </table:table-cell>
          <table:table-cell office:value-type="float" office:value="0.765753717929064" calcext:value-type="float">
            <text:p>0.765753717929064</text:p>
          </table:table-cell>
          <table:table-cell office:value-type="float" office:value="0.0186464359075888" calcext:value-type="float">
            <text:p>0.018646435907589</text:p>
          </table:table-cell>
        </table:table-row>
        <table:table-row table:style-name="ro1">
          <table:table-cell office:value-type="float" office:value="0" calcext:value-type="float">
            <text:p>0</text:p>
          </table:table-cell>
          <table:table-cell office:value-type="float" office:value="0.768877369333096" calcext:value-type="float">
            <text:p>0.768877369333096</text:p>
          </table:table-cell>
          <table:table-cell office:value-type="float" office:value="0.0167902305791313" calcext:value-type="float">
            <text:p>0.016790230579131</text:p>
          </table:table-cell>
        </table:table-row>
        <table:table-row table:style-name="ro1">
          <table:table-cell office:value-type="float" office:value="0" calcext:value-type="float">
            <text:p>0</text:p>
          </table:table-cell>
          <table:table-cell office:value-type="float" office:value="0.764626948228932" calcext:value-type="float">
            <text:p>0.764626948228932</text:p>
          </table:table-cell>
          <table:table-cell office:value-type="float" office:value="0.0169345295479027" calcext:value-type="float">
            <text:p>0.016934529547903</text:p>
          </table:table-cell>
        </table:table-row>
        <table:table-row table:style-name="ro1">
          <table:table-cell office:value-type="float" office:value="0" calcext:value-type="float">
            <text:p>0</text:p>
          </table:table-cell>
          <table:table-cell office:value-type="float" office:value="0.765631761058665" calcext:value-type="float">
            <text:p>0.765631761058665</text:p>
          </table:table-cell>
          <table:table-cell office:value-type="float" office:value="0.0179619141007203" calcext:value-type="float">
            <text:p>0.01796191410072</text:p>
          </table:table-cell>
        </table:table-row>
        <table:table-row table:style-name="ro1">
          <table:table-cell office:value-type="float" office:value="0" calcext:value-type="float">
            <text:p>0</text:p>
          </table:table-cell>
          <table:table-cell office:value-type="float" office:value="0.767586538351578" calcext:value-type="float">
            <text:p>0.767586538351578</text:p>
          </table:table-cell>
          <table:table-cell office:value-type="float" office:value="0.0162317391393708" calcext:value-type="float">
            <text:p>0.016231739139371</text:p>
          </table:table-cell>
        </table:table-row>
        <table:table-row table:style-name="ro1">
          <table:table-cell office:value-type="float" office:value="0" calcext:value-type="float">
            <text:p>0</text:p>
          </table:table-cell>
          <table:table-cell office:value-type="float" office:value="0.765173400396458" calcext:value-type="float">
            <text:p>0.765173400396458</text:p>
          </table:table-cell>
          <table:table-cell office:value-type="float" office:value="0.0177725962047563" calcext:value-type="float">
            <text:p>0.017772596204756</text:p>
          </table:table-cell>
        </table:table-row>
        <table:table-row table:style-name="ro1">
          <table:table-cell office:value-type="float" office:value="0" calcext:value-type="float">
            <text:p>0</text:p>
          </table:table-cell>
          <table:table-cell office:value-type="float" office:value="0.765149678863386" calcext:value-type="float">
            <text:p>0.765149678863386</text:p>
          </table:table-cell>
          <table:table-cell office:value-type="float" office:value="0.0183648419337254" calcext:value-type="float">
            <text:p>0.018364841933725</text:p>
          </table:table-cell>
        </table:table-row>
        <table:table-row table:style-name="ro1">
          <table:table-cell office:value-type="float" office:value="0" calcext:value-type="float">
            <text:p>0</text:p>
          </table:table-cell>
          <table:table-cell office:value-type="float" office:value="0.766424769560221" calcext:value-type="float">
            <text:p>0.766424769560221</text:p>
          </table:table-cell>
          <table:table-cell office:value-type="float" office:value="0.0172152126387063" calcext:value-type="float">
            <text:p>0.017215212638706</text:p>
          </table:table-cell>
        </table:table-row>
        <table:table-row table:style-name="ro1">
          <table:table-cell office:value-type="float" office:value="0" calcext:value-type="float">
            <text:p>0</text:p>
          </table:table-cell>
          <table:table-cell office:value-type="float" office:value="0.765849243729589" calcext:value-type="float">
            <text:p>0.765849243729589</text:p>
          </table:table-cell>
          <table:table-cell office:value-type="float" office:value="0.0175951815207084" calcext:value-type="float">
            <text:p>0.017595181520709</text:p>
          </table:table-cell>
        </table:table-row>
        <table:table-row table:style-name="ro1">
          <table:table-cell office:value-type="float" office:value="0" calcext:value-type="float">
            <text:p>0</text:p>
          </table:table-cell>
          <table:table-cell office:value-type="float" office:value="0.763859027500449" calcext:value-type="float">
            <text:p>0.763859027500449</text:p>
          </table:table-cell>
          <table:table-cell office:value-type="float" office:value="0.0187529201347631" calcext:value-type="float">
            <text:p>0.018752920134763</text:p>
          </table:table-cell>
        </table:table-row>
        <table:table-row table:style-name="ro1">
          <table:table-cell office:value-type="float" office:value="0" calcext:value-type="float">
            <text:p>0</text:p>
          </table:table-cell>
          <table:table-cell office:value-type="float" office:value="0.766963330255365" calcext:value-type="float">
            <text:p>0.766963330255365</text:p>
          </table:table-cell>
          <table:table-cell office:value-type="float" office:value="0.0180149138275264" calcext:value-type="float">
            <text:p>0.018014913827526</text:p>
          </table:table-cell>
        </table:table-row>
        <table:table-row table:style-name="ro1">
          <table:table-cell office:value-type="float" office:value="0" calcext:value-type="float">
            <text:p>0</text:p>
          </table:table-cell>
          <table:table-cell office:value-type="float" office:value="0.764134123976267" calcext:value-type="float">
            <text:p>0.764134123976267</text:p>
          </table:table-cell>
          <table:table-cell office:value-type="float" office:value="0.0197843092809604" calcext:value-type="float">
            <text:p>0.019784309280961</text:p>
          </table:table-cell>
        </table:table-row>
        <table:table-row table:style-name="ro1">
          <table:table-cell office:value-type="float" office:value="0" calcext:value-type="float">
            <text:p>0</text:p>
          </table:table-cell>
          <table:table-cell office:value-type="float" office:value="0.765333914377354" calcext:value-type="float">
            <text:p>0.765333914377354</text:p>
          </table:table-cell>
          <table:table-cell office:value-type="float" office:value="0.0183459265754933" calcext:value-type="float">
            <text:p>0.018345926575493</text:p>
          </table:table-cell>
        </table:table-row>
        <table:table-row table:style-name="ro1">
          <table:table-cell office:value-type="float" office:value="0" calcext:value-type="float">
            <text:p>0</text:p>
          </table:table-cell>
          <table:table-cell office:value-type="float" office:value="0.768401570114568" calcext:value-type="float">
            <text:p>0.768401570114568</text:p>
          </table:table-cell>
          <table:table-cell office:value-type="float" office:value="0.0156607600542736" calcext:value-type="float">
            <text:p>0.015660760054274</text:p>
          </table:table-cell>
        </table:table-row>
        <table:table-row table:style-name="ro1">
          <table:table-cell office:value-type="float" office:value="0" calcext:value-type="float">
            <text:p>0</text:p>
          </table:table-cell>
          <table:table-cell office:value-type="float" office:value="0.767229781291703" calcext:value-type="float">
            <text:p>0.767229781291703</text:p>
          </table:table-cell>
          <table:table-cell office:value-type="float" office:value="0.0171032525151516" calcext:value-type="float">
            <text:p>0.017103252515152</text:p>
          </table:table-cell>
        </table:table-row>
        <table:table-row table:style-name="ro1">
          <table:table-cell office:value-type="float" office:value="0" calcext:value-type="float">
            <text:p>0</text:p>
          </table:table-cell>
          <table:table-cell office:value-type="float" office:value="0.760818216387997" calcext:value-type="float">
            <text:p>0.760818216387997</text:p>
          </table:table-cell>
          <table:table-cell office:value-type="float" office:value="0.021108645606966" calcext:value-type="float">
            <text:p>0.021108645606966</text:p>
          </table:table-cell>
        </table:table-row>
        <table:table-row table:style-name="ro1">
          <table:table-cell office:value-type="float" office:value="0" calcext:value-type="float">
            <text:p>0</text:p>
          </table:table-cell>
          <table:table-cell office:value-type="float" office:value="0.766141318090893" calcext:value-type="float">
            <text:p>0.766141318090893</text:p>
          </table:table-cell>
          <table:table-cell office:value-type="float" office:value="0.0173607908898742" calcext:value-type="float">
            <text:p>0.017360790889874</text:p>
          </table:table-cell>
        </table:table-row>
        <table:table-row table:style-name="ro1">
          <table:table-cell office:value-type="float" office:value="0" calcext:value-type="float">
            <text:p>0</text:p>
          </table:table-cell>
          <table:table-cell office:value-type="float" office:value="0.766770351395816" calcext:value-type="float">
            <text:p>0.766770351395816</text:p>
          </table:table-cell>
          <table:table-cell office:value-type="float" office:value="0.0173747062598244" calcext:value-type="float">
            <text:p>0.017374706259824</text:p>
          </table:table-cell>
        </table:table-row>
        <table:table-row table:style-name="ro1">
          <table:table-cell office:value-type="float" office:value="0" calcext:value-type="float">
            <text:p>0</text:p>
          </table:table-cell>
          <table:table-cell office:value-type="float" office:value="0.764519791983337" calcext:value-type="float">
            <text:p>0.764519791983337</text:p>
          </table:table-cell>
          <table:table-cell office:value-type="float" office:value="0.018655820498108" calcext:value-type="float">
            <text:p>0.018655820498108</text:p>
          </table:table-cell>
        </table:table-row>
        <table:table-row table:style-name="ro1">
          <table:table-cell office:value-type="float" office:value="0" calcext:value-type="float">
            <text:p>0</text:p>
          </table:table-cell>
          <table:table-cell office:value-type="float" office:value="0.767040506431685" calcext:value-type="float">
            <text:p>0.767040506431685</text:p>
          </table:table-cell>
          <table:table-cell office:value-type="float" office:value="0.0170945248502224" calcext:value-type="float">
            <text:p>0.017094524850222</text:p>
          </table:table-cell>
        </table:table-row>
        <table:table-row table:style-name="ro1">
          <table:table-cell office:value-type="float" office:value="0" calcext:value-type="float">
            <text:p>0</text:p>
          </table:table-cell>
          <table:table-cell office:value-type="float" office:value="0.765663386704388" calcext:value-type="float">
            <text:p>0.765663386704388</text:p>
          </table:table-cell>
          <table:table-cell office:value-type="float" office:value="0.017951596207596" calcext:value-type="float">
            <text:p>0.017951596207596</text:p>
          </table:table-cell>
        </table:table-row>
        <table:table-row table:style-name="ro1">
          <table:table-cell office:value-type="float" office:value="0" calcext:value-type="float">
            <text:p>0</text:p>
          </table:table-cell>
          <table:table-cell office:value-type="float" office:value="0.765416420872895" calcext:value-type="float">
            <text:p>0.765416420872895</text:p>
          </table:table-cell>
          <table:table-cell office:value-type="float" office:value="0.0170496260610921" calcext:value-type="float">
            <text:p>0.017049626061092</text:p>
          </table:table-cell>
        </table:table-row>
        <table:table-row table:style-name="ro1">
          <table:table-cell office:value-type="float" office:value="0" calcext:value-type="float">
            <text:p>0</text:p>
          </table:table-cell>
          <table:table-cell office:value-type="float" office:value="0.767004446191079" calcext:value-type="float">
            <text:p>0.767004446191079</text:p>
          </table:table-cell>
          <table:table-cell office:value-type="float" office:value="0.0169439992751733" calcext:value-type="float">
            <text:p>0.016943999275173</text:p>
          </table:table-cell>
        </table:table-row>
        <table:table-row table:style-name="ro1">
          <table:table-cell office:value-type="float" office:value="0" calcext:value-type="float">
            <text:p>0</text:p>
          </table:table-cell>
          <table:table-cell office:value-type="float" office:value="0.765683118375347" calcext:value-type="float">
            <text:p>0.765683118375347</text:p>
          </table:table-cell>
          <table:table-cell office:value-type="float" office:value="0.0175734005253008" calcext:value-type="float">
            <text:p>0.017573400525301</text:p>
          </table:table-cell>
        </table:table-row>
        <table:table-row table:style-name="ro1">
          <table:table-cell office:value-type="float" office:value="0" calcext:value-type="float">
            <text:p>0</text:p>
          </table:table-cell>
          <table:table-cell office:value-type="float" office:value="0.766709233055787" calcext:value-type="float">
            <text:p>0.766709233055787</text:p>
          </table:table-cell>
          <table:table-cell office:value-type="float" office:value="0.0179044851723676" calcext:value-type="float">
            <text:p>0.017904485172368</text:p>
          </table:table-cell>
        </table:table-row>
        <table:table-row table:style-name="ro1">
          <table:table-cell office:value-type="float" office:value="0" calcext:value-type="float">
            <text:p>0</text:p>
          </table:table-cell>
          <table:table-cell office:value-type="float" office:value="0.765969816600075" calcext:value-type="float">
            <text:p>0.765969816600075</text:p>
          </table:table-cell>
          <table:table-cell office:value-type="float" office:value="0.0172141263617108" calcext:value-type="float">
            <text:p>0.017214126361711</text:p>
          </table:table-cell>
        </table:table-row>
        <table:table-row table:style-name="ro1">
          <table:table-cell office:value-type="float" office:value="0" calcext:value-type="float">
            <text:p>0</text:p>
          </table:table-cell>
          <table:table-cell office:value-type="float" office:value="0.76502554192782" calcext:value-type="float">
            <text:p>0.76502554192782</text:p>
          </table:table-cell>
          <table:table-cell office:value-type="float" office:value="0.0190437435729096" calcext:value-type="float">
            <text:p>0.01904374357291</text:p>
          </table:table-cell>
        </table:table-row>
        <table:table-row table:style-name="ro1">
          <table:table-cell office:value-type="float" office:value="0" calcext:value-type="float">
            <text:p>0</text:p>
          </table:table-cell>
          <table:table-cell office:value-type="float" office:value="0.76464972847675" calcext:value-type="float">
            <text:p>0.76464972847675</text:p>
          </table:table-cell>
          <table:table-cell office:value-type="float" office:value="0.0182344549109897" calcext:value-type="float">
            <text:p>0.01823445491099</text:p>
          </table:table-cell>
        </table:table-row>
        <table:table-row table:style-name="ro1">
          <table:table-cell office:value-type="float" office:value="0" calcext:value-type="float">
            <text:p>0</text:p>
          </table:table-cell>
          <table:table-cell office:value-type="float" office:value="0.764894730403116" calcext:value-type="float">
            <text:p>0.764894730403116</text:p>
          </table:table-cell>
          <table:table-cell office:value-type="float" office:value="0.0185285796869023" calcext:value-type="float">
            <text:p>0.018528579686902</text:p>
          </table:table-cell>
        </table:table-row>
        <table:table-row table:style-name="ro1">
          <table:table-cell office:value-type="float" office:value="0" calcext:value-type="float">
            <text:p>0</text:p>
          </table:table-cell>
          <table:table-cell office:value-type="float" office:value="0.764964353923179" calcext:value-type="float">
            <text:p>0.764964353923179</text:p>
          </table:table-cell>
          <table:table-cell office:value-type="float" office:value="0.0190850782526419" calcext:value-type="float">
            <text:p>0.019085078252642</text:p>
          </table:table-cell>
        </table:table-row>
        <table:table-row table:style-name="ro1">
          <table:table-cell office:value-type="float" office:value="0" calcext:value-type="float">
            <text:p>0</text:p>
          </table:table-cell>
          <table:table-cell office:value-type="float" office:value="0.767390101239176" calcext:value-type="float">
            <text:p>0.767390101239176</text:p>
          </table:table-cell>
          <table:table-cell office:value-type="float" office:value="0.0170594419730484" calcext:value-type="float">
            <text:p>0.017059441973048</text:p>
          </table:table-cell>
        </table:table-row>
        <table:table-row table:style-name="ro1">
          <table:table-cell office:value-type="float" office:value="0" calcext:value-type="float">
            <text:p>0</text:p>
          </table:table-cell>
          <table:table-cell office:value-type="float" office:value="0.766376930291357" calcext:value-type="float">
            <text:p>0.766376930291357</text:p>
          </table:table-cell>
          <table:table-cell office:value-type="float" office:value="0.0191186078150921" calcext:value-type="float">
            <text:p>0.019118607815092</text:p>
          </table:table-cell>
        </table:table-row>
        <table:table-row table:style-name="ro1">
          <table:table-cell office:value-type="float" office:value="0" calcext:value-type="float">
            <text:p>0</text:p>
          </table:table-cell>
          <table:table-cell office:value-type="float" office:value="0.766766293887104" calcext:value-type="float">
            <text:p>0.766766293887104</text:p>
          </table:table-cell>
          <table:table-cell office:value-type="float" office:value="0.0170019443585975" calcext:value-type="float">
            <text:p>0.017001944358598</text:p>
          </table:table-cell>
        </table:table-row>
        <table:table-row table:style-name="ro1">
          <table:table-cell office:value-type="float" office:value="0" calcext:value-type="float">
            <text:p>0</text:p>
          </table:table-cell>
          <table:table-cell office:value-type="float" office:value="0.766349826615621" calcext:value-type="float">
            <text:p>0.766349826615621</text:p>
          </table:table-cell>
          <table:table-cell office:value-type="float" office:value="0.0177854346984579" calcext:value-type="float">
            <text:p>0.017785434698458</text:p>
          </table:table-cell>
        </table:table-row>
        <table:table-row table:style-name="ro1">
          <table:table-cell office:value-type="float" office:value="0" calcext:value-type="float">
            <text:p>0</text:p>
          </table:table-cell>
          <table:table-cell office:value-type="float" office:value="0.765623247974763" calcext:value-type="float">
            <text:p>0.765623247974763</text:p>
          </table:table-cell>
          <table:table-cell office:value-type="float" office:value="0.0179169854614466" calcext:value-type="float">
            <text:p>0.017916985461447</text:p>
          </table:table-cell>
        </table:table-row>
        <table:table-row table:style-name="ro1">
          <table:table-cell office:value-type="float" office:value="0" calcext:value-type="float">
            <text:p>0</text:p>
          </table:table-cell>
          <table:table-cell office:value-type="float" office:value="0.765646108036768" calcext:value-type="float">
            <text:p>0.765646108036768</text:p>
          </table:table-cell>
          <table:table-cell office:value-type="float" office:value="0.0173449982841115" calcext:value-type="float">
            <text:p>0.017344998284112</text:p>
          </table:table-cell>
        </table:table-row>
        <table:table-row table:style-name="ro1">
          <table:table-cell office:value-type="float" office:value="0" calcext:value-type="float">
            <text:p>0</text:p>
          </table:table-cell>
          <table:table-cell office:value-type="float" office:value="0.766022029517111" calcext:value-type="float">
            <text:p>0.766022029517111</text:p>
          </table:table-cell>
          <table:table-cell office:value-type="float" office:value="0.0189623813378119" calcext:value-type="float">
            <text:p>0.018962381337812</text:p>
          </table:table-cell>
        </table:table-row>
        <table:table-row table:style-name="ro1">
          <table:table-cell office:value-type="float" office:value="0" calcext:value-type="float">
            <text:p>0</text:p>
          </table:table-cell>
          <table:table-cell office:value-type="float" office:value="0.763671249315523" calcext:value-type="float">
            <text:p>0.763671249315523</text:p>
          </table:table-cell>
          <table:table-cell office:value-type="float" office:value="0.0195584399484099" calcext:value-type="float">
            <text:p>0.01955843994841</text:p>
          </table:table-cell>
        </table:table-row>
        <table:table-row table:style-name="ro1">
          <table:table-cell office:value-type="float" office:value="0" calcext:value-type="float">
            <text:p>0</text:p>
          </table:table-cell>
          <table:table-cell office:value-type="float" office:value="0.763358995618727" calcext:value-type="float">
            <text:p>0.763358995618727</text:p>
          </table:table-cell>
          <table:table-cell office:value-type="float" office:value="0.0205751499247791" calcext:value-type="float">
            <text:p>0.020575149924779</text:p>
          </table:table-cell>
        </table:table-row>
        <table:table-row table:style-name="ro1">
          <table:table-cell office:value-type="float" office:value="0" calcext:value-type="float">
            <text:p>0</text:p>
          </table:table-cell>
          <table:table-cell office:value-type="float" office:value="0.764575703334983" calcext:value-type="float">
            <text:p>0.764575703334983</text:p>
          </table:table-cell>
          <table:table-cell office:value-type="float" office:value="0.0197277978899552" calcext:value-type="float">
            <text:p>0.019727797889955</text:p>
          </table:table-cell>
        </table:table-row>
        <table:table-row table:style-name="ro1">
          <table:table-cell office:value-type="float" office:value="0" calcext:value-type="float">
            <text:p>0</text:p>
          </table:table-cell>
          <table:table-cell office:value-type="float" office:value="0.76791311330654" calcext:value-type="float">
            <text:p>0.76791311330654</text:p>
          </table:table-cell>
          <table:table-cell office:value-type="float" office:value="0.0182654449397134" calcext:value-type="float">
            <text:p>0.018265444939713</text:p>
          </table:table-cell>
        </table:table-row>
        <table:table-row table:style-name="ro1">
          <table:table-cell office:value-type="float" office:value="0" calcext:value-type="float">
            <text:p>0</text:p>
          </table:table-cell>
          <table:table-cell office:value-type="float" office:value="0.765843655365053" calcext:value-type="float">
            <text:p>0.765843655365053</text:p>
          </table:table-cell>
          <table:table-cell office:value-type="float" office:value="0.0184354419217609" calcext:value-type="float">
            <text:p>0.018435441921761</text:p>
          </table:table-cell>
        </table:table-row>
        <table:table-row table:style-name="ro1">
          <table:table-cell office:value-type="float" office:value="0" calcext:value-type="float">
            <text:p>0</text:p>
          </table:table-cell>
          <table:table-cell office:value-type="float" office:value="0.764979733242665" calcext:value-type="float">
            <text:p>0.764979733242665</text:p>
          </table:table-cell>
          <table:table-cell office:value-type="float" office:value="0.0186960359430847" calcext:value-type="float">
            <text:p>0.018696035943085</text:p>
          </table:table-cell>
        </table:table-row>
        <table:table-row table:style-name="ro1">
          <table:table-cell office:value-type="float" office:value="0" calcext:value-type="float">
            <text:p>0</text:p>
          </table:table-cell>
          <table:table-cell office:value-type="float" office:value="0.766511577090644" calcext:value-type="float">
            <text:p>0.766511577090644</text:p>
          </table:table-cell>
          <table:table-cell office:value-type="float" office:value="0.0188424702866683" calcext:value-type="float">
            <text:p>0.018842470286668</text:p>
          </table:table-cell>
        </table:table-row>
        <table:table-row table:style-name="ro1">
          <table:table-cell office:value-type="float" office:value="0" calcext:value-type="float">
            <text:p>0</text:p>
          </table:table-cell>
          <table:table-cell office:value-type="float" office:value="0.764395919159696" calcext:value-type="float">
            <text:p>0.764395919159696</text:p>
          </table:table-cell>
          <table:table-cell office:value-type="float" office:value="0.0189643012244843" calcext:value-type="float">
            <text:p>0.018964301224484</text:p>
          </table:table-cell>
        </table:table-row>
        <table:table-row table:style-name="ro1">
          <table:table-cell office:value-type="float" office:value="0" calcext:value-type="float">
            <text:p>0</text:p>
          </table:table-cell>
          <table:table-cell office:value-type="float" office:value="0.764221441188684" calcext:value-type="float">
            <text:p>0.764221441188684</text:p>
          </table:table-cell>
          <table:table-cell office:value-type="float" office:value="0.0181319285705094" calcext:value-type="float">
            <text:p>0.018131928570509</text:p>
          </table:table-cell>
        </table:table-row>
        <table:table-row table:style-name="ro1">
          <table:table-cell office:value-type="float" office:value="0" calcext:value-type="float">
            <text:p>0</text:p>
          </table:table-cell>
          <table:table-cell office:value-type="float" office:value="0.764841424271078" calcext:value-type="float">
            <text:p>0.764841424271078</text:p>
          </table:table-cell>
          <table:table-cell office:value-type="float" office:value="0.0184474727016389" calcext:value-type="float">
            <text:p>0.018447472701639</text:p>
          </table:table-cell>
        </table:table-row>
        <table:table-row table:style-name="ro1">
          <table:table-cell office:value-type="float" office:value="0" calcext:value-type="float">
            <text:p>0</text:p>
          </table:table-cell>
          <table:table-cell office:value-type="float" office:value="0.768366777305034" calcext:value-type="float">
            <text:p>0.768366777305034</text:p>
          </table:table-cell>
          <table:table-cell office:value-type="float" office:value="0.0168506426265276" calcext:value-type="float">
            <text:p>0.016850642626528</text:p>
          </table:table-cell>
        </table:table-row>
        <table:table-row table:style-name="ro1">
          <table:table-cell office:value-type="float" office:value="0" calcext:value-type="float">
            <text:p>0</text:p>
          </table:table-cell>
          <table:table-cell office:value-type="float" office:value="0.763715409582029" calcext:value-type="float">
            <text:p>0.763715409582029</text:p>
          </table:table-cell>
          <table:table-cell office:value-type="float" office:value="0.0191969140849267" calcext:value-type="float">
            <text:p>0.019196914084927</text:p>
          </table:table-cell>
        </table:table-row>
        <table:table-row table:style-name="ro1">
          <table:table-cell office:value-type="float" office:value="0" calcext:value-type="float">
            <text:p>0</text:p>
          </table:table-cell>
          <table:table-cell office:value-type="float" office:value="0.765229910031473" calcext:value-type="float">
            <text:p>0.765229910031473</text:p>
          </table:table-cell>
          <table:table-cell office:value-type="float" office:value="0.0191108661727105" calcext:value-type="float">
            <text:p>0.019110866172711</text:p>
          </table:table-cell>
        </table:table-row>
        <table:table-row table:style-name="ro1">
          <table:table-cell office:value-type="float" office:value="0" calcext:value-type="float">
            <text:p>0</text:p>
          </table:table-cell>
          <table:table-cell office:value-type="float" office:value="0.766105645244425" calcext:value-type="float">
            <text:p>0.766105645244425</text:p>
          </table:table-cell>
          <table:table-cell office:value-type="float" office:value="0.01835196364218" calcext:value-type="float">
            <text:p>0.01835196364218</text:p>
          </table:table-cell>
        </table:table-row>
        <table:table-row table:style-name="ro1">
          <table:table-cell office:value-type="float" office:value="0" calcext:value-type="float">
            <text:p>0</text:p>
          </table:table-cell>
          <table:table-cell office:value-type="float" office:value="0.764225668059543" calcext:value-type="float">
            <text:p>0.764225668059543</text:p>
          </table:table-cell>
          <table:table-cell office:value-type="float" office:value="0.0190229818242421" calcext:value-type="float">
            <text:p>0.019022981824242</text:p>
          </table:table-cell>
        </table:table-row>
        <table:table-row table:style-name="ro1">
          <table:table-cell office:value-type="float" office:value="0" calcext:value-type="float">
            <text:p>0</text:p>
          </table:table-cell>
          <table:table-cell office:value-type="float" office:value="0.765114258787564" calcext:value-type="float">
            <text:p>0.765114258787564</text:p>
          </table:table-cell>
          <table:table-cell office:value-type="float" office:value="0.0188191315534789" calcext:value-type="float">
            <text:p>0.018819131553479</text:p>
          </table:table-cell>
        </table:table-row>
        <table:table-row table:style-name="ro1">
          <table:table-cell office:value-type="float" office:value="0" calcext:value-type="float">
            <text:p>0</text:p>
          </table:table-cell>
          <table:table-cell office:value-type="float" office:value="0.763905847450585" calcext:value-type="float">
            <text:p>0.763905847450585</text:p>
          </table:table-cell>
          <table:table-cell office:value-type="float" office:value="0.0180693195521668" calcext:value-type="float">
            <text:p>0.018069319552167</text:p>
          </table:table-cell>
        </table:table-row>
        <table:table-row table:style-name="ro1">
          <table:table-cell office:value-type="float" office:value="0" calcext:value-type="float">
            <text:p>0</text:p>
          </table:table-cell>
          <table:table-cell office:value-type="float" office:value="0.765865004271198" calcext:value-type="float">
            <text:p>0.765865004271198</text:p>
          </table:table-cell>
          <table:table-cell office:value-type="float" office:value="0.0188116506641567" calcext:value-type="float">
            <text:p>0.018811650664157</text:p>
          </table:table-cell>
        </table:table-row>
        <table:table-row table:style-name="ro1">
          <table:table-cell office:value-type="float" office:value="0" calcext:value-type="float">
            <text:p>0</text:p>
          </table:table-cell>
          <table:table-cell office:value-type="float" office:value="0.768391149475857" calcext:value-type="float">
            <text:p>0.768391149475857</text:p>
          </table:table-cell>
          <table:table-cell office:value-type="float" office:value="0.0173676897369789" calcext:value-type="float">
            <text:p>0.017367689736979</text:p>
          </table:table-cell>
        </table:table-row>
        <table:table-row table:style-name="ro1">
          <table:table-cell office:value-type="float" office:value="0" calcext:value-type="float">
            <text:p>0</text:p>
          </table:table-cell>
          <table:table-cell office:value-type="float" office:value="0.766487590753365" calcext:value-type="float">
            <text:p>0.766487590753365</text:p>
          </table:table-cell>
          <table:table-cell office:value-type="float" office:value="0.0180806079847" calcext:value-type="float">
            <text:p>0.0180806079847</text:p>
          </table:table-cell>
        </table:table-row>
        <table:table-row table:style-name="ro1">
          <table:table-cell office:value-type="float" office:value="0" calcext:value-type="float">
            <text:p>0</text:p>
          </table:table-cell>
          <table:table-cell office:value-type="float" office:value="0.764583934024696" calcext:value-type="float">
            <text:p>0.764583934024696</text:p>
          </table:table-cell>
          <table:table-cell office:value-type="float" office:value="0.0194653681466585" calcext:value-type="float">
            <text:p>0.019465368146659</text:p>
          </table:table-cell>
        </table:table-row>
        <table:table-row table:style-name="ro1">
          <table:table-cell office:value-type="float" office:value="0" calcext:value-type="float">
            <text:p>0</text:p>
          </table:table-cell>
          <table:table-cell office:value-type="float" office:value="0.766157700707424" calcext:value-type="float">
            <text:p>0.766157700707424</text:p>
          </table:table-cell>
          <table:table-cell office:value-type="float" office:value="0.0181351964767477" calcext:value-type="float">
            <text:p>0.018135196476748</text:p>
          </table:table-cell>
        </table:table-row>
        <table:table-row table:style-name="ro1">
          <table:table-cell office:value-type="float" office:value="0" calcext:value-type="float">
            <text:p>0</text:p>
          </table:table-cell>
          <table:table-cell office:value-type="float" office:value="0.767723060333653" calcext:value-type="float">
            <text:p>0.767723060333653</text:p>
          </table:table-cell>
          <table:table-cell office:value-type="float" office:value="0.0176193654626435" calcext:value-type="float">
            <text:p>0.017619365462644</text:p>
          </table:table-cell>
        </table:table-row>
        <table:table-row table:style-name="ro1">
          <table:table-cell office:value-type="float" office:value="0" calcext:value-type="float">
            <text:p>0</text:p>
          </table:table-cell>
          <table:table-cell office:value-type="float" office:value="0.765376219307378" calcext:value-type="float">
            <text:p>0.765376219307378</text:p>
          </table:table-cell>
          <table:table-cell office:value-type="float" office:value="0.0191907897300821" calcext:value-type="float">
            <text:p>0.019190789730082</text:p>
          </table:table-cell>
        </table:table-row>
        <table:table-row table:style-name="ro1">
          <table:table-cell office:value-type="float" office:value="0" calcext:value-type="float">
            <text:p>0</text:p>
          </table:table-cell>
          <table:table-cell office:value-type="float" office:value="0.763996261983479" calcext:value-type="float">
            <text:p>0.763996261983479</text:p>
          </table:table-cell>
          <table:table-cell office:value-type="float" office:value="0.0194890254937906" calcext:value-type="float">
            <text:p>0.019489025493791</text:p>
          </table:table-cell>
        </table:table-row>
        <table:table-row table:style-name="ro1">
          <table:table-cell office:value-type="float" office:value="0" calcext:value-type="float">
            <text:p>0</text:p>
          </table:table-cell>
          <table:table-cell office:value-type="float" office:value="0.76590836744695" calcext:value-type="float">
            <text:p>0.76590836744695</text:p>
          </table:table-cell>
          <table:table-cell office:value-type="float" office:value="0.0180053985745124" calcext:value-type="float">
            <text:p>0.018005398574513</text:p>
          </table:table-cell>
        </table:table-row>
        <table:table-row table:style-name="ro1">
          <table:table-cell office:value-type="float" office:value="0" calcext:value-type="float">
            <text:p>0</text:p>
          </table:table-cell>
          <table:table-cell office:value-type="float" office:value="0.767002007555985" calcext:value-type="float">
            <text:p>0.767002007555985</text:p>
          </table:table-cell>
          <table:table-cell office:value-type="float" office:value="0.0183885092502369" calcext:value-type="float">
            <text:p>0.018388509250237</text:p>
          </table:table-cell>
        </table:table-row>
        <table:table-row table:style-name="ro1">
          <table:table-cell office:value-type="float" office:value="0" calcext:value-type="float">
            <text:p>0</text:p>
          </table:table-cell>
          <table:table-cell office:value-type="float" office:value="0.759794681217776" calcext:value-type="float">
            <text:p>0.759794681217776</text:p>
          </table:table-cell>
          <table:table-cell office:value-type="float" office:value="0.0202202375587643" calcext:value-type="float">
            <text:p>0.020220237558764</text:p>
          </table:table-cell>
        </table:table-row>
        <table:table-row table:style-name="ro1">
          <table:table-cell office:value-type="float" office:value="0" calcext:value-type="float">
            <text:p>0</text:p>
          </table:table-cell>
          <table:table-cell office:value-type="float" office:value="0.764260843328619" calcext:value-type="float">
            <text:p>0.764260843328619</text:p>
          </table:table-cell>
          <table:table-cell office:value-type="float" office:value="0.0176240241564264" calcext:value-type="float">
            <text:p>0.017624024156427</text:p>
          </table:table-cell>
        </table:table-row>
        <table:table-row table:style-name="ro1">
          <table:table-cell office:value-type="float" office:value="0" calcext:value-type="float">
            <text:p>0</text:p>
          </table:table-cell>
          <table:table-cell office:value-type="float" office:value="0.767393277051583" calcext:value-type="float">
            <text:p>0.767393277051583</text:p>
          </table:table-cell>
          <table:table-cell office:value-type="float" office:value="0.0169345880101601" calcext:value-type="float">
            <text:p>0.01693458801016</text:p>
          </table:table-cell>
        </table:table-row>
        <table:table-row table:style-name="ro1">
          <table:table-cell office:value-type="float" office:value="0" calcext:value-type="float">
            <text:p>0</text:p>
          </table:table-cell>
          <table:table-cell office:value-type="float" office:value="0.765304530054696" calcext:value-type="float">
            <text:p>0.765304530054696</text:p>
          </table:table-cell>
          <table:table-cell office:value-type="float" office:value="0.0185106195279478" calcext:value-type="float">
            <text:p>0.018510619527948</text:p>
          </table:table-cell>
        </table:table-row>
        <table:table-row table:style-name="ro1">
          <table:table-cell office:value-type="float" office:value="0" calcext:value-type="float">
            <text:p>0</text:p>
          </table:table-cell>
          <table:table-cell office:value-type="float" office:value="0.762674971893949" calcext:value-type="float">
            <text:p>0.762674971893949</text:p>
          </table:table-cell>
          <table:table-cell office:value-type="float" office:value="0.0189135950596236" calcext:value-type="float">
            <text:p>0.018913595059624</text:p>
          </table:table-cell>
        </table:table-row>
        <table:table-row table:style-name="ro1">
          <table:table-cell office:value-type="float" office:value="0" calcext:value-type="float">
            <text:p>0</text:p>
          </table:table-cell>
          <table:table-cell office:value-type="float" office:value="0.766667072595908" calcext:value-type="float">
            <text:p>0.766667072595908</text:p>
          </table:table-cell>
          <table:table-cell office:value-type="float" office:value="0.0168516741113993" calcext:value-type="float">
            <text:p>0.016851674111399</text:p>
          </table:table-cell>
        </table:table-row>
        <table:table-row table:style-name="ro1">
          <table:table-cell office:value-type="float" office:value="0" calcext:value-type="float">
            <text:p>0</text:p>
          </table:table-cell>
          <table:table-cell office:value-type="float" office:value="0.767178137119175" calcext:value-type="float">
            <text:p>0.767178137119175</text:p>
          </table:table-cell>
          <table:table-cell office:value-type="float" office:value="0.0169100312109727" calcext:value-type="float">
            <text:p>0.016910031210973</text:p>
          </table:table-cell>
        </table:table-row>
        <table:table-row table:style-name="ro1">
          <table:table-cell office:value-type="float" office:value="0" calcext:value-type="float">
            <text:p>0</text:p>
          </table:table-cell>
          <table:table-cell office:value-type="float" office:value="0.767020416165412" calcext:value-type="float">
            <text:p>0.767020416165412</text:p>
          </table:table-cell>
          <table:table-cell office:value-type="float" office:value="0.0174661561732144" calcext:value-type="float">
            <text:p>0.017466156173215</text:p>
          </table:table-cell>
        </table:table-row>
        <table:table-row table:style-name="ro1">
          <table:table-cell office:value-type="float" office:value="0" calcext:value-type="float">
            <text:p>0</text:p>
          </table:table-cell>
          <table:table-cell office:value-type="float" office:value="0.764858079354317" calcext:value-type="float">
            <text:p>0.764858079354317</text:p>
          </table:table-cell>
          <table:table-cell office:value-type="float" office:value="0.0183344662764885" calcext:value-type="float">
            <text:p>0.018334466276489</text:p>
          </table:table-cell>
        </table:table-row>
        <table:table-row table:style-name="ro1">
          <table:table-cell office:value-type="float" office:value="0" calcext:value-type="float">
            <text:p>0</text:p>
          </table:table-cell>
          <table:table-cell office:value-type="float" office:value="0.766446872998158" calcext:value-type="float">
            <text:p>0.766446872998158</text:p>
          </table:table-cell>
          <table:table-cell office:value-type="float" office:value="0.0172242217683556" calcext:value-type="float">
            <text:p>0.017224221768356</text:p>
          </table:table-cell>
        </table:table-row>
        <table:table-row table:style-name="ro1">
          <table:table-cell office:value-type="float" office:value="0" calcext:value-type="float">
            <text:p>0</text:p>
          </table:table-cell>
          <table:table-cell office:value-type="float" office:value="0.765912952200303" calcext:value-type="float">
            <text:p>0.765912952200303</text:p>
          </table:table-cell>
          <table:table-cell office:value-type="float" office:value="0.018134393397717" calcext:value-type="float">
            <text:p>0.018134393397717</text:p>
          </table:table-cell>
        </table:table-row>
        <table:table-row table:style-name="ro1">
          <table:table-cell office:value-type="float" office:value="0" calcext:value-type="float">
            <text:p>0</text:p>
          </table:table-cell>
          <table:table-cell office:value-type="float" office:value="0.768294608047729" calcext:value-type="float">
            <text:p>0.768294608047729</text:p>
          </table:table-cell>
          <table:table-cell office:value-type="float" office:value="0.0159338772642988" calcext:value-type="float">
            <text:p>0.015933877264299</text:p>
          </table:table-cell>
        </table:table-row>
        <table:table-row table:style-name="ro1">
          <table:table-cell office:value-type="float" office:value="0" calcext:value-type="float">
            <text:p>0</text:p>
          </table:table-cell>
          <table:table-cell office:value-type="float" office:value="0.767867305012835" calcext:value-type="float">
            <text:p>0.767867305012835</text:p>
          </table:table-cell>
          <table:table-cell office:value-type="float" office:value="0.0157972667243836" calcext:value-type="float">
            <text:p>0.015797266724384</text:p>
          </table:table-cell>
        </table:table-row>
        <table:table-row table:style-name="ro1">
          <table:table-cell office:value-type="float" office:value="0" calcext:value-type="float">
            <text:p>0</text:p>
          </table:table-cell>
          <table:table-cell office:value-type="float" office:value="0.760710295423703" calcext:value-type="float">
            <text:p>0.760710295423703</text:p>
          </table:table-cell>
          <table:table-cell office:value-type="float" office:value="0.0194647825070135" calcext:value-type="float">
            <text:p>0.019464782507014</text:p>
          </table:table-cell>
        </table:table-row>
        <table:table-row table:style-name="ro1">
          <table:table-cell office:value-type="float" office:value="0" calcext:value-type="float">
            <text:p>0</text:p>
          </table:table-cell>
          <table:table-cell office:value-type="float" office:value="0.767919483646059" calcext:value-type="float">
            <text:p>0.767919483646059</text:p>
          </table:table-cell>
          <table:table-cell office:value-type="float" office:value="0.017552798425795" calcext:value-type="float">
            <text:p>0.017552798425795</text:p>
          </table:table-cell>
        </table:table-row>
        <table:table-row table:style-name="ro1">
          <table:table-cell office:value-type="float" office:value="0" calcext:value-type="float">
            <text:p>0</text:p>
          </table:table-cell>
          <table:table-cell office:value-type="float" office:value="0.766254261523804" calcext:value-type="float">
            <text:p>0.766254261523804</text:p>
          </table:table-cell>
          <table:table-cell office:value-type="float" office:value="0.0180221088850087" calcext:value-type="float">
            <text:p>0.018022108885009</text:p>
          </table:table-cell>
        </table:table-row>
        <table:table-row table:style-name="ro1">
          <table:table-cell office:value-type="float" office:value="0" calcext:value-type="float">
            <text:p>0</text:p>
          </table:table-cell>
          <table:table-cell office:value-type="float" office:value="0.76548253205277" calcext:value-type="float">
            <text:p>0.76548253205277</text:p>
          </table:table-cell>
          <table:table-cell office:value-type="float" office:value="0.018253813211857" calcext:value-type="float">
            <text:p>0.018253813211857</text:p>
          </table:table-cell>
        </table:table-row>
        <table:table-row table:style-name="ro1">
          <table:table-cell office:value-type="float" office:value="0" calcext:value-type="float">
            <text:p>0</text:p>
          </table:table-cell>
          <table:table-cell office:value-type="float" office:value="0.768235190456465" calcext:value-type="float">
            <text:p>0.768235190456465</text:p>
          </table:table-cell>
          <table:table-cell office:value-type="float" office:value="0.0165855877604464" calcext:value-type="float">
            <text:p>0.016585587760447</text:p>
          </table:table-cell>
        </table:table-row>
        <table:table-row table:style-name="ro1">
          <table:table-cell office:value-type="float" office:value="0" calcext:value-type="float">
            <text:p>0</text:p>
          </table:table-cell>
          <table:table-cell office:value-type="float" office:value="0.766051016599069" calcext:value-type="float">
            <text:p>0.766051016599069</text:p>
          </table:table-cell>
          <table:table-cell office:value-type="float" office:value="0.0184178859145864" calcext:value-type="float">
            <text:p>0.018417885914587</text:p>
          </table:table-cell>
        </table:table-row>
        <table:table-row table:style-name="ro1">
          <table:table-cell office:value-type="float" office:value="0" calcext:value-type="float">
            <text:p>0</text:p>
          </table:table-cell>
          <table:table-cell office:value-type="float" office:value="0.766210334071506" calcext:value-type="float">
            <text:p>0.766210334071506</text:p>
          </table:table-cell>
          <table:table-cell office:value-type="float" office:value="0.0193274078176162" calcext:value-type="float">
            <text:p>0.019327407817616</text:p>
          </table:table-cell>
        </table:table-row>
        <table:table-row table:style-name="ro1">
          <table:table-cell office:value-type="float" office:value="0" calcext:value-type="float">
            <text:p>0</text:p>
          </table:table-cell>
          <table:table-cell office:value-type="float" office:value="0.767852628413328" calcext:value-type="float">
            <text:p>0.767852628413328</text:p>
          </table:table-cell>
          <table:table-cell office:value-type="float" office:value="0.0158124674535497" calcext:value-type="float">
            <text:p>0.01581246745355</text:p>
          </table:table-cell>
        </table:table-row>
        <table:table-row table:style-name="ro1">
          <table:table-cell office:value-type="float" office:value="0" calcext:value-type="float">
            <text:p>0</text:p>
          </table:table-cell>
          <table:table-cell office:value-type="float" office:value="0.768314216080491" calcext:value-type="float">
            <text:p>0.768314216080491</text:p>
          </table:table-cell>
          <table:table-cell office:value-type="float" office:value="0.0175670215773016" calcext:value-type="float">
            <text:p>0.017567021577302</text:p>
          </table:table-cell>
        </table:table-row>
        <table:table-row table:style-name="ro1">
          <table:table-cell office:value-type="float" office:value="0" calcext:value-type="float">
            <text:p>0</text:p>
          </table:table-cell>
          <table:table-cell office:value-type="float" office:value="0.766107779800276" calcext:value-type="float">
            <text:p>0.766107779800276</text:p>
          </table:table-cell>
          <table:table-cell office:value-type="float" office:value="0.0176426908432437" calcext:value-type="float">
            <text:p>0.017642690843244</text:p>
          </table:table-cell>
        </table:table-row>
        <table:table-row table:style-name="ro1">
          <table:table-cell office:value-type="float" office:value="0" calcext:value-type="float">
            <text:p>0</text:p>
          </table:table-cell>
          <table:table-cell office:value-type="float" office:value="0.765971065504514" calcext:value-type="float">
            <text:p>0.765971065504514</text:p>
          </table:table-cell>
          <table:table-cell office:value-type="float" office:value="0.0171130250708314" calcext:value-type="float">
            <text:p>0.017113025070832</text:p>
          </table:table-cell>
        </table:table-row>
        <table:table-row table:style-name="ro1">
          <table:table-cell office:value-type="float" office:value="0" calcext:value-type="float">
            <text:p>0</text:p>
          </table:table-cell>
          <table:table-cell office:value-type="float" office:value="0.767432652478362" calcext:value-type="float">
            <text:p>0.767432652478362</text:p>
          </table:table-cell>
          <table:table-cell office:value-type="float" office:value="0.0178053938725746" calcext:value-type="float">
            <text:p>0.017805393872575</text:p>
          </table:table-cell>
        </table:table-row>
        <table:table-row table:style-name="ro1">
          <table:table-cell office:value-type="float" office:value="0" calcext:value-type="float">
            <text:p>0</text:p>
          </table:table-cell>
          <table:table-cell office:value-type="float" office:value="0.765328294322499" calcext:value-type="float">
            <text:p>0.765328294322499</text:p>
          </table:table-cell>
          <table:table-cell office:value-type="float" office:value="0.0180274506754884" calcext:value-type="float">
            <text:p>0.018027450675488</text:p>
          </table:table-cell>
        </table:table-row>
        <table:table-row table:style-name="ro1">
          <table:table-cell office:value-type="float" office:value="0" calcext:value-type="float">
            <text:p>0</text:p>
          </table:table-cell>
          <table:table-cell office:value-type="float" office:value="0.763280967770985" calcext:value-type="float">
            <text:p>0.763280967770985</text:p>
          </table:table-cell>
          <table:table-cell office:value-type="float" office:value="0.0187631233440715" calcext:value-type="float">
            <text:p>0.018763123344072</text:p>
          </table:table-cell>
        </table:table-row>
        <table:table-row table:style-name="ro1">
          <table:table-cell office:value-type="float" office:value="0" calcext:value-type="float">
            <text:p>0</text:p>
          </table:table-cell>
          <table:table-cell office:value-type="float" office:value="0.765985513912083" calcext:value-type="float">
            <text:p>0.765985513912083</text:p>
          </table:table-cell>
          <table:table-cell office:value-type="float" office:value="0.0189400633158823" calcext:value-type="float">
            <text:p>0.018940063315882</text:p>
          </table:table-cell>
        </table:table-row>
        <table:table-row table:style-name="ro1">
          <table:table-cell office:value-type="float" office:value="0" calcext:value-type="float">
            <text:p>0</text:p>
          </table:table-cell>
          <table:table-cell office:value-type="float" office:value="0.765354339407176" calcext:value-type="float">
            <text:p>0.765354339407176</text:p>
          </table:table-cell>
          <table:table-cell office:value-type="float" office:value="0.0195506018315216" calcext:value-type="float">
            <text:p>0.019550601831522</text:p>
          </table:table-cell>
        </table:table-row>
        <table:table-row table:style-name="ro1">
          <table:table-cell office:value-type="float" office:value="0" calcext:value-type="float">
            <text:p>0</text:p>
          </table:table-cell>
          <table:table-cell office:value-type="float" office:value="0.764171174179146" calcext:value-type="float">
            <text:p>0.764171174179146</text:p>
          </table:table-cell>
          <table:table-cell office:value-type="float" office:value="0.0195295547315725" calcext:value-type="float">
            <text:p>0.019529554731573</text:p>
          </table:table-cell>
        </table:table-row>
        <table:table-row table:style-name="ro1">
          <table:table-cell office:value-type="float" office:value="0" calcext:value-type="float">
            <text:p>0</text:p>
          </table:table-cell>
          <table:table-cell office:value-type="float" office:value="0.768700860765464" calcext:value-type="float">
            <text:p>0.768700860765464</text:p>
          </table:table-cell>
          <table:table-cell office:value-type="float" office:value="0.0185928532858478" calcext:value-type="float">
            <text:p>0.018592853285848</text:p>
          </table:table-cell>
        </table:table-row>
        <table:table-row table:style-name="ro1">
          <table:table-cell office:value-type="float" office:value="0" calcext:value-type="float">
            <text:p>0</text:p>
          </table:table-cell>
          <table:table-cell office:value-type="float" office:value="0.766716978435957" calcext:value-type="float">
            <text:p>0.766716978435957</text:p>
          </table:table-cell>
          <table:table-cell office:value-type="float" office:value="0.0169960876889175" calcext:value-type="float">
            <text:p>0.016996087688918</text:p>
          </table:table-cell>
        </table:table-row>
        <table:table-row table:style-name="ro1">
          <table:table-cell office:value-type="float" office:value="0" calcext:value-type="float">
            <text:p>0</text:p>
          </table:table-cell>
          <table:table-cell office:value-type="float" office:value="0.76616670146768" calcext:value-type="float">
            <text:p>0.76616670146768</text:p>
          </table:table-cell>
          <table:table-cell office:value-type="float" office:value="0.0184309856949214" calcext:value-type="float">
            <text:p>0.018430985694921</text:p>
          </table:table-cell>
        </table:table-row>
        <table:table-row table:style-name="ro1">
          <table:table-cell office:value-type="float" office:value="0" calcext:value-type="float">
            <text:p>0</text:p>
          </table:table-cell>
          <table:table-cell office:value-type="float" office:value="0.768861504146224" calcext:value-type="float">
            <text:p>0.768861504146224</text:p>
          </table:table-cell>
          <table:table-cell office:value-type="float" office:value="0.0170720186435649" calcext:value-type="float">
            <text:p>0.017072018643565</text:p>
          </table:table-cell>
        </table:table-row>
        <table:table-row table:style-name="ro1">
          <table:table-cell office:value-type="float" office:value="0" calcext:value-type="float">
            <text:p>0</text:p>
          </table:table-cell>
          <table:table-cell office:value-type="float" office:value="0.76586235670493" calcext:value-type="float">
            <text:p>0.76586235670493</text:p>
          </table:table-cell>
          <table:table-cell office:value-type="float" office:value="0.0182160572275982" calcext:value-type="float">
            <text:p>0.018216057227598</text:p>
          </table:table-cell>
        </table:table-row>
        <table:table-row table:style-name="ro1">
          <table:table-cell office:value-type="float" office:value="0" calcext:value-type="float">
            <text:p>0</text:p>
          </table:table-cell>
          <table:table-cell office:value-type="float" office:value="0.76467074275343" calcext:value-type="float">
            <text:p>0.76467074275343</text:p>
          </table:table-cell>
          <table:table-cell office:value-type="float" office:value="0.0202496352265142" calcext:value-type="float">
            <text:p>0.020249635226514</text:p>
          </table:table-cell>
        </table:table-row>
        <table:table-row table:style-name="ro1">
          <table:table-cell office:value-type="float" office:value="0" calcext:value-type="float">
            <text:p>0</text:p>
          </table:table-cell>
          <table:table-cell office:value-type="float" office:value="0.766503476074584" calcext:value-type="float">
            <text:p>0.766503476074584</text:p>
          </table:table-cell>
          <table:table-cell office:value-type="float" office:value="0.0181736057390117" calcext:value-type="float">
            <text:p>0.018173605739012</text:p>
          </table:table-cell>
        </table:table-row>
        <table:table-row table:style-name="ro1">
          <table:table-cell office:value-type="float" office:value="0" calcext:value-type="float">
            <text:p>0</text:p>
          </table:table-cell>
          <table:table-cell office:value-type="float" office:value="0.765720494896841" calcext:value-type="float">
            <text:p>0.765720494896841</text:p>
          </table:table-cell>
          <table:table-cell office:value-type="float" office:value="0.0168701932849147" calcext:value-type="float">
            <text:p>0.016870193284915</text:p>
          </table:table-cell>
        </table:table-row>
        <table:table-row table:style-name="ro1">
          <table:table-cell office:value-type="float" office:value="0" calcext:value-type="float">
            <text:p>0</text:p>
          </table:table-cell>
          <table:table-cell office:value-type="float" office:value="0.766969727318234" calcext:value-type="float">
            <text:p>0.766969727318234</text:p>
          </table:table-cell>
          <table:table-cell office:value-type="float" office:value="0.01749507901545" calcext:value-type="float">
            <text:p>0.01749507901545</text:p>
          </table:table-cell>
        </table:table-row>
        <table:table-row table:style-name="ro1">
          <table:table-cell office:value-type="float" office:value="0" calcext:value-type="float">
            <text:p>0</text:p>
          </table:table-cell>
          <table:table-cell office:value-type="float" office:value="0.76700996178584" calcext:value-type="float">
            <text:p>0.76700996178584</text:p>
          </table:table-cell>
          <table:table-cell office:value-type="float" office:value="0.0168852615398344" calcext:value-type="float">
            <text:p>0.016885261539834</text:p>
          </table:table-cell>
        </table:table-row>
        <table:table-row table:style-name="ro1">
          <table:table-cell office:value-type="float" office:value="0" calcext:value-type="float">
            <text:p>0</text:p>
          </table:table-cell>
          <table:table-cell office:value-type="float" office:value="0.763703538914131" calcext:value-type="float">
            <text:p>0.763703538914131</text:p>
          </table:table-cell>
          <table:table-cell office:value-type="float" office:value="0.0192604843101406" calcext:value-type="float">
            <text:p>0.019260484310141</text:p>
          </table:table-cell>
        </table:table-row>
        <table:table-row table:style-name="ro1">
          <table:table-cell office:value-type="float" office:value="0" calcext:value-type="float">
            <text:p>0</text:p>
          </table:table-cell>
          <table:table-cell office:value-type="float" office:value="0.767579958234133" calcext:value-type="float">
            <text:p>0.767579958234133</text:p>
          </table:table-cell>
          <table:table-cell office:value-type="float" office:value="0.0164486954724428" calcext:value-type="float">
            <text:p>0.016448695472443</text:p>
          </table:table-cell>
        </table:table-row>
        <table:table-row table:style-name="ro1">
          <table:table-cell office:value-type="float" office:value="0" calcext:value-type="float">
            <text:p>0</text:p>
          </table:table-cell>
          <table:table-cell office:value-type="float" office:value="0.766095397329681" calcext:value-type="float">
            <text:p>0.766095397329681</text:p>
          </table:table-cell>
          <table:table-cell office:value-type="float" office:value="0.0189952937419286" calcext:value-type="float">
            <text:p>0.018995293741929</text:p>
          </table:table-cell>
        </table:table-row>
        <table:table-row table:style-name="ro1">
          <table:table-cell office:value-type="float" office:value="0" calcext:value-type="float">
            <text:p>0</text:p>
          </table:table-cell>
          <table:table-cell office:value-type="float" office:value="0.764247223711825" calcext:value-type="float">
            <text:p>0.764247223711825</text:p>
          </table:table-cell>
          <table:table-cell office:value-type="float" office:value="0.0190899352663353" calcext:value-type="float">
            <text:p>0.019089935266335</text:p>
          </table:table-cell>
        </table:table-row>
        <table:table-row table:style-name="ro1">
          <table:table-cell office:value-type="float" office:value="0" calcext:value-type="float">
            <text:p>0</text:p>
          </table:table-cell>
          <table:table-cell office:value-type="float" office:value="0.766315165157322" calcext:value-type="float">
            <text:p>0.766315165157322</text:p>
          </table:table-cell>
          <table:table-cell office:value-type="float" office:value="0.0180524270822647" calcext:value-type="float">
            <text:p>0.018052427082265</text:p>
          </table:table-cell>
        </table:table-row>
        <table:table-row table:style-name="ro1">
          <table:table-cell office:value-type="float" office:value="0" calcext:value-type="float">
            <text:p>0</text:p>
          </table:table-cell>
          <table:table-cell office:value-type="float" office:value="0.764556625972318" calcext:value-type="float">
            <text:p>0.764556625972318</text:p>
          </table:table-cell>
          <table:table-cell office:value-type="float" office:value="0.0177858531344013" calcext:value-type="float">
            <text:p>0.017785853134401</text:p>
          </table:table-cell>
        </table:table-row>
        <table:table-row table:style-name="ro1">
          <table:table-cell office:value-type="float" office:value="0" calcext:value-type="float">
            <text:p>0</text:p>
          </table:table-cell>
          <table:table-cell office:value-type="float" office:value="0.759224523369031" calcext:value-type="float">
            <text:p>0.759224523369031</text:p>
          </table:table-cell>
          <table:table-cell office:value-type="float" office:value="0.0196850967380113" calcext:value-type="float">
            <text:p>0.019685096738011</text:p>
          </table:table-cell>
        </table:table-row>
        <table:table-row table:style-name="ro1">
          <table:table-cell office:value-type="float" office:value="0" calcext:value-type="float">
            <text:p>0</text:p>
          </table:table-cell>
          <table:table-cell office:value-type="float" office:value="0.766251915604982" calcext:value-type="float">
            <text:p>0.766251915604982</text:p>
          </table:table-cell>
          <table:table-cell office:value-type="float" office:value="0.0172579741124922" calcext:value-type="float">
            <text:p>0.017257974112492</text:p>
          </table:table-cell>
        </table:table-row>
        <table:table-row table:style-name="ro1">
          <table:table-cell office:value-type="float" office:value="0" calcext:value-type="float">
            <text:p>0</text:p>
          </table:table-cell>
          <table:table-cell office:value-type="float" office:value="0.765324943088211" calcext:value-type="float">
            <text:p>0.765324943088211</text:p>
          </table:table-cell>
          <table:table-cell office:value-type="float" office:value="0.0185593139060591" calcext:value-type="float">
            <text:p>0.018559313906059</text:p>
          </table:table-cell>
        </table:table-row>
        <table:table-row table:style-name="ro1">
          <table:table-cell office:value-type="float" office:value="0" calcext:value-type="float">
            <text:p>0</text:p>
          </table:table-cell>
          <table:table-cell office:value-type="float" office:value="0.764530373210266" calcext:value-type="float">
            <text:p>0.764530373210266</text:p>
          </table:table-cell>
          <table:table-cell office:value-type="float" office:value="0.0190723152023729" calcext:value-type="float">
            <text:p>0.019072315202373</text:p>
          </table:table-cell>
        </table:table-row>
        <table:table-row table:style-name="ro1">
          <table:table-cell office:value-type="float" office:value="0" calcext:value-type="float">
            <text:p>0</text:p>
          </table:table-cell>
          <table:table-cell office:value-type="float" office:value="0.766854785939406" calcext:value-type="float">
            <text:p>0.766854785939406</text:p>
          </table:table-cell>
          <table:table-cell office:value-type="float" office:value="0.0183211829352638" calcext:value-type="float">
            <text:p>0.018321182935264</text:p>
          </table:table-cell>
        </table:table-row>
        <table:table-row table:style-name="ro1">
          <table:table-cell office:value-type="float" office:value="0" calcext:value-type="float">
            <text:p>0</text:p>
          </table:table-cell>
          <table:table-cell office:value-type="float" office:value="0.76812025657652" calcext:value-type="float">
            <text:p>0.76812025657652</text:p>
          </table:table-cell>
          <table:table-cell office:value-type="float" office:value="0.0173406096442542" calcext:value-type="float">
            <text:p>0.017340609644254</text:p>
          </table:table-cell>
        </table:table-row>
        <table:table-row table:style-name="ro1">
          <table:table-cell office:value-type="float" office:value="0" calcext:value-type="float">
            <text:p>0</text:p>
          </table:table-cell>
          <table:table-cell office:value-type="float" office:value="0.765368327328969" calcext:value-type="float">
            <text:p>0.765368327328969</text:p>
          </table:table-cell>
          <table:table-cell office:value-type="float" office:value="0.0176446814618279" calcext:value-type="float">
            <text:p>0.017644681461828</text:p>
          </table:table-cell>
        </table:table-row>
        <table:table-row table:style-name="ro1">
          <table:table-cell office:value-type="float" office:value="0" calcext:value-type="float">
            <text:p>0</text:p>
          </table:table-cell>
          <table:table-cell office:value-type="float" office:value="0.765870423932766" calcext:value-type="float">
            <text:p>0.765870423932766</text:p>
          </table:table-cell>
          <table:table-cell office:value-type="float" office:value="0.017147815752826" calcext:value-type="float">
            <text:p>0.017147815752826</text:p>
          </table:table-cell>
        </table:table-row>
        <table:table-row table:style-name="ro1">
          <table:table-cell office:value-type="float" office:value="0" calcext:value-type="float">
            <text:p>0</text:p>
          </table:table-cell>
          <table:table-cell office:value-type="float" office:value="0.767325129196774" calcext:value-type="float">
            <text:p>0.767325129196774</text:p>
          </table:table-cell>
          <table:table-cell office:value-type="float" office:value="0.019079277544878" calcext:value-type="float">
            <text:p>0.019079277544878</text:p>
          </table:table-cell>
        </table:table-row>
        <table:table-row table:style-name="ro1">
          <table:table-cell office:value-type="float" office:value="0" calcext:value-type="float">
            <text:p>0</text:p>
          </table:table-cell>
          <table:table-cell office:value-type="float" office:value="0.767183199469756" calcext:value-type="float">
            <text:p>0.767183199469756</text:p>
          </table:table-cell>
          <table:table-cell office:value-type="float" office:value="0.0177481608763671" calcext:value-type="float">
            <text:p>0.017748160876367</text:p>
          </table:table-cell>
        </table:table-row>
        <table:table-row table:style-name="ro1">
          <table:table-cell office:value-type="float" office:value="0" calcext:value-type="float">
            <text:p>0</text:p>
          </table:table-cell>
          <table:table-cell office:value-type="float" office:value="0.766405481943464" calcext:value-type="float">
            <text:p>0.766405481943464</text:p>
          </table:table-cell>
          <table:table-cell office:value-type="float" office:value="0.0190020816879726" calcext:value-type="float">
            <text:p>0.019002081687973</text:p>
          </table:table-cell>
        </table:table-row>
        <table:table-row table:style-name="ro1">
          <table:table-cell office:value-type="float" office:value="0" calcext:value-type="float">
            <text:p>0</text:p>
          </table:table-cell>
          <table:table-cell office:value-type="float" office:value="0.765103976592665" calcext:value-type="float">
            <text:p>0.765103976592665</text:p>
          </table:table-cell>
          <table:table-cell office:value-type="float" office:value="0.0204970718031511" calcext:value-type="float">
            <text:p>0.020497071803151</text:p>
          </table:table-cell>
        </table:table-row>
        <table:table-row table:style-name="ro1">
          <table:table-cell office:value-type="float" office:value="0" calcext:value-type="float">
            <text:p>0</text:p>
          </table:table-cell>
          <table:table-cell office:value-type="float" office:value="0.764737952897861" calcext:value-type="float">
            <text:p>0.764737952897861</text:p>
          </table:table-cell>
          <table:table-cell office:value-type="float" office:value="0.0205893330323747" calcext:value-type="float">
            <text:p>0.020589333032375</text:p>
          </table:table-cell>
        </table:table-row>
        <table:table-row table:style-name="ro1">
          <table:table-cell office:value-type="float" office:value="0" calcext:value-type="float">
            <text:p>0</text:p>
          </table:table-cell>
          <table:table-cell office:value-type="float" office:value="0.762659743860713" calcext:value-type="float">
            <text:p>0.762659743860713</text:p>
          </table:table-cell>
          <table:table-cell office:value-type="float" office:value="0.0200876366490599" calcext:value-type="float">
            <text:p>0.02008763664906</text:p>
          </table:table-cell>
        </table:table-row>
        <table:table-row table:style-name="ro1">
          <table:table-cell office:value-type="float" office:value="0" calcext:value-type="float">
            <text:p>0</text:p>
          </table:table-cell>
          <table:table-cell office:value-type="float" office:value="0.767735807847149" calcext:value-type="float">
            <text:p>0.767735807847149</text:p>
          </table:table-cell>
          <table:table-cell office:value-type="float" office:value="0.0195051589065582" calcext:value-type="float">
            <text:p>0.019505158906558</text:p>
          </table:table-cell>
        </table:table-row>
        <table:table-row table:style-name="ro1">
          <table:table-cell office:value-type="float" office:value="0" calcext:value-type="float">
            <text:p>0</text:p>
          </table:table-cell>
          <table:table-cell office:value-type="float" office:value="0.762928309049221" calcext:value-type="float">
            <text:p>0.762928309049221</text:p>
          </table:table-cell>
          <table:table-cell office:value-type="float" office:value="0.0203567276183121" calcext:value-type="float">
            <text:p>0.020356727618312</text:p>
          </table:table-cell>
        </table:table-row>
        <table:table-row table:style-name="ro1">
          <table:table-cell office:value-type="float" office:value="0" calcext:value-type="float">
            <text:p>0</text:p>
          </table:table-cell>
          <table:table-cell office:value-type="float" office:value="0.764069780569633" calcext:value-type="float">
            <text:p>0.764069780569633</text:p>
          </table:table-cell>
          <table:table-cell office:value-type="float" office:value="0.0201583783576777" calcext:value-type="float">
            <text:p>0.020158378357678</text:p>
          </table:table-cell>
        </table:table-row>
        <table:table-row table:style-name="ro1">
          <table:table-cell office:value-type="float" office:value="0" calcext:value-type="float">
            <text:p>0</text:p>
          </table:table-cell>
          <table:table-cell office:value-type="float" office:value="0.765382119249769" calcext:value-type="float">
            <text:p>0.765382119249769</text:p>
          </table:table-cell>
          <table:table-cell office:value-type="float" office:value="0.0196069125347206" calcext:value-type="float">
            <text:p>0.019606912534721</text:p>
          </table:table-cell>
        </table:table-row>
        <table:table-row table:style-name="ro1">
          <table:table-cell office:value-type="float" office:value="0" calcext:value-type="float">
            <text:p>0</text:p>
          </table:table-cell>
          <table:table-cell office:value-type="float" office:value="0.760938980134149" calcext:value-type="float">
            <text:p>0.760938980134149</text:p>
          </table:table-cell>
          <table:table-cell office:value-type="float" office:value="0.0216236665039086" calcext:value-type="float">
            <text:p>0.021623666503909</text:p>
          </table:table-cell>
        </table:table-row>
        <table:table-row table:style-name="ro1">
          <table:table-cell office:value-type="float" office:value="0" calcext:value-type="float">
            <text:p>0</text:p>
          </table:table-cell>
          <table:table-cell office:value-type="float" office:value="0.765357451452571" calcext:value-type="float">
            <text:p>0.765357451452571</text:p>
          </table:table-cell>
          <table:table-cell office:value-type="float" office:value="0.0194295045340732" calcext:value-type="float">
            <text:p>0.019429504534073</text:p>
          </table:table-cell>
        </table:table-row>
        <table:table-row table:style-name="ro1">
          <table:table-cell office:value-type="float" office:value="0" calcext:value-type="float">
            <text:p>0</text:p>
          </table:table-cell>
          <table:table-cell office:value-type="float" office:value="0.766291561829256" calcext:value-type="float">
            <text:p>0.766291561829256</text:p>
          </table:table-cell>
          <table:table-cell office:value-type="float" office:value="0.0195128746356294" calcext:value-type="float">
            <text:p>0.01951287463563</text:p>
          </table:table-cell>
        </table:table-row>
        <table:table-row table:style-name="ro1">
          <table:table-cell office:value-type="float" office:value="0" calcext:value-type="float">
            <text:p>0</text:p>
          </table:table-cell>
          <table:table-cell office:value-type="float" office:value="0.762833425053724" calcext:value-type="float">
            <text:p>0.762833425053724</text:p>
          </table:table-cell>
          <table:table-cell office:value-type="float" office:value="0.020245047088802" calcext:value-type="float">
            <text:p>0.020245047088802</text:p>
          </table:table-cell>
        </table:table-row>
        <table:table-row table:style-name="ro1">
          <table:table-cell office:value-type="float" office:value="0" calcext:value-type="float">
            <text:p>0</text:p>
          </table:table-cell>
          <table:table-cell office:value-type="float" office:value="0.761517173095528" calcext:value-type="float">
            <text:p>0.761517173095528</text:p>
          </table:table-cell>
          <table:table-cell office:value-type="float" office:value="0.0206136748328295" calcext:value-type="float">
            <text:p>0.02061367483283</text:p>
          </table:table-cell>
        </table:table-row>
        <table:table-row table:style-name="ro1">
          <table:table-cell office:value-type="float" office:value="0" calcext:value-type="float">
            <text:p>0</text:p>
          </table:table-cell>
          <table:table-cell office:value-type="float" office:value="0.768350535040119" calcext:value-type="float">
            <text:p>0.768350535040119</text:p>
          </table:table-cell>
          <table:table-cell office:value-type="float" office:value="0.0181789379185792" calcext:value-type="float">
            <text:p>0.018178937918579</text:p>
          </table:table-cell>
        </table:table-row>
        <table:table-row table:style-name="ro1">
          <table:table-cell office:value-type="float" office:value="0" calcext:value-type="float">
            <text:p>0</text:p>
          </table:table-cell>
          <table:table-cell office:value-type="float" office:value="0.763457692904948" calcext:value-type="float">
            <text:p>0.763457692904948</text:p>
          </table:table-cell>
          <table:table-cell office:value-type="float" office:value="0.0215292465474991" calcext:value-type="float">
            <text:p>0.021529246547499</text:p>
          </table:table-cell>
        </table:table-row>
        <table:table-row table:style-name="ro1">
          <table:table-cell office:value-type="float" office:value="0" calcext:value-type="float">
            <text:p>0</text:p>
          </table:table-cell>
          <table:table-cell office:value-type="float" office:value="0.765371361815108" calcext:value-type="float">
            <text:p>0.765371361815108</text:p>
          </table:table-cell>
          <table:table-cell office:value-type="float" office:value="0.0202767035568012" calcext:value-type="float">
            <text:p>0.020276703556801</text:p>
          </table:table-cell>
        </table:table-row>
        <table:table-row table:style-name="ro1">
          <table:table-cell office:value-type="float" office:value="0" calcext:value-type="float">
            <text:p>0</text:p>
          </table:table-cell>
          <table:table-cell office:value-type="float" office:value="0.76268032428996" calcext:value-type="float">
            <text:p>0.76268032428996</text:p>
          </table:table-cell>
          <table:table-cell office:value-type="float" office:value="0.0197444761156764" calcext:value-type="float">
            <text:p>0.019744476115676</text:p>
          </table:table-cell>
        </table:table-row>
        <table:table-row table:style-name="ro1">
          <table:table-cell office:value-type="float" office:value="0" calcext:value-type="float">
            <text:p>0</text:p>
          </table:table-cell>
          <table:table-cell office:value-type="float" office:value="0.763992911726224" calcext:value-type="float">
            <text:p>0.763992911726224</text:p>
          </table:table-cell>
          <table:table-cell office:value-type="float" office:value="0.0196907631913756" calcext:value-type="float">
            <text:p>0.019690763191376</text:p>
          </table:table-cell>
        </table:table-row>
        <table:table-row table:style-name="ro1">
          <table:table-cell office:value-type="float" office:value="0" calcext:value-type="float">
            <text:p>0</text:p>
          </table:table-cell>
          <table:table-cell office:value-type="float" office:value="0.763123485675595" calcext:value-type="float">
            <text:p>0.763123485675595</text:p>
          </table:table-cell>
          <table:table-cell office:value-type="float" office:value="0.0197250472130015" calcext:value-type="float">
            <text:p>0.019725047213002</text:p>
          </table:table-cell>
        </table:table-row>
        <table:table-row table:style-name="ro1">
          <table:table-cell office:value-type="float" office:value="0" calcext:value-type="float">
            <text:p>0</text:p>
          </table:table-cell>
          <table:table-cell office:value-type="float" office:value="0.765720921214511" calcext:value-type="float">
            <text:p>0.765720921214511</text:p>
          </table:table-cell>
          <table:table-cell office:value-type="float" office:value="0.0187291822428131" calcext:value-type="float">
            <text:p>0.018729182242813</text:p>
          </table:table-cell>
        </table:table-row>
        <table:table-row table:style-name="ro1">
          <table:table-cell office:value-type="float" office:value="0" calcext:value-type="float">
            <text:p>0</text:p>
          </table:table-cell>
          <table:table-cell office:value-type="float" office:value="0.765598138397707" calcext:value-type="float">
            <text:p>0.765598138397707</text:p>
          </table:table-cell>
          <table:table-cell office:value-type="float" office:value="0.0193442875625992" calcext:value-type="float">
            <text:p>0.019344287562599</text:p>
          </table:table-cell>
        </table:table-row>
        <table:table-row table:style-name="ro1">
          <table:table-cell office:value-type="float" office:value="0" calcext:value-type="float">
            <text:p>0</text:p>
          </table:table-cell>
          <table:table-cell office:value-type="float" office:value="0.764576113158156" calcext:value-type="float">
            <text:p>0.764576113158156</text:p>
          </table:table-cell>
          <table:table-cell office:value-type="float" office:value="0.019740536056341" calcext:value-type="float">
            <text:p>0.019740536056341</text:p>
          </table:table-cell>
        </table:table-row>
        <table:table-row table:style-name="ro1">
          <table:table-cell office:value-type="float" office:value="0" calcext:value-type="float">
            <text:p>0</text:p>
          </table:table-cell>
          <table:table-cell office:value-type="float" office:value="0.765251902541096" calcext:value-type="float">
            <text:p>0.765251902541096</text:p>
          </table:table-cell>
          <table:table-cell office:value-type="float" office:value="0.0176808653769864" calcext:value-type="float">
            <text:p>0.017680865376986</text:p>
          </table:table-cell>
        </table:table-row>
        <table:table-row table:style-name="ro1">
          <table:table-cell office:value-type="float" office:value="0" calcext:value-type="float">
            <text:p>0</text:p>
          </table:table-cell>
          <table:table-cell office:value-type="float" office:value="0.767115322829276" calcext:value-type="float">
            <text:p>0.767115322829276</text:p>
          </table:table-cell>
          <table:table-cell office:value-type="float" office:value="0.018251576543222" calcext:value-type="float">
            <text:p>0.018251576543222</text:p>
          </table:table-cell>
        </table:table-row>
        <table:table-row table:style-name="ro1">
          <table:table-cell office:value-type="float" office:value="0" calcext:value-type="float">
            <text:p>0</text:p>
          </table:table-cell>
          <table:table-cell office:value-type="float" office:value="0.761019052259992" calcext:value-type="float">
            <text:p>0.761019052259992</text:p>
          </table:table-cell>
          <table:table-cell office:value-type="float" office:value="0.0208799645042203" calcext:value-type="float">
            <text:p>0.02087996450422</text:p>
          </table:table-cell>
        </table:table-row>
        <table:table-row table:style-name="ro1">
          <table:table-cell office:value-type="float" office:value="0" calcext:value-type="float">
            <text:p>0</text:p>
          </table:table-cell>
          <table:table-cell office:value-type="float" office:value="0.77023596464845" calcext:value-type="float">
            <text:p>0.77023596464845</text:p>
          </table:table-cell>
          <table:table-cell office:value-type="float" office:value="0.0165532730794567" calcext:value-type="float">
            <text:p>0.016553273079457</text:p>
          </table:table-cell>
        </table:table-row>
        <table:table-row table:style-name="ro1">
          <table:table-cell office:value-type="float" office:value="0" calcext:value-type="float">
            <text:p>0</text:p>
          </table:table-cell>
          <table:table-cell office:value-type="float" office:value="0.765136775724585" calcext:value-type="float">
            <text:p>0.765136775724585</text:p>
          </table:table-cell>
          <table:table-cell office:value-type="float" office:value="0.0195162266724455" calcext:value-type="float">
            <text:p>0.019516226672446</text:p>
          </table:table-cell>
        </table:table-row>
        <table:table-row table:style-name="ro1">
          <table:table-cell office:value-type="float" office:value="0" calcext:value-type="float">
            <text:p>0</text:p>
          </table:table-cell>
          <table:table-cell office:value-type="float" office:value="0.768187953219357" calcext:value-type="float">
            <text:p>0.768187953219357</text:p>
          </table:table-cell>
          <table:table-cell office:value-type="float" office:value="0.0185702301317572" calcext:value-type="float">
            <text:p>0.018570230131757</text:p>
          </table:table-cell>
        </table:table-row>
        <table:table-row table:style-name="ro1">
          <table:table-cell office:value-type="float" office:value="0" calcext:value-type="float">
            <text:p>0</text:p>
          </table:table-cell>
          <table:table-cell office:value-type="float" office:value="0.765203729272153" calcext:value-type="float">
            <text:p>0.765203729272153</text:p>
          </table:table-cell>
          <table:table-cell office:value-type="float" office:value="0.0195301473580063" calcext:value-type="float">
            <text:p>0.019530147358006</text:p>
          </table:table-cell>
        </table:table-row>
        <table:table-row table:style-name="ro1">
          <table:table-cell office:value-type="float" office:value="0" calcext:value-type="float">
            <text:p>0</text:p>
          </table:table-cell>
          <table:table-cell office:value-type="float" office:value="0.764405216510588" calcext:value-type="float">
            <text:p>0.764405216510588</text:p>
          </table:table-cell>
          <table:table-cell office:value-type="float" office:value="0.0197190401881295" calcext:value-type="float">
            <text:p>0.01971904018813</text:p>
          </table:table-cell>
        </table:table-row>
        <table:table-row table:style-name="ro1">
          <table:table-cell office:value-type="float" office:value="0" calcext:value-type="float">
            <text:p>0</text:p>
          </table:table-cell>
          <table:table-cell office:value-type="float" office:value="0.763430356533665" calcext:value-type="float">
            <text:p>0.763430356533665</text:p>
          </table:table-cell>
          <table:table-cell office:value-type="float" office:value="0.0206242888053967" calcext:value-type="float">
            <text:p>0.020624288805397</text:p>
          </table:table-cell>
        </table:table-row>
        <table:table-row table:style-name="ro1">
          <table:table-cell office:value-type="float" office:value="0" calcext:value-type="float">
            <text:p>0</text:p>
          </table:table-cell>
          <table:table-cell office:value-type="float" office:value="0.762436169859689" calcext:value-type="float">
            <text:p>0.762436169859689</text:p>
          </table:table-cell>
          <table:table-cell office:value-type="float" office:value="0.0195209326863633" calcext:value-type="float">
            <text:p>0.019520932686363</text:p>
          </table:table-cell>
        </table:table-row>
        <table:table-row table:style-name="ro1">
          <table:table-cell office:value-type="float" office:value="0" calcext:value-type="float">
            <text:p>0</text:p>
          </table:table-cell>
          <table:table-cell office:value-type="float" office:value="0.765709355945363" calcext:value-type="float">
            <text:p>0.765709355945363</text:p>
          </table:table-cell>
          <table:table-cell office:value-type="float" office:value="0.0181211881308659" calcext:value-type="float">
            <text:p>0.018121188130866</text:p>
          </table:table-cell>
        </table:table-row>
        <table:table-row table:style-name="ro1">
          <table:table-cell office:value-type="float" office:value="0" calcext:value-type="float">
            <text:p>0</text:p>
          </table:table-cell>
          <table:table-cell office:value-type="float" office:value="0.763549135947259" calcext:value-type="float">
            <text:p>0.763549135947259</text:p>
          </table:table-cell>
          <table:table-cell office:value-type="float" office:value="0.0192068114410783" calcext:value-type="float">
            <text:p>0.019206811441078</text:p>
          </table:table-cell>
        </table:table-row>
        <table:table-row table:style-name="ro1">
          <table:table-cell office:value-type="float" office:value="0" calcext:value-type="float">
            <text:p>0</text:p>
          </table:table-cell>
          <table:table-cell office:value-type="float" office:value="0.764789890129006" calcext:value-type="float">
            <text:p>0.764789890129006</text:p>
          </table:table-cell>
          <table:table-cell office:value-type="float" office:value="0.0193002505567925" calcext:value-type="float">
            <text:p>0.019300250556793</text:p>
          </table:table-cell>
        </table:table-row>
        <table:table-row table:style-name="ro1">
          <table:table-cell office:value-type="float" office:value="0" calcext:value-type="float">
            <text:p>0</text:p>
          </table:table-cell>
          <table:table-cell office:value-type="float" office:value="0.766311131300337" calcext:value-type="float">
            <text:p>0.766311131300337</text:p>
          </table:table-cell>
          <table:table-cell office:value-type="float" office:value="0.0194330068981322" calcext:value-type="float">
            <text:p>0.019433006898132</text:p>
          </table:table-cell>
        </table:table-row>
        <table:table-row table:style-name="ro1">
          <table:table-cell office:value-type="float" office:value="0" calcext:value-type="float">
            <text:p>0</text:p>
          </table:table-cell>
          <table:table-cell office:value-type="float" office:value="0.765589477129098" calcext:value-type="float">
            <text:p>0.765589477129098</text:p>
          </table:table-cell>
          <table:table-cell office:value-type="float" office:value="0.0194539201314871" calcext:value-type="float">
            <text:p>0.019453920131487</text:p>
          </table:table-cell>
        </table:table-row>
        <table:table-row table:style-name="ro1">
          <table:table-cell office:value-type="float" office:value="0" calcext:value-type="float">
            <text:p>0</text:p>
          </table:table-cell>
          <table:table-cell office:value-type="float" office:value="0.764511852422265" calcext:value-type="float">
            <text:p>0.764511852422265</text:p>
          </table:table-cell>
          <table:table-cell office:value-type="float" office:value="0.0194937082890003" calcext:value-type="float">
            <text:p>0.019493708289</text:p>
          </table:table-cell>
        </table:table-row>
        <table:table-row table:style-name="ro1">
          <table:table-cell office:value-type="float" office:value="0" calcext:value-type="float">
            <text:p>0</text:p>
          </table:table-cell>
          <table:table-cell office:value-type="float" office:value="0.76710072068381" calcext:value-type="float">
            <text:p>0.76710072068381</text:p>
          </table:table-cell>
          <table:table-cell office:value-type="float" office:value="0.017576878608305" calcext:value-type="float">
            <text:p>0.017576878608305</text:p>
          </table:table-cell>
        </table:table-row>
        <table:table-row table:style-name="ro1">
          <table:table-cell office:value-type="float" office:value="0" calcext:value-type="float">
            <text:p>0</text:p>
          </table:table-cell>
          <table:table-cell office:value-type="float" office:value="0.763241037304366" calcext:value-type="float">
            <text:p>0.763241037304366</text:p>
          </table:table-cell>
          <table:table-cell office:value-type="float" office:value="0.0184842467621716" calcext:value-type="float">
            <text:p>0.018484246762172</text:p>
          </table:table-cell>
        </table:table-row>
        <table:table-row table:style-name="ro1">
          <table:table-cell office:value-type="float" office:value="0" calcext:value-type="float">
            <text:p>0</text:p>
          </table:table-cell>
          <table:table-cell office:value-type="float" office:value="0.763246659017054" calcext:value-type="float">
            <text:p>0.763246659017054</text:p>
          </table:table-cell>
          <table:table-cell office:value-type="float" office:value="0.0205651199881304" calcext:value-type="float">
            <text:p>0.02056511998813</text:p>
          </table:table-cell>
        </table:table-row>
        <table:table-row table:style-name="ro1">
          <table:table-cell office:value-type="float" office:value="0" calcext:value-type="float">
            <text:p>0</text:p>
          </table:table-cell>
          <table:table-cell office:value-type="float" office:value="0.764136296641698" calcext:value-type="float">
            <text:p>0.764136296641698</text:p>
          </table:table-cell>
          <table:table-cell office:value-type="float" office:value="0.019009468955018" calcext:value-type="float">
            <text:p>0.019009468955018</text:p>
          </table:table-cell>
        </table:table-row>
        <table:table-row table:style-name="ro1">
          <table:table-cell office:value-type="float" office:value="0" calcext:value-type="float">
            <text:p>0</text:p>
          </table:table-cell>
          <table:table-cell office:value-type="float" office:value="0.765012075231776" calcext:value-type="float">
            <text:p>0.765012075231776</text:p>
          </table:table-cell>
          <table:table-cell office:value-type="float" office:value="0.0195720838001574" calcext:value-type="float">
            <text:p>0.019572083800158</text:p>
          </table:table-cell>
        </table:table-row>
        <table:table-row table:style-name="ro1">
          <table:table-cell office:value-type="float" office:value="0" calcext:value-type="float">
            <text:p>0</text:p>
          </table:table-cell>
          <table:table-cell office:value-type="float" office:value="0.7636617487598" calcext:value-type="float">
            <text:p>0.7636617487598</text:p>
          </table:table-cell>
          <table:table-cell office:value-type="float" office:value="0.0215262047153352" calcext:value-type="float">
            <text:p>0.021526204715335</text:p>
          </table:table-cell>
        </table:table-row>
        <table:table-row table:style-name="ro1">
          <table:table-cell office:value-type="float" office:value="0" calcext:value-type="float">
            <text:p>0</text:p>
          </table:table-cell>
          <table:table-cell office:value-type="float" office:value="0.767580639532633" calcext:value-type="float">
            <text:p>0.767580639532633</text:p>
          </table:table-cell>
          <table:table-cell office:value-type="float" office:value="0.0205902476432283" calcext:value-type="float">
            <text:p>0.020590247643228</text:p>
          </table:table-cell>
        </table:table-row>
        <table:table-row table:style-name="ro1">
          <table:table-cell office:value-type="float" office:value="0" calcext:value-type="float">
            <text:p>0</text:p>
          </table:table-cell>
          <table:table-cell office:value-type="float" office:value="0.765658239120616" calcext:value-type="float">
            <text:p>0.765658239120616</text:p>
          </table:table-cell>
          <table:table-cell office:value-type="float" office:value="0.0197585244205636" calcext:value-type="float">
            <text:p>0.019758524420564</text:p>
          </table:table-cell>
        </table:table-row>
        <table:table-row table:style-name="ro1">
          <table:table-cell office:value-type="float" office:value="0" calcext:value-type="float">
            <text:p>0</text:p>
          </table:table-cell>
          <table:table-cell office:value-type="float" office:value="0.766907347366117" calcext:value-type="float">
            <text:p>0.766907347366117</text:p>
          </table:table-cell>
          <table:table-cell office:value-type="float" office:value="0.0190226766686744" calcext:value-type="float">
            <text:p>0.019022676668674</text:p>
          </table:table-cell>
        </table:table-row>
        <table:table-row table:style-name="ro1">
          <table:table-cell office:value-type="float" office:value="0" calcext:value-type="float">
            <text:p>0</text:p>
          </table:table-cell>
          <table:table-cell office:value-type="float" office:value="0.767247182111589" calcext:value-type="float">
            <text:p>0.767247182111589</text:p>
          </table:table-cell>
          <table:table-cell office:value-type="float" office:value="0.017561384768744" calcext:value-type="float">
            <text:p>0.017561384768744</text:p>
          </table:table-cell>
        </table:table-row>
        <table:table-row table:style-name="ro1">
          <table:table-cell office:value-type="float" office:value="0" calcext:value-type="float">
            <text:p>0</text:p>
          </table:table-cell>
          <table:table-cell office:value-type="float" office:value="0.767531491176888" calcext:value-type="float">
            <text:p>0.767531491176888</text:p>
          </table:table-cell>
          <table:table-cell office:value-type="float" office:value="0.0182935008468653" calcext:value-type="float">
            <text:p>0.018293500846865</text:p>
          </table:table-cell>
        </table:table-row>
        <table:table-row table:style-name="ro1">
          <table:table-cell office:value-type="float" office:value="0" calcext:value-type="float">
            <text:p>0</text:p>
          </table:table-cell>
          <table:table-cell office:value-type="float" office:value="0.765441357063378" calcext:value-type="float">
            <text:p>0.765441357063378</text:p>
          </table:table-cell>
          <table:table-cell office:value-type="float" office:value="0.0188742805558069" calcext:value-type="float">
            <text:p>0.018874280555807</text:p>
          </table:table-cell>
        </table:table-row>
        <table:table-row table:style-name="ro1">
          <table:table-cell office:value-type="float" office:value="0" calcext:value-type="float">
            <text:p>0</text:p>
          </table:table-cell>
          <table:table-cell office:value-type="float" office:value="0.765119976665312" calcext:value-type="float">
            <text:p>0.765119976665312</text:p>
          </table:table-cell>
          <table:table-cell office:value-type="float" office:value="0.0183522227738618" calcext:value-type="float">
            <text:p>0.018352222773862</text:p>
          </table:table-cell>
        </table:table-row>
        <table:table-row table:style-name="ro1">
          <table:table-cell office:value-type="float" office:value="0" calcext:value-type="float">
            <text:p>0</text:p>
          </table:table-cell>
          <table:table-cell office:value-type="float" office:value="0.766396513028288" calcext:value-type="float">
            <text:p>0.766396513028288</text:p>
          </table:table-cell>
          <table:table-cell office:value-type="float" office:value="0.0193452312398936" calcext:value-type="float">
            <text:p>0.019345231239894</text:p>
          </table:table-cell>
        </table:table-row>
        <table:table-row table:style-name="ro1">
          <table:table-cell office:value-type="float" office:value="1" calcext:value-type="float">
            <text:p>1</text:p>
          </table:table-cell>
          <table:table-cell office:value-type="float" office:value="0.765508338775074" calcext:value-type="float">
            <text:p>0.765508338775074</text:p>
          </table:table-cell>
          <table:table-cell office:value-type="float" office:value="0.0183917538341774" calcext:value-type="float">
            <text:p>0.018391753834177</text:p>
          </table:table-cell>
        </table:table-row>
        <table:table-row table:style-name="ro1">
          <table:table-cell office:value-type="float" office:value="0" calcext:value-type="float">
            <text:p>0</text:p>
          </table:table-cell>
          <table:table-cell office:value-type="float" office:value="0.764308240130928" calcext:value-type="float">
            <text:p>0.764308240130928</text:p>
          </table:table-cell>
          <table:table-cell office:value-type="float" office:value="0.0207905437648596" calcext:value-type="float">
            <text:p>0.02079054376486</text:p>
          </table:table-cell>
        </table:table-row>
        <table:table-row table:style-name="ro1">
          <table:table-cell office:value-type="float" office:value="0" calcext:value-type="float">
            <text:p>0</text:p>
          </table:table-cell>
          <table:table-cell office:value-type="float" office:value="0.76475891226589" calcext:value-type="float">
            <text:p>0.76475891226589</text:p>
          </table:table-cell>
          <table:table-cell office:value-type="float" office:value="0.0193541033622185" calcext:value-type="float">
            <text:p>0.019354103362219</text:p>
          </table:table-cell>
        </table:table-row>
        <table:table-row table:style-name="ro1">
          <table:table-cell office:value-type="float" office:value="0" calcext:value-type="float">
            <text:p>0</text:p>
          </table:table-cell>
          <table:table-cell office:value-type="float" office:value="0.765670000359466" calcext:value-type="float">
            <text:p>0.765670000359466</text:p>
          </table:table-cell>
          <table:table-cell office:value-type="float" office:value="0.0185940822747562" calcext:value-type="float">
            <text:p>0.018594082274756</text:p>
          </table:table-cell>
        </table:table-row>
        <table:table-row table:style-name="ro1">
          <table:table-cell office:value-type="float" office:value="0" calcext:value-type="float">
            <text:p>0</text:p>
          </table:table-cell>
          <table:table-cell office:value-type="float" office:value="0.765723921969834" calcext:value-type="float">
            <text:p>0.765723921969834</text:p>
          </table:table-cell>
          <table:table-cell office:value-type="float" office:value="0.0188773796330691" calcext:value-type="float">
            <text:p>0.018877379633069</text:p>
          </table:table-cell>
        </table:table-row>
        <table:table-row table:style-name="ro1">
          <table:table-cell office:value-type="float" office:value="0" calcext:value-type="float">
            <text:p>0</text:p>
          </table:table-cell>
          <table:table-cell office:value-type="float" office:value="0.764707564788521" calcext:value-type="float">
            <text:p>0.764707564788521</text:p>
          </table:table-cell>
          <table:table-cell office:value-type="float" office:value="0.0188758759007169" calcext:value-type="float">
            <text:p>0.018875875900717</text:p>
          </table:table-cell>
        </table:table-row>
        <table:table-row table:style-name="ro1">
          <table:table-cell office:value-type="float" office:value="0" calcext:value-type="float">
            <text:p>0</text:p>
          </table:table-cell>
          <table:table-cell office:value-type="float" office:value="0.764561971321969" calcext:value-type="float">
            <text:p>0.764561971321969</text:p>
          </table:table-cell>
          <table:table-cell office:value-type="float" office:value="0.0185909400696034" calcext:value-type="float">
            <text:p>0.018590940069604</text:p>
          </table:table-cell>
        </table:table-row>
        <table:table-row table:style-name="ro1">
          <table:table-cell office:value-type="float" office:value="0" calcext:value-type="float">
            <text:p>0</text:p>
          </table:table-cell>
          <table:table-cell office:value-type="float" office:value="0.766031096324954" calcext:value-type="float">
            <text:p>0.766031096324954</text:p>
          </table:table-cell>
          <table:table-cell office:value-type="float" office:value="0.0192719253633078" calcext:value-type="float">
            <text:p>0.019271925363308</text:p>
          </table:table-cell>
        </table:table-row>
        <table:table-row table:style-name="ro1">
          <table:table-cell office:value-type="float" office:value="0" calcext:value-type="float">
            <text:p>0</text:p>
          </table:table-cell>
          <table:table-cell office:value-type="float" office:value="0.767574880399142" calcext:value-type="float">
            <text:p>0.767574880399142</text:p>
          </table:table-cell>
          <table:table-cell office:value-type="float" office:value="0.019052266398379" calcext:value-type="float">
            <text:p>0.019052266398379</text:p>
          </table:table-cell>
        </table:table-row>
        <table:table-row table:style-name="ro1">
          <table:table-cell office:value-type="float" office:value="0" calcext:value-type="float">
            <text:p>0</text:p>
          </table:table-cell>
          <table:table-cell office:value-type="float" office:value="0.764692808275471" calcext:value-type="float">
            <text:p>0.764692808275471</text:p>
          </table:table-cell>
          <table:table-cell office:value-type="float" office:value="0.0190904957045254" calcext:value-type="float">
            <text:p>0.019090495704525</text:p>
          </table:table-cell>
        </table:table-row>
        <table:table-row table:style-name="ro1">
          <table:table-cell office:value-type="float" office:value="0" calcext:value-type="float">
            <text:p>0</text:p>
          </table:table-cell>
          <table:table-cell office:value-type="float" office:value="0.767709753610179" calcext:value-type="float">
            <text:p>0.767709753610179</text:p>
          </table:table-cell>
          <table:table-cell office:value-type="float" office:value="0.0189439270682457" calcext:value-type="float">
            <text:p>0.018943927068246</text:p>
          </table:table-cell>
        </table:table-row>
        <table:table-row table:style-name="ro1">
          <table:table-cell office:value-type="float" office:value="0" calcext:value-type="float">
            <text:p>0</text:p>
          </table:table-cell>
          <table:table-cell office:value-type="float" office:value="0.766118801556575" calcext:value-type="float">
            <text:p>0.766118801556575</text:p>
          </table:table-cell>
          <table:table-cell office:value-type="float" office:value="0.0186144002993138" calcext:value-type="float">
            <text:p>0.018614400299314</text:p>
          </table:table-cell>
        </table:table-row>
        <table:table-row table:style-name="ro1">
          <table:table-cell office:value-type="float" office:value="0" calcext:value-type="float">
            <text:p>0</text:p>
          </table:table-cell>
          <table:table-cell office:value-type="float" office:value="0.766180456701793" calcext:value-type="float">
            <text:p>0.766180456701793</text:p>
          </table:table-cell>
          <table:table-cell office:value-type="float" office:value="0.0172531543077148" calcext:value-type="float">
            <text:p>0.017253154307715</text:p>
          </table:table-cell>
        </table:table-row>
        <table:table-row table:style-name="ro1">
          <table:table-cell office:value-type="float" office:value="0" calcext:value-type="float">
            <text:p>0</text:p>
          </table:table-cell>
          <table:table-cell office:value-type="float" office:value="0.76608429134247" calcext:value-type="float">
            <text:p>0.76608429134247</text:p>
          </table:table-cell>
          <table:table-cell office:value-type="float" office:value="0.0181939787861219" calcext:value-type="float">
            <text:p>0.018193978786122</text:p>
          </table:table-cell>
        </table:table-row>
        <table:table-row table:style-name="ro1">
          <table:table-cell office:value-type="float" office:value="0" calcext:value-type="float">
            <text:p>0</text:p>
          </table:table-cell>
          <table:table-cell office:value-type="float" office:value="0.765282271617126" calcext:value-type="float">
            <text:p>0.765282271617126</text:p>
          </table:table-cell>
          <table:table-cell office:value-type="float" office:value="0.0172024206389734" calcext:value-type="float">
            <text:p>0.017202420638974</text:p>
          </table:table-cell>
        </table:table-row>
        <table:table-row table:style-name="ro1">
          <table:table-cell office:value-type="float" office:value="0" calcext:value-type="float">
            <text:p>0</text:p>
          </table:table-cell>
          <table:table-cell office:value-type="float" office:value="0.768506642943561" calcext:value-type="float">
            <text:p>0.768506642943561</text:p>
          </table:table-cell>
          <table:table-cell office:value-type="float" office:value="0.0178884978013069" calcext:value-type="float">
            <text:p>0.017888497801307</text:p>
          </table:table-cell>
        </table:table-row>
        <table:table-row table:style-name="ro1">
          <table:table-cell office:value-type="float" office:value="0" calcext:value-type="float">
            <text:p>0</text:p>
          </table:table-cell>
          <table:table-cell office:value-type="float" office:value="0.765568504878198" calcext:value-type="float">
            <text:p>0.765568504878198</text:p>
          </table:table-cell>
          <table:table-cell office:value-type="float" office:value="0.0183443488554243" calcext:value-type="float">
            <text:p>0.018344348855424</text:p>
          </table:table-cell>
        </table:table-row>
        <table:table-row table:style-name="ro1">
          <table:table-cell office:value-type="float" office:value="0" calcext:value-type="float">
            <text:p>0</text:p>
          </table:table-cell>
          <table:table-cell office:value-type="float" office:value="0.768589467709255" calcext:value-type="float">
            <text:p>0.768589467709255</text:p>
          </table:table-cell>
          <table:table-cell office:value-type="float" office:value="0.0164942151195668" calcext:value-type="float">
            <text:p>0.016494215119567</text:p>
          </table:table-cell>
        </table:table-row>
        <table:table-row table:style-name="ro1">
          <table:table-cell office:value-type="float" office:value="0" calcext:value-type="float">
            <text:p>0</text:p>
          </table:table-cell>
          <table:table-cell office:value-type="float" office:value="0.768576581072056" calcext:value-type="float">
            <text:p>0.768576581072056</text:p>
          </table:table-cell>
          <table:table-cell office:value-type="float" office:value="0.0161207705255304" calcext:value-type="float">
            <text:p>0.01612077052553</text:p>
          </table:table-cell>
        </table:table-row>
        <table:table-row table:style-name="ro1">
          <table:table-cell office:value-type="float" office:value="1" calcext:value-type="float">
            <text:p>1</text:p>
          </table:table-cell>
          <table:table-cell office:value-type="float" office:value="0.765748215883024" calcext:value-type="float">
            <text:p>0.765748215883024</text:p>
          </table:table-cell>
          <table:table-cell office:value-type="float" office:value="0.0193514607614368" calcext:value-type="float">
            <text:p>0.019351460761437</text:p>
          </table:table-cell>
        </table:table-row>
        <table:table-row table:style-name="ro1">
          <table:table-cell office:value-type="float" office:value="0" calcext:value-type="float">
            <text:p>0</text:p>
          </table:table-cell>
          <table:table-cell office:value-type="float" office:value="0.768379330040465" calcext:value-type="float">
            <text:p>0.768379330040465</text:p>
          </table:table-cell>
          <table:table-cell office:value-type="float" office:value="0.0168517920151174" calcext:value-type="float">
            <text:p>0.016851792015117</text:p>
          </table:table-cell>
        </table:table-row>
        <table:table-row table:style-name="ro1">
          <table:table-cell office:value-type="float" office:value="0" calcext:value-type="float">
            <text:p>0</text:p>
          </table:table-cell>
          <table:table-cell office:value-type="float" office:value="0.764242593224223" calcext:value-type="float">
            <text:p>0.764242593224223</text:p>
          </table:table-cell>
          <table:table-cell office:value-type="float" office:value="0.0200389752196708" calcext:value-type="float">
            <text:p>0.020038975219671</text:p>
          </table:table-cell>
        </table:table-row>
        <table:table-row table:style-name="ro1">
          <table:table-cell office:value-type="float" office:value="0" calcext:value-type="float">
            <text:p>0</text:p>
          </table:table-cell>
          <table:table-cell office:value-type="float" office:value="0.765066878863388" calcext:value-type="float">
            <text:p>0.765066878863388</text:p>
          </table:table-cell>
          <table:table-cell office:value-type="float" office:value="0.0193519767070367" calcext:value-type="float">
            <text:p>0.019351976707037</text:p>
          </table:table-cell>
        </table:table-row>
        <table:table-row table:style-name="ro1">
          <table:table-cell office:value-type="float" office:value="0" calcext:value-type="float">
            <text:p>0</text:p>
          </table:table-cell>
          <table:table-cell office:value-type="float" office:value="0.764830719025579" calcext:value-type="float">
            <text:p>0.764830719025579</text:p>
          </table:table-cell>
          <table:table-cell office:value-type="float" office:value="0.0184831773128712" calcext:value-type="float">
            <text:p>0.018483177312871</text:p>
          </table:table-cell>
        </table:table-row>
        <table:table-row table:style-name="ro1">
          <table:table-cell office:value-type="float" office:value="0" calcext:value-type="float">
            <text:p>0</text:p>
          </table:table-cell>
          <table:table-cell office:value-type="float" office:value="0.765497588141753" calcext:value-type="float">
            <text:p>0.765497588141753</text:p>
          </table:table-cell>
          <table:table-cell office:value-type="float" office:value="0.0189326256551586" calcext:value-type="float">
            <text:p>0.018932625655159</text:p>
          </table:table-cell>
        </table:table-row>
        <table:table-row table:style-name="ro1">
          <table:table-cell office:value-type="float" office:value="0" calcext:value-type="float">
            <text:p>0</text:p>
          </table:table-cell>
          <table:table-cell office:value-type="float" office:value="0.766960060148936" calcext:value-type="float">
            <text:p>0.766960060148936</text:p>
          </table:table-cell>
          <table:table-cell office:value-type="float" office:value="0.0178166468959197" calcext:value-type="float">
            <text:p>0.01781664689592</text:p>
          </table:table-cell>
        </table:table-row>
        <table:table-row table:style-name="ro1">
          <table:table-cell office:value-type="float" office:value="0" calcext:value-type="float">
            <text:p>0</text:p>
          </table:table-cell>
          <table:table-cell office:value-type="float" office:value="0.766314272682366" calcext:value-type="float">
            <text:p>0.766314272682366</text:p>
          </table:table-cell>
          <table:table-cell office:value-type="float" office:value="0.0184005982602637" calcext:value-type="float">
            <text:p>0.018400598260264</text:p>
          </table:table-cell>
        </table:table-row>
        <table:table-row table:style-name="ro1">
          <table:table-cell office:value-type="float" office:value="0" calcext:value-type="float">
            <text:p>0</text:p>
          </table:table-cell>
          <table:table-cell office:value-type="float" office:value="0.766452324539949" calcext:value-type="float">
            <text:p>0.766452324539949</text:p>
          </table:table-cell>
          <table:table-cell office:value-type="float" office:value="0.0180067577215102" calcext:value-type="float">
            <text:p>0.01800675772151</text:p>
          </table:table-cell>
        </table:table-row>
        <table:table-row table:style-name="ro1">
          <table:table-cell office:value-type="float" office:value="0" calcext:value-type="float">
            <text:p>0</text:p>
          </table:table-cell>
          <table:table-cell office:value-type="float" office:value="0.764735432464121" calcext:value-type="float">
            <text:p>0.764735432464121</text:p>
          </table:table-cell>
          <table:table-cell office:value-type="float" office:value="0.0184220762209518" calcext:value-type="float">
            <text:p>0.018422076220952</text:p>
          </table:table-cell>
        </table:table-row>
        <table:table-row table:style-name="ro1">
          <table:table-cell office:value-type="float" office:value="0" calcext:value-type="float">
            <text:p>0</text:p>
          </table:table-cell>
          <table:table-cell office:value-type="float" office:value="0.766682731821124" calcext:value-type="float">
            <text:p>0.766682731821124</text:p>
          </table:table-cell>
          <table:table-cell office:value-type="float" office:value="0.0183662891531836" calcext:value-type="float">
            <text:p>0.018366289153184</text:p>
          </table:table-cell>
        </table:table-row>
        <table:table-row table:style-name="ro1">
          <table:table-cell office:value-type="float" office:value="0" calcext:value-type="float">
            <text:p>0</text:p>
          </table:table-cell>
          <table:table-cell office:value-type="float" office:value="0.766828044053087" calcext:value-type="float">
            <text:p>0.766828044053087</text:p>
          </table:table-cell>
          <table:table-cell office:value-type="float" office:value="0.0187905672750077" calcext:value-type="float">
            <text:p>0.018790567275008</text:p>
          </table:table-cell>
        </table:table-row>
        <table:table-row table:style-name="ro1">
          <table:table-cell office:value-type="float" office:value="0" calcext:value-type="float">
            <text:p>0</text:p>
          </table:table-cell>
          <table:table-cell office:value-type="float" office:value="0.764733361411834" calcext:value-type="float">
            <text:p>0.764733361411834</text:p>
          </table:table-cell>
          <table:table-cell office:value-type="float" office:value="0.0192709320215179" calcext:value-type="float">
            <text:p>0.019270932021518</text:p>
          </table:table-cell>
        </table:table-row>
        <table:table-row table:style-name="ro1">
          <table:table-cell office:value-type="float" office:value="0" calcext:value-type="float">
            <text:p>0</text:p>
          </table:table-cell>
          <table:table-cell office:value-type="float" office:value="0.766894768149704" calcext:value-type="float">
            <text:p>0.766894768149704</text:p>
          </table:table-cell>
          <table:table-cell office:value-type="float" office:value="0.0184796184763996" calcext:value-type="float">
            <text:p>0.0184796184764</text:p>
          </table:table-cell>
        </table:table-row>
        <table:table-row table:style-name="ro1">
          <table:table-cell office:value-type="float" office:value="0" calcext:value-type="float">
            <text:p>0</text:p>
          </table:table-cell>
          <table:table-cell office:value-type="float" office:value="0.763588248282246" calcext:value-type="float">
            <text:p>0.763588248282246</text:p>
          </table:table-cell>
          <table:table-cell office:value-type="float" office:value="0.0192453480068015" calcext:value-type="float">
            <text:p>0.019245348006802</text:p>
          </table:table-cell>
        </table:table-row>
        <table:table-row table:style-name="ro1">
          <table:table-cell office:value-type="float" office:value="0" calcext:value-type="float">
            <text:p>0</text:p>
          </table:table-cell>
          <table:table-cell office:value-type="float" office:value="0.765547040970021" calcext:value-type="float">
            <text:p>0.765547040970021</text:p>
          </table:table-cell>
          <table:table-cell office:value-type="float" office:value="0.019520836020328" calcext:value-type="float">
            <text:p>0.019520836020328</text:p>
          </table:table-cell>
        </table:table-row>
        <table:table-row table:style-name="ro1">
          <table:table-cell office:value-type="float" office:value="0" calcext:value-type="float">
            <text:p>0</text:p>
          </table:table-cell>
          <table:table-cell office:value-type="float" office:value="0.769568014283408" calcext:value-type="float">
            <text:p>0.769568014283408</text:p>
          </table:table-cell>
          <table:table-cell office:value-type="float" office:value="0.0173316330539858" calcext:value-type="float">
            <text:p>0.017331633053986</text:p>
          </table:table-cell>
        </table:table-row>
        <table:table-row table:style-name="ro1">
          <table:table-cell office:value-type="float" office:value="0" calcext:value-type="float">
            <text:p>0</text:p>
          </table:table-cell>
          <table:table-cell office:value-type="float" office:value="0.766130035084349" calcext:value-type="float">
            <text:p>0.766130035084349</text:p>
          </table:table-cell>
          <table:table-cell office:value-type="float" office:value="0.0194734936023585" calcext:value-type="float">
            <text:p>0.019473493602359</text:p>
          </table:table-cell>
        </table:table-row>
        <table:table-row table:style-name="ro1">
          <table:table-cell office:value-type="float" office:value="0" calcext:value-type="float">
            <text:p>0</text:p>
          </table:table-cell>
          <table:table-cell office:value-type="float" office:value="0.768349734255463" calcext:value-type="float">
            <text:p>0.768349734255463</text:p>
          </table:table-cell>
          <table:table-cell office:value-type="float" office:value="0.0174982107783285" calcext:value-type="float">
            <text:p>0.017498210778329</text:p>
          </table:table-cell>
        </table:table-row>
        <table:table-row table:style-name="ro1">
          <table:table-cell office:value-type="float" office:value="0" calcext:value-type="float">
            <text:p>0</text:p>
          </table:table-cell>
          <table:table-cell office:value-type="float" office:value="0.765667494520684" calcext:value-type="float">
            <text:p>0.765667494520684</text:p>
          </table:table-cell>
          <table:table-cell office:value-type="float" office:value="0.01797185610455" calcext:value-type="float">
            <text:p>0.01797185610455</text:p>
          </table:table-cell>
        </table:table-row>
        <table:table-row table:style-name="ro1">
          <table:table-cell office:value-type="float" office:value="0" calcext:value-type="float">
            <text:p>0</text:p>
          </table:table-cell>
          <table:table-cell office:value-type="float" office:value="0.766379099151466" calcext:value-type="float">
            <text:p>0.766379099151466</text:p>
          </table:table-cell>
          <table:table-cell office:value-type="float" office:value="0.0175449855862578" calcext:value-type="float">
            <text:p>0.017544985586258</text:p>
          </table:table-cell>
        </table:table-row>
        <table:table-row table:style-name="ro1">
          <table:table-cell office:value-type="float" office:value="0" calcext:value-type="float">
            <text:p>0</text:p>
          </table:table-cell>
          <table:table-cell office:value-type="float" office:value="0.76302055700239" calcext:value-type="float">
            <text:p>0.76302055700239</text:p>
          </table:table-cell>
          <table:table-cell office:value-type="float" office:value="0.0194167642186141" calcext:value-type="float">
            <text:p>0.019416764218614</text:p>
          </table:table-cell>
        </table:table-row>
        <table:table-row table:style-name="ro1">
          <table:table-cell office:value-type="float" office:value="0" calcext:value-type="float">
            <text:p>0</text:p>
          </table:table-cell>
          <table:table-cell office:value-type="float" office:value="0.760126931732306" calcext:value-type="float">
            <text:p>0.760126931732306</text:p>
          </table:table-cell>
          <table:table-cell office:value-type="float" office:value="0.0223391803138465" calcext:value-type="float">
            <text:p>0.022339180313847</text:p>
          </table:table-cell>
        </table:table-row>
        <table:table-row table:style-name="ro1">
          <table:table-cell office:value-type="float" office:value="0" calcext:value-type="float">
            <text:p>0</text:p>
          </table:table-cell>
          <table:table-cell office:value-type="float" office:value="0.766648921006541" calcext:value-type="float">
            <text:p>0.766648921006541</text:p>
          </table:table-cell>
          <table:table-cell office:value-type="float" office:value="0.0187054863986927" calcext:value-type="float">
            <text:p>0.018705486398693</text:p>
          </table:table-cell>
        </table:table-row>
        <table:table-row table:style-name="ro1">
          <table:table-cell office:value-type="float" office:value="0" calcext:value-type="float">
            <text:p>0</text:p>
          </table:table-cell>
          <table:table-cell office:value-type="float" office:value="0.768044977973901" calcext:value-type="float">
            <text:p>0.768044977973901</text:p>
          </table:table-cell>
          <table:table-cell office:value-type="float" office:value="0.0168234974662547" calcext:value-type="float">
            <text:p>0.016823497466255</text:p>
          </table:table-cell>
        </table:table-row>
        <table:table-row table:style-name="ro1">
          <table:table-cell office:value-type="float" office:value="0" calcext:value-type="float">
            <text:p>0</text:p>
          </table:table-cell>
          <table:table-cell office:value-type="float" office:value="0.765320104759449" calcext:value-type="float">
            <text:p>0.765320104759449</text:p>
          </table:table-cell>
          <table:table-cell office:value-type="float" office:value="0.0182020557814322" calcext:value-type="float">
            <text:p>0.018202055781432</text:p>
          </table:table-cell>
        </table:table-row>
        <table:table-row table:style-name="ro1">
          <table:table-cell office:value-type="float" office:value="0" calcext:value-type="float">
            <text:p>0</text:p>
          </table:table-cell>
          <table:table-cell office:value-type="float" office:value="0.766583298618428" calcext:value-type="float">
            <text:p>0.766583298618428</text:p>
          </table:table-cell>
          <table:table-cell office:value-type="float" office:value="0.0179094975320524" calcext:value-type="float">
            <text:p>0.017909497532053</text:p>
          </table:table-cell>
        </table:table-row>
        <table:table-row table:style-name="ro1">
          <table:table-cell office:value-type="float" office:value="0" calcext:value-type="float">
            <text:p>0</text:p>
          </table:table-cell>
          <table:table-cell office:value-type="float" office:value="0.763730350083826" calcext:value-type="float">
            <text:p>0.763730350083826</text:p>
          </table:table-cell>
          <table:table-cell office:value-type="float" office:value="0.0198181472097352" calcext:value-type="float">
            <text:p>0.019818147209735</text:p>
          </table:table-cell>
        </table:table-row>
        <table:table-row table:style-name="ro1">
          <table:table-cell office:value-type="float" office:value="0" calcext:value-type="float">
            <text:p>0</text:p>
          </table:table-cell>
          <table:table-cell office:value-type="float" office:value="0.76378125272072" calcext:value-type="float">
            <text:p>0.76378125272072</text:p>
          </table:table-cell>
          <table:table-cell office:value-type="float" office:value="0.0183341871463193" calcext:value-type="float">
            <text:p>0.018334187146319</text:p>
          </table:table-cell>
        </table:table-row>
        <table:table-row table:style-name="ro1">
          <table:table-cell office:value-type="float" office:value="0" calcext:value-type="float">
            <text:p>0</text:p>
          </table:table-cell>
          <table:table-cell office:value-type="float" office:value="0.767006485620612" calcext:value-type="float">
            <text:p>0.767006485620612</text:p>
          </table:table-cell>
          <table:table-cell office:value-type="float" office:value="0.0180160255691991" calcext:value-type="float">
            <text:p>0.018016025569199</text:p>
          </table:table-cell>
        </table:table-row>
        <table:table-row table:style-name="ro1">
          <table:table-cell office:value-type="float" office:value="0" calcext:value-type="float">
            <text:p>0</text:p>
          </table:table-cell>
          <table:table-cell office:value-type="float" office:value="0.765165781478229" calcext:value-type="float">
            <text:p>0.765165781478229</text:p>
          </table:table-cell>
          <table:table-cell office:value-type="float" office:value="0.0190528161470603" calcext:value-type="float">
            <text:p>0.01905281614706</text:p>
          </table:table-cell>
        </table:table-row>
        <table:table-row table:style-name="ro1">
          <table:table-cell office:value-type="float" office:value="0" calcext:value-type="float">
            <text:p>0</text:p>
          </table:table-cell>
          <table:table-cell office:value-type="float" office:value="0.767933981907459" calcext:value-type="float">
            <text:p>0.767933981907459</text:p>
          </table:table-cell>
          <table:table-cell office:value-type="float" office:value="0.0187522443115251" calcext:value-type="float">
            <text:p>0.018752244311525</text:p>
          </table:table-cell>
        </table:table-row>
        <table:table-row table:style-name="ro1">
          <table:table-cell office:value-type="float" office:value="0" calcext:value-type="float">
            <text:p>0</text:p>
          </table:table-cell>
          <table:table-cell office:value-type="float" office:value="0.761517308666819" calcext:value-type="float">
            <text:p>0.761517308666819</text:p>
          </table:table-cell>
          <table:table-cell office:value-type="float" office:value="0.0211364064386086" calcext:value-type="float">
            <text:p>0.021136406438609</text:p>
          </table:table-cell>
        </table:table-row>
        <table:table-row table:style-name="ro1">
          <table:table-cell office:value-type="float" office:value="0" calcext:value-type="float">
            <text:p>0</text:p>
          </table:table-cell>
          <table:table-cell office:value-type="float" office:value="0.767554913915494" calcext:value-type="float">
            <text:p>0.767554913915494</text:p>
          </table:table-cell>
          <table:table-cell office:value-type="float" office:value="0.0178766630646914" calcext:value-type="float">
            <text:p>0.017876663064691</text:p>
          </table:table-cell>
        </table:table-row>
        <table:table-row table:style-name="ro1">
          <table:table-cell office:value-type="float" office:value="0" calcext:value-type="float">
            <text:p>0</text:p>
          </table:table-cell>
          <table:table-cell office:value-type="float" office:value="0.765155762409497" calcext:value-type="float">
            <text:p>0.765155762409497</text:p>
          </table:table-cell>
          <table:table-cell office:value-type="float" office:value="0.0191018556055411" calcext:value-type="float">
            <text:p>0.019101855605541</text:p>
          </table:table-cell>
        </table:table-row>
        <table:table-row table:style-name="ro1">
          <table:table-cell office:value-type="float" office:value="0" calcext:value-type="float">
            <text:p>0</text:p>
          </table:table-cell>
          <table:table-cell office:value-type="float" office:value="0.765523059804772" calcext:value-type="float">
            <text:p>0.765523059804772</text:p>
          </table:table-cell>
          <table:table-cell office:value-type="float" office:value="0.0188811585825966" calcext:value-type="float">
            <text:p>0.018881158582597</text:p>
          </table:table-cell>
        </table:table-row>
        <table:table-row table:style-name="ro1">
          <table:table-cell office:value-type="float" office:value="0" calcext:value-type="float">
            <text:p>0</text:p>
          </table:table-cell>
          <table:table-cell office:value-type="float" office:value="0.764770816321026" calcext:value-type="float">
            <text:p>0.764770816321026</text:p>
          </table:table-cell>
          <table:table-cell office:value-type="float" office:value="0.0202383271536595" calcext:value-type="float">
            <text:p>0.02023832715366</text:p>
          </table:table-cell>
        </table:table-row>
        <table:table-row table:style-name="ro1">
          <table:table-cell office:value-type="float" office:value="0" calcext:value-type="float">
            <text:p>0</text:p>
          </table:table-cell>
          <table:table-cell office:value-type="float" office:value="0.764006667761331" calcext:value-type="float">
            <text:p>0.764006667761331</text:p>
          </table:table-cell>
          <table:table-cell office:value-type="float" office:value="0.0194003790348144" calcext:value-type="float">
            <text:p>0.019400379034814</text:p>
          </table:table-cell>
        </table:table-row>
        <table:table-row table:style-name="ro1">
          <table:table-cell office:value-type="float" office:value="0" calcext:value-type="float">
            <text:p>0</text:p>
          </table:table-cell>
          <table:table-cell office:value-type="float" office:value="0.766119371004676" calcext:value-type="float">
            <text:p>0.766119371004676</text:p>
          </table:table-cell>
          <table:table-cell office:value-type="float" office:value="0.0185423093546578" calcext:value-type="float">
            <text:p>0.018542309354658</text:p>
          </table:table-cell>
        </table:table-row>
        <table:table-row table:style-name="ro1">
          <table:table-cell office:value-type="float" office:value="0" calcext:value-type="float">
            <text:p>0</text:p>
          </table:table-cell>
          <table:table-cell office:value-type="float" office:value="0.765530964917489" calcext:value-type="float">
            <text:p>0.765530964917489</text:p>
          </table:table-cell>
          <table:table-cell office:value-type="float" office:value="0.0190751162492226" calcext:value-type="float">
            <text:p>0.019075116249223</text:p>
          </table:table-cell>
        </table:table-row>
        <table:table-row table:style-name="ro1">
          <table:table-cell office:value-type="float" office:value="0" calcext:value-type="float">
            <text:p>0</text:p>
          </table:table-cell>
          <table:table-cell office:value-type="float" office:value="0.763170132596434" calcext:value-type="float">
            <text:p>0.763170132596434</text:p>
          </table:table-cell>
          <table:table-cell office:value-type="float" office:value="0.0209169050907077" calcext:value-type="float">
            <text:p>0.020916905090708</text:p>
          </table:table-cell>
        </table:table-row>
        <table:table-row table:style-name="ro1">
          <table:table-cell office:value-type="float" office:value="0" calcext:value-type="float">
            <text:p>0</text:p>
          </table:table-cell>
          <table:table-cell office:value-type="float" office:value="0.765166981692188" calcext:value-type="float">
            <text:p>0.765166981692188</text:p>
          </table:table-cell>
          <table:table-cell office:value-type="float" office:value="0.0188750226192004" calcext:value-type="float">
            <text:p>0.018875022619201</text:p>
          </table:table-cell>
        </table:table-row>
        <table:table-row table:style-name="ro1">
          <table:table-cell office:value-type="float" office:value="0" calcext:value-type="float">
            <text:p>0</text:p>
          </table:table-cell>
          <table:table-cell office:value-type="float" office:value="0.765932206270867" calcext:value-type="float">
            <text:p>0.765932206270867</text:p>
          </table:table-cell>
          <table:table-cell office:value-type="float" office:value="0.0179223488808491" calcext:value-type="float">
            <text:p>0.017922348880849</text:p>
          </table:table-cell>
        </table:table-row>
        <table:table-row table:style-name="ro1">
          <table:table-cell office:value-type="float" office:value="0" calcext:value-type="float">
            <text:p>0</text:p>
          </table:table-cell>
          <table:table-cell office:value-type="float" office:value="0.766722502540526" calcext:value-type="float">
            <text:p>0.766722502540526</text:p>
          </table:table-cell>
          <table:table-cell office:value-type="float" office:value="0.0190431486989309" calcext:value-type="float">
            <text:p>0.019043148698931</text:p>
          </table:table-cell>
        </table:table-row>
        <table:table-row table:style-name="ro1">
          <table:table-cell office:value-type="float" office:value="0" calcext:value-type="float">
            <text:p>0</text:p>
          </table:table-cell>
          <table:table-cell office:value-type="float" office:value="0.763544784188249" calcext:value-type="float">
            <text:p>0.763544784188249</text:p>
          </table:table-cell>
          <table:table-cell office:value-type="float" office:value="0.0193455669337459" calcext:value-type="float">
            <text:p>0.019345566933746</text:p>
          </table:table-cell>
        </table:table-row>
        <table:table-row table:style-name="ro1">
          <table:table-cell office:value-type="float" office:value="0" calcext:value-type="float">
            <text:p>0</text:p>
          </table:table-cell>
          <table:table-cell office:value-type="float" office:value="0.767289866120365" calcext:value-type="float">
            <text:p>0.767289866120365</text:p>
          </table:table-cell>
          <table:table-cell office:value-type="float" office:value="0.0182395357774496" calcext:value-type="float">
            <text:p>0.01823953577745</text:p>
          </table:table-cell>
        </table:table-row>
        <table:table-row table:style-name="ro1">
          <table:table-cell office:value-type="float" office:value="0" calcext:value-type="float">
            <text:p>0</text:p>
          </table:table-cell>
          <table:table-cell office:value-type="float" office:value="0.765430476915882" calcext:value-type="float">
            <text:p>0.765430476915882</text:p>
          </table:table-cell>
          <table:table-cell office:value-type="float" office:value="0.0181816744966003" calcext:value-type="float">
            <text:p>0.0181816744966</text:p>
          </table:table-cell>
        </table:table-row>
        <table:table-row table:style-name="ro1">
          <table:table-cell office:value-type="float" office:value="0" calcext:value-type="float">
            <text:p>0</text:p>
          </table:table-cell>
          <table:table-cell office:value-type="float" office:value="0.765813579374885" calcext:value-type="float">
            <text:p>0.765813579374885</text:p>
          </table:table-cell>
          <table:table-cell office:value-type="float" office:value="0.019119613099151" calcext:value-type="float">
            <text:p>0.019119613099151</text:p>
          </table:table-cell>
        </table:table-row>
        <table:table-row table:style-name="ro1">
          <table:table-cell office:value-type="float" office:value="0" calcext:value-type="float">
            <text:p>0</text:p>
          </table:table-cell>
          <table:table-cell office:value-type="float" office:value="0.76647768146907" calcext:value-type="float">
            <text:p>0.76647768146907</text:p>
          </table:table-cell>
          <table:table-cell office:value-type="float" office:value="0.0171378547553936" calcext:value-type="float">
            <text:p>0.017137854755394</text:p>
          </table:table-cell>
        </table:table-row>
        <table:table-row table:style-name="ro1">
          <table:table-cell office:value-type="float" office:value="0" calcext:value-type="float">
            <text:p>0</text:p>
          </table:table-cell>
          <table:table-cell office:value-type="float" office:value="0.767303317841614" calcext:value-type="float">
            <text:p>0.767303317841614</text:p>
          </table:table-cell>
          <table:table-cell office:value-type="float" office:value="0.0175896901071655" calcext:value-type="float">
            <text:p>0.017589690107166</text:p>
          </table:table-cell>
        </table:table-row>
        <table:table-row table:style-name="ro1">
          <table:table-cell office:value-type="float" office:value="0" calcext:value-type="float">
            <text:p>0</text:p>
          </table:table-cell>
          <table:table-cell office:value-type="float" office:value="0.764045960096458" calcext:value-type="float">
            <text:p>0.764045960096458</text:p>
          </table:table-cell>
          <table:table-cell office:value-type="float" office:value="0.0193974194033261" calcext:value-type="float">
            <text:p>0.019397419403326</text:p>
          </table:table-cell>
        </table:table-row>
        <table:table-row table:style-name="ro1">
          <table:table-cell office:value-type="float" office:value="0" calcext:value-type="float">
            <text:p>0</text:p>
          </table:table-cell>
          <table:table-cell office:value-type="float" office:value="0.76393630249425" calcext:value-type="float">
            <text:p>0.76393630249425</text:p>
          </table:table-cell>
          <table:table-cell office:value-type="float" office:value="0.0184994905806001" calcext:value-type="float">
            <text:p>0.0184994905806</text:p>
          </table:table-cell>
        </table:table-row>
        <table:table-row table:style-name="ro1">
          <table:table-cell office:value-type="float" office:value="0" calcext:value-type="float">
            <text:p>0</text:p>
          </table:table-cell>
          <table:table-cell office:value-type="float" office:value="0.768711916938175" calcext:value-type="float">
            <text:p>0.768711916938175</text:p>
          </table:table-cell>
          <table:table-cell office:value-type="float" office:value="0.0171979848392112" calcext:value-type="float">
            <text:p>0.017197984839211</text:p>
          </table:table-cell>
        </table:table-row>
        <table:table-row table:style-name="ro1">
          <table:table-cell office:value-type="float" office:value="0" calcext:value-type="float">
            <text:p>0</text:p>
          </table:table-cell>
          <table:table-cell office:value-type="float" office:value="0.76680726119046" calcext:value-type="float">
            <text:p>0.76680726119046</text:p>
          </table:table-cell>
          <table:table-cell office:value-type="float" office:value="0.0186856673474777" calcext:value-type="float">
            <text:p>0.018685667347478</text:p>
          </table:table-cell>
        </table:table-row>
        <table:table-row table:style-name="ro1">
          <table:table-cell office:value-type="float" office:value="0" calcext:value-type="float">
            <text:p>0</text:p>
          </table:table-cell>
          <table:table-cell office:value-type="float" office:value="0.768171241356215" calcext:value-type="float">
            <text:p>0.768171241356215</text:p>
          </table:table-cell>
          <table:table-cell office:value-type="float" office:value="0.0178268571279119" calcext:value-type="float">
            <text:p>0.017826857127912</text:p>
          </table:table-cell>
        </table:table-row>
        <table:table-row table:style-name="ro1">
          <table:table-cell office:value-type="float" office:value="0" calcext:value-type="float">
            <text:p>0</text:p>
          </table:table-cell>
          <table:table-cell office:value-type="float" office:value="0.7651326221132" calcext:value-type="float">
            <text:p>0.7651326221132</text:p>
          </table:table-cell>
          <table:table-cell office:value-type="float" office:value="0.0189285661227198" calcext:value-type="float">
            <text:p>0.01892856612272</text:p>
          </table:table-cell>
        </table:table-row>
        <table:table-row table:style-name="ro1">
          <table:table-cell office:value-type="float" office:value="0" calcext:value-type="float">
            <text:p>0</text:p>
          </table:table-cell>
          <table:table-cell office:value-type="float" office:value="0.763118172756044" calcext:value-type="float">
            <text:p>0.763118172756044</text:p>
          </table:table-cell>
          <table:table-cell office:value-type="float" office:value="0.0201525776108896" calcext:value-type="float">
            <text:p>0.02015257761089</text:p>
          </table:table-cell>
        </table:table-row>
        <table:table-row table:style-name="ro1">
          <table:table-cell office:value-type="float" office:value="0" calcext:value-type="float">
            <text:p>0</text:p>
          </table:table-cell>
          <table:table-cell office:value-type="float" office:value="0.767008833946384" calcext:value-type="float">
            <text:p>0.767008833946384</text:p>
          </table:table-cell>
          <table:table-cell office:value-type="float" office:value="0.0185762758877273" calcext:value-type="float">
            <text:p>0.018576275887727</text:p>
          </table:table-cell>
        </table:table-row>
        <table:table-row table:style-name="ro1">
          <table:table-cell office:value-type="float" office:value="0" calcext:value-type="float">
            <text:p>0</text:p>
          </table:table-cell>
          <table:table-cell office:value-type="float" office:value="0.768089638106535" calcext:value-type="float">
            <text:p>0.768089638106535</text:p>
          </table:table-cell>
          <table:table-cell office:value-type="float" office:value="0.0165362653907843" calcext:value-type="float">
            <text:p>0.016536265390784</text:p>
          </table:table-cell>
        </table:table-row>
        <table:table-row table:style-name="ro1">
          <table:table-cell office:value-type="float" office:value="0" calcext:value-type="float">
            <text:p>0</text:p>
          </table:table-cell>
          <table:table-cell office:value-type="float" office:value="0.764865065511346" calcext:value-type="float">
            <text:p>0.764865065511346</text:p>
          </table:table-cell>
          <table:table-cell office:value-type="float" office:value="0.020068296159865" calcext:value-type="float">
            <text:p>0.020068296159865</text:p>
          </table:table-cell>
        </table:table-row>
        <table:table-row table:style-name="ro1">
          <table:table-cell office:value-type="float" office:value="0" calcext:value-type="float">
            <text:p>0</text:p>
          </table:table-cell>
          <table:table-cell office:value-type="float" office:value="0.765957731573153" calcext:value-type="float">
            <text:p>0.765957731573153</text:p>
          </table:table-cell>
          <table:table-cell office:value-type="float" office:value="0.019838328441618" calcext:value-type="float">
            <text:p>0.019838328441618</text:p>
          </table:table-cell>
        </table:table-row>
        <table:table-row table:style-name="ro1">
          <table:table-cell office:value-type="float" office:value="0" calcext:value-type="float">
            <text:p>0</text:p>
          </table:table-cell>
          <table:table-cell office:value-type="float" office:value="0.766132655773775" calcext:value-type="float">
            <text:p>0.766132655773775</text:p>
          </table:table-cell>
          <table:table-cell office:value-type="float" office:value="0.0200263391235863" calcext:value-type="float">
            <text:p>0.020026339123586</text:p>
          </table:table-cell>
        </table:table-row>
        <table:table-row table:style-name="ro1">
          <table:table-cell office:value-type="float" office:value="0" calcext:value-type="float">
            <text:p>0</text:p>
          </table:table-cell>
          <table:table-cell office:value-type="float" office:value="0.765345372564882" calcext:value-type="float">
            <text:p>0.765345372564882</text:p>
          </table:table-cell>
          <table:table-cell office:value-type="float" office:value="0.0194550667089792" calcext:value-type="float">
            <text:p>0.019455066708979</text:p>
          </table:table-cell>
        </table:table-row>
        <table:table-row table:style-name="ro1">
          <table:table-cell office:value-type="float" office:value="0" calcext:value-type="float">
            <text:p>0</text:p>
          </table:table-cell>
          <table:table-cell office:value-type="float" office:value="0.769076227994579" calcext:value-type="float">
            <text:p>0.769076227994579</text:p>
          </table:table-cell>
          <table:table-cell office:value-type="float" office:value="0.0172007199254989" calcext:value-type="float">
            <text:p>0.017200719925499</text:p>
          </table:table-cell>
        </table:table-row>
        <table:table-row table:style-name="ro1">
          <table:table-cell office:value-type="float" office:value="0" calcext:value-type="float">
            <text:p>0</text:p>
          </table:table-cell>
          <table:table-cell office:value-type="float" office:value="0.763513752212901" calcext:value-type="float">
            <text:p>0.763513752212901</text:p>
          </table:table-cell>
          <table:table-cell office:value-type="float" office:value="0.0211156462651838" calcext:value-type="float">
            <text:p>0.021115646265184</text:p>
          </table:table-cell>
        </table:table-row>
        <table:table-row table:style-name="ro1">
          <table:table-cell office:value-type="float" office:value="0" calcext:value-type="float">
            <text:p>0</text:p>
          </table:table-cell>
          <table:table-cell office:value-type="float" office:value="0.764790507083706" calcext:value-type="float">
            <text:p>0.764790507083706</text:p>
          </table:table-cell>
          <table:table-cell office:value-type="float" office:value="0.0190681393083164" calcext:value-type="float">
            <text:p>0.019068139308316</text:p>
          </table:table-cell>
        </table:table-row>
        <table:table-row table:style-name="ro1">
          <table:table-cell office:value-type="float" office:value="1" calcext:value-type="float">
            <text:p>1</text:p>
          </table:table-cell>
          <table:table-cell office:value-type="float" office:value="0.764228622514271" calcext:value-type="float">
            <text:p>0.764228622514271</text:p>
          </table:table-cell>
          <table:table-cell office:value-type="float" office:value="0.0192556348741687" calcext:value-type="float">
            <text:p>0.019255634874169</text:p>
          </table:table-cell>
        </table:table-row>
        <table:table-row table:style-name="ro1">
          <table:table-cell office:value-type="float" office:value="0" calcext:value-type="float">
            <text:p>0</text:p>
          </table:table-cell>
          <table:table-cell office:value-type="float" office:value="0.766047317377756" calcext:value-type="float">
            <text:p>0.766047317377756</text:p>
          </table:table-cell>
          <table:table-cell office:value-type="float" office:value="0.0205505371625519" calcext:value-type="float">
            <text:p>0.020550537162552</text:p>
          </table:table-cell>
        </table:table-row>
        <table:table-row table:style-name="ro1">
          <table:table-cell office:value-type="float" office:value="0" calcext:value-type="float">
            <text:p>0</text:p>
          </table:table-cell>
          <table:table-cell office:value-type="float" office:value="0.771480354706016" calcext:value-type="float">
            <text:p>0.771480354706016</text:p>
          </table:table-cell>
          <table:table-cell office:value-type="float" office:value="0.0150867560241782" calcext:value-type="float">
            <text:p>0.015086756024178</text:p>
          </table:table-cell>
        </table:table-row>
        <table:table-row table:style-name="ro1">
          <table:table-cell office:value-type="float" office:value="0" calcext:value-type="float">
            <text:p>0</text:p>
          </table:table-cell>
          <table:table-cell office:value-type="float" office:value="0.765851688651198" calcext:value-type="float">
            <text:p>0.765851688651198</text:p>
          </table:table-cell>
          <table:table-cell office:value-type="float" office:value="0.0176363122814926" calcext:value-type="float">
            <text:p>0.017636312281493</text:p>
          </table:table-cell>
        </table:table-row>
        <table:table-row table:style-name="ro1">
          <table:table-cell office:value-type="float" office:value="0" calcext:value-type="float">
            <text:p>0</text:p>
          </table:table-cell>
          <table:table-cell office:value-type="float" office:value="0.766626025015524" calcext:value-type="float">
            <text:p>0.766626025015524</text:p>
          </table:table-cell>
          <table:table-cell office:value-type="float" office:value="0.0188463319530017" calcext:value-type="float">
            <text:p>0.018846331953002</text:p>
          </table:table-cell>
        </table:table-row>
        <table:table-row table:style-name="ro1">
          <table:table-cell office:value-type="float" office:value="0" calcext:value-type="float">
            <text:p>0</text:p>
          </table:table-cell>
          <table:table-cell office:value-type="float" office:value="0.766995830776898" calcext:value-type="float">
            <text:p>0.766995830776898</text:p>
          </table:table-cell>
          <table:table-cell office:value-type="float" office:value="0.0188425207302189" calcext:value-type="float">
            <text:p>0.018842520730219</text:p>
          </table:table-cell>
        </table:table-row>
        <table:table-row table:style-name="ro1">
          <table:table-cell office:value-type="float" office:value="0" calcext:value-type="float">
            <text:p>0</text:p>
          </table:table-cell>
          <table:table-cell office:value-type="float" office:value="0.765778310344648" calcext:value-type="float">
            <text:p>0.765778310344648</text:p>
          </table:table-cell>
          <table:table-cell office:value-type="float" office:value="0.0190202259921804" calcext:value-type="float">
            <text:p>0.019020225992181</text:p>
          </table:table-cell>
        </table:table-row>
        <table:table-row table:style-name="ro1">
          <table:table-cell office:value-type="float" office:value="0" calcext:value-type="float">
            <text:p>0</text:p>
          </table:table-cell>
          <table:table-cell office:value-type="float" office:value="0.769183375399161" calcext:value-type="float">
            <text:p>0.769183375399161</text:p>
          </table:table-cell>
          <table:table-cell office:value-type="float" office:value="0.0166968041531525" calcext:value-type="float">
            <text:p>0.016696804153153</text:p>
          </table:table-cell>
        </table:table-row>
        <table:table-row table:style-name="ro1">
          <table:table-cell office:value-type="float" office:value="0" calcext:value-type="float">
            <text:p>0</text:p>
          </table:table-cell>
          <table:table-cell office:value-type="float" office:value="0.766035591679827" calcext:value-type="float">
            <text:p>0.766035591679827</text:p>
          </table:table-cell>
          <table:table-cell office:value-type="float" office:value="0.0173914564704558" calcext:value-type="float">
            <text:p>0.017391456470456</text:p>
          </table:table-cell>
        </table:table-row>
        <table:table-row table:style-name="ro1">
          <table:table-cell office:value-type="float" office:value="0" calcext:value-type="float">
            <text:p>0</text:p>
          </table:table-cell>
          <table:table-cell office:value-type="float" office:value="0.764702706071796" calcext:value-type="float">
            <text:p>0.764702706071796</text:p>
          </table:table-cell>
          <table:table-cell office:value-type="float" office:value="0.0188906429599344" calcext:value-type="float">
            <text:p>0.018890642959934</text:p>
          </table:table-cell>
        </table:table-row>
        <table:table-row table:style-name="ro1">
          <table:table-cell office:value-type="float" office:value="0" calcext:value-type="float">
            <text:p>0</text:p>
          </table:table-cell>
          <table:table-cell office:value-type="float" office:value="0.766113351833041" calcext:value-type="float">
            <text:p>0.766113351833041</text:p>
          </table:table-cell>
          <table:table-cell office:value-type="float" office:value="0.0191898106563175" calcext:value-type="float">
            <text:p>0.019189810656318</text:p>
          </table:table-cell>
        </table:table-row>
        <table:table-row table:style-name="ro1">
          <table:table-cell office:value-type="float" office:value="0" calcext:value-type="float">
            <text:p>0</text:p>
          </table:table-cell>
          <table:table-cell office:value-type="float" office:value="0.768369669055061" calcext:value-type="float">
            <text:p>0.768369669055061</text:p>
          </table:table-cell>
          <table:table-cell office:value-type="float" office:value="0.0164002679608337" calcext:value-type="float">
            <text:p>0.016400267960834</text:p>
          </table:table-cell>
        </table:table-row>
        <table:table-row table:style-name="ro1">
          <table:table-cell office:value-type="float" office:value="0" calcext:value-type="float">
            <text:p>0</text:p>
          </table:table-cell>
          <table:table-cell office:value-type="float" office:value="0.762573391288667" calcext:value-type="float">
            <text:p>0.762573391288667</text:p>
          </table:table-cell>
          <table:table-cell office:value-type="float" office:value="0.0220323632178634" calcext:value-type="float">
            <text:p>0.022032363217863</text:p>
          </table:table-cell>
        </table:table-row>
        <table:table-row table:style-name="ro1">
          <table:table-cell office:value-type="float" office:value="0" calcext:value-type="float">
            <text:p>0</text:p>
          </table:table-cell>
          <table:table-cell office:value-type="float" office:value="0.76754317489096" calcext:value-type="float">
            <text:p>0.76754317489096</text:p>
          </table:table-cell>
          <table:table-cell office:value-type="float" office:value="0.0172514526214401" calcext:value-type="float">
            <text:p>0.01725145262144</text:p>
          </table:table-cell>
        </table:table-row>
        <table:table-row table:style-name="ro1">
          <table:table-cell office:value-type="float" office:value="0" calcext:value-type="float">
            <text:p>0</text:p>
          </table:table-cell>
          <table:table-cell office:value-type="float" office:value="0.763257991780582" calcext:value-type="float">
            <text:p>0.763257991780582</text:p>
          </table:table-cell>
          <table:table-cell office:value-type="float" office:value="0.0202142351839853" calcext:value-type="float">
            <text:p>0.020214235183985</text:p>
          </table:table-cell>
        </table:table-row>
        <table:table-row table:style-name="ro1">
          <table:table-cell office:value-type="float" office:value="0" calcext:value-type="float">
            <text:p>0</text:p>
          </table:table-cell>
          <table:table-cell office:value-type="float" office:value="0.764297361081754" calcext:value-type="float">
            <text:p>0.764297361081754</text:p>
          </table:table-cell>
          <table:table-cell office:value-type="float" office:value="0.0193832468227974" calcext:value-type="float">
            <text:p>0.019383246822797</text:p>
          </table:table-cell>
        </table:table-row>
        <table:table-row table:style-name="ro1">
          <table:table-cell office:value-type="float" office:value="0" calcext:value-type="float">
            <text:p>0</text:p>
          </table:table-cell>
          <table:table-cell office:value-type="float" office:value="0.76704031391959" calcext:value-type="float">
            <text:p>0.76704031391959</text:p>
          </table:table-cell>
          <table:table-cell office:value-type="float" office:value="0.0190911047469785" calcext:value-type="float">
            <text:p>0.019091104746979</text:p>
          </table:table-cell>
        </table:table-row>
        <table:table-row table:style-name="ro1">
          <table:table-cell office:value-type="float" office:value="0" calcext:value-type="float">
            <text:p>0</text:p>
          </table:table-cell>
          <table:table-cell office:value-type="float" office:value="0.768347609816138" calcext:value-type="float">
            <text:p>0.768347609816138</text:p>
          </table:table-cell>
          <table:table-cell office:value-type="float" office:value="0.0175775673093338" calcext:value-type="float">
            <text:p>0.017577567309334</text:p>
          </table:table-cell>
        </table:table-row>
        <table:table-row table:style-name="ro1">
          <table:table-cell office:value-type="float" office:value="0" calcext:value-type="float">
            <text:p>0</text:p>
          </table:table-cell>
          <table:table-cell office:value-type="float" office:value="0.760940193402171" calcext:value-type="float">
            <text:p>0.760940193402171</text:p>
          </table:table-cell>
          <table:table-cell office:value-type="float" office:value="0.0187841122939771" calcext:value-type="float">
            <text:p>0.018784112293977</text:p>
          </table:table-cell>
        </table:table-row>
        <table:table-row table:style-name="ro1">
          <table:table-cell office:value-type="float" office:value="0" calcext:value-type="float">
            <text:p>0</text:p>
          </table:table-cell>
          <table:table-cell office:value-type="float" office:value="0.767936533110389" calcext:value-type="float">
            <text:p>0.767936533110389</text:p>
          </table:table-cell>
          <table:table-cell office:value-type="float" office:value="0.0171464599176" calcext:value-type="float">
            <text:p>0.0171464599176</text:p>
          </table:table-cell>
        </table:table-row>
        <table:table-row table:style-name="ro1">
          <table:table-cell office:value-type="float" office:value="0" calcext:value-type="float">
            <text:p>0</text:p>
          </table:table-cell>
          <table:table-cell office:value-type="float" office:value="0.765080838753373" calcext:value-type="float">
            <text:p>0.765080838753373</text:p>
          </table:table-cell>
          <table:table-cell office:value-type="float" office:value="0.0203471151755854" calcext:value-type="float">
            <text:p>0.020347115175586</text:p>
          </table:table-cell>
        </table:table-row>
        <table:table-row table:style-name="ro1">
          <table:table-cell office:value-type="float" office:value="0" calcext:value-type="float">
            <text:p>0</text:p>
          </table:table-cell>
          <table:table-cell office:value-type="float" office:value="0.766154764670681" calcext:value-type="float">
            <text:p>0.766154764670681</text:p>
          </table:table-cell>
          <table:table-cell office:value-type="float" office:value="0.0173862403942711" calcext:value-type="float">
            <text:p>0.017386240394271</text:p>
          </table:table-cell>
        </table:table-row>
        <table:table-row table:style-name="ro1">
          <table:table-cell office:value-type="float" office:value="0" calcext:value-type="float">
            <text:p>0</text:p>
          </table:table-cell>
          <table:table-cell office:value-type="float" office:value="0.765880548491899" calcext:value-type="float">
            <text:p>0.765880548491899</text:p>
          </table:table-cell>
          <table:table-cell office:value-type="float" office:value="0.0182351283346839" calcext:value-type="float">
            <text:p>0.018235128334684</text:p>
          </table:table-cell>
        </table:table-row>
        <table:table-row table:style-name="ro1">
          <table:table-cell office:value-type="float" office:value="0" calcext:value-type="float">
            <text:p>0</text:p>
          </table:table-cell>
          <table:table-cell office:value-type="float" office:value="0.765128134629441" calcext:value-type="float">
            <text:p>0.765128134629441</text:p>
          </table:table-cell>
          <table:table-cell office:value-type="float" office:value="0.0184197052822339" calcext:value-type="float">
            <text:p>0.018419705282234</text:p>
          </table:table-cell>
        </table:table-row>
        <table:table-row table:style-name="ro1">
          <table:table-cell office:value-type="float" office:value="0" calcext:value-type="float">
            <text:p>0</text:p>
          </table:table-cell>
          <table:table-cell office:value-type="float" office:value="0.763959742862448" calcext:value-type="float">
            <text:p>0.763959742862448</text:p>
          </table:table-cell>
          <table:table-cell office:value-type="float" office:value="0.0181781751521374" calcext:value-type="float">
            <text:p>0.018178175152137</text:p>
          </table:table-cell>
        </table:table-row>
        <table:table-row table:style-name="ro1">
          <table:table-cell office:value-type="float" office:value="0" calcext:value-type="float">
            <text:p>0</text:p>
          </table:table-cell>
          <table:table-cell office:value-type="float" office:value="0.763111498256691" calcext:value-type="float">
            <text:p>0.763111498256691</text:p>
          </table:table-cell>
          <table:table-cell office:value-type="float" office:value="0.0196660288483115" calcext:value-type="float">
            <text:p>0.019666028848312</text:p>
          </table:table-cell>
        </table:table-row>
        <table:table-row table:style-name="ro1">
          <table:table-cell office:value-type="float" office:value="0" calcext:value-type="float">
            <text:p>0</text:p>
          </table:table-cell>
          <table:table-cell office:value-type="float" office:value="0.763181433210726" calcext:value-type="float">
            <text:p>0.763181433210726</text:p>
          </table:table-cell>
          <table:table-cell office:value-type="float" office:value="0.0196744448773296" calcext:value-type="float">
            <text:p>0.01967444487733</text:p>
          </table:table-cell>
        </table:table-row>
        <table:table-row table:style-name="ro1">
          <table:table-cell office:value-type="float" office:value="0" calcext:value-type="float">
            <text:p>0</text:p>
          </table:table-cell>
          <table:table-cell office:value-type="float" office:value="0.768754417325694" calcext:value-type="float">
            <text:p>0.768754417325694</text:p>
          </table:table-cell>
          <table:table-cell office:value-type="float" office:value="0.0183703703274285" calcext:value-type="float">
            <text:p>0.018370370327429</text:p>
          </table:table-cell>
        </table:table-row>
        <table:table-row table:style-name="ro1">
          <table:table-cell office:value-type="float" office:value="0" calcext:value-type="float">
            <text:p>0</text:p>
          </table:table-cell>
          <table:table-cell office:value-type="float" office:value="0.766542945207702" calcext:value-type="float">
            <text:p>0.766542945207702</text:p>
          </table:table-cell>
          <table:table-cell office:value-type="float" office:value="0.0184107716460054" calcext:value-type="float">
            <text:p>0.018410771646005</text:p>
          </table:table-cell>
        </table:table-row>
        <table:table-row table:style-name="ro1">
          <table:table-cell office:value-type="float" office:value="0" calcext:value-type="float">
            <text:p>0</text:p>
          </table:table-cell>
          <table:table-cell office:value-type="float" office:value="0.765302334905371" calcext:value-type="float">
            <text:p>0.765302334905371</text:p>
          </table:table-cell>
          <table:table-cell office:value-type="float" office:value="0.0186234767803657" calcext:value-type="float">
            <text:p>0.018623476780366</text:p>
          </table:table-cell>
        </table:table-row>
        <table:table-row table:style-name="ro1">
          <table:table-cell office:value-type="float" office:value="0" calcext:value-type="float">
            <text:p>0</text:p>
          </table:table-cell>
          <table:table-cell office:value-type="float" office:value="0.765253985725848" calcext:value-type="float">
            <text:p>0.765253985725848</text:p>
          </table:table-cell>
          <table:table-cell office:value-type="float" office:value="0.0200293587468223" calcext:value-type="float">
            <text:p>0.020029358746822</text:p>
          </table:table-cell>
        </table:table-row>
        <table:table-row table:style-name="ro1">
          <table:table-cell office:value-type="float" office:value="0" calcext:value-type="float">
            <text:p>0</text:p>
          </table:table-cell>
          <table:table-cell office:value-type="float" office:value="0.761528507927229" calcext:value-type="float">
            <text:p>0.761528507927229</text:p>
          </table:table-cell>
          <table:table-cell office:value-type="float" office:value="0.0213353439644676" calcext:value-type="float">
            <text:p>0.021335343964468</text:p>
          </table:table-cell>
        </table:table-row>
        <table:table-row table:style-name="ro1">
          <table:table-cell office:value-type="float" office:value="0" calcext:value-type="float">
            <text:p>0</text:p>
          </table:table-cell>
          <table:table-cell office:value-type="float" office:value="0.766165505161371" calcext:value-type="float">
            <text:p>0.766165505161371</text:p>
          </table:table-cell>
          <table:table-cell office:value-type="float" office:value="0.0195427674442373" calcext:value-type="float">
            <text:p>0.019542767444237</text:p>
          </table:table-cell>
        </table:table-row>
        <table:table-row table:style-name="ro1">
          <table:table-cell office:value-type="float" office:value="0" calcext:value-type="float">
            <text:p>0</text:p>
          </table:table-cell>
          <table:table-cell office:value-type="float" office:value="0.76412097438855" calcext:value-type="float">
            <text:p>0.76412097438855</text:p>
          </table:table-cell>
          <table:table-cell office:value-type="float" office:value="0.0185784049272693" calcext:value-type="float">
            <text:p>0.018578404927269</text:p>
          </table:table-cell>
        </table:table-row>
        <table:table-row table:style-name="ro1">
          <table:table-cell office:value-type="float" office:value="0" calcext:value-type="float">
            <text:p>0</text:p>
          </table:table-cell>
          <table:table-cell office:value-type="float" office:value="0.764509876169283" calcext:value-type="float">
            <text:p>0.764509876169283</text:p>
          </table:table-cell>
          <table:table-cell office:value-type="float" office:value="0.0187175528903382" calcext:value-type="float">
            <text:p>0.018717552890338</text:p>
          </table:table-cell>
        </table:table-row>
        <table:table-row table:style-name="ro1">
          <table:table-cell office:value-type="float" office:value="0" calcext:value-type="float">
            <text:p>0</text:p>
          </table:table-cell>
          <table:table-cell office:value-type="float" office:value="0.771000589223215" calcext:value-type="float">
            <text:p>0.771000589223215</text:p>
          </table:table-cell>
          <table:table-cell office:value-type="float" office:value="0.0155532781169656" calcext:value-type="float">
            <text:p>0.015553278116966</text:p>
          </table:table-cell>
        </table:table-row>
        <table:table-row table:style-name="ro1">
          <table:table-cell office:value-type="float" office:value="0" calcext:value-type="float">
            <text:p>0</text:p>
          </table:table-cell>
          <table:table-cell office:value-type="float" office:value="0.769141723974903" calcext:value-type="float">
            <text:p>0.769141723974903</text:p>
          </table:table-cell>
          <table:table-cell office:value-type="float" office:value="0.0171984390869102" calcext:value-type="float">
            <text:p>0.01719843908691</text:p>
          </table:table-cell>
        </table:table-row>
        <table:table-row table:style-name="ro1">
          <table:table-cell office:value-type="float" office:value="0" calcext:value-type="float">
            <text:p>0</text:p>
          </table:table-cell>
          <table:table-cell office:value-type="float" office:value="0.767491547204568" calcext:value-type="float">
            <text:p>0.767491547204568</text:p>
          </table:table-cell>
          <table:table-cell office:value-type="float" office:value="0.017792953705385" calcext:value-type="float">
            <text:p>0.017792953705385</text:p>
          </table:table-cell>
        </table:table-row>
        <table:table-row table:style-name="ro1">
          <table:table-cell office:value-type="float" office:value="0" calcext:value-type="float">
            <text:p>0</text:p>
          </table:table-cell>
          <table:table-cell office:value-type="float" office:value="0.765431118262766" calcext:value-type="float">
            <text:p>0.765431118262766</text:p>
          </table:table-cell>
          <table:table-cell office:value-type="float" office:value="0.0200144005080164" calcext:value-type="float">
            <text:p>0.020014400508017</text:p>
          </table:table-cell>
        </table:table-row>
        <table:table-row table:style-name="ro1">
          <table:table-cell office:value-type="float" office:value="0" calcext:value-type="float">
            <text:p>0</text:p>
          </table:table-cell>
          <table:table-cell office:value-type="float" office:value="0.766704151461639" calcext:value-type="float">
            <text:p>0.766704151461639</text:p>
          </table:table-cell>
          <table:table-cell office:value-type="float" office:value="0.0180784768124408" calcext:value-type="float">
            <text:p>0.018078476812441</text:p>
          </table:table-cell>
        </table:table-row>
        <table:table-row table:style-name="ro1">
          <table:table-cell office:value-type="float" office:value="0" calcext:value-type="float">
            <text:p>0</text:p>
          </table:table-cell>
          <table:table-cell office:value-type="float" office:value="0.762995631788802" calcext:value-type="float">
            <text:p>0.762995631788802</text:p>
          </table:table-cell>
          <table:table-cell office:value-type="float" office:value="0.0207069386544391" calcext:value-type="float">
            <text:p>0.020706938654439</text:p>
          </table:table-cell>
        </table:table-row>
        <table:table-row table:style-name="ro1">
          <table:table-cell office:value-type="float" office:value="0" calcext:value-type="float">
            <text:p>0</text:p>
          </table:table-cell>
          <table:table-cell office:value-type="float" office:value="0.764130839305302" calcext:value-type="float">
            <text:p>0.764130839305302</text:p>
          </table:table-cell>
          <table:table-cell office:value-type="float" office:value="0.0190594805139763" calcext:value-type="float">
            <text:p>0.019059480513976</text:p>
          </table:table-cell>
        </table:table-row>
        <table:table-row table:style-name="ro1">
          <table:table-cell office:value-type="float" office:value="0" calcext:value-type="float">
            <text:p>0</text:p>
          </table:table-cell>
          <table:table-cell office:value-type="float" office:value="0.765063010926016" calcext:value-type="float">
            <text:p>0.765063010926016</text:p>
          </table:table-cell>
          <table:table-cell office:value-type="float" office:value="0.0202873284220821" calcext:value-type="float">
            <text:p>0.020287328422082</text:p>
          </table:table-cell>
        </table:table-row>
        <table:table-row table:style-name="ro1">
          <table:table-cell office:value-type="float" office:value="0" calcext:value-type="float">
            <text:p>0</text:p>
          </table:table-cell>
          <table:table-cell office:value-type="float" office:value="0.766094347943235" calcext:value-type="float">
            <text:p>0.766094347943235</text:p>
          </table:table-cell>
          <table:table-cell office:value-type="float" office:value="0.0183634484898589" calcext:value-type="float">
            <text:p>0.018363448489859</text:p>
          </table:table-cell>
        </table:table-row>
        <table:table-row table:style-name="ro1">
          <table:table-cell office:value-type="float" office:value="0" calcext:value-type="float">
            <text:p>0</text:p>
          </table:table-cell>
          <table:table-cell office:value-type="float" office:value="0.764670552143902" calcext:value-type="float">
            <text:p>0.764670552143902</text:p>
          </table:table-cell>
          <table:table-cell office:value-type="float" office:value="0.0194507456870478" calcext:value-type="float">
            <text:p>0.019450745687048</text:p>
          </table:table-cell>
        </table:table-row>
        <table:table-row table:style-name="ro1">
          <table:table-cell office:value-type="float" office:value="0" calcext:value-type="float">
            <text:p>0</text:p>
          </table:table-cell>
          <table:table-cell office:value-type="float" office:value="0.767687363416215" calcext:value-type="float">
            <text:p>0.767687363416215</text:p>
          </table:table-cell>
          <table:table-cell office:value-type="float" office:value="0.0167506435093043" calcext:value-type="float">
            <text:p>0.016750643509304</text:p>
          </table:table-cell>
        </table:table-row>
        <table:table-row table:style-name="ro1">
          <table:table-cell office:value-type="float" office:value="1" calcext:value-type="float">
            <text:p>1</text:p>
          </table:table-cell>
          <table:table-cell office:value-type="float" office:value="0.765508991821761" calcext:value-type="float">
            <text:p>0.765508991821761</text:p>
          </table:table-cell>
          <table:table-cell office:value-type="float" office:value="0.0199507454787933" calcext:value-type="float">
            <text:p>0.019950745478793</text:p>
          </table:table-cell>
        </table:table-row>
        <table:table-row table:style-name="ro1">
          <table:table-cell office:value-type="float" office:value="0" calcext:value-type="float">
            <text:p>0</text:p>
          </table:table-cell>
          <table:table-cell office:value-type="float" office:value="0.765422598189263" calcext:value-type="float">
            <text:p>0.765422598189263</text:p>
          </table:table-cell>
          <table:table-cell office:value-type="float" office:value="0.0202717775528615" calcext:value-type="float">
            <text:p>0.020271777552862</text:p>
          </table:table-cell>
        </table:table-row>
        <table:table-row table:style-name="ro1">
          <table:table-cell office:value-type="float" office:value="0" calcext:value-type="float">
            <text:p>0</text:p>
          </table:table-cell>
          <table:table-cell office:value-type="float" office:value="0.766760270611903" calcext:value-type="float">
            <text:p>0.766760270611903</text:p>
          </table:table-cell>
          <table:table-cell office:value-type="float" office:value="0.0192413033216808" calcext:value-type="float">
            <text:p>0.019241303321681</text:p>
          </table:table-cell>
        </table:table-row>
        <table:table-row table:style-name="ro1">
          <table:table-cell office:value-type="float" office:value="0" calcext:value-type="float">
            <text:p>0</text:p>
          </table:table-cell>
          <table:table-cell office:value-type="float" office:value="0.764373954035669" calcext:value-type="float">
            <text:p>0.764373954035669</text:p>
          </table:table-cell>
          <table:table-cell office:value-type="float" office:value="0.0202125536120914" calcext:value-type="float">
            <text:p>0.020212553612091</text:p>
          </table:table-cell>
        </table:table-row>
        <table:table-row table:style-name="ro1">
          <table:table-cell office:value-type="float" office:value="0" calcext:value-type="float">
            <text:p>0</text:p>
          </table:table-cell>
          <table:table-cell office:value-type="float" office:value="0.766549016335367" calcext:value-type="float">
            <text:p>0.766549016335367</text:p>
          </table:table-cell>
          <table:table-cell office:value-type="float" office:value="0.0193606449632721" calcext:value-type="float">
            <text:p>0.019360644963272</text:p>
          </table:table-cell>
        </table:table-row>
        <table:table-row table:style-name="ro1">
          <table:table-cell office:value-type="float" office:value="0" calcext:value-type="float">
            <text:p>0</text:p>
          </table:table-cell>
          <table:table-cell office:value-type="float" office:value="0.764370315386359" calcext:value-type="float">
            <text:p>0.764370315386359</text:p>
          </table:table-cell>
          <table:table-cell office:value-type="float" office:value="0.0198900691938408" calcext:value-type="float">
            <text:p>0.019890069193841</text:p>
          </table:table-cell>
        </table:table-row>
        <table:table-row table:style-name="ro1">
          <table:table-cell office:value-type="float" office:value="0" calcext:value-type="float">
            <text:p>0</text:p>
          </table:table-cell>
          <table:table-cell office:value-type="float" office:value="0.767309988818726" calcext:value-type="float">
            <text:p>0.767309988818726</text:p>
          </table:table-cell>
          <table:table-cell office:value-type="float" office:value="0.0185440718682909" calcext:value-type="float">
            <text:p>0.018544071868291</text:p>
          </table:table-cell>
        </table:table-row>
        <table:table-row table:style-name="ro1">
          <table:table-cell office:value-type="float" office:value="0" calcext:value-type="float">
            <text:p>0</text:p>
          </table:table-cell>
          <table:table-cell office:value-type="float" office:value="0.765089861606895" calcext:value-type="float">
            <text:p>0.765089861606895</text:p>
          </table:table-cell>
          <table:table-cell office:value-type="float" office:value="0.0192438649718511" calcext:value-type="float">
            <text:p>0.019243864971851</text:p>
          </table:table-cell>
        </table:table-row>
        <table:table-row table:style-name="ro1">
          <table:table-cell office:value-type="float" office:value="0" calcext:value-type="float">
            <text:p>0</text:p>
          </table:table-cell>
          <table:table-cell office:value-type="float" office:value="0.765528490208989" calcext:value-type="float">
            <text:p>0.765528490208989</text:p>
          </table:table-cell>
          <table:table-cell office:value-type="float" office:value="0.0191094363881992" calcext:value-type="float">
            <text:p>0.019109436388199</text:p>
          </table:table-cell>
        </table:table-row>
        <table:table-row table:style-name="ro1">
          <table:table-cell office:value-type="float" office:value="0" calcext:value-type="float">
            <text:p>0</text:p>
          </table:table-cell>
          <table:table-cell office:value-type="float" office:value="0.767498196903417" calcext:value-type="float">
            <text:p>0.767498196903417</text:p>
          </table:table-cell>
          <table:table-cell office:value-type="float" office:value="0.0181100391979785" calcext:value-type="float">
            <text:p>0.018110039197979</text:p>
          </table:table-cell>
        </table:table-row>
        <table:table-row table:style-name="ro1">
          <table:table-cell office:value-type="float" office:value="0" calcext:value-type="float">
            <text:p>0</text:p>
          </table:table-cell>
          <table:table-cell office:value-type="float" office:value="0.766196873536266" calcext:value-type="float">
            <text:p>0.766196873536266</text:p>
          </table:table-cell>
          <table:table-cell office:value-type="float" office:value="0.0203487508121164" calcext:value-type="float">
            <text:p>0.020348750812116</text:p>
          </table:table-cell>
        </table:table-row>
        <table:table-row table:style-name="ro1">
          <table:table-cell office:value-type="float" office:value="0" calcext:value-type="float">
            <text:p>0</text:p>
          </table:table-cell>
          <table:table-cell office:value-type="float" office:value="0.765543466018949" calcext:value-type="float">
            <text:p>0.765543466018949</text:p>
          </table:table-cell>
          <table:table-cell office:value-type="float" office:value="0.0203932227863858" calcext:value-type="float">
            <text:p>0.020393222786386</text:p>
          </table:table-cell>
        </table:table-row>
        <table:table-row table:style-name="ro1">
          <table:table-cell office:value-type="float" office:value="0" calcext:value-type="float">
            <text:p>0</text:p>
          </table:table-cell>
          <table:table-cell office:value-type="float" office:value="0.765170814194318" calcext:value-type="float">
            <text:p>0.765170814194318</text:p>
          </table:table-cell>
          <table:table-cell office:value-type="float" office:value="0.019517810213381" calcext:value-type="float">
            <text:p>0.019517810213381</text:p>
          </table:table-cell>
        </table:table-row>
        <table:table-row table:style-name="ro1">
          <table:table-cell office:value-type="float" office:value="0" calcext:value-type="float">
            <text:p>0</text:p>
          </table:table-cell>
          <table:table-cell office:value-type="float" office:value="0.764698936667593" calcext:value-type="float">
            <text:p>0.764698936667593</text:p>
          </table:table-cell>
          <table:table-cell office:value-type="float" office:value="0.0203900818846018" calcext:value-type="float">
            <text:p>0.020390081884602</text:p>
          </table:table-cell>
        </table:table-row>
        <table:table-row table:style-name="ro1">
          <table:table-cell office:value-type="float" office:value="0" calcext:value-type="float">
            <text:p>0</text:p>
          </table:table-cell>
          <table:table-cell office:value-type="float" office:value="0.765546133071646" calcext:value-type="float">
            <text:p>0.765546133071646</text:p>
          </table:table-cell>
          <table:table-cell office:value-type="float" office:value="0.0183908779817244" calcext:value-type="float">
            <text:p>0.018390877981725</text:p>
          </table:table-cell>
        </table:table-row>
        <table:table-row table:style-name="ro1">
          <table:table-cell office:value-type="float" office:value="0" calcext:value-type="float">
            <text:p>0</text:p>
          </table:table-cell>
          <table:table-cell office:value-type="float" office:value="0.765672509871938" calcext:value-type="float">
            <text:p>0.765672509871938</text:p>
          </table:table-cell>
          <table:table-cell office:value-type="float" office:value="0.0198451833367332" calcext:value-type="float">
            <text:p>0.019845183336733</text:p>
          </table:table-cell>
        </table:table-row>
        <table:table-row table:style-name="ro1">
          <table:table-cell office:value-type="float" office:value="0" calcext:value-type="float">
            <text:p>0</text:p>
          </table:table-cell>
          <table:table-cell office:value-type="float" office:value="0.762113490424803" calcext:value-type="float">
            <text:p>0.762113490424803</text:p>
          </table:table-cell>
          <table:table-cell office:value-type="float" office:value="0.0206881195761775" calcext:value-type="float">
            <text:p>0.020688119576178</text:p>
          </table:table-cell>
        </table:table-row>
        <table:table-row table:style-name="ro1">
          <table:table-cell office:value-type="float" office:value="0" calcext:value-type="float">
            <text:p>0</text:p>
          </table:table-cell>
          <table:table-cell office:value-type="float" office:value="0.766667898209526" calcext:value-type="float">
            <text:p>0.766667898209526</text:p>
          </table:table-cell>
          <table:table-cell office:value-type="float" office:value="0.0183241200447291" calcext:value-type="float">
            <text:p>0.018324120044729</text:p>
          </table:table-cell>
        </table:table-row>
        <table:table-row table:style-name="ro1">
          <table:table-cell office:value-type="float" office:value="0" calcext:value-type="float">
            <text:p>0</text:p>
          </table:table-cell>
          <table:table-cell office:value-type="float" office:value="0.764666159693668" calcext:value-type="float">
            <text:p>0.764666159693668</text:p>
          </table:table-cell>
          <table:table-cell office:value-type="float" office:value="0.0199599495872651" calcext:value-type="float">
            <text:p>0.019959949587265</text:p>
          </table:table-cell>
        </table:table-row>
        <table:table-row table:style-name="ro1">
          <table:table-cell office:value-type="float" office:value="1" calcext:value-type="float">
            <text:p>1</text:p>
          </table:table-cell>
          <table:table-cell office:value-type="float" office:value="0.766495497296858" calcext:value-type="float">
            <text:p>0.766495497296858</text:p>
          </table:table-cell>
          <table:table-cell office:value-type="float" office:value="0.0189567050845207" calcext:value-type="float">
            <text:p>0.018956705084521</text:p>
          </table:table-cell>
        </table:table-row>
        <table:table-row table:style-name="ro1">
          <table:table-cell office:value-type="float" office:value="0" calcext:value-type="float">
            <text:p>0</text:p>
          </table:table-cell>
          <table:table-cell office:value-type="float" office:value="0.768068406703772" calcext:value-type="float">
            <text:p>0.768068406703772</text:p>
          </table:table-cell>
          <table:table-cell office:value-type="float" office:value="0.0176098020291363" calcext:value-type="float">
            <text:p>0.017609802029136</text:p>
          </table:table-cell>
        </table:table-row>
        <table:table-row table:style-name="ro1">
          <table:table-cell office:value-type="float" office:value="0" calcext:value-type="float">
            <text:p>0</text:p>
          </table:table-cell>
          <table:table-cell office:value-type="float" office:value="0.765050027763967" calcext:value-type="float">
            <text:p>0.765050027763967</text:p>
          </table:table-cell>
          <table:table-cell office:value-type="float" office:value="0.0184276546229742" calcext:value-type="float">
            <text:p>0.018427654622974</text:p>
          </table:table-cell>
        </table:table-row>
        <table:table-row table:style-name="ro1">
          <table:table-cell office:value-type="float" office:value="0" calcext:value-type="float">
            <text:p>0</text:p>
          </table:table-cell>
          <table:table-cell office:value-type="float" office:value="0.761394564950375" calcext:value-type="float">
            <text:p>0.761394564950375</text:p>
          </table:table-cell>
          <table:table-cell office:value-type="float" office:value="0.0208175338358672" calcext:value-type="float">
            <text:p>0.020817533835867</text:p>
          </table:table-cell>
        </table:table-row>
        <table:table-row table:style-name="ro1">
          <table:table-cell office:value-type="float" office:value="0" calcext:value-type="float">
            <text:p>0</text:p>
          </table:table-cell>
          <table:table-cell office:value-type="float" office:value="0.764515711992453" calcext:value-type="float">
            <text:p>0.764515711992453</text:p>
          </table:table-cell>
          <table:table-cell office:value-type="float" office:value="0.0189665773174449" calcext:value-type="float">
            <text:p>0.018966577317445</text:p>
          </table:table-cell>
        </table:table-row>
        <table:table-row table:style-name="ro1">
          <table:table-cell office:value-type="float" office:value="0" calcext:value-type="float">
            <text:p>0</text:p>
          </table:table-cell>
          <table:table-cell office:value-type="float" office:value="0.762249496083475" calcext:value-type="float">
            <text:p>0.762249496083475</text:p>
          </table:table-cell>
          <table:table-cell office:value-type="float" office:value="0.0227250925232888" calcext:value-type="float">
            <text:p>0.022725092523289</text:p>
          </table:table-cell>
        </table:table-row>
        <table:table-row table:style-name="ro1">
          <table:table-cell office:value-type="float" office:value="0" calcext:value-type="float">
            <text:p>0</text:p>
          </table:table-cell>
          <table:table-cell office:value-type="float" office:value="0.763533426712161" calcext:value-type="float">
            <text:p>0.763533426712161</text:p>
          </table:table-cell>
          <table:table-cell office:value-type="float" office:value="0.021041639959996" calcext:value-type="float">
            <text:p>0.021041639959996</text:p>
          </table:table-cell>
        </table:table-row>
        <table:table-row table:style-name="ro1">
          <table:table-cell office:value-type="float" office:value="0" calcext:value-type="float">
            <text:p>0</text:p>
          </table:table-cell>
          <table:table-cell office:value-type="float" office:value="0.767900511223842" calcext:value-type="float">
            <text:p>0.767900511223842</text:p>
          </table:table-cell>
          <table:table-cell office:value-type="float" office:value="0.0186407560915866" calcext:value-type="float">
            <text:p>0.018640756091587</text:p>
          </table:table-cell>
        </table:table-row>
        <table:table-row table:style-name="ro1">
          <table:table-cell office:value-type="float" office:value="0" calcext:value-type="float">
            <text:p>0</text:p>
          </table:table-cell>
          <table:table-cell office:value-type="float" office:value="0.767481018294922" calcext:value-type="float">
            <text:p>0.767481018294922</text:p>
          </table:table-cell>
          <table:table-cell office:value-type="float" office:value="0.0178451904553007" calcext:value-type="float">
            <text:p>0.017845190455301</text:p>
          </table:table-cell>
        </table:table-row>
        <table:table-row table:style-name="ro1">
          <table:table-cell office:value-type="float" office:value="0" calcext:value-type="float">
            <text:p>0</text:p>
          </table:table-cell>
          <table:table-cell office:value-type="float" office:value="0.761852334612199" calcext:value-type="float">
            <text:p>0.761852334612199</text:p>
          </table:table-cell>
          <table:table-cell office:value-type="float" office:value="0.0215998834953109" calcext:value-type="float">
            <text:p>0.021599883495311</text:p>
          </table:table-cell>
        </table:table-row>
        <table:table-row table:style-name="ro1">
          <table:table-cell office:value-type="float" office:value="0" calcext:value-type="float">
            <text:p>0</text:p>
          </table:table-cell>
          <table:table-cell office:value-type="float" office:value="0.761615024335976" calcext:value-type="float">
            <text:p>0.761615024335976</text:p>
          </table:table-cell>
          <table:table-cell office:value-type="float" office:value="0.020265577436732" calcext:value-type="float">
            <text:p>0.020265577436732</text:p>
          </table:table-cell>
        </table:table-row>
        <table:table-row table:style-name="ro1">
          <table:table-cell office:value-type="float" office:value="0" calcext:value-type="float">
            <text:p>0</text:p>
          </table:table-cell>
          <table:table-cell office:value-type="float" office:value="0.765715487887211" calcext:value-type="float">
            <text:p>0.765715487887211</text:p>
          </table:table-cell>
          <table:table-cell office:value-type="float" office:value="0.020546574763006" calcext:value-type="float">
            <text:p>0.020546574763006</text:p>
          </table:table-cell>
        </table:table-row>
        <table:table-row table:style-name="ro1">
          <table:table-cell office:value-type="float" office:value="0" calcext:value-type="float">
            <text:p>0</text:p>
          </table:table-cell>
          <table:table-cell office:value-type="float" office:value="0.763795475251369" calcext:value-type="float">
            <text:p>0.763795475251369</text:p>
          </table:table-cell>
          <table:table-cell office:value-type="float" office:value="0.020408630407347" calcext:value-type="float">
            <text:p>0.020408630407347</text:p>
          </table:table-cell>
        </table:table-row>
        <table:table-row table:style-name="ro1">
          <table:table-cell office:value-type="float" office:value="0" calcext:value-type="float">
            <text:p>0</text:p>
          </table:table-cell>
          <table:table-cell office:value-type="float" office:value="0.765324183391777" calcext:value-type="float">
            <text:p>0.765324183391777</text:p>
          </table:table-cell>
          <table:table-cell office:value-type="float" office:value="0.0187280846239072" calcext:value-type="float">
            <text:p>0.018728084623907</text:p>
          </table:table-cell>
        </table:table-row>
        <table:table-row table:style-name="ro1">
          <table:table-cell office:value-type="float" office:value="0" calcext:value-type="float">
            <text:p>0</text:p>
          </table:table-cell>
          <table:table-cell office:value-type="float" office:value="0.766020780019844" calcext:value-type="float">
            <text:p>0.766020780019844</text:p>
          </table:table-cell>
          <table:table-cell office:value-type="float" office:value="0.0188343768614494" calcext:value-type="float">
            <text:p>0.018834376861449</text:p>
          </table:table-cell>
        </table:table-row>
        <table:table-row table:style-name="ro1">
          <table:table-cell office:value-type="float" office:value="0" calcext:value-type="float">
            <text:p>0</text:p>
          </table:table-cell>
          <table:table-cell office:value-type="float" office:value="0.769019937057461" calcext:value-type="float">
            <text:p>0.769019937057461</text:p>
          </table:table-cell>
          <table:table-cell office:value-type="float" office:value="0.0171464597835459" calcext:value-type="float">
            <text:p>0.017146459783546</text:p>
          </table:table-cell>
        </table:table-row>
        <table:table-row table:style-name="ro1">
          <table:table-cell office:value-type="float" office:value="0" calcext:value-type="float">
            <text:p>0</text:p>
          </table:table-cell>
          <table:table-cell office:value-type="float" office:value="0.764215491682478" calcext:value-type="float">
            <text:p>0.764215491682478</text:p>
          </table:table-cell>
          <table:table-cell office:value-type="float" office:value="0.0200031381495529" calcext:value-type="float">
            <text:p>0.020003138149553</text:p>
          </table:table-cell>
        </table:table-row>
        <table:table-row table:style-name="ro1">
          <table:table-cell office:value-type="float" office:value="0" calcext:value-type="float">
            <text:p>0</text:p>
          </table:table-cell>
          <table:table-cell office:value-type="float" office:value="0.766184314647969" calcext:value-type="float">
            <text:p>0.766184314647969</text:p>
          </table:table-cell>
          <table:table-cell office:value-type="float" office:value="0.0204077098576805" calcext:value-type="float">
            <text:p>0.020407709857681</text:p>
          </table:table-cell>
        </table:table-row>
        <table:table-row table:style-name="ro1">
          <table:table-cell office:value-type="float" office:value="0" calcext:value-type="float">
            <text:p>0</text:p>
          </table:table-cell>
          <table:table-cell office:value-type="float" office:value="0.769208118638603" calcext:value-type="float">
            <text:p>0.769208118638603</text:p>
          </table:table-cell>
          <table:table-cell office:value-type="float" office:value="0.0174515869391364" calcext:value-type="float">
            <text:p>0.017451586939137</text:p>
          </table:table-cell>
        </table:table-row>
        <table:table-row table:style-name="ro1">
          <table:table-cell office:value-type="float" office:value="0" calcext:value-type="float">
            <text:p>0</text:p>
          </table:table-cell>
          <table:table-cell office:value-type="float" office:value="0.767194508395092" calcext:value-type="float">
            <text:p>0.767194508395092</text:p>
          </table:table-cell>
          <table:table-cell office:value-type="float" office:value="0.0193856647375083" calcext:value-type="float">
            <text:p>0.019385664737508</text:p>
          </table:table-cell>
        </table:table-row>
        <table:table-row table:style-name="ro1">
          <table:table-cell office:value-type="float" office:value="0" calcext:value-type="float">
            <text:p>0</text:p>
          </table:table-cell>
          <table:table-cell office:value-type="float" office:value="0.767392671152929" calcext:value-type="float">
            <text:p>0.767392671152929</text:p>
          </table:table-cell>
          <table:table-cell office:value-type="float" office:value="0.017831895338932" calcext:value-type="float">
            <text:p>0.017831895338932</text:p>
          </table:table-cell>
        </table:table-row>
        <table:table-row table:style-name="ro1">
          <table:table-cell office:value-type="float" office:value="0" calcext:value-type="float">
            <text:p>0</text:p>
          </table:table-cell>
          <table:table-cell office:value-type="float" office:value="0.763761738501604" calcext:value-type="float">
            <text:p>0.763761738501604</text:p>
          </table:table-cell>
          <table:table-cell office:value-type="float" office:value="0.017873769961528" calcext:value-type="float">
            <text:p>0.017873769961528</text:p>
          </table:table-cell>
        </table:table-row>
        <table:table-row table:style-name="ro1">
          <table:table-cell office:value-type="float" office:value="0" calcext:value-type="float">
            <text:p>0</text:p>
          </table:table-cell>
          <table:table-cell office:value-type="float" office:value="0.765566351675072" calcext:value-type="float">
            <text:p>0.765566351675072</text:p>
          </table:table-cell>
          <table:table-cell office:value-type="float" office:value="0.020268714901298" calcext:value-type="float">
            <text:p>0.020268714901298</text:p>
          </table:table-cell>
        </table:table-row>
        <table:table-row table:style-name="ro1">
          <table:table-cell office:value-type="float" office:value="0" calcext:value-type="float">
            <text:p>0</text:p>
          </table:table-cell>
          <table:table-cell office:value-type="float" office:value="0.767080080324385" calcext:value-type="float">
            <text:p>0.767080080324385</text:p>
          </table:table-cell>
          <table:table-cell office:value-type="float" office:value="0.0181348337465409" calcext:value-type="float">
            <text:p>0.018134833746541</text:p>
          </table:table-cell>
        </table:table-row>
        <table:table-row table:style-name="ro1">
          <table:table-cell office:value-type="float" office:value="0" calcext:value-type="float">
            <text:p>0</text:p>
          </table:table-cell>
          <table:table-cell office:value-type="float" office:value="0.762767553643062" calcext:value-type="float">
            <text:p>0.762767553643062</text:p>
          </table:table-cell>
          <table:table-cell office:value-type="float" office:value="0.0216074581508634" calcext:value-type="float">
            <text:p>0.021607458150864</text:p>
          </table:table-cell>
        </table:table-row>
        <table:table-row table:style-name="ro1">
          <table:table-cell office:value-type="float" office:value="0" calcext:value-type="float">
            <text:p>0</text:p>
          </table:table-cell>
          <table:table-cell office:value-type="float" office:value="0.766565873987342" calcext:value-type="float">
            <text:p>0.766565873987342</text:p>
          </table:table-cell>
          <table:table-cell office:value-type="float" office:value="0.0199703061880832" calcext:value-type="float">
            <text:p>0.019970306188083</text:p>
          </table:table-cell>
        </table:table-row>
        <table:table-row table:style-name="ro1">
          <table:table-cell office:value-type="float" office:value="0" calcext:value-type="float">
            <text:p>0</text:p>
          </table:table-cell>
          <table:table-cell office:value-type="float" office:value="0.763008468097239" calcext:value-type="float">
            <text:p>0.763008468097239</text:p>
          </table:table-cell>
          <table:table-cell office:value-type="float" office:value="0.0224267415482413" calcext:value-type="float">
            <text:p>0.022426741548241</text:p>
          </table:table-cell>
        </table:table-row>
        <table:table-row table:style-name="ro1">
          <table:table-cell office:value-type="float" office:value="0" calcext:value-type="float">
            <text:p>0</text:p>
          </table:table-cell>
          <table:table-cell office:value-type="float" office:value="0.76587083077813" calcext:value-type="float">
            <text:p>0.76587083077813</text:p>
          </table:table-cell>
          <table:table-cell office:value-type="float" office:value="0.019991696374511" calcext:value-type="float">
            <text:p>0.019991696374511</text:p>
          </table:table-cell>
        </table:table-row>
        <table:table-row table:style-name="ro1">
          <table:table-cell office:value-type="float" office:value="0" calcext:value-type="float">
            <text:p>0</text:p>
          </table:table-cell>
          <table:table-cell office:value-type="float" office:value="0.76906619311409" calcext:value-type="float">
            <text:p>0.76906619311409</text:p>
          </table:table-cell>
          <table:table-cell office:value-type="float" office:value="0.0185546457131014" calcext:value-type="float">
            <text:p>0.018554645713101</text:p>
          </table:table-cell>
        </table:table-row>
        <table:table-row table:style-name="ro1">
          <table:table-cell office:value-type="float" office:value="0" calcext:value-type="float">
            <text:p>0</text:p>
          </table:table-cell>
          <table:table-cell office:value-type="float" office:value="0.765167064763591" calcext:value-type="float">
            <text:p>0.765167064763591</text:p>
          </table:table-cell>
          <table:table-cell office:value-type="float" office:value="0.0196957954490216" calcext:value-type="float">
            <text:p>0.019695795449022</text:p>
          </table:table-cell>
        </table:table-row>
        <table:table-row table:style-name="ro1">
          <table:table-cell office:value-type="float" office:value="0" calcext:value-type="float">
            <text:p>0</text:p>
          </table:table-cell>
          <table:table-cell office:value-type="float" office:value="0.764697145218128" calcext:value-type="float">
            <text:p>0.764697145218128</text:p>
          </table:table-cell>
          <table:table-cell office:value-type="float" office:value="0.0195301709682543" calcext:value-type="float">
            <text:p>0.019530170968254</text:p>
          </table:table-cell>
        </table:table-row>
        <table:table-row table:style-name="ro1">
          <table:table-cell office:value-type="float" office:value="0" calcext:value-type="float">
            <text:p>0</text:p>
          </table:table-cell>
          <table:table-cell office:value-type="float" office:value="0.764961439454094" calcext:value-type="float">
            <text:p>0.764961439454094</text:p>
          </table:table-cell>
          <table:table-cell office:value-type="float" office:value="0.0197983482064261" calcext:value-type="float">
            <text:p>0.019798348206426</text:p>
          </table:table-cell>
        </table:table-row>
        <table:table-row table:style-name="ro1">
          <table:table-cell office:value-type="float" office:value="0" calcext:value-type="float">
            <text:p>0</text:p>
          </table:table-cell>
          <table:table-cell office:value-type="float" office:value="0.76418998644759" calcext:value-type="float">
            <text:p>0.76418998644759</text:p>
          </table:table-cell>
          <table:table-cell office:value-type="float" office:value="0.0187972099174291" calcext:value-type="float">
            <text:p>0.018797209917429</text:p>
          </table:table-cell>
        </table:table-row>
        <table:table-row table:style-name="ro1">
          <table:table-cell office:value-type="float" office:value="0" calcext:value-type="float">
            <text:p>0</text:p>
          </table:table-cell>
          <table:table-cell office:value-type="float" office:value="0.76379047731258" calcext:value-type="float">
            <text:p>0.76379047731258</text:p>
          </table:table-cell>
          <table:table-cell office:value-type="float" office:value="0.0199942323739753" calcext:value-type="float">
            <text:p>0.019994232373975</text:p>
          </table:table-cell>
        </table:table-row>
        <table:table-row table:style-name="ro1">
          <table:table-cell office:value-type="float" office:value="0" calcext:value-type="float">
            <text:p>0</text:p>
          </table:table-cell>
          <table:table-cell office:value-type="float" office:value="0.76608147264595" calcext:value-type="float">
            <text:p>0.76608147264595</text:p>
          </table:table-cell>
          <table:table-cell office:value-type="float" office:value="0.0187521699743301" calcext:value-type="float">
            <text:p>0.01875216997433</text:p>
          </table:table-cell>
        </table:table-row>
        <table:table-row table:style-name="ro1">
          <table:table-cell office:value-type="float" office:value="0" calcext:value-type="float">
            <text:p>0</text:p>
          </table:table-cell>
          <table:table-cell office:value-type="float" office:value="0.766694518941272" calcext:value-type="float">
            <text:p>0.766694518941272</text:p>
          </table:table-cell>
          <table:table-cell office:value-type="float" office:value="0.0179280462787369" calcext:value-type="float">
            <text:p>0.017928046278737</text:p>
          </table:table-cell>
        </table:table-row>
        <table:table-row table:style-name="ro1">
          <table:table-cell office:value-type="float" office:value="0" calcext:value-type="float">
            <text:p>0</text:p>
          </table:table-cell>
          <table:table-cell office:value-type="float" office:value="0.766295129695063" calcext:value-type="float">
            <text:p>0.766295129695063</text:p>
          </table:table-cell>
          <table:table-cell office:value-type="float" office:value="0.0197748913321049" calcext:value-type="float">
            <text:p>0.019774891332105</text:p>
          </table:table-cell>
        </table:table-row>
        <table:table-row table:style-name="ro1">
          <table:table-cell office:value-type="float" office:value="0" calcext:value-type="float">
            <text:p>0</text:p>
          </table:table-cell>
          <table:table-cell office:value-type="float" office:value="0.763413520386322" calcext:value-type="float">
            <text:p>0.763413520386322</text:p>
          </table:table-cell>
          <table:table-cell office:value-type="float" office:value="0.0207872369985811" calcext:value-type="float">
            <text:p>0.020787236998581</text:p>
          </table:table-cell>
        </table:table-row>
        <table:table-row table:style-name="ro1">
          <table:table-cell office:value-type="float" office:value="0" calcext:value-type="float">
            <text:p>0</text:p>
          </table:table-cell>
          <table:table-cell office:value-type="float" office:value="0.76744913082353" calcext:value-type="float">
            <text:p>0.76744913082353</text:p>
          </table:table-cell>
          <table:table-cell office:value-type="float" office:value="0.0178805358248531" calcext:value-type="float">
            <text:p>0.017880535824853</text:p>
          </table:table-cell>
        </table:table-row>
        <table:table-row table:style-name="ro1">
          <table:table-cell office:value-type="float" office:value="0" calcext:value-type="float">
            <text:p>0</text:p>
          </table:table-cell>
          <table:table-cell office:value-type="float" office:value="0.767024562368486" calcext:value-type="float">
            <text:p>0.767024562368486</text:p>
          </table:table-cell>
          <table:table-cell office:value-type="float" office:value="0.0188354323481586" calcext:value-type="float">
            <text:p>0.018835432348159</text:p>
          </table:table-cell>
        </table:table-row>
        <table:table-row table:style-name="ro1">
          <table:table-cell office:value-type="float" office:value="0" calcext:value-type="float">
            <text:p>0</text:p>
          </table:table-cell>
          <table:table-cell office:value-type="float" office:value="0.763148948345937" calcext:value-type="float">
            <text:p>0.763148948345937</text:p>
          </table:table-cell>
          <table:table-cell office:value-type="float" office:value="0.0189552157027426" calcext:value-type="float">
            <text:p>0.018955215702743</text:p>
          </table:table-cell>
        </table:table-row>
        <table:table-row table:style-name="ro1">
          <table:table-cell office:value-type="float" office:value="0" calcext:value-type="float">
            <text:p>0</text:p>
          </table:table-cell>
          <table:table-cell office:value-type="float" office:value="0.768950334003787" calcext:value-type="float">
            <text:p>0.768950334003787</text:p>
          </table:table-cell>
          <table:table-cell office:value-type="float" office:value="0.0173803437067986" calcext:value-type="float">
            <text:p>0.017380343706799</text:p>
          </table:table-cell>
        </table:table-row>
        <table:table-row table:style-name="ro1">
          <table:table-cell office:value-type="float" office:value="0" calcext:value-type="float">
            <text:p>0</text:p>
          </table:table-cell>
          <table:table-cell office:value-type="float" office:value="0.762566649285439" calcext:value-type="float">
            <text:p>0.762566649285439</text:p>
          </table:table-cell>
          <table:table-cell office:value-type="float" office:value="0.022729380840757" calcext:value-type="float">
            <text:p>0.022729380840757</text:p>
          </table:table-cell>
        </table:table-row>
        <table:table-row table:style-name="ro1">
          <table:table-cell office:value-type="float" office:value="0" calcext:value-type="float">
            <text:p>0</text:p>
          </table:table-cell>
          <table:table-cell office:value-type="float" office:value="0.767205349811043" calcext:value-type="float">
            <text:p>0.767205349811043</text:p>
          </table:table-cell>
          <table:table-cell office:value-type="float" office:value="0.020268614371377" calcext:value-type="float">
            <text:p>0.020268614371377</text:p>
          </table:table-cell>
        </table:table-row>
        <table:table-row table:style-name="ro1">
          <table:table-cell office:value-type="float" office:value="0" calcext:value-type="float">
            <text:p>0</text:p>
          </table:table-cell>
          <table:table-cell office:value-type="float" office:value="0.761596734856077" calcext:value-type="float">
            <text:p>0.761596734856077</text:p>
          </table:table-cell>
          <table:table-cell office:value-type="float" office:value="0.022171544178522" calcext:value-type="float">
            <text:p>0.022171544178522</text:p>
          </table:table-cell>
        </table:table-row>
        <table:table-row table:style-name="ro1">
          <table:table-cell office:value-type="float" office:value="0" calcext:value-type="float">
            <text:p>0</text:p>
          </table:table-cell>
          <table:table-cell office:value-type="float" office:value="0.766704961820444" calcext:value-type="float">
            <text:p>0.766704961820444</text:p>
          </table:table-cell>
          <table:table-cell office:value-type="float" office:value="0.0196727380184028" calcext:value-type="float">
            <text:p>0.019672738018403</text:p>
          </table:table-cell>
        </table:table-row>
        <table:table-row table:style-name="ro1">
          <table:table-cell office:value-type="float" office:value="0" calcext:value-type="float">
            <text:p>0</text:p>
          </table:table-cell>
          <table:table-cell office:value-type="float" office:value="0.76737259271927" calcext:value-type="float">
            <text:p>0.76737259271927</text:p>
          </table:table-cell>
          <table:table-cell office:value-type="float" office:value="0.0199694272360865" calcext:value-type="float">
            <text:p>0.019969427236087</text:p>
          </table:table-cell>
        </table:table-row>
        <table:table-row table:style-name="ro1">
          <table:table-cell office:value-type="float" office:value="0" calcext:value-type="float">
            <text:p>0</text:p>
          </table:table-cell>
          <table:table-cell office:value-type="float" office:value="0.7647874335338" calcext:value-type="float">
            <text:p>0.7647874335338</text:p>
          </table:table-cell>
          <table:table-cell office:value-type="float" office:value="0.0203857076127146" calcext:value-type="float">
            <text:p>0.020385707612715</text:p>
          </table:table-cell>
        </table:table-row>
        <table:table-row table:style-name="ro1">
          <table:table-cell office:value-type="float" office:value="0" calcext:value-type="float">
            <text:p>0</text:p>
          </table:table-cell>
          <table:table-cell office:value-type="float" office:value="0.767296182643196" calcext:value-type="float">
            <text:p>0.767296182643196</text:p>
          </table:table-cell>
          <table:table-cell office:value-type="float" office:value="0.0190663516712446" calcext:value-type="float">
            <text:p>0.01906635167124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0T13:56:58.217658027</dc:date>
    <meta:editing-duration>PT5M8S</meta:editing-duration>
    <meta:editing-cycles>2</meta:editing-cycles>
    <meta:generator>LibreOffice/6.0.7.3$Linux_X86_64 LibreOffice_project/00m0$Build-3</meta:generator>
    <meta:document-statistic meta:table-count="1" meta:cell-count="300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aximum="10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color="#000000"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scatter" chart:style-name="ch1">
        <chart:plot-area chart:style-name="ch2" table:cell-range-address="10kGen.B4:10kGen.B1003" svg:x="0.32cm" svg:y="0.18cm" svg:width="15.36cm" svg:height="8.64cm">
          <chartooo:coordinate-region svg:x="1.232cm" svg:y="0.379cm" svg:width="14.076cm" svg:height="7.795cm"/>
          <chart:axis chart:dimension="x" chart:name="primary-x" chart:style-name="ch3"/>
          <chart:axis chart:dimension="y" chart:name="primary-y" chart:style-name="ch4">
            <chart:grid chart:style-name="ch5" chart:class="major"/>
          </chart:axis>
          <chart:series chart:style-name="ch6" chart:values-cell-range-address="10kGen.B4:10kGen.B1003" chart:class="chart:scatter">
            <chart:data-point chart:repeated="100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717175244774206">
                <text:p>0.717175244774206</text:p>
                <draw:g>
                  <svg:desc>10kGen.B4:10kGen.B1003</svg:desc>
                </draw:g>
              </table:table-cell>
            </table:table-row>
            <table:table-row>
              <table:table-cell office:value-type="string">
                <text:p>2</text:p>
              </table:table-cell>
              <table:table-cell office:value-type="float" office:value="0.719873656440104">
                <text:p>0.719873656440104</text:p>
              </table:table-cell>
            </table:table-row>
            <table:table-row>
              <table:table-cell office:value-type="string">
                <text:p>3</text:p>
              </table:table-cell>
              <table:table-cell office:value-type="float" office:value="0.728627159463149">
                <text:p>0.728627159463149</text:p>
              </table:table-cell>
            </table:table-row>
            <table:table-row>
              <table:table-cell office:value-type="string">
                <text:p>4</text:p>
              </table:table-cell>
              <table:table-cell office:value-type="float" office:value="0.734157536872914">
                <text:p>0.734157536872914</text:p>
              </table:table-cell>
            </table:table-row>
            <table:table-row>
              <table:table-cell office:value-type="string">
                <text:p>5</text:p>
              </table:table-cell>
              <table:table-cell office:value-type="float" office:value="0.738351798498459">
                <text:p>0.738351798498459</text:p>
              </table:table-cell>
            </table:table-row>
            <table:table-row>
              <table:table-cell office:value-type="string">
                <text:p>6</text:p>
              </table:table-cell>
              <table:table-cell office:value-type="float" office:value="0.738039816488346">
                <text:p>0.738039816488346</text:p>
              </table:table-cell>
            </table:table-row>
            <table:table-row>
              <table:table-cell office:value-type="string">
                <text:p>7</text:p>
              </table:table-cell>
              <table:table-cell office:value-type="float" office:value="0.737977105235094">
                <text:p>0.737977105235094</text:p>
              </table:table-cell>
            </table:table-row>
            <table:table-row>
              <table:table-cell office:value-type="string">
                <text:p>8</text:p>
              </table:table-cell>
              <table:table-cell office:value-type="float" office:value="0.738243994404805">
                <text:p>0.738243994404805</text:p>
              </table:table-cell>
            </table:table-row>
            <table:table-row>
              <table:table-cell office:value-type="string">
                <text:p>9</text:p>
              </table:table-cell>
              <table:table-cell office:value-type="float" office:value="0.738007660366684">
                <text:p>0.738007660366684</text:p>
              </table:table-cell>
            </table:table-row>
            <table:table-row>
              <table:table-cell office:value-type="string">
                <text:p>10</text:p>
              </table:table-cell>
              <table:table-cell office:value-type="float" office:value="0.738621818772102">
                <text:p>0.738621818772102</text:p>
              </table:table-cell>
            </table:table-row>
            <table:table-row>
              <table:table-cell office:value-type="string">
                <text:p>11</text:p>
              </table:table-cell>
              <table:table-cell office:value-type="float" office:value="0.738342463596374">
                <text:p>0.738342463596374</text:p>
              </table:table-cell>
            </table:table-row>
            <table:table-row>
              <table:table-cell office:value-type="string">
                <text:p>12</text:p>
              </table:table-cell>
              <table:table-cell office:value-type="float" office:value="0.739797432483816">
                <text:p>0.739797432483816</text:p>
              </table:table-cell>
            </table:table-row>
            <table:table-row>
              <table:table-cell office:value-type="string">
                <text:p>13</text:p>
              </table:table-cell>
              <table:table-cell office:value-type="float" office:value="0.740067138453938">
                <text:p>0.740067138453938</text:p>
              </table:table-cell>
            </table:table-row>
            <table:table-row>
              <table:table-cell office:value-type="string">
                <text:p>14</text:p>
              </table:table-cell>
              <table:table-cell office:value-type="float" office:value="0.740102948597587">
                <text:p>0.740102948597587</text:p>
              </table:table-cell>
            </table:table-row>
            <table:table-row>
              <table:table-cell office:value-type="string">
                <text:p>15</text:p>
              </table:table-cell>
              <table:table-cell office:value-type="float" office:value="0.740290794068496">
                <text:p>0.740290794068496</text:p>
              </table:table-cell>
            </table:table-row>
            <table:table-row>
              <table:table-cell office:value-type="string">
                <text:p>16</text:p>
              </table:table-cell>
              <table:table-cell office:value-type="float" office:value="0.741045827291885">
                <text:p>0.741045827291885</text:p>
              </table:table-cell>
            </table:table-row>
            <table:table-row>
              <table:table-cell office:value-type="string">
                <text:p>17</text:p>
              </table:table-cell>
              <table:table-cell office:value-type="float" office:value="0.741272476091657">
                <text:p>0.741272476091657</text:p>
              </table:table-cell>
            </table:table-row>
            <table:table-row>
              <table:table-cell office:value-type="string">
                <text:p>18</text:p>
              </table:table-cell>
              <table:table-cell office:value-type="float" office:value="0.742366190076378">
                <text:p>0.742366190076378</text:p>
              </table:table-cell>
            </table:table-row>
            <table:table-row>
              <table:table-cell office:value-type="string">
                <text:p>19</text:p>
              </table:table-cell>
              <table:table-cell office:value-type="float" office:value="0.742906112027354">
                <text:p>0.742906112027354</text:p>
              </table:table-cell>
            </table:table-row>
            <table:table-row>
              <table:table-cell office:value-type="string">
                <text:p>20</text:p>
              </table:table-cell>
              <table:table-cell office:value-type="float" office:value="0.743022232484843">
                <text:p>0.743022232484843</text:p>
              </table:table-cell>
            </table:table-row>
            <table:table-row>
              <table:table-cell office:value-type="string">
                <text:p>21</text:p>
              </table:table-cell>
              <table:table-cell office:value-type="float" office:value="0.744145245134159">
                <text:p>0.744145245134159</text:p>
              </table:table-cell>
            </table:table-row>
            <table:table-row>
              <table:table-cell office:value-type="string">
                <text:p>22</text:p>
              </table:table-cell>
              <table:table-cell office:value-type="float" office:value="0.745554797378295">
                <text:p>0.745554797378295</text:p>
              </table:table-cell>
            </table:table-row>
            <table:table-row>
              <table:table-cell office:value-type="string">
                <text:p>23</text:p>
              </table:table-cell>
              <table:table-cell office:value-type="float" office:value="0.74665438382978">
                <text:p>0.74665438382978</text:p>
              </table:table-cell>
            </table:table-row>
            <table:table-row>
              <table:table-cell office:value-type="string">
                <text:p>24</text:p>
              </table:table-cell>
              <table:table-cell office:value-type="float" office:value="0.748204447981873">
                <text:p>0.748204447981873</text:p>
              </table:table-cell>
            </table:table-row>
            <table:table-row>
              <table:table-cell office:value-type="string">
                <text:p>25</text:p>
              </table:table-cell>
              <table:table-cell office:value-type="float" office:value="0.748338521739497">
                <text:p>0.748338521739497</text:p>
              </table:table-cell>
            </table:table-row>
            <table:table-row>
              <table:table-cell office:value-type="string">
                <text:p>26</text:p>
              </table:table-cell>
              <table:table-cell office:value-type="float" office:value="0.749368885343403">
                <text:p>0.749368885343403</text:p>
              </table:table-cell>
            </table:table-row>
            <table:table-row>
              <table:table-cell office:value-type="string">
                <text:p>27</text:p>
              </table:table-cell>
              <table:table-cell office:value-type="float" office:value="0.749270603598545">
                <text:p>0.749270603598545</text:p>
              </table:table-cell>
            </table:table-row>
            <table:table-row>
              <table:table-cell office:value-type="string">
                <text:p>28</text:p>
              </table:table-cell>
              <table:table-cell office:value-type="float" office:value="0.749029358062105">
                <text:p>0.749029358062105</text:p>
              </table:table-cell>
            </table:table-row>
            <table:table-row>
              <table:table-cell office:value-type="string">
                <text:p>29</text:p>
              </table:table-cell>
              <table:table-cell office:value-type="float" office:value="0.749851399318374">
                <text:p>0.749851399318374</text:p>
              </table:table-cell>
            </table:table-row>
            <table:table-row>
              <table:table-cell office:value-type="string">
                <text:p>30</text:p>
              </table:table-cell>
              <table:table-cell office:value-type="float" office:value="0.749262919310422">
                <text:p>0.749262919310422</text:p>
              </table:table-cell>
            </table:table-row>
            <table:table-row>
              <table:table-cell office:value-type="string">
                <text:p>31</text:p>
              </table:table-cell>
              <table:table-cell office:value-type="float" office:value="0.749579275556754">
                <text:p>0.749579275556754</text:p>
              </table:table-cell>
            </table:table-row>
            <table:table-row>
              <table:table-cell office:value-type="string">
                <text:p>32</text:p>
              </table:table-cell>
              <table:table-cell office:value-type="float" office:value="0.750949975503352">
                <text:p>0.750949975503352</text:p>
              </table:table-cell>
            </table:table-row>
            <table:table-row>
              <table:table-cell office:value-type="string">
                <text:p>33</text:p>
              </table:table-cell>
              <table:table-cell office:value-type="float" office:value="0.749282922382796">
                <text:p>0.749282922382796</text:p>
              </table:table-cell>
            </table:table-row>
            <table:table-row>
              <table:table-cell office:value-type="string">
                <text:p>34</text:p>
              </table:table-cell>
              <table:table-cell office:value-type="float" office:value="0.747210226001618">
                <text:p>0.747210226001618</text:p>
              </table:table-cell>
            </table:table-row>
            <table:table-row>
              <table:table-cell office:value-type="string">
                <text:p>35</text:p>
              </table:table-cell>
              <table:table-cell office:value-type="float" office:value="0.751128149420244">
                <text:p>0.751128149420244</text:p>
              </table:table-cell>
            </table:table-row>
            <table:table-row>
              <table:table-cell office:value-type="string">
                <text:p>36</text:p>
              </table:table-cell>
              <table:table-cell office:value-type="float" office:value="0.751807890049691">
                <text:p>0.751807890049691</text:p>
              </table:table-cell>
            </table:table-row>
            <table:table-row>
              <table:table-cell office:value-type="string">
                <text:p>37</text:p>
              </table:table-cell>
              <table:table-cell office:value-type="float" office:value="0.749418414869439">
                <text:p>0.749418414869439</text:p>
              </table:table-cell>
            </table:table-row>
            <table:table-row>
              <table:table-cell office:value-type="string">
                <text:p>38</text:p>
              </table:table-cell>
              <table:table-cell office:value-type="float" office:value="0.75149154778641">
                <text:p>0.75149154778641</text:p>
              </table:table-cell>
            </table:table-row>
            <table:table-row>
              <table:table-cell office:value-type="string">
                <text:p>39</text:p>
              </table:table-cell>
              <table:table-cell office:value-type="float" office:value="0.751040151054326">
                <text:p>0.751040151054326</text:p>
              </table:table-cell>
            </table:table-row>
            <table:table-row>
              <table:table-cell office:value-type="string">
                <text:p>40</text:p>
              </table:table-cell>
              <table:table-cell office:value-type="float" office:value="0.751509324056932">
                <text:p>0.751509324056932</text:p>
              </table:table-cell>
            </table:table-row>
            <table:table-row>
              <table:table-cell office:value-type="string">
                <text:p>41</text:p>
              </table:table-cell>
              <table:table-cell office:value-type="float" office:value="0.751387415125423">
                <text:p>0.751387415125423</text:p>
              </table:table-cell>
            </table:table-row>
            <table:table-row>
              <table:table-cell office:value-type="string">
                <text:p>42</text:p>
              </table:table-cell>
              <table:table-cell office:value-type="float" office:value="0.750160518381599">
                <text:p>0.750160518381599</text:p>
              </table:table-cell>
            </table:table-row>
            <table:table-row>
              <table:table-cell office:value-type="string">
                <text:p>43</text:p>
              </table:table-cell>
              <table:table-cell office:value-type="float" office:value="0.750265707323114">
                <text:p>0.750265707323114</text:p>
              </table:table-cell>
            </table:table-row>
            <table:table-row>
              <table:table-cell office:value-type="string">
                <text:p>44</text:p>
              </table:table-cell>
              <table:table-cell office:value-type="float" office:value="0.752716714353912">
                <text:p>0.752716714353912</text:p>
              </table:table-cell>
            </table:table-row>
            <table:table-row>
              <table:table-cell office:value-type="string">
                <text:p>45</text:p>
              </table:table-cell>
              <table:table-cell office:value-type="float" office:value="0.754361161381213">
                <text:p>0.754361161381213</text:p>
              </table:table-cell>
            </table:table-row>
            <table:table-row>
              <table:table-cell office:value-type="string">
                <text:p>46</text:p>
              </table:table-cell>
              <table:table-cell office:value-type="float" office:value="0.753118185935023">
                <text:p>0.753118185935023</text:p>
              </table:table-cell>
            </table:table-row>
            <table:table-row>
              <table:table-cell office:value-type="string">
                <text:p>47</text:p>
              </table:table-cell>
              <table:table-cell office:value-type="float" office:value="0.754130700844063">
                <text:p>0.754130700844063</text:p>
              </table:table-cell>
            </table:table-row>
            <table:table-row>
              <table:table-cell office:value-type="string">
                <text:p>48</text:p>
              </table:table-cell>
              <table:table-cell office:value-type="float" office:value="0.75920487495412">
                <text:p>0.75920487495412</text:p>
              </table:table-cell>
            </table:table-row>
            <table:table-row>
              <table:table-cell office:value-type="string">
                <text:p>49</text:p>
              </table:table-cell>
              <table:table-cell office:value-type="float" office:value="0.757623283098479">
                <text:p>0.757623283098479</text:p>
              </table:table-cell>
            </table:table-row>
            <table:table-row>
              <table:table-cell office:value-type="string">
                <text:p>50</text:p>
              </table:table-cell>
              <table:table-cell office:value-type="float" office:value="0.759432577161177">
                <text:p>0.759432577161177</text:p>
              </table:table-cell>
            </table:table-row>
            <table:table-row>
              <table:table-cell office:value-type="string">
                <text:p>51</text:p>
              </table:table-cell>
              <table:table-cell office:value-type="float" office:value="0.75909506275084">
                <text:p>0.75909506275084</text:p>
              </table:table-cell>
            </table:table-row>
            <table:table-row>
              <table:table-cell office:value-type="string">
                <text:p>52</text:p>
              </table:table-cell>
              <table:table-cell office:value-type="float" office:value="0.758840359231051">
                <text:p>0.758840359231051</text:p>
              </table:table-cell>
            </table:table-row>
            <table:table-row>
              <table:table-cell office:value-type="string">
                <text:p>53</text:p>
              </table:table-cell>
              <table:table-cell office:value-type="float" office:value="0.75795768738182">
                <text:p>0.75795768738182</text:p>
              </table:table-cell>
            </table:table-row>
            <table:table-row>
              <table:table-cell office:value-type="string">
                <text:p>54</text:p>
              </table:table-cell>
              <table:table-cell office:value-type="float" office:value="0.758537500573374">
                <text:p>0.758537500573374</text:p>
              </table:table-cell>
            </table:table-row>
            <table:table-row>
              <table:table-cell office:value-type="string">
                <text:p>55</text:p>
              </table:table-cell>
              <table:table-cell office:value-type="float" office:value="0.759965961147319">
                <text:p>0.759965961147319</text:p>
              </table:table-cell>
            </table:table-row>
            <table:table-row>
              <table:table-cell office:value-type="string">
                <text:p>56</text:p>
              </table:table-cell>
              <table:table-cell office:value-type="float" office:value="0.759262088862172">
                <text:p>0.759262088862172</text:p>
              </table:table-cell>
            </table:table-row>
            <table:table-row>
              <table:table-cell office:value-type="string">
                <text:p>57</text:p>
              </table:table-cell>
              <table:table-cell office:value-type="float" office:value="0.759707092683376">
                <text:p>0.759707092683376</text:p>
              </table:table-cell>
            </table:table-row>
            <table:table-row>
              <table:table-cell office:value-type="string">
                <text:p>58</text:p>
              </table:table-cell>
              <table:table-cell office:value-type="float" office:value="0.760198940885524">
                <text:p>0.760198940885524</text:p>
              </table:table-cell>
            </table:table-row>
            <table:table-row>
              <table:table-cell office:value-type="string">
                <text:p>59</text:p>
              </table:table-cell>
              <table:table-cell office:value-type="float" office:value="0.760918851055273">
                <text:p>0.760918851055273</text:p>
              </table:table-cell>
            </table:table-row>
            <table:table-row>
              <table:table-cell office:value-type="string">
                <text:p>60</text:p>
              </table:table-cell>
              <table:table-cell office:value-type="float" office:value="0.761507833206757">
                <text:p>0.761507833206757</text:p>
              </table:table-cell>
            </table:table-row>
            <table:table-row>
              <table:table-cell office:value-type="string">
                <text:p>61</text:p>
              </table:table-cell>
              <table:table-cell office:value-type="float" office:value="0.762137480105648">
                <text:p>0.762137480105648</text:p>
              </table:table-cell>
            </table:table-row>
            <table:table-row>
              <table:table-cell office:value-type="string">
                <text:p>62</text:p>
              </table:table-cell>
              <table:table-cell office:value-type="float" office:value="0.758973292005444">
                <text:p>0.758973292005444</text:p>
              </table:table-cell>
            </table:table-row>
            <table:table-row>
              <table:table-cell office:value-type="string">
                <text:p>63</text:p>
              </table:table-cell>
              <table:table-cell office:value-type="float" office:value="0.761009822957917">
                <text:p>0.761009822957917</text:p>
              </table:table-cell>
            </table:table-row>
            <table:table-row>
              <table:table-cell office:value-type="string">
                <text:p>64</text:p>
              </table:table-cell>
              <table:table-cell office:value-type="float" office:value="0.760845058271649">
                <text:p>0.760845058271649</text:p>
              </table:table-cell>
            </table:table-row>
            <table:table-row>
              <table:table-cell office:value-type="string">
                <text:p>65</text:p>
              </table:table-cell>
              <table:table-cell office:value-type="float" office:value="0.761523204002692">
                <text:p>0.761523204002692</text:p>
              </table:table-cell>
            </table:table-row>
            <table:table-row>
              <table:table-cell office:value-type="string">
                <text:p>66</text:p>
              </table:table-cell>
              <table:table-cell office:value-type="float" office:value="0.761669131026431">
                <text:p>0.761669131026431</text:p>
              </table:table-cell>
            </table:table-row>
            <table:table-row>
              <table:table-cell office:value-type="string">
                <text:p>67</text:p>
              </table:table-cell>
              <table:table-cell office:value-type="float" office:value="0.759323447092017">
                <text:p>0.759323447092017</text:p>
              </table:table-cell>
            </table:table-row>
            <table:table-row>
              <table:table-cell office:value-type="string">
                <text:p>68</text:p>
              </table:table-cell>
              <table:table-cell office:value-type="float" office:value="0.760737379997049">
                <text:p>0.760737379997049</text:p>
              </table:table-cell>
            </table:table-row>
            <table:table-row>
              <table:table-cell office:value-type="string">
                <text:p>69</text:p>
              </table:table-cell>
              <table:table-cell office:value-type="float" office:value="0.759439980810244">
                <text:p>0.759439980810244</text:p>
              </table:table-cell>
            </table:table-row>
            <table:table-row>
              <table:table-cell office:value-type="string">
                <text:p>70</text:p>
              </table:table-cell>
              <table:table-cell office:value-type="float" office:value="0.762655220087074">
                <text:p>0.762655220087074</text:p>
              </table:table-cell>
            </table:table-row>
            <table:table-row>
              <table:table-cell office:value-type="string">
                <text:p>71</text:p>
              </table:table-cell>
              <table:table-cell office:value-type="float" office:value="0.75920779437963">
                <text:p>0.75920779437963</text:p>
              </table:table-cell>
            </table:table-row>
            <table:table-row>
              <table:table-cell office:value-type="string">
                <text:p>72</text:p>
              </table:table-cell>
              <table:table-cell office:value-type="float" office:value="0.759458130355034">
                <text:p>0.759458130355034</text:p>
              </table:table-cell>
            </table:table-row>
            <table:table-row>
              <table:table-cell office:value-type="string">
                <text:p>73</text:p>
              </table:table-cell>
              <table:table-cell office:value-type="float" office:value="0.761262659652348">
                <text:p>0.761262659652348</text:p>
              </table:table-cell>
            </table:table-row>
            <table:table-row>
              <table:table-cell office:value-type="string">
                <text:p>74</text:p>
              </table:table-cell>
              <table:table-cell office:value-type="float" office:value="0.760061106388913">
                <text:p>0.760061106388913</text:p>
              </table:table-cell>
            </table:table-row>
            <table:table-row>
              <table:table-cell office:value-type="string">
                <text:p>75</text:p>
              </table:table-cell>
              <table:table-cell office:value-type="float" office:value="0.761786434517645">
                <text:p>0.761786434517645</text:p>
              </table:table-cell>
            </table:table-row>
            <table:table-row>
              <table:table-cell office:value-type="string">
                <text:p>76</text:p>
              </table:table-cell>
              <table:table-cell office:value-type="float" office:value="0.760054339049019">
                <text:p>0.760054339049019</text:p>
              </table:table-cell>
            </table:table-row>
            <table:table-row>
              <table:table-cell office:value-type="string">
                <text:p>77</text:p>
              </table:table-cell>
              <table:table-cell office:value-type="float" office:value="0.759482060761186">
                <text:p>0.759482060761186</text:p>
              </table:table-cell>
            </table:table-row>
            <table:table-row>
              <table:table-cell office:value-type="string">
                <text:p>78</text:p>
              </table:table-cell>
              <table:table-cell office:value-type="float" office:value="0.761263398384199">
                <text:p>0.761263398384199</text:p>
              </table:table-cell>
            </table:table-row>
            <table:table-row>
              <table:table-cell office:value-type="string">
                <text:p>79</text:p>
              </table:table-cell>
              <table:table-cell office:value-type="float" office:value="0.757997381962203">
                <text:p>0.757997381962203</text:p>
              </table:table-cell>
            </table:table-row>
            <table:table-row>
              <table:table-cell office:value-type="string">
                <text:p>80</text:p>
              </table:table-cell>
              <table:table-cell office:value-type="float" office:value="0.762109952735206">
                <text:p>0.762109952735206</text:p>
              </table:table-cell>
            </table:table-row>
            <table:table-row>
              <table:table-cell office:value-type="string">
                <text:p>81</text:p>
              </table:table-cell>
              <table:table-cell office:value-type="float" office:value="0.762137728302613">
                <text:p>0.762137728302613</text:p>
              </table:table-cell>
            </table:table-row>
            <table:table-row>
              <table:table-cell office:value-type="string">
                <text:p>82</text:p>
              </table:table-cell>
              <table:table-cell office:value-type="float" office:value="0.759876636280263">
                <text:p>0.759876636280263</text:p>
              </table:table-cell>
            </table:table-row>
            <table:table-row>
              <table:table-cell office:value-type="string">
                <text:p>83</text:p>
              </table:table-cell>
              <table:table-cell office:value-type="float" office:value="0.762582224711942">
                <text:p>0.762582224711942</text:p>
              </table:table-cell>
            </table:table-row>
            <table:table-row>
              <table:table-cell office:value-type="string">
                <text:p>84</text:p>
              </table:table-cell>
              <table:table-cell office:value-type="float" office:value="0.761765477028269">
                <text:p>0.761765477028269</text:p>
              </table:table-cell>
            </table:table-row>
            <table:table-row>
              <table:table-cell office:value-type="string">
                <text:p>85</text:p>
              </table:table-cell>
              <table:table-cell office:value-type="float" office:value="0.759581745695619">
                <text:p>0.759581745695619</text:p>
              </table:table-cell>
            </table:table-row>
            <table:table-row>
              <table:table-cell office:value-type="string">
                <text:p>86</text:p>
              </table:table-cell>
              <table:table-cell office:value-type="float" office:value="0.761794715140445">
                <text:p>0.761794715140445</text:p>
              </table:table-cell>
            </table:table-row>
            <table:table-row>
              <table:table-cell office:value-type="string">
                <text:p>87</text:p>
              </table:table-cell>
              <table:table-cell office:value-type="float" office:value="0.758304903193348">
                <text:p>0.758304903193348</text:p>
              </table:table-cell>
            </table:table-row>
            <table:table-row>
              <table:table-cell office:value-type="string">
                <text:p>88</text:p>
              </table:table-cell>
              <table:table-cell office:value-type="float" office:value="0.761637187211158">
                <text:p>0.761637187211158</text:p>
              </table:table-cell>
            </table:table-row>
            <table:table-row>
              <table:table-cell office:value-type="string">
                <text:p>89</text:p>
              </table:table-cell>
              <table:table-cell office:value-type="float" office:value="0.763913839446402">
                <text:p>0.763913839446402</text:p>
              </table:table-cell>
            </table:table-row>
            <table:table-row>
              <table:table-cell office:value-type="string">
                <text:p>90</text:p>
              </table:table-cell>
              <table:table-cell office:value-type="float" office:value="0.759185285262748">
                <text:p>0.759185285262748</text:p>
              </table:table-cell>
            </table:table-row>
            <table:table-row>
              <table:table-cell office:value-type="string">
                <text:p>91</text:p>
              </table:table-cell>
              <table:table-cell office:value-type="float" office:value="0.760683580548538">
                <text:p>0.760683580548538</text:p>
              </table:table-cell>
            </table:table-row>
            <table:table-row>
              <table:table-cell office:value-type="string">
                <text:p>92</text:p>
              </table:table-cell>
              <table:table-cell office:value-type="float" office:value="0.763472425425238">
                <text:p>0.763472425425238</text:p>
              </table:table-cell>
            </table:table-row>
            <table:table-row>
              <table:table-cell office:value-type="string">
                <text:p>93</text:p>
              </table:table-cell>
              <table:table-cell office:value-type="float" office:value="0.758906011915752">
                <text:p>0.758906011915752</text:p>
              </table:table-cell>
            </table:table-row>
            <table:table-row>
              <table:table-cell office:value-type="string">
                <text:p>94</text:p>
              </table:table-cell>
              <table:table-cell office:value-type="float" office:value="0.763158439158089">
                <text:p>0.763158439158089</text:p>
              </table:table-cell>
            </table:table-row>
            <table:table-row>
              <table:table-cell office:value-type="string">
                <text:p>95</text:p>
              </table:table-cell>
              <table:table-cell office:value-type="float" office:value="0.761677214767755">
                <text:p>0.761677214767755</text:p>
              </table:table-cell>
            </table:table-row>
            <table:table-row>
              <table:table-cell office:value-type="string">
                <text:p>96</text:p>
              </table:table-cell>
              <table:table-cell office:value-type="float" office:value="0.76152224978035">
                <text:p>0.76152224978035</text:p>
              </table:table-cell>
            </table:table-row>
            <table:table-row>
              <table:table-cell office:value-type="string">
                <text:p>97</text:p>
              </table:table-cell>
              <table:table-cell office:value-type="float" office:value="0.761715712947137">
                <text:p>0.761715712947137</text:p>
              </table:table-cell>
            </table:table-row>
            <table:table-row>
              <table:table-cell office:value-type="string">
                <text:p>98</text:p>
              </table:table-cell>
              <table:table-cell office:value-type="float" office:value="0.764044422992997">
                <text:p>0.764044422992997</text:p>
              </table:table-cell>
            </table:table-row>
            <table:table-row>
              <table:table-cell office:value-type="string">
                <text:p>99</text:p>
              </table:table-cell>
              <table:table-cell office:value-type="float" office:value="0.762766242145111">
                <text:p>0.762766242145111</text:p>
              </table:table-cell>
            </table:table-row>
            <table:table-row>
              <table:table-cell office:value-type="string">
                <text:p>100</text:p>
              </table:table-cell>
              <table:table-cell office:value-type="float" office:value="0.762860391547658">
                <text:p>0.762860391547658</text:p>
              </table:table-cell>
            </table:table-row>
            <table:table-row>
              <table:table-cell office:value-type="string">
                <text:p>101</text:p>
              </table:table-cell>
              <table:table-cell office:value-type="float" office:value="0.762603124024401">
                <text:p>0.762603124024401</text:p>
              </table:table-cell>
            </table:table-row>
            <table:table-row>
              <table:table-cell office:value-type="string">
                <text:p>102</text:p>
              </table:table-cell>
              <table:table-cell office:value-type="float" office:value="0.76119818526873">
                <text:p>0.76119818526873</text:p>
              </table:table-cell>
            </table:table-row>
            <table:table-row>
              <table:table-cell office:value-type="string">
                <text:p>103</text:p>
              </table:table-cell>
              <table:table-cell office:value-type="float" office:value="0.760184362603549">
                <text:p>0.760184362603549</text:p>
              </table:table-cell>
            </table:table-row>
            <table:table-row>
              <table:table-cell office:value-type="string">
                <text:p>104</text:p>
              </table:table-cell>
              <table:table-cell office:value-type="float" office:value="0.763376065368504">
                <text:p>0.763376065368504</text:p>
              </table:table-cell>
            </table:table-row>
            <table:table-row>
              <table:table-cell office:value-type="string">
                <text:p>105</text:p>
              </table:table-cell>
              <table:table-cell office:value-type="float" office:value="0.761910863554759">
                <text:p>0.761910863554759</text:p>
              </table:table-cell>
            </table:table-row>
            <table:table-row>
              <table:table-cell office:value-type="string">
                <text:p>106</text:p>
              </table:table-cell>
              <table:table-cell office:value-type="float" office:value="0.763126799668823">
                <text:p>0.763126799668823</text:p>
              </table:table-cell>
            </table:table-row>
            <table:table-row>
              <table:table-cell office:value-type="string">
                <text:p>107</text:p>
              </table:table-cell>
              <table:table-cell office:value-type="float" office:value="0.76265943945742">
                <text:p>0.76265943945742</text:p>
              </table:table-cell>
            </table:table-row>
            <table:table-row>
              <table:table-cell office:value-type="string">
                <text:p>108</text:p>
              </table:table-cell>
              <table:table-cell office:value-type="float" office:value="0.760438305669058">
                <text:p>0.760438305669058</text:p>
              </table:table-cell>
            </table:table-row>
            <table:table-row>
              <table:table-cell office:value-type="string">
                <text:p>109</text:p>
              </table:table-cell>
              <table:table-cell office:value-type="float" office:value="0.763794976029511">
                <text:p>0.763794976029511</text:p>
              </table:table-cell>
            </table:table-row>
            <table:table-row>
              <table:table-cell office:value-type="string">
                <text:p>110</text:p>
              </table:table-cell>
              <table:table-cell office:value-type="float" office:value="0.758746596197299">
                <text:p>0.758746596197299</text:p>
              </table:table-cell>
            </table:table-row>
            <table:table-row>
              <table:table-cell office:value-type="string">
                <text:p>111</text:p>
              </table:table-cell>
              <table:table-cell office:value-type="float" office:value="0.762292004803122">
                <text:p>0.762292004803122</text:p>
              </table:table-cell>
            </table:table-row>
            <table:table-row>
              <table:table-cell office:value-type="string">
                <text:p>112</text:p>
              </table:table-cell>
              <table:table-cell office:value-type="float" office:value="0.760926203096184">
                <text:p>0.760926203096184</text:p>
              </table:table-cell>
            </table:table-row>
            <table:table-row>
              <table:table-cell office:value-type="string">
                <text:p>113</text:p>
              </table:table-cell>
              <table:table-cell office:value-type="float" office:value="0.763127503053224">
                <text:p>0.763127503053224</text:p>
              </table:table-cell>
            </table:table-row>
            <table:table-row>
              <table:table-cell office:value-type="string">
                <text:p>114</text:p>
              </table:table-cell>
              <table:table-cell office:value-type="float" office:value="0.763673725698581">
                <text:p>0.763673725698581</text:p>
              </table:table-cell>
            </table:table-row>
            <table:table-row>
              <table:table-cell office:value-type="string">
                <text:p>115</text:p>
              </table:table-cell>
              <table:table-cell office:value-type="float" office:value="0.761556189647899">
                <text:p>0.761556189647899</text:p>
              </table:table-cell>
            </table:table-row>
            <table:table-row>
              <table:table-cell office:value-type="string">
                <text:p>116</text:p>
              </table:table-cell>
              <table:table-cell office:value-type="float" office:value="0.762151808254808">
                <text:p>0.762151808254808</text:p>
              </table:table-cell>
            </table:table-row>
            <table:table-row>
              <table:table-cell office:value-type="string">
                <text:p>117</text:p>
              </table:table-cell>
              <table:table-cell office:value-type="float" office:value="0.763437485148283">
                <text:p>0.763437485148283</text:p>
              </table:table-cell>
            </table:table-row>
            <table:table-row>
              <table:table-cell office:value-type="string">
                <text:p>118</text:p>
              </table:table-cell>
              <table:table-cell office:value-type="float" office:value="0.766115580572931">
                <text:p>0.766115580572931</text:p>
              </table:table-cell>
            </table:table-row>
            <table:table-row>
              <table:table-cell office:value-type="string">
                <text:p>119</text:p>
              </table:table-cell>
              <table:table-cell office:value-type="float" office:value="0.762380311667843">
                <text:p>0.762380311667843</text:p>
              </table:table-cell>
            </table:table-row>
            <table:table-row>
              <table:table-cell office:value-type="string">
                <text:p>120</text:p>
              </table:table-cell>
              <table:table-cell office:value-type="float" office:value="0.761314634163093">
                <text:p>0.761314634163093</text:p>
              </table:table-cell>
            </table:table-row>
            <table:table-row>
              <table:table-cell office:value-type="string">
                <text:p>121</text:p>
              </table:table-cell>
              <table:table-cell office:value-type="float" office:value="0.761017500402762">
                <text:p>0.761017500402762</text:p>
              </table:table-cell>
            </table:table-row>
            <table:table-row>
              <table:table-cell office:value-type="string">
                <text:p>122</text:p>
              </table:table-cell>
              <table:table-cell office:value-type="float" office:value="0.763040302329592">
                <text:p>0.763040302329592</text:p>
              </table:table-cell>
            </table:table-row>
            <table:table-row>
              <table:table-cell office:value-type="string">
                <text:p>123</text:p>
              </table:table-cell>
              <table:table-cell office:value-type="float" office:value="0.763228231346652">
                <text:p>0.763228231346652</text:p>
              </table:table-cell>
            </table:table-row>
            <table:table-row>
              <table:table-cell office:value-type="string">
                <text:p>124</text:p>
              </table:table-cell>
              <table:table-cell office:value-type="float" office:value="0.76327195830266">
                <text:p>0.76327195830266</text:p>
              </table:table-cell>
            </table:table-row>
            <table:table-row>
              <table:table-cell office:value-type="string">
                <text:p>125</text:p>
              </table:table-cell>
              <table:table-cell office:value-type="float" office:value="0.764512964830454">
                <text:p>0.764512964830454</text:p>
              </table:table-cell>
            </table:table-row>
            <table:table-row>
              <table:table-cell office:value-type="string">
                <text:p>126</text:p>
              </table:table-cell>
              <table:table-cell office:value-type="float" office:value="0.763732912556333">
                <text:p>0.763732912556333</text:p>
              </table:table-cell>
            </table:table-row>
            <table:table-row>
              <table:table-cell office:value-type="string">
                <text:p>127</text:p>
              </table:table-cell>
              <table:table-cell office:value-type="float" office:value="0.763624148507055">
                <text:p>0.763624148507055</text:p>
              </table:table-cell>
            </table:table-row>
            <table:table-row>
              <table:table-cell office:value-type="string">
                <text:p>128</text:p>
              </table:table-cell>
              <table:table-cell office:value-type="float" office:value="0.76056801394884">
                <text:p>0.76056801394884</text:p>
              </table:table-cell>
            </table:table-row>
            <table:table-row>
              <table:table-cell office:value-type="string">
                <text:p>129</text:p>
              </table:table-cell>
              <table:table-cell office:value-type="float" office:value="0.76661214430991">
                <text:p>0.76661214430991</text:p>
              </table:table-cell>
            </table:table-row>
            <table:table-row>
              <table:table-cell office:value-type="string">
                <text:p>130</text:p>
              </table:table-cell>
              <table:table-cell office:value-type="float" office:value="0.760715411562543">
                <text:p>0.760715411562543</text:p>
              </table:table-cell>
            </table:table-row>
            <table:table-row>
              <table:table-cell office:value-type="string">
                <text:p>131</text:p>
              </table:table-cell>
              <table:table-cell office:value-type="float" office:value="0.764813025392079">
                <text:p>0.764813025392079</text:p>
              </table:table-cell>
            </table:table-row>
            <table:table-row>
              <table:table-cell office:value-type="string">
                <text:p>132</text:p>
              </table:table-cell>
              <table:table-cell office:value-type="float" office:value="0.765921546293454">
                <text:p>0.765921546293454</text:p>
              </table:table-cell>
            </table:table-row>
            <table:table-row>
              <table:table-cell office:value-type="string">
                <text:p>133</text:p>
              </table:table-cell>
              <table:table-cell office:value-type="float" office:value="0.762696810242629">
                <text:p>0.762696810242629</text:p>
              </table:table-cell>
            </table:table-row>
            <table:table-row>
              <table:table-cell office:value-type="string">
                <text:p>134</text:p>
              </table:table-cell>
              <table:table-cell office:value-type="float" office:value="0.76280648365999">
                <text:p>0.76280648365999</text:p>
              </table:table-cell>
            </table:table-row>
            <table:table-row>
              <table:table-cell office:value-type="string">
                <text:p>135</text:p>
              </table:table-cell>
              <table:table-cell office:value-type="float" office:value="0.763963188317941">
                <text:p>0.763963188317941</text:p>
              </table:table-cell>
            </table:table-row>
            <table:table-row>
              <table:table-cell office:value-type="string">
                <text:p>136</text:p>
              </table:table-cell>
              <table:table-cell office:value-type="float" office:value="0.765212742907416">
                <text:p>0.765212742907416</text:p>
              </table:table-cell>
            </table:table-row>
            <table:table-row>
              <table:table-cell office:value-type="string">
                <text:p>137</text:p>
              </table:table-cell>
              <table:table-cell office:value-type="float" office:value="0.762536585815827">
                <text:p>0.762536585815827</text:p>
              </table:table-cell>
            </table:table-row>
            <table:table-row>
              <table:table-cell office:value-type="string">
                <text:p>138</text:p>
              </table:table-cell>
              <table:table-cell office:value-type="float" office:value="0.765341860690677">
                <text:p>0.765341860690677</text:p>
              </table:table-cell>
            </table:table-row>
            <table:table-row>
              <table:table-cell office:value-type="string">
                <text:p>139</text:p>
              </table:table-cell>
              <table:table-cell office:value-type="float" office:value="0.763234516470997">
                <text:p>0.763234516470997</text:p>
              </table:table-cell>
            </table:table-row>
            <table:table-row>
              <table:table-cell office:value-type="string">
                <text:p>140</text:p>
              </table:table-cell>
              <table:table-cell office:value-type="float" office:value="0.764419628680851">
                <text:p>0.764419628680851</text:p>
              </table:table-cell>
            </table:table-row>
            <table:table-row>
              <table:table-cell office:value-type="string">
                <text:p>141</text:p>
              </table:table-cell>
              <table:table-cell office:value-type="float" office:value="0.762405971487826">
                <text:p>0.762405971487826</text:p>
              </table:table-cell>
            </table:table-row>
            <table:table-row>
              <table:table-cell office:value-type="string">
                <text:p>142</text:p>
              </table:table-cell>
              <table:table-cell office:value-type="float" office:value="0.763245695214131">
                <text:p>0.763245695214131</text:p>
              </table:table-cell>
            </table:table-row>
            <table:table-row>
              <table:table-cell office:value-type="string">
                <text:p>143</text:p>
              </table:table-cell>
              <table:table-cell office:value-type="float" office:value="0.762450933963919">
                <text:p>0.762450933963919</text:p>
              </table:table-cell>
            </table:table-row>
            <table:table-row>
              <table:table-cell office:value-type="string">
                <text:p>144</text:p>
              </table:table-cell>
              <table:table-cell office:value-type="float" office:value="0.764470375343954">
                <text:p>0.764470375343954</text:p>
              </table:table-cell>
            </table:table-row>
            <table:table-row>
              <table:table-cell office:value-type="string">
                <text:p>145</text:p>
              </table:table-cell>
              <table:table-cell office:value-type="float" office:value="0.764250694325287">
                <text:p>0.764250694325287</text:p>
              </table:table-cell>
            </table:table-row>
            <table:table-row>
              <table:table-cell office:value-type="string">
                <text:p>146</text:p>
              </table:table-cell>
              <table:table-cell office:value-type="float" office:value="0.765565208208464">
                <text:p>0.765565208208464</text:p>
              </table:table-cell>
            </table:table-row>
            <table:table-row>
              <table:table-cell office:value-type="string">
                <text:p>147</text:p>
              </table:table-cell>
              <table:table-cell office:value-type="float" office:value="0.7605255239043">
                <text:p>0.7605255239043</text:p>
              </table:table-cell>
            </table:table-row>
            <table:table-row>
              <table:table-cell office:value-type="string">
                <text:p>148</text:p>
              </table:table-cell>
              <table:table-cell office:value-type="float" office:value="0.765471163287979">
                <text:p>0.765471163287979</text:p>
              </table:table-cell>
            </table:table-row>
            <table:table-row>
              <table:table-cell office:value-type="string">
                <text:p>149</text:p>
              </table:table-cell>
              <table:table-cell office:value-type="float" office:value="0.764358945059223">
                <text:p>0.764358945059223</text:p>
              </table:table-cell>
            </table:table-row>
            <table:table-row>
              <table:table-cell office:value-type="string">
                <text:p>150</text:p>
              </table:table-cell>
              <table:table-cell office:value-type="float" office:value="0.766411075585749">
                <text:p>0.766411075585749</text:p>
              </table:table-cell>
            </table:table-row>
            <table:table-row>
              <table:table-cell office:value-type="string">
                <text:p>151</text:p>
              </table:table-cell>
              <table:table-cell office:value-type="float" office:value="0.765194295538653">
                <text:p>0.765194295538653</text:p>
              </table:table-cell>
            </table:table-row>
            <table:table-row>
              <table:table-cell office:value-type="string">
                <text:p>152</text:p>
              </table:table-cell>
              <table:table-cell office:value-type="float" office:value="0.763567686379354">
                <text:p>0.763567686379354</text:p>
              </table:table-cell>
            </table:table-row>
            <table:table-row>
              <table:table-cell office:value-type="string">
                <text:p>153</text:p>
              </table:table-cell>
              <table:table-cell office:value-type="float" office:value="0.766053715782352">
                <text:p>0.766053715782352</text:p>
              </table:table-cell>
            </table:table-row>
            <table:table-row>
              <table:table-cell office:value-type="string">
                <text:p>154</text:p>
              </table:table-cell>
              <table:table-cell office:value-type="float" office:value="0.767403688145124">
                <text:p>0.767403688145124</text:p>
              </table:table-cell>
            </table:table-row>
            <table:table-row>
              <table:table-cell office:value-type="string">
                <text:p>155</text:p>
              </table:table-cell>
              <table:table-cell office:value-type="float" office:value="0.763444943938587">
                <text:p>0.763444943938587</text:p>
              </table:table-cell>
            </table:table-row>
            <table:table-row>
              <table:table-cell office:value-type="string">
                <text:p>156</text:p>
              </table:table-cell>
              <table:table-cell office:value-type="float" office:value="0.768231791343285">
                <text:p>0.768231791343285</text:p>
              </table:table-cell>
            </table:table-row>
            <table:table-row>
              <table:table-cell office:value-type="string">
                <text:p>157</text:p>
              </table:table-cell>
              <table:table-cell office:value-type="float" office:value="0.766224194891939">
                <text:p>0.766224194891939</text:p>
              </table:table-cell>
            </table:table-row>
            <table:table-row>
              <table:table-cell office:value-type="string">
                <text:p>158</text:p>
              </table:table-cell>
              <table:table-cell office:value-type="float" office:value="0.764672615356432">
                <text:p>0.764672615356432</text:p>
              </table:table-cell>
            </table:table-row>
            <table:table-row>
              <table:table-cell office:value-type="string">
                <text:p>159</text:p>
              </table:table-cell>
              <table:table-cell office:value-type="float" office:value="0.761243038784043">
                <text:p>0.761243038784043</text:p>
              </table:table-cell>
            </table:table-row>
            <table:table-row>
              <table:table-cell office:value-type="string">
                <text:p>160</text:p>
              </table:table-cell>
              <table:table-cell office:value-type="float" office:value="0.764001182026036">
                <text:p>0.764001182026036</text:p>
              </table:table-cell>
            </table:table-row>
            <table:table-row>
              <table:table-cell office:value-type="string">
                <text:p>161</text:p>
              </table:table-cell>
              <table:table-cell office:value-type="float" office:value="0.764598642970174">
                <text:p>0.764598642970174</text:p>
              </table:table-cell>
            </table:table-row>
            <table:table-row>
              <table:table-cell office:value-type="string">
                <text:p>162</text:p>
              </table:table-cell>
              <table:table-cell office:value-type="float" office:value="0.766373994811275">
                <text:p>0.766373994811275</text:p>
              </table:table-cell>
            </table:table-row>
            <table:table-row>
              <table:table-cell office:value-type="string">
                <text:p>163</text:p>
              </table:table-cell>
              <table:table-cell office:value-type="float" office:value="0.764935665974246">
                <text:p>0.764935665974246</text:p>
              </table:table-cell>
            </table:table-row>
            <table:table-row>
              <table:table-cell office:value-type="string">
                <text:p>164</text:p>
              </table:table-cell>
              <table:table-cell office:value-type="float" office:value="0.764339016826862">
                <text:p>0.764339016826862</text:p>
              </table:table-cell>
            </table:table-row>
            <table:table-row>
              <table:table-cell office:value-type="string">
                <text:p>165</text:p>
              </table:table-cell>
              <table:table-cell office:value-type="float" office:value="0.763892728448443">
                <text:p>0.763892728448443</text:p>
              </table:table-cell>
            </table:table-row>
            <table:table-row>
              <table:table-cell office:value-type="string">
                <text:p>166</text:p>
              </table:table-cell>
              <table:table-cell office:value-type="float" office:value="0.764747191108316">
                <text:p>0.764747191108316</text:p>
              </table:table-cell>
            </table:table-row>
            <table:table-row>
              <table:table-cell office:value-type="string">
                <text:p>167</text:p>
              </table:table-cell>
              <table:table-cell office:value-type="float" office:value="0.762790055056385">
                <text:p>0.762790055056385</text:p>
              </table:table-cell>
            </table:table-row>
            <table:table-row>
              <table:table-cell office:value-type="string">
                <text:p>168</text:p>
              </table:table-cell>
              <table:table-cell office:value-type="float" office:value="0.764396921609889">
                <text:p>0.764396921609889</text:p>
              </table:table-cell>
            </table:table-row>
            <table:table-row>
              <table:table-cell office:value-type="string">
                <text:p>169</text:p>
              </table:table-cell>
              <table:table-cell office:value-type="float" office:value="0.766477309104037">
                <text:p>0.766477309104037</text:p>
              </table:table-cell>
            </table:table-row>
            <table:table-row>
              <table:table-cell office:value-type="string">
                <text:p>170</text:p>
              </table:table-cell>
              <table:table-cell office:value-type="float" office:value="0.764463252709202">
                <text:p>0.764463252709202</text:p>
              </table:table-cell>
            </table:table-row>
            <table:table-row>
              <table:table-cell office:value-type="string">
                <text:p>171</text:p>
              </table:table-cell>
              <table:table-cell office:value-type="float" office:value="0.766177856721789">
                <text:p>0.766177856721789</text:p>
              </table:table-cell>
            </table:table-row>
            <table:table-row>
              <table:table-cell office:value-type="string">
                <text:p>172</text:p>
              </table:table-cell>
              <table:table-cell office:value-type="float" office:value="0.762624046436551">
                <text:p>0.762624046436551</text:p>
              </table:table-cell>
            </table:table-row>
            <table:table-row>
              <table:table-cell office:value-type="string">
                <text:p>173</text:p>
              </table:table-cell>
              <table:table-cell office:value-type="float" office:value="0.76569607856754">
                <text:p>0.76569607856754</text:p>
              </table:table-cell>
            </table:table-row>
            <table:table-row>
              <table:table-cell office:value-type="string">
                <text:p>174</text:p>
              </table:table-cell>
              <table:table-cell office:value-type="float" office:value="0.761947754626675">
                <text:p>0.761947754626675</text:p>
              </table:table-cell>
            </table:table-row>
            <table:table-row>
              <table:table-cell office:value-type="string">
                <text:p>175</text:p>
              </table:table-cell>
              <table:table-cell office:value-type="float" office:value="0.766183684905542">
                <text:p>0.766183684905542</text:p>
              </table:table-cell>
            </table:table-row>
            <table:table-row>
              <table:table-cell office:value-type="string">
                <text:p>176</text:p>
              </table:table-cell>
              <table:table-cell office:value-type="float" office:value="0.762000326123245">
                <text:p>0.762000326123245</text:p>
              </table:table-cell>
            </table:table-row>
            <table:table-row>
              <table:table-cell office:value-type="string">
                <text:p>177</text:p>
              </table:table-cell>
              <table:table-cell office:value-type="float" office:value="0.76496047397985">
                <text:p>0.76496047397985</text:p>
              </table:table-cell>
            </table:table-row>
            <table:table-row>
              <table:table-cell office:value-type="string">
                <text:p>178</text:p>
              </table:table-cell>
              <table:table-cell office:value-type="float" office:value="0.768360132509548">
                <text:p>0.768360132509548</text:p>
              </table:table-cell>
            </table:table-row>
            <table:table-row>
              <table:table-cell office:value-type="string">
                <text:p>179</text:p>
              </table:table-cell>
              <table:table-cell office:value-type="float" office:value="0.765998075613892">
                <text:p>0.765998075613892</text:p>
              </table:table-cell>
            </table:table-row>
            <table:table-row>
              <table:table-cell office:value-type="string">
                <text:p>180</text:p>
              </table:table-cell>
              <table:table-cell office:value-type="float" office:value="0.764551591678456">
                <text:p>0.764551591678456</text:p>
              </table:table-cell>
            </table:table-row>
            <table:table-row>
              <table:table-cell office:value-type="string">
                <text:p>181</text:p>
              </table:table-cell>
              <table:table-cell office:value-type="float" office:value="0.765596808875641">
                <text:p>0.765596808875641</text:p>
              </table:table-cell>
            </table:table-row>
            <table:table-row>
              <table:table-cell office:value-type="string">
                <text:p>182</text:p>
              </table:table-cell>
              <table:table-cell office:value-type="float" office:value="0.764140784298922">
                <text:p>0.764140784298922</text:p>
              </table:table-cell>
            </table:table-row>
            <table:table-row>
              <table:table-cell office:value-type="string">
                <text:p>183</text:p>
              </table:table-cell>
              <table:table-cell office:value-type="float" office:value="0.764503862573032">
                <text:p>0.764503862573032</text:p>
              </table:table-cell>
            </table:table-row>
            <table:table-row>
              <table:table-cell office:value-type="string">
                <text:p>184</text:p>
              </table:table-cell>
              <table:table-cell office:value-type="float" office:value="0.766895335557783">
                <text:p>0.766895335557783</text:p>
              </table:table-cell>
            </table:table-row>
            <table:table-row>
              <table:table-cell office:value-type="string">
                <text:p>185</text:p>
              </table:table-cell>
              <table:table-cell office:value-type="float" office:value="0.766099050184304">
                <text:p>0.766099050184304</text:p>
              </table:table-cell>
            </table:table-row>
            <table:table-row>
              <table:table-cell office:value-type="string">
                <text:p>186</text:p>
              </table:table-cell>
              <table:table-cell office:value-type="float" office:value="0.76187473440031">
                <text:p>0.76187473440031</text:p>
              </table:table-cell>
            </table:table-row>
            <table:table-row>
              <table:table-cell office:value-type="string">
                <text:p>187</text:p>
              </table:table-cell>
              <table:table-cell office:value-type="float" office:value="0.7671868238886">
                <text:p>0.7671868238886</text:p>
              </table:table-cell>
            </table:table-row>
            <table:table-row>
              <table:table-cell office:value-type="string">
                <text:p>188</text:p>
              </table:table-cell>
              <table:table-cell office:value-type="float" office:value="0.76714686481207">
                <text:p>0.76714686481207</text:p>
              </table:table-cell>
            </table:table-row>
            <table:table-row>
              <table:table-cell office:value-type="string">
                <text:p>189</text:p>
              </table:table-cell>
              <table:table-cell office:value-type="float" office:value="0.763567367997629">
                <text:p>0.763567367997629</text:p>
              </table:table-cell>
            </table:table-row>
            <table:table-row>
              <table:table-cell office:value-type="string">
                <text:p>190</text:p>
              </table:table-cell>
              <table:table-cell office:value-type="float" office:value="0.765108472690093">
                <text:p>0.765108472690093</text:p>
              </table:table-cell>
            </table:table-row>
            <table:table-row>
              <table:table-cell office:value-type="string">
                <text:p>191</text:p>
              </table:table-cell>
              <table:table-cell office:value-type="float" office:value="0.761839337570293">
                <text:p>0.761839337570293</text:p>
              </table:table-cell>
            </table:table-row>
            <table:table-row>
              <table:table-cell office:value-type="string">
                <text:p>192</text:p>
              </table:table-cell>
              <table:table-cell office:value-type="float" office:value="0.764208882490413">
                <text:p>0.764208882490413</text:p>
              </table:table-cell>
            </table:table-row>
            <table:table-row>
              <table:table-cell office:value-type="string">
                <text:p>193</text:p>
              </table:table-cell>
              <table:table-cell office:value-type="float" office:value="0.763191550155784">
                <text:p>0.763191550155784</text:p>
              </table:table-cell>
            </table:table-row>
            <table:table-row>
              <table:table-cell office:value-type="string">
                <text:p>194</text:p>
              </table:table-cell>
              <table:table-cell office:value-type="float" office:value="0.763257944086845">
                <text:p>0.763257944086845</text:p>
              </table:table-cell>
            </table:table-row>
            <table:table-row>
              <table:table-cell office:value-type="string">
                <text:p>195</text:p>
              </table:table-cell>
              <table:table-cell office:value-type="float" office:value="0.761542847325402">
                <text:p>0.761542847325402</text:p>
              </table:table-cell>
            </table:table-row>
            <table:table-row>
              <table:table-cell office:value-type="string">
                <text:p>196</text:p>
              </table:table-cell>
              <table:table-cell office:value-type="float" office:value="0.765012904329597">
                <text:p>0.765012904329597</text:p>
              </table:table-cell>
            </table:table-row>
            <table:table-row>
              <table:table-cell office:value-type="string">
                <text:p>197</text:p>
              </table:table-cell>
              <table:table-cell office:value-type="float" office:value="0.767109774686712">
                <text:p>0.767109774686712</text:p>
              </table:table-cell>
            </table:table-row>
            <table:table-row>
              <table:table-cell office:value-type="string">
                <text:p>198</text:p>
              </table:table-cell>
              <table:table-cell office:value-type="float" office:value="0.766766849495379">
                <text:p>0.766766849495379</text:p>
              </table:table-cell>
            </table:table-row>
            <table:table-row>
              <table:table-cell office:value-type="string">
                <text:p>199</text:p>
              </table:table-cell>
              <table:table-cell office:value-type="float" office:value="0.764935561342682">
                <text:p>0.764935561342682</text:p>
              </table:table-cell>
            </table:table-row>
            <table:table-row>
              <table:table-cell office:value-type="string">
                <text:p>200</text:p>
              </table:table-cell>
              <table:table-cell office:value-type="float" office:value="0.763290549011755">
                <text:p>0.763290549011755</text:p>
              </table:table-cell>
            </table:table-row>
            <table:table-row>
              <table:table-cell office:value-type="string">
                <text:p>201</text:p>
              </table:table-cell>
              <table:table-cell office:value-type="float" office:value="0.765602875762675">
                <text:p>0.765602875762675</text:p>
              </table:table-cell>
            </table:table-row>
            <table:table-row>
              <table:table-cell office:value-type="string">
                <text:p>202</text:p>
              </table:table-cell>
              <table:table-cell office:value-type="float" office:value="0.767293217939852">
                <text:p>0.767293217939852</text:p>
              </table:table-cell>
            </table:table-row>
            <table:table-row>
              <table:table-cell office:value-type="string">
                <text:p>203</text:p>
              </table:table-cell>
              <table:table-cell office:value-type="float" office:value="0.766192125304627">
                <text:p>0.766192125304627</text:p>
              </table:table-cell>
            </table:table-row>
            <table:table-row>
              <table:table-cell office:value-type="string">
                <text:p>204</text:p>
              </table:table-cell>
              <table:table-cell office:value-type="float" office:value="0.762971589702231">
                <text:p>0.762971589702231</text:p>
              </table:table-cell>
            </table:table-row>
            <table:table-row>
              <table:table-cell office:value-type="string">
                <text:p>205</text:p>
              </table:table-cell>
              <table:table-cell office:value-type="float" office:value="0.764635111347428">
                <text:p>0.764635111347428</text:p>
              </table:table-cell>
            </table:table-row>
            <table:table-row>
              <table:table-cell office:value-type="string">
                <text:p>206</text:p>
              </table:table-cell>
              <table:table-cell office:value-type="float" office:value="0.764067233981269">
                <text:p>0.764067233981269</text:p>
              </table:table-cell>
            </table:table-row>
            <table:table-row>
              <table:table-cell office:value-type="string">
                <text:p>207</text:p>
              </table:table-cell>
              <table:table-cell office:value-type="float" office:value="0.764504343903935">
                <text:p>0.764504343903935</text:p>
              </table:table-cell>
            </table:table-row>
            <table:table-row>
              <table:table-cell office:value-type="string">
                <text:p>208</text:p>
              </table:table-cell>
              <table:table-cell office:value-type="float" office:value="0.767078859349555">
                <text:p>0.767078859349555</text:p>
              </table:table-cell>
            </table:table-row>
            <table:table-row>
              <table:table-cell office:value-type="string">
                <text:p>209</text:p>
              </table:table-cell>
              <table:table-cell office:value-type="float" office:value="0.766730055254343">
                <text:p>0.766730055254343</text:p>
              </table:table-cell>
            </table:table-row>
            <table:table-row>
              <table:table-cell office:value-type="string">
                <text:p>210</text:p>
              </table:table-cell>
              <table:table-cell office:value-type="float" office:value="0.767526105505999">
                <text:p>0.767526105505999</text:p>
              </table:table-cell>
            </table:table-row>
            <table:table-row>
              <table:table-cell office:value-type="string">
                <text:p>211</text:p>
              </table:table-cell>
              <table:table-cell office:value-type="float" office:value="0.764538448206543">
                <text:p>0.764538448206543</text:p>
              </table:table-cell>
            </table:table-row>
            <table:table-row>
              <table:table-cell office:value-type="string">
                <text:p>212</text:p>
              </table:table-cell>
              <table:table-cell office:value-type="float" office:value="0.763797466080091">
                <text:p>0.763797466080091</text:p>
              </table:table-cell>
            </table:table-row>
            <table:table-row>
              <table:table-cell office:value-type="string">
                <text:p>213</text:p>
              </table:table-cell>
              <table:table-cell office:value-type="float" office:value="0.765944001839446">
                <text:p>0.765944001839446</text:p>
              </table:table-cell>
            </table:table-row>
            <table:table-row>
              <table:table-cell office:value-type="string">
                <text:p>214</text:p>
              </table:table-cell>
              <table:table-cell office:value-type="float" office:value="0.763529407351087">
                <text:p>0.763529407351087</text:p>
              </table:table-cell>
            </table:table-row>
            <table:table-row>
              <table:table-cell office:value-type="string">
                <text:p>215</text:p>
              </table:table-cell>
              <table:table-cell office:value-type="float" office:value="0.766332708126203">
                <text:p>0.766332708126203</text:p>
              </table:table-cell>
            </table:table-row>
            <table:table-row>
              <table:table-cell office:value-type="string">
                <text:p>216</text:p>
              </table:table-cell>
              <table:table-cell office:value-type="float" office:value="0.765085146870798">
                <text:p>0.765085146870798</text:p>
              </table:table-cell>
            </table:table-row>
            <table:table-row>
              <table:table-cell office:value-type="string">
                <text:p>217</text:p>
              </table:table-cell>
              <table:table-cell office:value-type="float" office:value="0.763866978650583">
                <text:p>0.763866978650583</text:p>
              </table:table-cell>
            </table:table-row>
            <table:table-row>
              <table:table-cell office:value-type="string">
                <text:p>218</text:p>
              </table:table-cell>
              <table:table-cell office:value-type="float" office:value="0.763723953440354">
                <text:p>0.763723953440354</text:p>
              </table:table-cell>
            </table:table-row>
            <table:table-row>
              <table:table-cell office:value-type="string">
                <text:p>219</text:p>
              </table:table-cell>
              <table:table-cell office:value-type="float" office:value="0.768544503204638">
                <text:p>0.768544503204638</text:p>
              </table:table-cell>
            </table:table-row>
            <table:table-row>
              <table:table-cell office:value-type="string">
                <text:p>220</text:p>
              </table:table-cell>
              <table:table-cell office:value-type="float" office:value="0.759644915644986">
                <text:p>0.759644915644986</text:p>
              </table:table-cell>
            </table:table-row>
            <table:table-row>
              <table:table-cell office:value-type="string">
                <text:p>221</text:p>
              </table:table-cell>
              <table:table-cell office:value-type="float" office:value="0.766464282605251">
                <text:p>0.766464282605251</text:p>
              </table:table-cell>
            </table:table-row>
            <table:table-row>
              <table:table-cell office:value-type="string">
                <text:p>222</text:p>
              </table:table-cell>
              <table:table-cell office:value-type="float" office:value="0.767311867107126">
                <text:p>0.767311867107126</text:p>
              </table:table-cell>
            </table:table-row>
            <table:table-row>
              <table:table-cell office:value-type="string">
                <text:p>223</text:p>
              </table:table-cell>
              <table:table-cell office:value-type="float" office:value="0.763482100773632">
                <text:p>0.763482100773632</text:p>
              </table:table-cell>
            </table:table-row>
            <table:table-row>
              <table:table-cell office:value-type="string">
                <text:p>224</text:p>
              </table:table-cell>
              <table:table-cell office:value-type="float" office:value="0.765135616866663">
                <text:p>0.765135616866663</text:p>
              </table:table-cell>
            </table:table-row>
            <table:table-row>
              <table:table-cell office:value-type="string">
                <text:p>225</text:p>
              </table:table-cell>
              <table:table-cell office:value-type="float" office:value="0.764037721230401">
                <text:p>0.764037721230401</text:p>
              </table:table-cell>
            </table:table-row>
            <table:table-row>
              <table:table-cell office:value-type="string">
                <text:p>226</text:p>
              </table:table-cell>
              <table:table-cell office:value-type="float" office:value="0.76536552558003">
                <text:p>0.76536552558003</text:p>
              </table:table-cell>
            </table:table-row>
            <table:table-row>
              <table:table-cell office:value-type="string">
                <text:p>227</text:p>
              </table:table-cell>
              <table:table-cell office:value-type="float" office:value="0.765232705553488">
                <text:p>0.765232705553488</text:p>
              </table:table-cell>
            </table:table-row>
            <table:table-row>
              <table:table-cell office:value-type="string">
                <text:p>228</text:p>
              </table:table-cell>
              <table:table-cell office:value-type="float" office:value="0.765008355887761">
                <text:p>0.765008355887761</text:p>
              </table:table-cell>
            </table:table-row>
            <table:table-row>
              <table:table-cell office:value-type="string">
                <text:p>229</text:p>
              </table:table-cell>
              <table:table-cell office:value-type="float" office:value="0.764320699775795">
                <text:p>0.764320699775795</text:p>
              </table:table-cell>
            </table:table-row>
            <table:table-row>
              <table:table-cell office:value-type="string">
                <text:p>230</text:p>
              </table:table-cell>
              <table:table-cell office:value-type="float" office:value="0.764602524639936">
                <text:p>0.764602524639936</text:p>
              </table:table-cell>
            </table:table-row>
            <table:table-row>
              <table:table-cell office:value-type="string">
                <text:p>231</text:p>
              </table:table-cell>
              <table:table-cell office:value-type="float" office:value="0.766472624211328">
                <text:p>0.766472624211328</text:p>
              </table:table-cell>
            </table:table-row>
            <table:table-row>
              <table:table-cell office:value-type="string">
                <text:p>232</text:p>
              </table:table-cell>
              <table:table-cell office:value-type="float" office:value="0.764905059738491">
                <text:p>0.764905059738491</text:p>
              </table:table-cell>
            </table:table-row>
            <table:table-row>
              <table:table-cell office:value-type="string">
                <text:p>233</text:p>
              </table:table-cell>
              <table:table-cell office:value-type="float" office:value="0.767822826374579">
                <text:p>0.767822826374579</text:p>
              </table:table-cell>
            </table:table-row>
            <table:table-row>
              <table:table-cell office:value-type="string">
                <text:p>234</text:p>
              </table:table-cell>
              <table:table-cell office:value-type="float" office:value="0.766749192156646">
                <text:p>0.766749192156646</text:p>
              </table:table-cell>
            </table:table-row>
            <table:table-row>
              <table:table-cell office:value-type="string">
                <text:p>235</text:p>
              </table:table-cell>
              <table:table-cell office:value-type="float" office:value="0.765189919740278">
                <text:p>0.765189919740278</text:p>
              </table:table-cell>
            </table:table-row>
            <table:table-row>
              <table:table-cell office:value-type="string">
                <text:p>236</text:p>
              </table:table-cell>
              <table:table-cell office:value-type="float" office:value="0.765392103382152">
                <text:p>0.765392103382152</text:p>
              </table:table-cell>
            </table:table-row>
            <table:table-row>
              <table:table-cell office:value-type="string">
                <text:p>237</text:p>
              </table:table-cell>
              <table:table-cell office:value-type="float" office:value="0.765241787320169">
                <text:p>0.765241787320169</text:p>
              </table:table-cell>
            </table:table-row>
            <table:table-row>
              <table:table-cell office:value-type="string">
                <text:p>238</text:p>
              </table:table-cell>
              <table:table-cell office:value-type="float" office:value="0.766394915702677">
                <text:p>0.766394915702677</text:p>
              </table:table-cell>
            </table:table-row>
            <table:table-row>
              <table:table-cell office:value-type="string">
                <text:p>239</text:p>
              </table:table-cell>
              <table:table-cell office:value-type="float" office:value="0.765008139424222">
                <text:p>0.765008139424222</text:p>
              </table:table-cell>
            </table:table-row>
            <table:table-row>
              <table:table-cell office:value-type="string">
                <text:p>240</text:p>
              </table:table-cell>
              <table:table-cell office:value-type="float" office:value="0.765533733418612">
                <text:p>0.765533733418612</text:p>
              </table:table-cell>
            </table:table-row>
            <table:table-row>
              <table:table-cell office:value-type="string">
                <text:p>241</text:p>
              </table:table-cell>
              <table:table-cell office:value-type="float" office:value="0.765270580436455">
                <text:p>0.765270580436455</text:p>
              </table:table-cell>
            </table:table-row>
            <table:table-row>
              <table:table-cell office:value-type="string">
                <text:p>242</text:p>
              </table:table-cell>
              <table:table-cell office:value-type="float" office:value="0.766437025476799">
                <text:p>0.766437025476799</text:p>
              </table:table-cell>
            </table:table-row>
            <table:table-row>
              <table:table-cell office:value-type="string">
                <text:p>243</text:p>
              </table:table-cell>
              <table:table-cell office:value-type="float" office:value="0.763493618080557">
                <text:p>0.763493618080557</text:p>
              </table:table-cell>
            </table:table-row>
            <table:table-row>
              <table:table-cell office:value-type="string">
                <text:p>244</text:p>
              </table:table-cell>
              <table:table-cell office:value-type="float" office:value="0.76700046506922">
                <text:p>0.76700046506922</text:p>
              </table:table-cell>
            </table:table-row>
            <table:table-row>
              <table:table-cell office:value-type="string">
                <text:p>245</text:p>
              </table:table-cell>
              <table:table-cell office:value-type="float" office:value="0.765598490259436">
                <text:p>0.765598490259436</text:p>
              </table:table-cell>
            </table:table-row>
            <table:table-row>
              <table:table-cell office:value-type="string">
                <text:p>246</text:p>
              </table:table-cell>
              <table:table-cell office:value-type="float" office:value="0.766464342986224">
                <text:p>0.766464342986224</text:p>
              </table:table-cell>
            </table:table-row>
            <table:table-row>
              <table:table-cell office:value-type="string">
                <text:p>247</text:p>
              </table:table-cell>
              <table:table-cell office:value-type="float" office:value="0.764886706770486">
                <text:p>0.764886706770486</text:p>
              </table:table-cell>
            </table:table-row>
            <table:table-row>
              <table:table-cell office:value-type="string">
                <text:p>248</text:p>
              </table:table-cell>
              <table:table-cell office:value-type="float" office:value="0.763801563242702">
                <text:p>0.763801563242702</text:p>
              </table:table-cell>
            </table:table-row>
            <table:table-row>
              <table:table-cell office:value-type="string">
                <text:p>249</text:p>
              </table:table-cell>
              <table:table-cell office:value-type="float" office:value="0.764489283813485">
                <text:p>0.764489283813485</text:p>
              </table:table-cell>
            </table:table-row>
            <table:table-row>
              <table:table-cell office:value-type="string">
                <text:p>250</text:p>
              </table:table-cell>
              <table:table-cell office:value-type="float" office:value="0.764018053010417">
                <text:p>0.764018053010417</text:p>
              </table:table-cell>
            </table:table-row>
            <table:table-row>
              <table:table-cell office:value-type="string">
                <text:p>251</text:p>
              </table:table-cell>
              <table:table-cell office:value-type="float" office:value="0.764702847774758">
                <text:p>0.764702847774758</text:p>
              </table:table-cell>
            </table:table-row>
            <table:table-row>
              <table:table-cell office:value-type="string">
                <text:p>252</text:p>
              </table:table-cell>
              <table:table-cell office:value-type="float" office:value="0.765564453275449">
                <text:p>0.765564453275449</text:p>
              </table:table-cell>
            </table:table-row>
            <table:table-row>
              <table:table-cell office:value-type="string">
                <text:p>253</text:p>
              </table:table-cell>
              <table:table-cell office:value-type="float" office:value="0.76485999784032">
                <text:p>0.76485999784032</text:p>
              </table:table-cell>
            </table:table-row>
            <table:table-row>
              <table:table-cell office:value-type="string">
                <text:p>254</text:p>
              </table:table-cell>
              <table:table-cell office:value-type="float" office:value="0.767493333880688">
                <text:p>0.767493333880688</text:p>
              </table:table-cell>
            </table:table-row>
            <table:table-row>
              <table:table-cell office:value-type="string">
                <text:p>255</text:p>
              </table:table-cell>
              <table:table-cell office:value-type="float" office:value="0.766602392905142">
                <text:p>0.766602392905142</text:p>
              </table:table-cell>
            </table:table-row>
            <table:table-row>
              <table:table-cell office:value-type="string">
                <text:p>256</text:p>
              </table:table-cell>
              <table:table-cell office:value-type="float" office:value="0.769166057967306">
                <text:p>0.769166057967306</text:p>
              </table:table-cell>
            </table:table-row>
            <table:table-row>
              <table:table-cell office:value-type="string">
                <text:p>257</text:p>
              </table:table-cell>
              <table:table-cell office:value-type="float" office:value="0.766479870765215">
                <text:p>0.766479870765215</text:p>
              </table:table-cell>
            </table:table-row>
            <table:table-row>
              <table:table-cell office:value-type="string">
                <text:p>258</text:p>
              </table:table-cell>
              <table:table-cell office:value-type="float" office:value="0.765601635730815">
                <text:p>0.765601635730815</text:p>
              </table:table-cell>
            </table:table-row>
            <table:table-row>
              <table:table-cell office:value-type="string">
                <text:p>259</text:p>
              </table:table-cell>
              <table:table-cell office:value-type="float" office:value="0.76400691634906">
                <text:p>0.76400691634906</text:p>
              </table:table-cell>
            </table:table-row>
            <table:table-row>
              <table:table-cell office:value-type="string">
                <text:p>260</text:p>
              </table:table-cell>
              <table:table-cell office:value-type="float" office:value="0.764746160153193">
                <text:p>0.764746160153193</text:p>
              </table:table-cell>
            </table:table-row>
            <table:table-row>
              <table:table-cell office:value-type="string">
                <text:p>261</text:p>
              </table:table-cell>
              <table:table-cell office:value-type="float" office:value="0.764857859852904">
                <text:p>0.764857859852904</text:p>
              </table:table-cell>
            </table:table-row>
            <table:table-row>
              <table:table-cell office:value-type="string">
                <text:p>262</text:p>
              </table:table-cell>
              <table:table-cell office:value-type="float" office:value="0.766677404434967">
                <text:p>0.766677404434967</text:p>
              </table:table-cell>
            </table:table-row>
            <table:table-row>
              <table:table-cell office:value-type="string">
                <text:p>263</text:p>
              </table:table-cell>
              <table:table-cell office:value-type="float" office:value="0.766026867024206">
                <text:p>0.766026867024206</text:p>
              </table:table-cell>
            </table:table-row>
            <table:table-row>
              <table:table-cell office:value-type="string">
                <text:p>264</text:p>
              </table:table-cell>
              <table:table-cell office:value-type="float" office:value="0.768418412256351">
                <text:p>0.768418412256351</text:p>
              </table:table-cell>
            </table:table-row>
            <table:table-row>
              <table:table-cell office:value-type="string">
                <text:p>265</text:p>
              </table:table-cell>
              <table:table-cell office:value-type="float" office:value="0.766589949484643">
                <text:p>0.766589949484643</text:p>
              </table:table-cell>
            </table:table-row>
            <table:table-row>
              <table:table-cell office:value-type="string">
                <text:p>266</text:p>
              </table:table-cell>
              <table:table-cell office:value-type="float" office:value="0.768434023935298">
                <text:p>0.768434023935298</text:p>
              </table:table-cell>
            </table:table-row>
            <table:table-row>
              <table:table-cell office:value-type="string">
                <text:p>267</text:p>
              </table:table-cell>
              <table:table-cell office:value-type="float" office:value="0.767241223382357">
                <text:p>0.767241223382357</text:p>
              </table:table-cell>
            </table:table-row>
            <table:table-row>
              <table:table-cell office:value-type="string">
                <text:p>268</text:p>
              </table:table-cell>
              <table:table-cell office:value-type="float" office:value="0.765771349542273">
                <text:p>0.765771349542273</text:p>
              </table:table-cell>
            </table:table-row>
            <table:table-row>
              <table:table-cell office:value-type="string">
                <text:p>269</text:p>
              </table:table-cell>
              <table:table-cell office:value-type="float" office:value="0.766693889263368">
                <text:p>0.766693889263368</text:p>
              </table:table-cell>
            </table:table-row>
            <table:table-row>
              <table:table-cell office:value-type="string">
                <text:p>270</text:p>
              </table:table-cell>
              <table:table-cell office:value-type="float" office:value="0.764093390240757">
                <text:p>0.764093390240757</text:p>
              </table:table-cell>
            </table:table-row>
            <table:table-row>
              <table:table-cell office:value-type="string">
                <text:p>271</text:p>
              </table:table-cell>
              <table:table-cell office:value-type="float" office:value="0.766662405404919">
                <text:p>0.766662405404919</text:p>
              </table:table-cell>
            </table:table-row>
            <table:table-row>
              <table:table-cell office:value-type="string">
                <text:p>272</text:p>
              </table:table-cell>
              <table:table-cell office:value-type="float" office:value="0.763681601183634">
                <text:p>0.763681601183634</text:p>
              </table:table-cell>
            </table:table-row>
            <table:table-row>
              <table:table-cell office:value-type="string">
                <text:p>273</text:p>
              </table:table-cell>
              <table:table-cell office:value-type="float" office:value="0.7664437760877">
                <text:p>0.7664437760877</text:p>
              </table:table-cell>
            </table:table-row>
            <table:table-row>
              <table:table-cell office:value-type="string">
                <text:p>274</text:p>
              </table:table-cell>
              <table:table-cell office:value-type="float" office:value="0.765263357977785">
                <text:p>0.765263357977785</text:p>
              </table:table-cell>
            </table:table-row>
            <table:table-row>
              <table:table-cell office:value-type="string">
                <text:p>275</text:p>
              </table:table-cell>
              <table:table-cell office:value-type="float" office:value="0.764412400327268">
                <text:p>0.764412400327268</text:p>
              </table:table-cell>
            </table:table-row>
            <table:table-row>
              <table:table-cell office:value-type="string">
                <text:p>276</text:p>
              </table:table-cell>
              <table:table-cell office:value-type="float" office:value="0.760922597523719">
                <text:p>0.760922597523719</text:p>
              </table:table-cell>
            </table:table-row>
            <table:table-row>
              <table:table-cell office:value-type="string">
                <text:p>277</text:p>
              </table:table-cell>
              <table:table-cell office:value-type="float" office:value="0.765257418459793">
                <text:p>0.765257418459793</text:p>
              </table:table-cell>
            </table:table-row>
            <table:table-row>
              <table:table-cell office:value-type="string">
                <text:p>278</text:p>
              </table:table-cell>
              <table:table-cell office:value-type="float" office:value="0.767596238179532">
                <text:p>0.767596238179532</text:p>
              </table:table-cell>
            </table:table-row>
            <table:table-row>
              <table:table-cell office:value-type="string">
                <text:p>279</text:p>
              </table:table-cell>
              <table:table-cell office:value-type="float" office:value="0.764183547450722">
                <text:p>0.764183547450722</text:p>
              </table:table-cell>
            </table:table-row>
            <table:table-row>
              <table:table-cell office:value-type="string">
                <text:p>280</text:p>
              </table:table-cell>
              <table:table-cell office:value-type="float" office:value="0.766268819706082">
                <text:p>0.766268819706082</text:p>
              </table:table-cell>
            </table:table-row>
            <table:table-row>
              <table:table-cell office:value-type="string">
                <text:p>281</text:p>
              </table:table-cell>
              <table:table-cell office:value-type="float" office:value="0.767667063096124">
                <text:p>0.767667063096124</text:p>
              </table:table-cell>
            </table:table-row>
            <table:table-row>
              <table:table-cell office:value-type="string">
                <text:p>282</text:p>
              </table:table-cell>
              <table:table-cell office:value-type="float" office:value="0.763969412172853">
                <text:p>0.763969412172853</text:p>
              </table:table-cell>
            </table:table-row>
            <table:table-row>
              <table:table-cell office:value-type="string">
                <text:p>283</text:p>
              </table:table-cell>
              <table:table-cell office:value-type="float" office:value="0.766968785943555">
                <text:p>0.766968785943555</text:p>
              </table:table-cell>
            </table:table-row>
            <table:table-row>
              <table:table-cell office:value-type="string">
                <text:p>284</text:p>
              </table:table-cell>
              <table:table-cell office:value-type="float" office:value="0.766653106287035">
                <text:p>0.766653106287035</text:p>
              </table:table-cell>
            </table:table-row>
            <table:table-row>
              <table:table-cell office:value-type="string">
                <text:p>285</text:p>
              </table:table-cell>
              <table:table-cell office:value-type="float" office:value="0.764965278895335">
                <text:p>0.764965278895335</text:p>
              </table:table-cell>
            </table:table-row>
            <table:table-row>
              <table:table-cell office:value-type="string">
                <text:p>286</text:p>
              </table:table-cell>
              <table:table-cell office:value-type="float" office:value="0.764806851416013">
                <text:p>0.764806851416013</text:p>
              </table:table-cell>
            </table:table-row>
            <table:table-row>
              <table:table-cell office:value-type="string">
                <text:p>287</text:p>
              </table:table-cell>
              <table:table-cell office:value-type="float" office:value="0.768883386368981">
                <text:p>0.768883386368981</text:p>
              </table:table-cell>
            </table:table-row>
            <table:table-row>
              <table:table-cell office:value-type="string">
                <text:p>288</text:p>
              </table:table-cell>
              <table:table-cell office:value-type="float" office:value="0.766190125729411">
                <text:p>0.766190125729411</text:p>
              </table:table-cell>
            </table:table-row>
            <table:table-row>
              <table:table-cell office:value-type="string">
                <text:p>289</text:p>
              </table:table-cell>
              <table:table-cell office:value-type="float" office:value="0.765825115169305">
                <text:p>0.765825115169305</text:p>
              </table:table-cell>
            </table:table-row>
            <table:table-row>
              <table:table-cell office:value-type="string">
                <text:p>290</text:p>
              </table:table-cell>
              <table:table-cell office:value-type="float" office:value="0.765319850998183">
                <text:p>0.765319850998183</text:p>
              </table:table-cell>
            </table:table-row>
            <table:table-row>
              <table:table-cell office:value-type="string">
                <text:p>291</text:p>
              </table:table-cell>
              <table:table-cell office:value-type="float" office:value="0.766230657257756">
                <text:p>0.766230657257756</text:p>
              </table:table-cell>
            </table:table-row>
            <table:table-row>
              <table:table-cell office:value-type="string">
                <text:p>292</text:p>
              </table:table-cell>
              <table:table-cell office:value-type="float" office:value="0.765697199945189">
                <text:p>0.765697199945189</text:p>
              </table:table-cell>
            </table:table-row>
            <table:table-row>
              <table:table-cell office:value-type="string">
                <text:p>293</text:p>
              </table:table-cell>
              <table:table-cell office:value-type="float" office:value="0.766616748234672">
                <text:p>0.766616748234672</text:p>
              </table:table-cell>
            </table:table-row>
            <table:table-row>
              <table:table-cell office:value-type="string">
                <text:p>294</text:p>
              </table:table-cell>
              <table:table-cell office:value-type="float" office:value="0.768481937671702">
                <text:p>0.768481937671702</text:p>
              </table:table-cell>
            </table:table-row>
            <table:table-row>
              <table:table-cell office:value-type="string">
                <text:p>295</text:p>
              </table:table-cell>
              <table:table-cell office:value-type="float" office:value="0.766954410923699">
                <text:p>0.766954410923699</text:p>
              </table:table-cell>
            </table:table-row>
            <table:table-row>
              <table:table-cell office:value-type="string">
                <text:p>296</text:p>
              </table:table-cell>
              <table:table-cell office:value-type="float" office:value="0.766340954566233">
                <text:p>0.766340954566233</text:p>
              </table:table-cell>
            </table:table-row>
            <table:table-row>
              <table:table-cell office:value-type="string">
                <text:p>297</text:p>
              </table:table-cell>
              <table:table-cell office:value-type="float" office:value="0.767478499199956">
                <text:p>0.767478499199956</text:p>
              </table:table-cell>
            </table:table-row>
            <table:table-row>
              <table:table-cell office:value-type="string">
                <text:p>298</text:p>
              </table:table-cell>
              <table:table-cell office:value-type="float" office:value="0.764592249261794">
                <text:p>0.764592249261794</text:p>
              </table:table-cell>
            </table:table-row>
            <table:table-row>
              <table:table-cell office:value-type="string">
                <text:p>299</text:p>
              </table:table-cell>
              <table:table-cell office:value-type="float" office:value="0.766543595103914">
                <text:p>0.766543595103914</text:p>
              </table:table-cell>
            </table:table-row>
            <table:table-row>
              <table:table-cell office:value-type="string">
                <text:p>300</text:p>
              </table:table-cell>
              <table:table-cell office:value-type="float" office:value="0.766037087647242">
                <text:p>0.766037087647242</text:p>
              </table:table-cell>
            </table:table-row>
            <table:table-row>
              <table:table-cell office:value-type="string">
                <text:p>301</text:p>
              </table:table-cell>
              <table:table-cell office:value-type="float" office:value="0.768424647068712">
                <text:p>0.768424647068712</text:p>
              </table:table-cell>
            </table:table-row>
            <table:table-row>
              <table:table-cell office:value-type="string">
                <text:p>302</text:p>
              </table:table-cell>
              <table:table-cell office:value-type="float" office:value="0.764860662831365">
                <text:p>0.764860662831365</text:p>
              </table:table-cell>
            </table:table-row>
            <table:table-row>
              <table:table-cell office:value-type="string">
                <text:p>303</text:p>
              </table:table-cell>
              <table:table-cell office:value-type="float" office:value="0.763978018909019">
                <text:p>0.763978018909019</text:p>
              </table:table-cell>
            </table:table-row>
            <table:table-row>
              <table:table-cell office:value-type="string">
                <text:p>304</text:p>
              </table:table-cell>
              <table:table-cell office:value-type="float" office:value="0.768085974471471">
                <text:p>0.768085974471471</text:p>
              </table:table-cell>
            </table:table-row>
            <table:table-row>
              <table:table-cell office:value-type="string">
                <text:p>305</text:p>
              </table:table-cell>
              <table:table-cell office:value-type="float" office:value="0.767520646302692">
                <text:p>0.767520646302692</text:p>
              </table:table-cell>
            </table:table-row>
            <table:table-row>
              <table:table-cell office:value-type="string">
                <text:p>306</text:p>
              </table:table-cell>
              <table:table-cell office:value-type="float" office:value="0.765303182786498">
                <text:p>0.765303182786498</text:p>
              </table:table-cell>
            </table:table-row>
            <table:table-row>
              <table:table-cell office:value-type="string">
                <text:p>307</text:p>
              </table:table-cell>
              <table:table-cell office:value-type="float" office:value="0.766016741002386">
                <text:p>0.766016741002386</text:p>
              </table:table-cell>
            </table:table-row>
            <table:table-row>
              <table:table-cell office:value-type="string">
                <text:p>308</text:p>
              </table:table-cell>
              <table:table-cell office:value-type="float" office:value="0.766914152963309">
                <text:p>0.766914152963309</text:p>
              </table:table-cell>
            </table:table-row>
            <table:table-row>
              <table:table-cell office:value-type="string">
                <text:p>309</text:p>
              </table:table-cell>
              <table:table-cell office:value-type="float" office:value="0.766989193530295">
                <text:p>0.766989193530295</text:p>
              </table:table-cell>
            </table:table-row>
            <table:table-row>
              <table:table-cell office:value-type="string">
                <text:p>310</text:p>
              </table:table-cell>
              <table:table-cell office:value-type="float" office:value="0.768578926633708">
                <text:p>0.768578926633708</text:p>
              </table:table-cell>
            </table:table-row>
            <table:table-row>
              <table:table-cell office:value-type="string">
                <text:p>311</text:p>
              </table:table-cell>
              <table:table-cell office:value-type="float" office:value="0.768913893197603">
                <text:p>0.768913893197603</text:p>
              </table:table-cell>
            </table:table-row>
            <table:table-row>
              <table:table-cell office:value-type="string">
                <text:p>312</text:p>
              </table:table-cell>
              <table:table-cell office:value-type="float" office:value="0.766644921668418">
                <text:p>0.766644921668418</text:p>
              </table:table-cell>
            </table:table-row>
            <table:table-row>
              <table:table-cell office:value-type="string">
                <text:p>313</text:p>
              </table:table-cell>
              <table:table-cell office:value-type="float" office:value="0.765712530778872">
                <text:p>0.765712530778872</text:p>
              </table:table-cell>
            </table:table-row>
            <table:table-row>
              <table:table-cell office:value-type="string">
                <text:p>314</text:p>
              </table:table-cell>
              <table:table-cell office:value-type="float" office:value="0.766978550807193">
                <text:p>0.766978550807193</text:p>
              </table:table-cell>
            </table:table-row>
            <table:table-row>
              <table:table-cell office:value-type="string">
                <text:p>315</text:p>
              </table:table-cell>
              <table:table-cell office:value-type="float" office:value="0.766232167056311">
                <text:p>0.766232167056311</text:p>
              </table:table-cell>
            </table:table-row>
            <table:table-row>
              <table:table-cell office:value-type="string">
                <text:p>316</text:p>
              </table:table-cell>
              <table:table-cell office:value-type="float" office:value="0.765620144605236">
                <text:p>0.765620144605236</text:p>
              </table:table-cell>
            </table:table-row>
            <table:table-row>
              <table:table-cell office:value-type="string">
                <text:p>317</text:p>
              </table:table-cell>
              <table:table-cell office:value-type="float" office:value="0.764514273178724">
                <text:p>0.764514273178724</text:p>
              </table:table-cell>
            </table:table-row>
            <table:table-row>
              <table:table-cell office:value-type="string">
                <text:p>318</text:p>
              </table:table-cell>
              <table:table-cell office:value-type="float" office:value="0.768253970455788">
                <text:p>0.768253970455788</text:p>
              </table:table-cell>
            </table:table-row>
            <table:table-row>
              <table:table-cell office:value-type="string">
                <text:p>319</text:p>
              </table:table-cell>
              <table:table-cell office:value-type="float" office:value="0.767499751426907">
                <text:p>0.767499751426907</text:p>
              </table:table-cell>
            </table:table-row>
            <table:table-row>
              <table:table-cell office:value-type="string">
                <text:p>320</text:p>
              </table:table-cell>
              <table:table-cell office:value-type="float" office:value="0.765892485140717">
                <text:p>0.765892485140717</text:p>
              </table:table-cell>
            </table:table-row>
            <table:table-row>
              <table:table-cell office:value-type="string">
                <text:p>321</text:p>
              </table:table-cell>
              <table:table-cell office:value-type="float" office:value="0.766115567077326">
                <text:p>0.766115567077326</text:p>
              </table:table-cell>
            </table:table-row>
            <table:table-row>
              <table:table-cell office:value-type="string">
                <text:p>322</text:p>
              </table:table-cell>
              <table:table-cell office:value-type="float" office:value="0.764287613841226">
                <text:p>0.764287613841226</text:p>
              </table:table-cell>
            </table:table-row>
            <table:table-row>
              <table:table-cell office:value-type="string">
                <text:p>323</text:p>
              </table:table-cell>
              <table:table-cell office:value-type="float" office:value="0.765110797277314">
                <text:p>0.765110797277314</text:p>
              </table:table-cell>
            </table:table-row>
            <table:table-row>
              <table:table-cell office:value-type="string">
                <text:p>324</text:p>
              </table:table-cell>
              <table:table-cell office:value-type="float" office:value="0.768261324561013">
                <text:p>0.768261324561013</text:p>
              </table:table-cell>
            </table:table-row>
            <table:table-row>
              <table:table-cell office:value-type="string">
                <text:p>325</text:p>
              </table:table-cell>
              <table:table-cell office:value-type="float" office:value="0.764013793234546">
                <text:p>0.764013793234546</text:p>
              </table:table-cell>
            </table:table-row>
            <table:table-row>
              <table:table-cell office:value-type="string">
                <text:p>326</text:p>
              </table:table-cell>
              <table:table-cell office:value-type="float" office:value="0.76861781960768">
                <text:p>0.76861781960768</text:p>
              </table:table-cell>
            </table:table-row>
            <table:table-row>
              <table:table-cell office:value-type="string">
                <text:p>327</text:p>
              </table:table-cell>
              <table:table-cell office:value-type="float" office:value="0.768105873740153">
                <text:p>0.768105873740153</text:p>
              </table:table-cell>
            </table:table-row>
            <table:table-row>
              <table:table-cell office:value-type="string">
                <text:p>328</text:p>
              </table:table-cell>
              <table:table-cell office:value-type="float" office:value="0.762379019368392">
                <text:p>0.762379019368392</text:p>
              </table:table-cell>
            </table:table-row>
            <table:table-row>
              <table:table-cell office:value-type="string">
                <text:p>329</text:p>
              </table:table-cell>
              <table:table-cell office:value-type="float" office:value="0.76672586075222">
                <text:p>0.76672586075222</text:p>
              </table:table-cell>
            </table:table-row>
            <table:table-row>
              <table:table-cell office:value-type="string">
                <text:p>330</text:p>
              </table:table-cell>
              <table:table-cell office:value-type="float" office:value="0.767193720909642">
                <text:p>0.767193720909642</text:p>
              </table:table-cell>
            </table:table-row>
            <table:table-row>
              <table:table-cell office:value-type="string">
                <text:p>331</text:p>
              </table:table-cell>
              <table:table-cell office:value-type="float" office:value="0.769569984745134">
                <text:p>0.769569984745134</text:p>
              </table:table-cell>
            </table:table-row>
            <table:table-row>
              <table:table-cell office:value-type="string">
                <text:p>332</text:p>
              </table:table-cell>
              <table:table-cell office:value-type="float" office:value="0.766101172873408">
                <text:p>0.766101172873408</text:p>
              </table:table-cell>
            </table:table-row>
            <table:table-row>
              <table:table-cell office:value-type="string">
                <text:p>333</text:p>
              </table:table-cell>
              <table:table-cell office:value-type="float" office:value="0.765970959160777">
                <text:p>0.765970959160777</text:p>
              </table:table-cell>
            </table:table-row>
            <table:table-row>
              <table:table-cell office:value-type="string">
                <text:p>334</text:p>
              </table:table-cell>
              <table:table-cell office:value-type="float" office:value="0.766181136976293">
                <text:p>0.766181136976293</text:p>
              </table:table-cell>
            </table:table-row>
            <table:table-row>
              <table:table-cell office:value-type="string">
                <text:p>335</text:p>
              </table:table-cell>
              <table:table-cell office:value-type="float" office:value="0.763742207900958">
                <text:p>0.763742207900958</text:p>
              </table:table-cell>
            </table:table-row>
            <table:table-row>
              <table:table-cell office:value-type="string">
                <text:p>336</text:p>
              </table:table-cell>
              <table:table-cell office:value-type="float" office:value="0.765836730619275">
                <text:p>0.765836730619275</text:p>
              </table:table-cell>
            </table:table-row>
            <table:table-row>
              <table:table-cell office:value-type="string">
                <text:p>337</text:p>
              </table:table-cell>
              <table:table-cell office:value-type="float" office:value="0.767038969597661">
                <text:p>0.767038969597661</text:p>
              </table:table-cell>
            </table:table-row>
            <table:table-row>
              <table:table-cell office:value-type="string">
                <text:p>338</text:p>
              </table:table-cell>
              <table:table-cell office:value-type="float" office:value="0.764327110068232">
                <text:p>0.764327110068232</text:p>
              </table:table-cell>
            </table:table-row>
            <table:table-row>
              <table:table-cell office:value-type="string">
                <text:p>339</text:p>
              </table:table-cell>
              <table:table-cell office:value-type="float" office:value="0.764064920318903">
                <text:p>0.764064920318903</text:p>
              </table:table-cell>
            </table:table-row>
            <table:table-row>
              <table:table-cell office:value-type="string">
                <text:p>340</text:p>
              </table:table-cell>
              <table:table-cell office:value-type="float" office:value="0.765165598429405">
                <text:p>0.765165598429405</text:p>
              </table:table-cell>
            </table:table-row>
            <table:table-row>
              <table:table-cell office:value-type="string">
                <text:p>341</text:p>
              </table:table-cell>
              <table:table-cell office:value-type="float" office:value="0.769082815401856">
                <text:p>0.769082815401856</text:p>
              </table:table-cell>
            </table:table-row>
            <table:table-row>
              <table:table-cell office:value-type="string">
                <text:p>342</text:p>
              </table:table-cell>
              <table:table-cell office:value-type="float" office:value="0.766494547125085">
                <text:p>0.766494547125085</text:p>
              </table:table-cell>
            </table:table-row>
            <table:table-row>
              <table:table-cell office:value-type="string">
                <text:p>343</text:p>
              </table:table-cell>
              <table:table-cell office:value-type="float" office:value="0.768392228572053">
                <text:p>0.768392228572053</text:p>
              </table:table-cell>
            </table:table-row>
            <table:table-row>
              <table:table-cell office:value-type="string">
                <text:p>344</text:p>
              </table:table-cell>
              <table:table-cell office:value-type="float" office:value="0.764267958112032">
                <text:p>0.764267958112032</text:p>
              </table:table-cell>
            </table:table-row>
            <table:table-row>
              <table:table-cell office:value-type="string">
                <text:p>345</text:p>
              </table:table-cell>
              <table:table-cell office:value-type="float" office:value="0.764422663903264">
                <text:p>0.764422663903264</text:p>
              </table:table-cell>
            </table:table-row>
            <table:table-row>
              <table:table-cell office:value-type="string">
                <text:p>346</text:p>
              </table:table-cell>
              <table:table-cell office:value-type="float" office:value="0.767627543071847">
                <text:p>0.767627543071847</text:p>
              </table:table-cell>
            </table:table-row>
            <table:table-row>
              <table:table-cell office:value-type="string">
                <text:p>347</text:p>
              </table:table-cell>
              <table:table-cell office:value-type="float" office:value="0.766579954456904">
                <text:p>0.766579954456904</text:p>
              </table:table-cell>
            </table:table-row>
            <table:table-row>
              <table:table-cell office:value-type="string">
                <text:p>348</text:p>
              </table:table-cell>
              <table:table-cell office:value-type="float" office:value="0.767295105462632">
                <text:p>0.767295105462632</text:p>
              </table:table-cell>
            </table:table-row>
            <table:table-row>
              <table:table-cell office:value-type="string">
                <text:p>349</text:p>
              </table:table-cell>
              <table:table-cell office:value-type="float" office:value="0.766058580173159">
                <text:p>0.766058580173159</text:p>
              </table:table-cell>
            </table:table-row>
            <table:table-row>
              <table:table-cell office:value-type="string">
                <text:p>350</text:p>
              </table:table-cell>
              <table:table-cell office:value-type="float" office:value="0.767398072296636">
                <text:p>0.767398072296636</text:p>
              </table:table-cell>
            </table:table-row>
            <table:table-row>
              <table:table-cell office:value-type="string">
                <text:p>351</text:p>
              </table:table-cell>
              <table:table-cell office:value-type="float" office:value="0.76754945573056">
                <text:p>0.76754945573056</text:p>
              </table:table-cell>
            </table:table-row>
            <table:table-row>
              <table:table-cell office:value-type="string">
                <text:p>352</text:p>
              </table:table-cell>
              <table:table-cell office:value-type="float" office:value="0.765618387854894">
                <text:p>0.765618387854894</text:p>
              </table:table-cell>
            </table:table-row>
            <table:table-row>
              <table:table-cell office:value-type="string">
                <text:p>353</text:p>
              </table:table-cell>
              <table:table-cell office:value-type="float" office:value="0.767201053335306">
                <text:p>0.767201053335306</text:p>
              </table:table-cell>
            </table:table-row>
            <table:table-row>
              <table:table-cell office:value-type="string">
                <text:p>354</text:p>
              </table:table-cell>
              <table:table-cell office:value-type="float" office:value="0.766465761151055">
                <text:p>0.766465761151055</text:p>
              </table:table-cell>
            </table:table-row>
            <table:table-row>
              <table:table-cell office:value-type="string">
                <text:p>355</text:p>
              </table:table-cell>
              <table:table-cell office:value-type="float" office:value="0.767346323579228">
                <text:p>0.767346323579228</text:p>
              </table:table-cell>
            </table:table-row>
            <table:table-row>
              <table:table-cell office:value-type="string">
                <text:p>356</text:p>
              </table:table-cell>
              <table:table-cell office:value-type="float" office:value="0.76682037394969">
                <text:p>0.76682037394969</text:p>
              </table:table-cell>
            </table:table-row>
            <table:table-row>
              <table:table-cell office:value-type="string">
                <text:p>357</text:p>
              </table:table-cell>
              <table:table-cell office:value-type="float" office:value="0.767345639580706">
                <text:p>0.767345639580706</text:p>
              </table:table-cell>
            </table:table-row>
            <table:table-row>
              <table:table-cell office:value-type="string">
                <text:p>358</text:p>
              </table:table-cell>
              <table:table-cell office:value-type="float" office:value="0.764994633320648">
                <text:p>0.764994633320648</text:p>
              </table:table-cell>
            </table:table-row>
            <table:table-row>
              <table:table-cell office:value-type="string">
                <text:p>359</text:p>
              </table:table-cell>
              <table:table-cell office:value-type="float" office:value="0.763196239574884">
                <text:p>0.763196239574884</text:p>
              </table:table-cell>
            </table:table-row>
            <table:table-row>
              <table:table-cell office:value-type="string">
                <text:p>360</text:p>
              </table:table-cell>
              <table:table-cell office:value-type="float" office:value="0.766227447577918">
                <text:p>0.766227447577918</text:p>
              </table:table-cell>
            </table:table-row>
            <table:table-row>
              <table:table-cell office:value-type="string">
                <text:p>361</text:p>
              </table:table-cell>
              <table:table-cell office:value-type="float" office:value="0.767625211531952">
                <text:p>0.767625211531952</text:p>
              </table:table-cell>
            </table:table-row>
            <table:table-row>
              <table:table-cell office:value-type="string">
                <text:p>362</text:p>
              </table:table-cell>
              <table:table-cell office:value-type="float" office:value="0.766754539145256">
                <text:p>0.766754539145256</text:p>
              </table:table-cell>
            </table:table-row>
            <table:table-row>
              <table:table-cell office:value-type="string">
                <text:p>363</text:p>
              </table:table-cell>
              <table:table-cell office:value-type="float" office:value="0.769385061117354">
                <text:p>0.769385061117354</text:p>
              </table:table-cell>
            </table:table-row>
            <table:table-row>
              <table:table-cell office:value-type="string">
                <text:p>364</text:p>
              </table:table-cell>
              <table:table-cell office:value-type="float" office:value="0.763415272563713">
                <text:p>0.763415272563713</text:p>
              </table:table-cell>
            </table:table-row>
            <table:table-row>
              <table:table-cell office:value-type="string">
                <text:p>365</text:p>
              </table:table-cell>
              <table:table-cell office:value-type="float" office:value="0.766000351619899">
                <text:p>0.766000351619899</text:p>
              </table:table-cell>
            </table:table-row>
            <table:table-row>
              <table:table-cell office:value-type="string">
                <text:p>366</text:p>
              </table:table-cell>
              <table:table-cell office:value-type="float" office:value="0.767437933360985">
                <text:p>0.767437933360985</text:p>
              </table:table-cell>
            </table:table-row>
            <table:table-row>
              <table:table-cell office:value-type="string">
                <text:p>367</text:p>
              </table:table-cell>
              <table:table-cell office:value-type="float" office:value="0.767963864293462">
                <text:p>0.767963864293462</text:p>
              </table:table-cell>
            </table:table-row>
            <table:table-row>
              <table:table-cell office:value-type="string">
                <text:p>368</text:p>
              </table:table-cell>
              <table:table-cell office:value-type="float" office:value="0.765158952728031">
                <text:p>0.765158952728031</text:p>
              </table:table-cell>
            </table:table-row>
            <table:table-row>
              <table:table-cell office:value-type="string">
                <text:p>369</text:p>
              </table:table-cell>
              <table:table-cell office:value-type="float" office:value="0.7645984925627">
                <text:p>0.7645984925627</text:p>
              </table:table-cell>
            </table:table-row>
            <table:table-row>
              <table:table-cell office:value-type="string">
                <text:p>370</text:p>
              </table:table-cell>
              <table:table-cell office:value-type="float" office:value="0.767348208639566">
                <text:p>0.767348208639566</text:p>
              </table:table-cell>
            </table:table-row>
            <table:table-row>
              <table:table-cell office:value-type="string">
                <text:p>371</text:p>
              </table:table-cell>
              <table:table-cell office:value-type="float" office:value="0.76483681447573">
                <text:p>0.76483681447573</text:p>
              </table:table-cell>
            </table:table-row>
            <table:table-row>
              <table:table-cell office:value-type="string">
                <text:p>372</text:p>
              </table:table-cell>
              <table:table-cell office:value-type="float" office:value="0.768257237599223">
                <text:p>0.768257237599223</text:p>
              </table:table-cell>
            </table:table-row>
            <table:table-row>
              <table:table-cell office:value-type="string">
                <text:p>373</text:p>
              </table:table-cell>
              <table:table-cell office:value-type="float" office:value="0.763301289230171">
                <text:p>0.763301289230171</text:p>
              </table:table-cell>
            </table:table-row>
            <table:table-row>
              <table:table-cell office:value-type="string">
                <text:p>374</text:p>
              </table:table-cell>
              <table:table-cell office:value-type="float" office:value="0.766876959214205">
                <text:p>0.766876959214205</text:p>
              </table:table-cell>
            </table:table-row>
            <table:table-row>
              <table:table-cell office:value-type="string">
                <text:p>375</text:p>
              </table:table-cell>
              <table:table-cell office:value-type="float" office:value="0.76517424491405">
                <text:p>0.76517424491405</text:p>
              </table:table-cell>
            </table:table-row>
            <table:table-row>
              <table:table-cell office:value-type="string">
                <text:p>376</text:p>
              </table:table-cell>
              <table:table-cell office:value-type="float" office:value="0.767117011001787">
                <text:p>0.767117011001787</text:p>
              </table:table-cell>
            </table:table-row>
            <table:table-row>
              <table:table-cell office:value-type="string">
                <text:p>377</text:p>
              </table:table-cell>
              <table:table-cell office:value-type="float" office:value="0.766041555116838">
                <text:p>0.766041555116838</text:p>
              </table:table-cell>
            </table:table-row>
            <table:table-row>
              <table:table-cell office:value-type="string">
                <text:p>378</text:p>
              </table:table-cell>
              <table:table-cell office:value-type="float" office:value="0.765028320689279">
                <text:p>0.765028320689279</text:p>
              </table:table-cell>
            </table:table-row>
            <table:table-row>
              <table:table-cell office:value-type="string">
                <text:p>379</text:p>
              </table:table-cell>
              <table:table-cell office:value-type="float" office:value="0.767718504504844">
                <text:p>0.767718504504844</text:p>
              </table:table-cell>
            </table:table-row>
            <table:table-row>
              <table:table-cell office:value-type="string">
                <text:p>380</text:p>
              </table:table-cell>
              <table:table-cell office:value-type="float" office:value="0.768929039233868">
                <text:p>0.768929039233868</text:p>
              </table:table-cell>
            </table:table-row>
            <table:table-row>
              <table:table-cell office:value-type="string">
                <text:p>381</text:p>
              </table:table-cell>
              <table:table-cell office:value-type="float" office:value="0.767162475640932">
                <text:p>0.767162475640932</text:p>
              </table:table-cell>
            </table:table-row>
            <table:table-row>
              <table:table-cell office:value-type="string">
                <text:p>382</text:p>
              </table:table-cell>
              <table:table-cell office:value-type="float" office:value="0.766664569262405">
                <text:p>0.766664569262405</text:p>
              </table:table-cell>
            </table:table-row>
            <table:table-row>
              <table:table-cell office:value-type="string">
                <text:p>383</text:p>
              </table:table-cell>
              <table:table-cell office:value-type="float" office:value="0.762937425276602">
                <text:p>0.762937425276602</text:p>
              </table:table-cell>
            </table:table-row>
            <table:table-row>
              <table:table-cell office:value-type="string">
                <text:p>384</text:p>
              </table:table-cell>
              <table:table-cell office:value-type="float" office:value="0.767586129990068">
                <text:p>0.767586129990068</text:p>
              </table:table-cell>
            </table:table-row>
            <table:table-row>
              <table:table-cell office:value-type="string">
                <text:p>385</text:p>
              </table:table-cell>
              <table:table-cell office:value-type="float" office:value="0.766947200665686">
                <text:p>0.766947200665686</text:p>
              </table:table-cell>
            </table:table-row>
            <table:table-row>
              <table:table-cell office:value-type="string">
                <text:p>386</text:p>
              </table:table-cell>
              <table:table-cell office:value-type="float" office:value="0.769220838657231">
                <text:p>0.769220838657231</text:p>
              </table:table-cell>
            </table:table-row>
            <table:table-row>
              <table:table-cell office:value-type="string">
                <text:p>387</text:p>
              </table:table-cell>
              <table:table-cell office:value-type="float" office:value="0.767669627200859">
                <text:p>0.767669627200859</text:p>
              </table:table-cell>
            </table:table-row>
            <table:table-row>
              <table:table-cell office:value-type="string">
                <text:p>388</text:p>
              </table:table-cell>
              <table:table-cell office:value-type="float" office:value="0.768413195629611">
                <text:p>0.768413195629611</text:p>
              </table:table-cell>
            </table:table-row>
            <table:table-row>
              <table:table-cell office:value-type="string">
                <text:p>389</text:p>
              </table:table-cell>
              <table:table-cell office:value-type="float" office:value="0.768346568894604">
                <text:p>0.768346568894604</text:p>
              </table:table-cell>
            </table:table-row>
            <table:table-row>
              <table:table-cell office:value-type="string">
                <text:p>390</text:p>
              </table:table-cell>
              <table:table-cell office:value-type="float" office:value="0.765263959666909">
                <text:p>0.765263959666909</text:p>
              </table:table-cell>
            </table:table-row>
            <table:table-row>
              <table:table-cell office:value-type="string">
                <text:p>391</text:p>
              </table:table-cell>
              <table:table-cell office:value-type="float" office:value="0.768407832691597">
                <text:p>0.768407832691597</text:p>
              </table:table-cell>
            </table:table-row>
            <table:table-row>
              <table:table-cell office:value-type="string">
                <text:p>392</text:p>
              </table:table-cell>
              <table:table-cell office:value-type="float" office:value="0.765428935061209">
                <text:p>0.765428935061209</text:p>
              </table:table-cell>
            </table:table-row>
            <table:table-row>
              <table:table-cell office:value-type="string">
                <text:p>393</text:p>
              </table:table-cell>
              <table:table-cell office:value-type="float" office:value="0.768678517543134">
                <text:p>0.768678517543134</text:p>
              </table:table-cell>
            </table:table-row>
            <table:table-row>
              <table:table-cell office:value-type="string">
                <text:p>394</text:p>
              </table:table-cell>
              <table:table-cell office:value-type="float" office:value="0.765026323650397">
                <text:p>0.765026323650397</text:p>
              </table:table-cell>
            </table:table-row>
            <table:table-row>
              <table:table-cell office:value-type="string">
                <text:p>395</text:p>
              </table:table-cell>
              <table:table-cell office:value-type="float" office:value="0.765446135482958">
                <text:p>0.765446135482958</text:p>
              </table:table-cell>
            </table:table-row>
            <table:table-row>
              <table:table-cell office:value-type="string">
                <text:p>396</text:p>
              </table:table-cell>
              <table:table-cell office:value-type="float" office:value="0.766721120311018">
                <text:p>0.766721120311018</text:p>
              </table:table-cell>
            </table:table-row>
            <table:table-row>
              <table:table-cell office:value-type="string">
                <text:p>397</text:p>
              </table:table-cell>
              <table:table-cell office:value-type="float" office:value="0.770506105288606">
                <text:p>0.770506105288606</text:p>
              </table:table-cell>
            </table:table-row>
            <table:table-row>
              <table:table-cell office:value-type="string">
                <text:p>398</text:p>
              </table:table-cell>
              <table:table-cell office:value-type="float" office:value="0.761733648870278">
                <text:p>0.761733648870278</text:p>
              </table:table-cell>
            </table:table-row>
            <table:table-row>
              <table:table-cell office:value-type="string">
                <text:p>399</text:p>
              </table:table-cell>
              <table:table-cell office:value-type="float" office:value="0.767357072350884">
                <text:p>0.767357072350884</text:p>
              </table:table-cell>
            </table:table-row>
            <table:table-row>
              <table:table-cell office:value-type="string">
                <text:p>400</text:p>
              </table:table-cell>
              <table:table-cell office:value-type="float" office:value="0.765429949603119">
                <text:p>0.765429949603119</text:p>
              </table:table-cell>
            </table:table-row>
            <table:table-row>
              <table:table-cell office:value-type="string">
                <text:p>401</text:p>
              </table:table-cell>
              <table:table-cell office:value-type="float" office:value="0.767924022263467">
                <text:p>0.767924022263467</text:p>
              </table:table-cell>
            </table:table-row>
            <table:table-row>
              <table:table-cell office:value-type="string">
                <text:p>402</text:p>
              </table:table-cell>
              <table:table-cell office:value-type="float" office:value="0.764441515660147">
                <text:p>0.764441515660147</text:p>
              </table:table-cell>
            </table:table-row>
            <table:table-row>
              <table:table-cell office:value-type="string">
                <text:p>403</text:p>
              </table:table-cell>
              <table:table-cell office:value-type="float" office:value="0.767123021859044">
                <text:p>0.767123021859044</text:p>
              </table:table-cell>
            </table:table-row>
            <table:table-row>
              <table:table-cell office:value-type="string">
                <text:p>404</text:p>
              </table:table-cell>
              <table:table-cell office:value-type="float" office:value="0.766021075607702">
                <text:p>0.766021075607702</text:p>
              </table:table-cell>
            </table:table-row>
            <table:table-row>
              <table:table-cell office:value-type="string">
                <text:p>405</text:p>
              </table:table-cell>
              <table:table-cell office:value-type="float" office:value="0.765143273924867">
                <text:p>0.765143273924867</text:p>
              </table:table-cell>
            </table:table-row>
            <table:table-row>
              <table:table-cell office:value-type="string">
                <text:p>406</text:p>
              </table:table-cell>
              <table:table-cell office:value-type="float" office:value="0.766027948157762">
                <text:p>0.766027948157762</text:p>
              </table:table-cell>
            </table:table-row>
            <table:table-row>
              <table:table-cell office:value-type="string">
                <text:p>407</text:p>
              </table:table-cell>
              <table:table-cell office:value-type="float" office:value="0.769080392253802">
                <text:p>0.769080392253802</text:p>
              </table:table-cell>
            </table:table-row>
            <table:table-row>
              <table:table-cell office:value-type="string">
                <text:p>408</text:p>
              </table:table-cell>
              <table:table-cell office:value-type="float" office:value="0.767123402692004">
                <text:p>0.767123402692004</text:p>
              </table:table-cell>
            </table:table-row>
            <table:table-row>
              <table:table-cell office:value-type="string">
                <text:p>409</text:p>
              </table:table-cell>
              <table:table-cell office:value-type="float" office:value="0.764556999587784">
                <text:p>0.764556999587784</text:p>
              </table:table-cell>
            </table:table-row>
            <table:table-row>
              <table:table-cell office:value-type="string">
                <text:p>410</text:p>
              </table:table-cell>
              <table:table-cell office:value-type="float" office:value="0.768654875420575">
                <text:p>0.768654875420575</text:p>
              </table:table-cell>
            </table:table-row>
            <table:table-row>
              <table:table-cell office:value-type="string">
                <text:p>411</text:p>
              </table:table-cell>
              <table:table-cell office:value-type="float" office:value="0.765874783675247">
                <text:p>0.765874783675247</text:p>
              </table:table-cell>
            </table:table-row>
            <table:table-row>
              <table:table-cell office:value-type="string">
                <text:p>412</text:p>
              </table:table-cell>
              <table:table-cell office:value-type="float" office:value="0.766291458246472">
                <text:p>0.766291458246472</text:p>
              </table:table-cell>
            </table:table-row>
            <table:table-row>
              <table:table-cell office:value-type="string">
                <text:p>413</text:p>
              </table:table-cell>
              <table:table-cell office:value-type="float" office:value="0.76637368505127">
                <text:p>0.76637368505127</text:p>
              </table:table-cell>
            </table:table-row>
            <table:table-row>
              <table:table-cell office:value-type="string">
                <text:p>414</text:p>
              </table:table-cell>
              <table:table-cell office:value-type="float" office:value="0.766872577853291">
                <text:p>0.766872577853291</text:p>
              </table:table-cell>
            </table:table-row>
            <table:table-row>
              <table:table-cell office:value-type="string">
                <text:p>415</text:p>
              </table:table-cell>
              <table:table-cell office:value-type="float" office:value="0.764244323169206">
                <text:p>0.764244323169206</text:p>
              </table:table-cell>
            </table:table-row>
            <table:table-row>
              <table:table-cell office:value-type="string">
                <text:p>416</text:p>
              </table:table-cell>
              <table:table-cell office:value-type="float" office:value="0.766984528139109">
                <text:p>0.766984528139109</text:p>
              </table:table-cell>
            </table:table-row>
            <table:table-row>
              <table:table-cell office:value-type="string">
                <text:p>417</text:p>
              </table:table-cell>
              <table:table-cell office:value-type="float" office:value="0.764174727159319">
                <text:p>0.764174727159319</text:p>
              </table:table-cell>
            </table:table-row>
            <table:table-row>
              <table:table-cell office:value-type="string">
                <text:p>418</text:p>
              </table:table-cell>
              <table:table-cell office:value-type="float" office:value="0.767156084409257">
                <text:p>0.767156084409257</text:p>
              </table:table-cell>
            </table:table-row>
            <table:table-row>
              <table:table-cell office:value-type="string">
                <text:p>419</text:p>
              </table:table-cell>
              <table:table-cell office:value-type="float" office:value="0.765517616503445">
                <text:p>0.765517616503445</text:p>
              </table:table-cell>
            </table:table-row>
            <table:table-row>
              <table:table-cell office:value-type="string">
                <text:p>420</text:p>
              </table:table-cell>
              <table:table-cell office:value-type="float" office:value="0.769802001577172">
                <text:p>0.769802001577172</text:p>
              </table:table-cell>
            </table:table-row>
            <table:table-row>
              <table:table-cell office:value-type="string">
                <text:p>421</text:p>
              </table:table-cell>
              <table:table-cell office:value-type="float" office:value="0.769701224150536">
                <text:p>0.769701224150536</text:p>
              </table:table-cell>
            </table:table-row>
            <table:table-row>
              <table:table-cell office:value-type="string">
                <text:p>422</text:p>
              </table:table-cell>
              <table:table-cell office:value-type="float" office:value="0.763437949241536">
                <text:p>0.763437949241536</text:p>
              </table:table-cell>
            </table:table-row>
            <table:table-row>
              <table:table-cell office:value-type="string">
                <text:p>423</text:p>
              </table:table-cell>
              <table:table-cell office:value-type="float" office:value="0.765671068495689">
                <text:p>0.765671068495689</text:p>
              </table:table-cell>
            </table:table-row>
            <table:table-row>
              <table:table-cell office:value-type="string">
                <text:p>424</text:p>
              </table:table-cell>
              <table:table-cell office:value-type="float" office:value="0.767604544291021">
                <text:p>0.767604544291021</text:p>
              </table:table-cell>
            </table:table-row>
            <table:table-row>
              <table:table-cell office:value-type="string">
                <text:p>425</text:p>
              </table:table-cell>
              <table:table-cell office:value-type="float" office:value="0.764423547407077">
                <text:p>0.764423547407077</text:p>
              </table:table-cell>
            </table:table-row>
            <table:table-row>
              <table:table-cell office:value-type="string">
                <text:p>426</text:p>
              </table:table-cell>
              <table:table-cell office:value-type="float" office:value="0.76438309942974">
                <text:p>0.76438309942974</text:p>
              </table:table-cell>
            </table:table-row>
            <table:table-row>
              <table:table-cell office:value-type="string">
                <text:p>427</text:p>
              </table:table-cell>
              <table:table-cell office:value-type="float" office:value="0.76607456831416">
                <text:p>0.76607456831416</text:p>
              </table:table-cell>
            </table:table-row>
            <table:table-row>
              <table:table-cell office:value-type="string">
                <text:p>428</text:p>
              </table:table-cell>
              <table:table-cell office:value-type="float" office:value="0.766625715714487">
                <text:p>0.766625715714487</text:p>
              </table:table-cell>
            </table:table-row>
            <table:table-row>
              <table:table-cell office:value-type="string">
                <text:p>429</text:p>
              </table:table-cell>
              <table:table-cell office:value-type="float" office:value="0.765956383923836">
                <text:p>0.765956383923836</text:p>
              </table:table-cell>
            </table:table-row>
            <table:table-row>
              <table:table-cell office:value-type="string">
                <text:p>430</text:p>
              </table:table-cell>
              <table:table-cell office:value-type="float" office:value="0.768244364738783">
                <text:p>0.768244364738783</text:p>
              </table:table-cell>
            </table:table-row>
            <table:table-row>
              <table:table-cell office:value-type="string">
                <text:p>431</text:p>
              </table:table-cell>
              <table:table-cell office:value-type="float" office:value="0.770287120143913">
                <text:p>0.770287120143913</text:p>
              </table:table-cell>
            </table:table-row>
            <table:table-row>
              <table:table-cell office:value-type="string">
                <text:p>432</text:p>
              </table:table-cell>
              <table:table-cell office:value-type="float" office:value="0.767771379270532">
                <text:p>0.767771379270532</text:p>
              </table:table-cell>
            </table:table-row>
            <table:table-row>
              <table:table-cell office:value-type="string">
                <text:p>433</text:p>
              </table:table-cell>
              <table:table-cell office:value-type="float" office:value="0.767602725578227">
                <text:p>0.767602725578227</text:p>
              </table:table-cell>
            </table:table-row>
            <table:table-row>
              <table:table-cell office:value-type="string">
                <text:p>434</text:p>
              </table:table-cell>
              <table:table-cell office:value-type="float" office:value="0.766773792804461">
                <text:p>0.766773792804461</text:p>
              </table:table-cell>
            </table:table-row>
            <table:table-row>
              <table:table-cell office:value-type="string">
                <text:p>435</text:p>
              </table:table-cell>
              <table:table-cell office:value-type="float" office:value="0.767949653692971">
                <text:p>0.767949653692971</text:p>
              </table:table-cell>
            </table:table-row>
            <table:table-row>
              <table:table-cell office:value-type="string">
                <text:p>436</text:p>
              </table:table-cell>
              <table:table-cell office:value-type="float" office:value="0.768212699300327">
                <text:p>0.768212699300327</text:p>
              </table:table-cell>
            </table:table-row>
            <table:table-row>
              <table:table-cell office:value-type="string">
                <text:p>437</text:p>
              </table:table-cell>
              <table:table-cell office:value-type="float" office:value="0.767363439472489">
                <text:p>0.767363439472489</text:p>
              </table:table-cell>
            </table:table-row>
            <table:table-row>
              <table:table-cell office:value-type="string">
                <text:p>438</text:p>
              </table:table-cell>
              <table:table-cell office:value-type="float" office:value="0.764963702334498">
                <text:p>0.764963702334498</text:p>
              </table:table-cell>
            </table:table-row>
            <table:table-row>
              <table:table-cell office:value-type="string">
                <text:p>439</text:p>
              </table:table-cell>
              <table:table-cell office:value-type="float" office:value="0.767749351286327">
                <text:p>0.767749351286327</text:p>
              </table:table-cell>
            </table:table-row>
            <table:table-row>
              <table:table-cell office:value-type="string">
                <text:p>440</text:p>
              </table:table-cell>
              <table:table-cell office:value-type="float" office:value="0.762704327414085">
                <text:p>0.762704327414085</text:p>
              </table:table-cell>
            </table:table-row>
            <table:table-row>
              <table:table-cell office:value-type="string">
                <text:p>441</text:p>
              </table:table-cell>
              <table:table-cell office:value-type="float" office:value="0.765105172027469">
                <text:p>0.765105172027469</text:p>
              </table:table-cell>
            </table:table-row>
            <table:table-row>
              <table:table-cell office:value-type="string">
                <text:p>442</text:p>
              </table:table-cell>
              <table:table-cell office:value-type="float" office:value="0.767882225008396">
                <text:p>0.767882225008396</text:p>
              </table:table-cell>
            </table:table-row>
            <table:table-row>
              <table:table-cell office:value-type="string">
                <text:p>443</text:p>
              </table:table-cell>
              <table:table-cell office:value-type="float" office:value="0.766636230484262">
                <text:p>0.766636230484262</text:p>
              </table:table-cell>
            </table:table-row>
            <table:table-row>
              <table:table-cell office:value-type="string">
                <text:p>444</text:p>
              </table:table-cell>
              <table:table-cell office:value-type="float" office:value="0.767967535874339">
                <text:p>0.767967535874339</text:p>
              </table:table-cell>
            </table:table-row>
            <table:table-row>
              <table:table-cell office:value-type="string">
                <text:p>445</text:p>
              </table:table-cell>
              <table:table-cell office:value-type="float" office:value="0.768435062203304">
                <text:p>0.768435062203304</text:p>
              </table:table-cell>
            </table:table-row>
            <table:table-row>
              <table:table-cell office:value-type="string">
                <text:p>446</text:p>
              </table:table-cell>
              <table:table-cell office:value-type="float" office:value="0.766439884086624">
                <text:p>0.766439884086624</text:p>
              </table:table-cell>
            </table:table-row>
            <table:table-row>
              <table:table-cell office:value-type="string">
                <text:p>447</text:p>
              </table:table-cell>
              <table:table-cell office:value-type="float" office:value="0.768620106193036">
                <text:p>0.768620106193036</text:p>
              </table:table-cell>
            </table:table-row>
            <table:table-row>
              <table:table-cell office:value-type="string">
                <text:p>448</text:p>
              </table:table-cell>
              <table:table-cell office:value-type="float" office:value="0.766195408382765">
                <text:p>0.766195408382765</text:p>
              </table:table-cell>
            </table:table-row>
            <table:table-row>
              <table:table-cell office:value-type="string">
                <text:p>449</text:p>
              </table:table-cell>
              <table:table-cell office:value-type="float" office:value="0.766961034936301">
                <text:p>0.766961034936301</text:p>
              </table:table-cell>
            </table:table-row>
            <table:table-row>
              <table:table-cell office:value-type="string">
                <text:p>450</text:p>
              </table:table-cell>
              <table:table-cell office:value-type="float" office:value="0.766348083921225">
                <text:p>0.766348083921225</text:p>
              </table:table-cell>
            </table:table-row>
            <table:table-row>
              <table:table-cell office:value-type="string">
                <text:p>451</text:p>
              </table:table-cell>
              <table:table-cell office:value-type="float" office:value="0.765279453915007">
                <text:p>0.765279453915007</text:p>
              </table:table-cell>
            </table:table-row>
            <table:table-row>
              <table:table-cell office:value-type="string">
                <text:p>452</text:p>
              </table:table-cell>
              <table:table-cell office:value-type="float" office:value="0.767710345647706">
                <text:p>0.767710345647706</text:p>
              </table:table-cell>
            </table:table-row>
            <table:table-row>
              <table:table-cell office:value-type="string">
                <text:p>453</text:p>
              </table:table-cell>
              <table:table-cell office:value-type="float" office:value="0.766669465127178">
                <text:p>0.766669465127178</text:p>
              </table:table-cell>
            </table:table-row>
            <table:table-row>
              <table:table-cell office:value-type="string">
                <text:p>454</text:p>
              </table:table-cell>
              <table:table-cell office:value-type="float" office:value="0.767405016333399">
                <text:p>0.767405016333399</text:p>
              </table:table-cell>
            </table:table-row>
            <table:table-row>
              <table:table-cell office:value-type="string">
                <text:p>455</text:p>
              </table:table-cell>
              <table:table-cell office:value-type="float" office:value="0.76581430920694">
                <text:p>0.76581430920694</text:p>
              </table:table-cell>
            </table:table-row>
            <table:table-row>
              <table:table-cell office:value-type="string">
                <text:p>456</text:p>
              </table:table-cell>
              <table:table-cell office:value-type="float" office:value="0.76673378017286">
                <text:p>0.76673378017286</text:p>
              </table:table-cell>
            </table:table-row>
            <table:table-row>
              <table:table-cell office:value-type="string">
                <text:p>457</text:p>
              </table:table-cell>
              <table:table-cell office:value-type="float" office:value="0.76778125946177">
                <text:p>0.76778125946177</text:p>
              </table:table-cell>
            </table:table-row>
            <table:table-row>
              <table:table-cell office:value-type="string">
                <text:p>458</text:p>
              </table:table-cell>
              <table:table-cell office:value-type="float" office:value="0.767746295254942">
                <text:p>0.767746295254942</text:p>
              </table:table-cell>
            </table:table-row>
            <table:table-row>
              <table:table-cell office:value-type="string">
                <text:p>459</text:p>
              </table:table-cell>
              <table:table-cell office:value-type="float" office:value="0.766063666180283">
                <text:p>0.766063666180283</text:p>
              </table:table-cell>
            </table:table-row>
            <table:table-row>
              <table:table-cell office:value-type="string">
                <text:p>460</text:p>
              </table:table-cell>
              <table:table-cell office:value-type="float" office:value="0.763421133396235">
                <text:p>0.763421133396235</text:p>
              </table:table-cell>
            </table:table-row>
            <table:table-row>
              <table:table-cell office:value-type="string">
                <text:p>461</text:p>
              </table:table-cell>
              <table:table-cell office:value-type="float" office:value="0.762005634130744">
                <text:p>0.762005634130744</text:p>
              </table:table-cell>
            </table:table-row>
            <table:table-row>
              <table:table-cell office:value-type="string">
                <text:p>462</text:p>
              </table:table-cell>
              <table:table-cell office:value-type="float" office:value="0.768096255126572">
                <text:p>0.768096255126572</text:p>
              </table:table-cell>
            </table:table-row>
            <table:table-row>
              <table:table-cell office:value-type="string">
                <text:p>463</text:p>
              </table:table-cell>
              <table:table-cell office:value-type="float" office:value="0.766453981181058">
                <text:p>0.766453981181058</text:p>
              </table:table-cell>
            </table:table-row>
            <table:table-row>
              <table:table-cell office:value-type="string">
                <text:p>464</text:p>
              </table:table-cell>
              <table:table-cell office:value-type="float" office:value="0.76565641394941">
                <text:p>0.76565641394941</text:p>
              </table:table-cell>
            </table:table-row>
            <table:table-row>
              <table:table-cell office:value-type="string">
                <text:p>465</text:p>
              </table:table-cell>
              <table:table-cell office:value-type="float" office:value="0.765940830369345">
                <text:p>0.765940830369345</text:p>
              </table:table-cell>
            </table:table-row>
            <table:table-row>
              <table:table-cell office:value-type="string">
                <text:p>466</text:p>
              </table:table-cell>
              <table:table-cell office:value-type="float" office:value="0.768185356856557">
                <text:p>0.768185356856557</text:p>
              </table:table-cell>
            </table:table-row>
            <table:table-row>
              <table:table-cell office:value-type="string">
                <text:p>467</text:p>
              </table:table-cell>
              <table:table-cell office:value-type="float" office:value="0.768834780514843">
                <text:p>0.768834780514843</text:p>
              </table:table-cell>
            </table:table-row>
            <table:table-row>
              <table:table-cell office:value-type="string">
                <text:p>468</text:p>
              </table:table-cell>
              <table:table-cell office:value-type="float" office:value="0.76649962401591">
                <text:p>0.76649962401591</text:p>
              </table:table-cell>
            </table:table-row>
            <table:table-row>
              <table:table-cell office:value-type="string">
                <text:p>469</text:p>
              </table:table-cell>
              <table:table-cell office:value-type="float" office:value="0.767679046378106">
                <text:p>0.767679046378106</text:p>
              </table:table-cell>
            </table:table-row>
            <table:table-row>
              <table:table-cell office:value-type="string">
                <text:p>470</text:p>
              </table:table-cell>
              <table:table-cell office:value-type="float" office:value="0.765394957053679">
                <text:p>0.765394957053679</text:p>
              </table:table-cell>
            </table:table-row>
            <table:table-row>
              <table:table-cell office:value-type="string">
                <text:p>471</text:p>
              </table:table-cell>
              <table:table-cell office:value-type="float" office:value="0.768130384404167">
                <text:p>0.768130384404167</text:p>
              </table:table-cell>
            </table:table-row>
            <table:table-row>
              <table:table-cell office:value-type="string">
                <text:p>472</text:p>
              </table:table-cell>
              <table:table-cell office:value-type="float" office:value="0.767713373297225">
                <text:p>0.767713373297225</text:p>
              </table:table-cell>
            </table:table-row>
            <table:table-row>
              <table:table-cell office:value-type="string">
                <text:p>473</text:p>
              </table:table-cell>
              <table:table-cell office:value-type="float" office:value="0.765645024520493">
                <text:p>0.765645024520493</text:p>
              </table:table-cell>
            </table:table-row>
            <table:table-row>
              <table:table-cell office:value-type="string">
                <text:p>474</text:p>
              </table:table-cell>
              <table:table-cell office:value-type="float" office:value="0.764191317248525">
                <text:p>0.764191317248525</text:p>
              </table:table-cell>
            </table:table-row>
            <table:table-row>
              <table:table-cell office:value-type="string">
                <text:p>475</text:p>
              </table:table-cell>
              <table:table-cell office:value-type="float" office:value="0.763590444805739">
                <text:p>0.763590444805739</text:p>
              </table:table-cell>
            </table:table-row>
            <table:table-row>
              <table:table-cell office:value-type="string">
                <text:p>476</text:p>
              </table:table-cell>
              <table:table-cell office:value-type="float" office:value="0.765468413368618">
                <text:p>0.765468413368618</text:p>
              </table:table-cell>
            </table:table-row>
            <table:table-row>
              <table:table-cell office:value-type="string">
                <text:p>477</text:p>
              </table:table-cell>
              <table:table-cell office:value-type="float" office:value="0.766963335322842">
                <text:p>0.766963335322842</text:p>
              </table:table-cell>
            </table:table-row>
            <table:table-row>
              <table:table-cell office:value-type="string">
                <text:p>478</text:p>
              </table:table-cell>
              <table:table-cell office:value-type="float" office:value="0.762986912954146">
                <text:p>0.762986912954146</text:p>
              </table:table-cell>
            </table:table-row>
            <table:table-row>
              <table:table-cell office:value-type="string">
                <text:p>479</text:p>
              </table:table-cell>
              <table:table-cell office:value-type="float" office:value="0.767539819256483">
                <text:p>0.767539819256483</text:p>
              </table:table-cell>
            </table:table-row>
            <table:table-row>
              <table:table-cell office:value-type="string">
                <text:p>480</text:p>
              </table:table-cell>
              <table:table-cell office:value-type="float" office:value="0.767198266614115">
                <text:p>0.767198266614115</text:p>
              </table:table-cell>
            </table:table-row>
            <table:table-row>
              <table:table-cell office:value-type="string">
                <text:p>481</text:p>
              </table:table-cell>
              <table:table-cell office:value-type="float" office:value="0.764382745967306">
                <text:p>0.764382745967306</text:p>
              </table:table-cell>
            </table:table-row>
            <table:table-row>
              <table:table-cell office:value-type="string">
                <text:p>482</text:p>
              </table:table-cell>
              <table:table-cell office:value-type="float" office:value="0.767761798671704">
                <text:p>0.767761798671704</text:p>
              </table:table-cell>
            </table:table-row>
            <table:table-row>
              <table:table-cell office:value-type="string">
                <text:p>483</text:p>
              </table:table-cell>
              <table:table-cell office:value-type="float" office:value="0.765886771656838">
                <text:p>0.765886771656838</text:p>
              </table:table-cell>
            </table:table-row>
            <table:table-row>
              <table:table-cell office:value-type="string">
                <text:p>484</text:p>
              </table:table-cell>
              <table:table-cell office:value-type="float" office:value="0.766013827703028">
                <text:p>0.766013827703028</text:p>
              </table:table-cell>
            </table:table-row>
            <table:table-row>
              <table:table-cell office:value-type="string">
                <text:p>485</text:p>
              </table:table-cell>
              <table:table-cell office:value-type="float" office:value="0.76741338164085">
                <text:p>0.76741338164085</text:p>
              </table:table-cell>
            </table:table-row>
            <table:table-row>
              <table:table-cell office:value-type="string">
                <text:p>486</text:p>
              </table:table-cell>
              <table:table-cell office:value-type="float" office:value="0.765256887101296">
                <text:p>0.765256887101296</text:p>
              </table:table-cell>
            </table:table-row>
            <table:table-row>
              <table:table-cell office:value-type="string">
                <text:p>487</text:p>
              </table:table-cell>
              <table:table-cell office:value-type="float" office:value="0.766954384230821">
                <text:p>0.766954384230821</text:p>
              </table:table-cell>
            </table:table-row>
            <table:table-row>
              <table:table-cell office:value-type="string">
                <text:p>488</text:p>
              </table:table-cell>
              <table:table-cell office:value-type="float" office:value="0.766190427859004">
                <text:p>0.766190427859004</text:p>
              </table:table-cell>
            </table:table-row>
            <table:table-row>
              <table:table-cell office:value-type="string">
                <text:p>489</text:p>
              </table:table-cell>
              <table:table-cell office:value-type="float" office:value="0.766177624512952">
                <text:p>0.766177624512952</text:p>
              </table:table-cell>
            </table:table-row>
            <table:table-row>
              <table:table-cell office:value-type="string">
                <text:p>490</text:p>
              </table:table-cell>
              <table:table-cell office:value-type="float" office:value="0.767535168363863">
                <text:p>0.767535168363863</text:p>
              </table:table-cell>
            </table:table-row>
            <table:table-row>
              <table:table-cell office:value-type="string">
                <text:p>491</text:p>
              </table:table-cell>
              <table:table-cell office:value-type="float" office:value="0.768882702759319">
                <text:p>0.768882702759319</text:p>
              </table:table-cell>
            </table:table-row>
            <table:table-row>
              <table:table-cell office:value-type="string">
                <text:p>492</text:p>
              </table:table-cell>
              <table:table-cell office:value-type="float" office:value="0.767764826190013">
                <text:p>0.767764826190013</text:p>
              </table:table-cell>
            </table:table-row>
            <table:table-row>
              <table:table-cell office:value-type="string">
                <text:p>493</text:p>
              </table:table-cell>
              <table:table-cell office:value-type="float" office:value="0.766250795068043">
                <text:p>0.766250795068043</text:p>
              </table:table-cell>
            </table:table-row>
            <table:table-row>
              <table:table-cell office:value-type="string">
                <text:p>494</text:p>
              </table:table-cell>
              <table:table-cell office:value-type="float" office:value="0.769014305939829">
                <text:p>0.769014305939829</text:p>
              </table:table-cell>
            </table:table-row>
            <table:table-row>
              <table:table-cell office:value-type="string">
                <text:p>495</text:p>
              </table:table-cell>
              <table:table-cell office:value-type="float" office:value="0.765993963630381">
                <text:p>0.765993963630381</text:p>
              </table:table-cell>
            </table:table-row>
            <table:table-row>
              <table:table-cell office:value-type="string">
                <text:p>496</text:p>
              </table:table-cell>
              <table:table-cell office:value-type="float" office:value="0.768771785451388">
                <text:p>0.768771785451388</text:p>
              </table:table-cell>
            </table:table-row>
            <table:table-row>
              <table:table-cell office:value-type="string">
                <text:p>497</text:p>
              </table:table-cell>
              <table:table-cell office:value-type="float" office:value="0.767319417447735">
                <text:p>0.767319417447735</text:p>
              </table:table-cell>
            </table:table-row>
            <table:table-row>
              <table:table-cell office:value-type="string">
                <text:p>498</text:p>
              </table:table-cell>
              <table:table-cell office:value-type="float" office:value="0.766228795514342">
                <text:p>0.766228795514342</text:p>
              </table:table-cell>
            </table:table-row>
            <table:table-row>
              <table:table-cell office:value-type="string">
                <text:p>499</text:p>
              </table:table-cell>
              <table:table-cell office:value-type="float" office:value="0.763518396270412">
                <text:p>0.763518396270412</text:p>
              </table:table-cell>
            </table:table-row>
            <table:table-row>
              <table:table-cell office:value-type="string">
                <text:p>500</text:p>
              </table:table-cell>
              <table:table-cell office:value-type="float" office:value="0.769434419797986">
                <text:p>0.769434419797986</text:p>
              </table:table-cell>
            </table:table-row>
            <table:table-row>
              <table:table-cell office:value-type="string">
                <text:p>501</text:p>
              </table:table-cell>
              <table:table-cell office:value-type="float" office:value="0.765511743808318">
                <text:p>0.765511743808318</text:p>
              </table:table-cell>
            </table:table-row>
            <table:table-row>
              <table:table-cell office:value-type="string">
                <text:p>502</text:p>
              </table:table-cell>
              <table:table-cell office:value-type="float" office:value="0.765363381501269">
                <text:p>0.765363381501269</text:p>
              </table:table-cell>
            </table:table-row>
            <table:table-row>
              <table:table-cell office:value-type="string">
                <text:p>503</text:p>
              </table:table-cell>
              <table:table-cell office:value-type="float" office:value="0.768042383378761">
                <text:p>0.768042383378761</text:p>
              </table:table-cell>
            </table:table-row>
            <table:table-row>
              <table:table-cell office:value-type="string">
                <text:p>504</text:p>
              </table:table-cell>
              <table:table-cell office:value-type="float" office:value="0.765267367317978">
                <text:p>0.765267367317978</text:p>
              </table:table-cell>
            </table:table-row>
            <table:table-row>
              <table:table-cell office:value-type="string">
                <text:p>505</text:p>
              </table:table-cell>
              <table:table-cell office:value-type="float" office:value="0.764726689312054">
                <text:p>0.764726689312054</text:p>
              </table:table-cell>
            </table:table-row>
            <table:table-row>
              <table:table-cell office:value-type="string">
                <text:p>506</text:p>
              </table:table-cell>
              <table:table-cell office:value-type="float" office:value="0.763418466061605">
                <text:p>0.763418466061605</text:p>
              </table:table-cell>
            </table:table-row>
            <table:table-row>
              <table:table-cell office:value-type="string">
                <text:p>507</text:p>
              </table:table-cell>
              <table:table-cell office:value-type="float" office:value="0.766561066695295">
                <text:p>0.766561066695295</text:p>
              </table:table-cell>
            </table:table-row>
            <table:table-row>
              <table:table-cell office:value-type="string">
                <text:p>508</text:p>
              </table:table-cell>
              <table:table-cell office:value-type="float" office:value="0.766419244973575">
                <text:p>0.766419244973575</text:p>
              </table:table-cell>
            </table:table-row>
            <table:table-row>
              <table:table-cell office:value-type="string">
                <text:p>509</text:p>
              </table:table-cell>
              <table:table-cell office:value-type="float" office:value="0.765761539597017">
                <text:p>0.765761539597017</text:p>
              </table:table-cell>
            </table:table-row>
            <table:table-row>
              <table:table-cell office:value-type="string">
                <text:p>510</text:p>
              </table:table-cell>
              <table:table-cell office:value-type="float" office:value="0.764184578026984">
                <text:p>0.764184578026984</text:p>
              </table:table-cell>
            </table:table-row>
            <table:table-row>
              <table:table-cell office:value-type="string">
                <text:p>511</text:p>
              </table:table-cell>
              <table:table-cell office:value-type="float" office:value="0.766087264825392">
                <text:p>0.766087264825392</text:p>
              </table:table-cell>
            </table:table-row>
            <table:table-row>
              <table:table-cell office:value-type="string">
                <text:p>512</text:p>
              </table:table-cell>
              <table:table-cell office:value-type="float" office:value="0.76423861257979">
                <text:p>0.76423861257979</text:p>
              </table:table-cell>
            </table:table-row>
            <table:table-row>
              <table:table-cell office:value-type="string">
                <text:p>513</text:p>
              </table:table-cell>
              <table:table-cell office:value-type="float" office:value="0.767609106995344">
                <text:p>0.767609106995344</text:p>
              </table:table-cell>
            </table:table-row>
            <table:table-row>
              <table:table-cell office:value-type="string">
                <text:p>514</text:p>
              </table:table-cell>
              <table:table-cell office:value-type="float" office:value="0.767768157688819">
                <text:p>0.767768157688819</text:p>
              </table:table-cell>
            </table:table-row>
            <table:table-row>
              <table:table-cell office:value-type="string">
                <text:p>515</text:p>
              </table:table-cell>
              <table:table-cell office:value-type="float" office:value="0.767659261197397">
                <text:p>0.767659261197397</text:p>
              </table:table-cell>
            </table:table-row>
            <table:table-row>
              <table:table-cell office:value-type="string">
                <text:p>516</text:p>
              </table:table-cell>
              <table:table-cell office:value-type="float" office:value="0.765568097567462">
                <text:p>0.765568097567462</text:p>
              </table:table-cell>
            </table:table-row>
            <table:table-row>
              <table:table-cell office:value-type="string">
                <text:p>517</text:p>
              </table:table-cell>
              <table:table-cell office:value-type="float" office:value="0.765622054669404">
                <text:p>0.765622054669404</text:p>
              </table:table-cell>
            </table:table-row>
            <table:table-row>
              <table:table-cell office:value-type="string">
                <text:p>518</text:p>
              </table:table-cell>
              <table:table-cell office:value-type="float" office:value="0.766296570028512">
                <text:p>0.766296570028512</text:p>
              </table:table-cell>
            </table:table-row>
            <table:table-row>
              <table:table-cell office:value-type="string">
                <text:p>519</text:p>
              </table:table-cell>
              <table:table-cell office:value-type="float" office:value="0.766458949072585">
                <text:p>0.766458949072585</text:p>
              </table:table-cell>
            </table:table-row>
            <table:table-row>
              <table:table-cell office:value-type="string">
                <text:p>520</text:p>
              </table:table-cell>
              <table:table-cell office:value-type="float" office:value="0.767292889364292">
                <text:p>0.767292889364292</text:p>
              </table:table-cell>
            </table:table-row>
            <table:table-row>
              <table:table-cell office:value-type="string">
                <text:p>521</text:p>
              </table:table-cell>
              <table:table-cell office:value-type="float" office:value="0.766302846361491">
                <text:p>0.766302846361491</text:p>
              </table:table-cell>
            </table:table-row>
            <table:table-row>
              <table:table-cell office:value-type="string">
                <text:p>522</text:p>
              </table:table-cell>
              <table:table-cell office:value-type="float" office:value="0.771075580106461">
                <text:p>0.771075580106461</text:p>
              </table:table-cell>
            </table:table-row>
            <table:table-row>
              <table:table-cell office:value-type="string">
                <text:p>523</text:p>
              </table:table-cell>
              <table:table-cell office:value-type="float" office:value="0.766318604496756">
                <text:p>0.766318604496756</text:p>
              </table:table-cell>
            </table:table-row>
            <table:table-row>
              <table:table-cell office:value-type="string">
                <text:p>524</text:p>
              </table:table-cell>
              <table:table-cell office:value-type="float" office:value="0.763502338870485">
                <text:p>0.763502338870485</text:p>
              </table:table-cell>
            </table:table-row>
            <table:table-row>
              <table:table-cell office:value-type="string">
                <text:p>525</text:p>
              </table:table-cell>
              <table:table-cell office:value-type="float" office:value="0.767979675858943">
                <text:p>0.767979675858943</text:p>
              </table:table-cell>
            </table:table-row>
            <table:table-row>
              <table:table-cell office:value-type="string">
                <text:p>526</text:p>
              </table:table-cell>
              <table:table-cell office:value-type="float" office:value="0.767112130014703">
                <text:p>0.767112130014703</text:p>
              </table:table-cell>
            </table:table-row>
            <table:table-row>
              <table:table-cell office:value-type="string">
                <text:p>527</text:p>
              </table:table-cell>
              <table:table-cell office:value-type="float" office:value="0.76980771122071">
                <text:p>0.76980771122071</text:p>
              </table:table-cell>
            </table:table-row>
            <table:table-row>
              <table:table-cell office:value-type="string">
                <text:p>528</text:p>
              </table:table-cell>
              <table:table-cell office:value-type="float" office:value="0.764389243694489">
                <text:p>0.764389243694489</text:p>
              </table:table-cell>
            </table:table-row>
            <table:table-row>
              <table:table-cell office:value-type="string">
                <text:p>529</text:p>
              </table:table-cell>
              <table:table-cell office:value-type="float" office:value="0.764372567574327">
                <text:p>0.764372567574327</text:p>
              </table:table-cell>
            </table:table-row>
            <table:table-row>
              <table:table-cell office:value-type="string">
                <text:p>530</text:p>
              </table:table-cell>
              <table:table-cell office:value-type="float" office:value="0.767510923335517">
                <text:p>0.767510923335517</text:p>
              </table:table-cell>
            </table:table-row>
            <table:table-row>
              <table:table-cell office:value-type="string">
                <text:p>531</text:p>
              </table:table-cell>
              <table:table-cell office:value-type="float" office:value="0.766655600279646">
                <text:p>0.766655600279646</text:p>
              </table:table-cell>
            </table:table-row>
            <table:table-row>
              <table:table-cell office:value-type="string">
                <text:p>532</text:p>
              </table:table-cell>
              <table:table-cell office:value-type="float" office:value="0.766325443208515">
                <text:p>0.766325443208515</text:p>
              </table:table-cell>
            </table:table-row>
            <table:table-row>
              <table:table-cell office:value-type="string">
                <text:p>533</text:p>
              </table:table-cell>
              <table:table-cell office:value-type="float" office:value="0.763755022898746">
                <text:p>0.763755022898746</text:p>
              </table:table-cell>
            </table:table-row>
            <table:table-row>
              <table:table-cell office:value-type="string">
                <text:p>534</text:p>
              </table:table-cell>
              <table:table-cell office:value-type="float" office:value="0.766238676904127">
                <text:p>0.766238676904127</text:p>
              </table:table-cell>
            </table:table-row>
            <table:table-row>
              <table:table-cell office:value-type="string">
                <text:p>535</text:p>
              </table:table-cell>
              <table:table-cell office:value-type="float" office:value="0.768387955679176">
                <text:p>0.768387955679176</text:p>
              </table:table-cell>
            </table:table-row>
            <table:table-row>
              <table:table-cell office:value-type="string">
                <text:p>536</text:p>
              </table:table-cell>
              <table:table-cell office:value-type="float" office:value="0.764562322707736">
                <text:p>0.764562322707736</text:p>
              </table:table-cell>
            </table:table-row>
            <table:table-row>
              <table:table-cell office:value-type="string">
                <text:p>537</text:p>
              </table:table-cell>
              <table:table-cell office:value-type="float" office:value="0.76522681792915">
                <text:p>0.76522681792915</text:p>
              </table:table-cell>
            </table:table-row>
            <table:table-row>
              <table:table-cell office:value-type="string">
                <text:p>538</text:p>
              </table:table-cell>
              <table:table-cell office:value-type="float" office:value="0.763472838495583">
                <text:p>0.763472838495583</text:p>
              </table:table-cell>
            </table:table-row>
            <table:table-row>
              <table:table-cell office:value-type="string">
                <text:p>539</text:p>
              </table:table-cell>
              <table:table-cell office:value-type="float" office:value="0.767264401202837">
                <text:p>0.767264401202837</text:p>
              </table:table-cell>
            </table:table-row>
            <table:table-row>
              <table:table-cell office:value-type="string">
                <text:p>540</text:p>
              </table:table-cell>
              <table:table-cell office:value-type="float" office:value="0.766630484632258">
                <text:p>0.766630484632258</text:p>
              </table:table-cell>
            </table:table-row>
            <table:table-row>
              <table:table-cell office:value-type="string">
                <text:p>541</text:p>
              </table:table-cell>
              <table:table-cell office:value-type="float" office:value="0.764816091989681">
                <text:p>0.764816091989681</text:p>
              </table:table-cell>
            </table:table-row>
            <table:table-row>
              <table:table-cell office:value-type="string">
                <text:p>542</text:p>
              </table:table-cell>
              <table:table-cell office:value-type="float" office:value="0.765779501843241">
                <text:p>0.765779501843241</text:p>
              </table:table-cell>
            </table:table-row>
            <table:table-row>
              <table:table-cell office:value-type="string">
                <text:p>543</text:p>
              </table:table-cell>
              <table:table-cell office:value-type="float" office:value="0.767351411711462">
                <text:p>0.767351411711462</text:p>
              </table:table-cell>
            </table:table-row>
            <table:table-row>
              <table:table-cell office:value-type="string">
                <text:p>544</text:p>
              </table:table-cell>
              <table:table-cell office:value-type="float" office:value="0.766522316586918">
                <text:p>0.766522316586918</text:p>
              </table:table-cell>
            </table:table-row>
            <table:table-row>
              <table:table-cell office:value-type="string">
                <text:p>545</text:p>
              </table:table-cell>
              <table:table-cell office:value-type="float" office:value="0.767807538226518">
                <text:p>0.767807538226518</text:p>
              </table:table-cell>
            </table:table-row>
            <table:table-row>
              <table:table-cell office:value-type="string">
                <text:p>546</text:p>
              </table:table-cell>
              <table:table-cell office:value-type="float" office:value="0.767426128790821">
                <text:p>0.767426128790821</text:p>
              </table:table-cell>
            </table:table-row>
            <table:table-row>
              <table:table-cell office:value-type="string">
                <text:p>547</text:p>
              </table:table-cell>
              <table:table-cell office:value-type="float" office:value="0.765283355696497">
                <text:p>0.765283355696497</text:p>
              </table:table-cell>
            </table:table-row>
            <table:table-row>
              <table:table-cell office:value-type="string">
                <text:p>548</text:p>
              </table:table-cell>
              <table:table-cell office:value-type="float" office:value="0.765472129005795">
                <text:p>0.765472129005795</text:p>
              </table:table-cell>
            </table:table-row>
            <table:table-row>
              <table:table-cell office:value-type="string">
                <text:p>549</text:p>
              </table:table-cell>
              <table:table-cell office:value-type="float" office:value="0.767370621803142">
                <text:p>0.767370621803142</text:p>
              </table:table-cell>
            </table:table-row>
            <table:table-row>
              <table:table-cell office:value-type="string">
                <text:p>550</text:p>
              </table:table-cell>
              <table:table-cell office:value-type="float" office:value="0.766510383199831">
                <text:p>0.766510383199831</text:p>
              </table:table-cell>
            </table:table-row>
            <table:table-row>
              <table:table-cell office:value-type="string">
                <text:p>551</text:p>
              </table:table-cell>
              <table:table-cell office:value-type="float" office:value="0.765507172561499">
                <text:p>0.765507172561499</text:p>
              </table:table-cell>
            </table:table-row>
            <table:table-row>
              <table:table-cell office:value-type="string">
                <text:p>552</text:p>
              </table:table-cell>
              <table:table-cell office:value-type="float" office:value="0.764819669836185">
                <text:p>0.764819669836185</text:p>
              </table:table-cell>
            </table:table-row>
            <table:table-row>
              <table:table-cell office:value-type="string">
                <text:p>553</text:p>
              </table:table-cell>
              <table:table-cell office:value-type="float" office:value="0.766875487281044">
                <text:p>0.766875487281044</text:p>
              </table:table-cell>
            </table:table-row>
            <table:table-row>
              <table:table-cell office:value-type="string">
                <text:p>554</text:p>
              </table:table-cell>
              <table:table-cell office:value-type="float" office:value="0.765802005969799">
                <text:p>0.765802005969799</text:p>
              </table:table-cell>
            </table:table-row>
            <table:table-row>
              <table:table-cell office:value-type="string">
                <text:p>555</text:p>
              </table:table-cell>
              <table:table-cell office:value-type="float" office:value="0.766507792447519">
                <text:p>0.766507792447519</text:p>
              </table:table-cell>
            </table:table-row>
            <table:table-row>
              <table:table-cell office:value-type="string">
                <text:p>556</text:p>
              </table:table-cell>
              <table:table-cell office:value-type="float" office:value="0.765327095136844">
                <text:p>0.765327095136844</text:p>
              </table:table-cell>
            </table:table-row>
            <table:table-row>
              <table:table-cell office:value-type="string">
                <text:p>557</text:p>
              </table:table-cell>
              <table:table-cell office:value-type="float" office:value="0.767608050876887">
                <text:p>0.767608050876887</text:p>
              </table:table-cell>
            </table:table-row>
            <table:table-row>
              <table:table-cell office:value-type="string">
                <text:p>558</text:p>
              </table:table-cell>
              <table:table-cell office:value-type="float" office:value="0.767864643850273">
                <text:p>0.767864643850273</text:p>
              </table:table-cell>
            </table:table-row>
            <table:table-row>
              <table:table-cell office:value-type="string">
                <text:p>559</text:p>
              </table:table-cell>
              <table:table-cell office:value-type="float" office:value="0.766743354335323">
                <text:p>0.766743354335323</text:p>
              </table:table-cell>
            </table:table-row>
            <table:table-row>
              <table:table-cell office:value-type="string">
                <text:p>560</text:p>
              </table:table-cell>
              <table:table-cell office:value-type="float" office:value="0.770351889890407">
                <text:p>0.770351889890407</text:p>
              </table:table-cell>
            </table:table-row>
            <table:table-row>
              <table:table-cell office:value-type="string">
                <text:p>561</text:p>
              </table:table-cell>
              <table:table-cell office:value-type="float" office:value="0.764891167470067">
                <text:p>0.764891167470067</text:p>
              </table:table-cell>
            </table:table-row>
            <table:table-row>
              <table:table-cell office:value-type="string">
                <text:p>562</text:p>
              </table:table-cell>
              <table:table-cell office:value-type="float" office:value="0.767300607408492">
                <text:p>0.767300607408492</text:p>
              </table:table-cell>
            </table:table-row>
            <table:table-row>
              <table:table-cell office:value-type="string">
                <text:p>563</text:p>
              </table:table-cell>
              <table:table-cell office:value-type="float" office:value="0.764509711683838">
                <text:p>0.764509711683838</text:p>
              </table:table-cell>
            </table:table-row>
            <table:table-row>
              <table:table-cell office:value-type="string">
                <text:p>564</text:p>
              </table:table-cell>
              <table:table-cell office:value-type="float" office:value="0.766145225450123">
                <text:p>0.766145225450123</text:p>
              </table:table-cell>
            </table:table-row>
            <table:table-row>
              <table:table-cell office:value-type="string">
                <text:p>565</text:p>
              </table:table-cell>
              <table:table-cell office:value-type="float" office:value="0.765189378317712">
                <text:p>0.765189378317712</text:p>
              </table:table-cell>
            </table:table-row>
            <table:table-row>
              <table:table-cell office:value-type="string">
                <text:p>566</text:p>
              </table:table-cell>
              <table:table-cell office:value-type="float" office:value="0.765509945302936">
                <text:p>0.765509945302936</text:p>
              </table:table-cell>
            </table:table-row>
            <table:table-row>
              <table:table-cell office:value-type="string">
                <text:p>567</text:p>
              </table:table-cell>
              <table:table-cell office:value-type="float" office:value="0.769579042436521">
                <text:p>0.769579042436521</text:p>
              </table:table-cell>
            </table:table-row>
            <table:table-row>
              <table:table-cell office:value-type="string">
                <text:p>568</text:p>
              </table:table-cell>
              <table:table-cell office:value-type="float" office:value="0.763496659160032">
                <text:p>0.763496659160032</text:p>
              </table:table-cell>
            </table:table-row>
            <table:table-row>
              <table:table-cell office:value-type="string">
                <text:p>569</text:p>
              </table:table-cell>
              <table:table-cell office:value-type="float" office:value="0.766852902010802">
                <text:p>0.766852902010802</text:p>
              </table:table-cell>
            </table:table-row>
            <table:table-row>
              <table:table-cell office:value-type="string">
                <text:p>570</text:p>
              </table:table-cell>
              <table:table-cell office:value-type="float" office:value="0.764836321600318">
                <text:p>0.764836321600318</text:p>
              </table:table-cell>
            </table:table-row>
            <table:table-row>
              <table:table-cell office:value-type="string">
                <text:p>571</text:p>
              </table:table-cell>
              <table:table-cell office:value-type="float" office:value="0.765888750249115">
                <text:p>0.765888750249115</text:p>
              </table:table-cell>
            </table:table-row>
            <table:table-row>
              <table:table-cell office:value-type="string">
                <text:p>572</text:p>
              </table:table-cell>
              <table:table-cell office:value-type="float" office:value="0.766462241053304">
                <text:p>0.766462241053304</text:p>
              </table:table-cell>
            </table:table-row>
            <table:table-row>
              <table:table-cell office:value-type="string">
                <text:p>573</text:p>
              </table:table-cell>
              <table:table-cell office:value-type="float" office:value="0.767965486002103">
                <text:p>0.767965486002103</text:p>
              </table:table-cell>
            </table:table-row>
            <table:table-row>
              <table:table-cell office:value-type="string">
                <text:p>574</text:p>
              </table:table-cell>
              <table:table-cell office:value-type="float" office:value="0.766887894071029">
                <text:p>0.766887894071029</text:p>
              </table:table-cell>
            </table:table-row>
            <table:table-row>
              <table:table-cell office:value-type="string">
                <text:p>575</text:p>
              </table:table-cell>
              <table:table-cell office:value-type="float" office:value="0.764424425729577">
                <text:p>0.764424425729577</text:p>
              </table:table-cell>
            </table:table-row>
            <table:table-row>
              <table:table-cell office:value-type="string">
                <text:p>576</text:p>
              </table:table-cell>
              <table:table-cell office:value-type="float" office:value="0.767039480046484">
                <text:p>0.767039480046484</text:p>
              </table:table-cell>
            </table:table-row>
            <table:table-row>
              <table:table-cell office:value-type="string">
                <text:p>577</text:p>
              </table:table-cell>
              <table:table-cell office:value-type="float" office:value="0.765544967894959">
                <text:p>0.765544967894959</text:p>
              </table:table-cell>
            </table:table-row>
            <table:table-row>
              <table:table-cell office:value-type="string">
                <text:p>578</text:p>
              </table:table-cell>
              <table:table-cell office:value-type="float" office:value="0.767131936367701">
                <text:p>0.767131936367701</text:p>
              </table:table-cell>
            </table:table-row>
            <table:table-row>
              <table:table-cell office:value-type="string">
                <text:p>579</text:p>
              </table:table-cell>
              <table:table-cell office:value-type="float" office:value="0.766017994246594">
                <text:p>0.766017994246594</text:p>
              </table:table-cell>
            </table:table-row>
            <table:table-row>
              <table:table-cell office:value-type="string">
                <text:p>580</text:p>
              </table:table-cell>
              <table:table-cell office:value-type="float" office:value="0.763557474942882">
                <text:p>0.763557474942882</text:p>
              </table:table-cell>
            </table:table-row>
            <table:table-row>
              <table:table-cell office:value-type="string">
                <text:p>581</text:p>
              </table:table-cell>
              <table:table-cell office:value-type="float" office:value="0.766913977758478">
                <text:p>0.766913977758478</text:p>
              </table:table-cell>
            </table:table-row>
            <table:table-row>
              <table:table-cell office:value-type="string">
                <text:p>582</text:p>
              </table:table-cell>
              <table:table-cell office:value-type="float" office:value="0.76753355819305">
                <text:p>0.76753355819305</text:p>
              </table:table-cell>
            </table:table-row>
            <table:table-row>
              <table:table-cell office:value-type="string">
                <text:p>583</text:p>
              </table:table-cell>
              <table:table-cell office:value-type="float" office:value="0.764071189657071">
                <text:p>0.764071189657071</text:p>
              </table:table-cell>
            </table:table-row>
            <table:table-row>
              <table:table-cell office:value-type="string">
                <text:p>584</text:p>
              </table:table-cell>
              <table:table-cell office:value-type="float" office:value="0.765407563832675">
                <text:p>0.765407563832675</text:p>
              </table:table-cell>
            </table:table-row>
            <table:table-row>
              <table:table-cell office:value-type="string">
                <text:p>585</text:p>
              </table:table-cell>
              <table:table-cell office:value-type="float" office:value="0.765794389838687">
                <text:p>0.765794389838687</text:p>
              </table:table-cell>
            </table:table-row>
            <table:table-row>
              <table:table-cell office:value-type="string">
                <text:p>586</text:p>
              </table:table-cell>
              <table:table-cell office:value-type="float" office:value="0.764448193763065">
                <text:p>0.764448193763065</text:p>
              </table:table-cell>
            </table:table-row>
            <table:table-row>
              <table:table-cell office:value-type="string">
                <text:p>587</text:p>
              </table:table-cell>
              <table:table-cell office:value-type="float" office:value="0.767750700923752">
                <text:p>0.767750700923752</text:p>
              </table:table-cell>
            </table:table-row>
            <table:table-row>
              <table:table-cell office:value-type="string">
                <text:p>588</text:p>
              </table:table-cell>
              <table:table-cell office:value-type="float" office:value="0.76707271230873">
                <text:p>0.76707271230873</text:p>
              </table:table-cell>
            </table:table-row>
            <table:table-row>
              <table:table-cell office:value-type="string">
                <text:p>589</text:p>
              </table:table-cell>
              <table:table-cell office:value-type="float" office:value="0.769406118461116">
                <text:p>0.769406118461116</text:p>
              </table:table-cell>
            </table:table-row>
            <table:table-row>
              <table:table-cell office:value-type="string">
                <text:p>590</text:p>
              </table:table-cell>
              <table:table-cell office:value-type="float" office:value="0.766783329712349">
                <text:p>0.766783329712349</text:p>
              </table:table-cell>
            </table:table-row>
            <table:table-row>
              <table:table-cell office:value-type="string">
                <text:p>591</text:p>
              </table:table-cell>
              <table:table-cell office:value-type="float" office:value="0.767041450532963">
                <text:p>0.767041450532963</text:p>
              </table:table-cell>
            </table:table-row>
            <table:table-row>
              <table:table-cell office:value-type="string">
                <text:p>592</text:p>
              </table:table-cell>
              <table:table-cell office:value-type="float" office:value="0.762957455889537">
                <text:p>0.762957455889537</text:p>
              </table:table-cell>
            </table:table-row>
            <table:table-row>
              <table:table-cell office:value-type="string">
                <text:p>593</text:p>
              </table:table-cell>
              <table:table-cell office:value-type="float" office:value="0.764996642224345">
                <text:p>0.764996642224345</text:p>
              </table:table-cell>
            </table:table-row>
            <table:table-row>
              <table:table-cell office:value-type="string">
                <text:p>594</text:p>
              </table:table-cell>
              <table:table-cell office:value-type="float" office:value="0.765948302338139">
                <text:p>0.765948302338139</text:p>
              </table:table-cell>
            </table:table-row>
            <table:table-row>
              <table:table-cell office:value-type="string">
                <text:p>595</text:p>
              </table:table-cell>
              <table:table-cell office:value-type="float" office:value="0.764084273984977">
                <text:p>0.764084273984977</text:p>
              </table:table-cell>
            </table:table-row>
            <table:table-row>
              <table:table-cell office:value-type="string">
                <text:p>596</text:p>
              </table:table-cell>
              <table:table-cell office:value-type="float" office:value="0.768334814498851">
                <text:p>0.768334814498851</text:p>
              </table:table-cell>
            </table:table-row>
            <table:table-row>
              <table:table-cell office:value-type="string">
                <text:p>597</text:p>
              </table:table-cell>
              <table:table-cell office:value-type="float" office:value="0.768773425718834">
                <text:p>0.768773425718834</text:p>
              </table:table-cell>
            </table:table-row>
            <table:table-row>
              <table:table-cell office:value-type="string">
                <text:p>598</text:p>
              </table:table-cell>
              <table:table-cell office:value-type="float" office:value="0.763288029342125">
                <text:p>0.763288029342125</text:p>
              </table:table-cell>
            </table:table-row>
            <table:table-row>
              <table:table-cell office:value-type="string">
                <text:p>599</text:p>
              </table:table-cell>
              <table:table-cell office:value-type="float" office:value="0.766485586335513">
                <text:p>0.766485586335513</text:p>
              </table:table-cell>
            </table:table-row>
            <table:table-row>
              <table:table-cell office:value-type="string">
                <text:p>600</text:p>
              </table:table-cell>
              <table:table-cell office:value-type="float" office:value="0.765509671367443">
                <text:p>0.765509671367443</text:p>
              </table:table-cell>
            </table:table-row>
            <table:table-row>
              <table:table-cell office:value-type="string">
                <text:p>601</text:p>
              </table:table-cell>
              <table:table-cell office:value-type="float" office:value="0.768112297845856">
                <text:p>0.768112297845856</text:p>
              </table:table-cell>
            </table:table-row>
            <table:table-row>
              <table:table-cell office:value-type="string">
                <text:p>602</text:p>
              </table:table-cell>
              <table:table-cell office:value-type="float" office:value="0.767258200190987">
                <text:p>0.767258200190987</text:p>
              </table:table-cell>
            </table:table-row>
            <table:table-row>
              <table:table-cell office:value-type="string">
                <text:p>603</text:p>
              </table:table-cell>
              <table:table-cell office:value-type="float" office:value="0.76524204337133">
                <text:p>0.76524204337133</text:p>
              </table:table-cell>
            </table:table-row>
            <table:table-row>
              <table:table-cell office:value-type="string">
                <text:p>604</text:p>
              </table:table-cell>
              <table:table-cell office:value-type="float" office:value="0.766221426752841">
                <text:p>0.766221426752841</text:p>
              </table:table-cell>
            </table:table-row>
            <table:table-row>
              <table:table-cell office:value-type="string">
                <text:p>605</text:p>
              </table:table-cell>
              <table:table-cell office:value-type="float" office:value="0.766030480665866">
                <text:p>0.766030480665866</text:p>
              </table:table-cell>
            </table:table-row>
            <table:table-row>
              <table:table-cell office:value-type="string">
                <text:p>606</text:p>
              </table:table-cell>
              <table:table-cell office:value-type="float" office:value="0.769520353000246">
                <text:p>0.769520353000246</text:p>
              </table:table-cell>
            </table:table-row>
            <table:table-row>
              <table:table-cell office:value-type="string">
                <text:p>607</text:p>
              </table:table-cell>
              <table:table-cell office:value-type="float" office:value="0.766753960316062">
                <text:p>0.766753960316062</text:p>
              </table:table-cell>
            </table:table-row>
            <table:table-row>
              <table:table-cell office:value-type="string">
                <text:p>608</text:p>
              </table:table-cell>
              <table:table-cell office:value-type="float" office:value="0.771004108701219">
                <text:p>0.771004108701219</text:p>
              </table:table-cell>
            </table:table-row>
            <table:table-row>
              <table:table-cell office:value-type="string">
                <text:p>609</text:p>
              </table:table-cell>
              <table:table-cell office:value-type="float" office:value="0.766961910298424">
                <text:p>0.766961910298424</text:p>
              </table:table-cell>
            </table:table-row>
            <table:table-row>
              <table:table-cell office:value-type="string">
                <text:p>610</text:p>
              </table:table-cell>
              <table:table-cell office:value-type="float" office:value="0.768403428273976">
                <text:p>0.768403428273976</text:p>
              </table:table-cell>
            </table:table-row>
            <table:table-row>
              <table:table-cell office:value-type="string">
                <text:p>611</text:p>
              </table:table-cell>
              <table:table-cell office:value-type="float" office:value="0.769437993871094">
                <text:p>0.769437993871094</text:p>
              </table:table-cell>
            </table:table-row>
            <table:table-row>
              <table:table-cell office:value-type="string">
                <text:p>612</text:p>
              </table:table-cell>
              <table:table-cell office:value-type="float" office:value="0.767721576686119">
                <text:p>0.767721576686119</text:p>
              </table:table-cell>
            </table:table-row>
            <table:table-row>
              <table:table-cell office:value-type="string">
                <text:p>613</text:p>
              </table:table-cell>
              <table:table-cell office:value-type="float" office:value="0.765400996398293">
                <text:p>0.765400996398293</text:p>
              </table:table-cell>
            </table:table-row>
            <table:table-row>
              <table:table-cell office:value-type="string">
                <text:p>614</text:p>
              </table:table-cell>
              <table:table-cell office:value-type="float" office:value="0.763425830474069">
                <text:p>0.763425830474069</text:p>
              </table:table-cell>
            </table:table-row>
            <table:table-row>
              <table:table-cell office:value-type="string">
                <text:p>615</text:p>
              </table:table-cell>
              <table:table-cell office:value-type="float" office:value="0.765433608507636">
                <text:p>0.765433608507636</text:p>
              </table:table-cell>
            </table:table-row>
            <table:table-row>
              <table:table-cell office:value-type="string">
                <text:p>616</text:p>
              </table:table-cell>
              <table:table-cell office:value-type="float" office:value="0.764288219457241">
                <text:p>0.764288219457241</text:p>
              </table:table-cell>
            </table:table-row>
            <table:table-row>
              <table:table-cell office:value-type="string">
                <text:p>617</text:p>
              </table:table-cell>
              <table:table-cell office:value-type="float" office:value="0.768547432891743">
                <text:p>0.768547432891743</text:p>
              </table:table-cell>
            </table:table-row>
            <table:table-row>
              <table:table-cell office:value-type="string">
                <text:p>618</text:p>
              </table:table-cell>
              <table:table-cell office:value-type="float" office:value="0.767037307244226">
                <text:p>0.767037307244226</text:p>
              </table:table-cell>
            </table:table-row>
            <table:table-row>
              <table:table-cell office:value-type="string">
                <text:p>619</text:p>
              </table:table-cell>
              <table:table-cell office:value-type="float" office:value="0.763153453154942">
                <text:p>0.763153453154942</text:p>
              </table:table-cell>
            </table:table-row>
            <table:table-row>
              <table:table-cell office:value-type="string">
                <text:p>620</text:p>
              </table:table-cell>
              <table:table-cell office:value-type="float" office:value="0.764155358301759">
                <text:p>0.764155358301759</text:p>
              </table:table-cell>
            </table:table-row>
            <table:table-row>
              <table:table-cell office:value-type="string">
                <text:p>621</text:p>
              </table:table-cell>
              <table:table-cell office:value-type="float" office:value="0.763814258291413">
                <text:p>0.763814258291413</text:p>
              </table:table-cell>
            </table:table-row>
            <table:table-row>
              <table:table-cell office:value-type="string">
                <text:p>622</text:p>
              </table:table-cell>
              <table:table-cell office:value-type="float" office:value="0.764593157783673">
                <text:p>0.764593157783673</text:p>
              </table:table-cell>
            </table:table-row>
            <table:table-row>
              <table:table-cell office:value-type="string">
                <text:p>623</text:p>
              </table:table-cell>
              <table:table-cell office:value-type="float" office:value="0.765938726539429">
                <text:p>0.765938726539429</text:p>
              </table:table-cell>
            </table:table-row>
            <table:table-row>
              <table:table-cell office:value-type="string">
                <text:p>624</text:p>
              </table:table-cell>
              <table:table-cell office:value-type="float" office:value="0.765370394241891">
                <text:p>0.765370394241891</text:p>
              </table:table-cell>
            </table:table-row>
            <table:table-row>
              <table:table-cell office:value-type="string">
                <text:p>625</text:p>
              </table:table-cell>
              <table:table-cell office:value-type="float" office:value="0.767696106130405">
                <text:p>0.767696106130405</text:p>
              </table:table-cell>
            </table:table-row>
            <table:table-row>
              <table:table-cell office:value-type="string">
                <text:p>626</text:p>
              </table:table-cell>
              <table:table-cell office:value-type="float" office:value="0.765966367342695">
                <text:p>0.765966367342695</text:p>
              </table:table-cell>
            </table:table-row>
            <table:table-row>
              <table:table-cell office:value-type="string">
                <text:p>627</text:p>
              </table:table-cell>
              <table:table-cell office:value-type="float" office:value="0.767203442575792">
                <text:p>0.767203442575792</text:p>
              </table:table-cell>
            </table:table-row>
            <table:table-row>
              <table:table-cell office:value-type="string">
                <text:p>628</text:p>
              </table:table-cell>
              <table:table-cell office:value-type="float" office:value="0.764875654506995">
                <text:p>0.764875654506995</text:p>
              </table:table-cell>
            </table:table-row>
            <table:table-row>
              <table:table-cell office:value-type="string">
                <text:p>629</text:p>
              </table:table-cell>
              <table:table-cell office:value-type="float" office:value="0.765398747253962">
                <text:p>0.765398747253962</text:p>
              </table:table-cell>
            </table:table-row>
            <table:table-row>
              <table:table-cell office:value-type="string">
                <text:p>630</text:p>
              </table:table-cell>
              <table:table-cell office:value-type="float" office:value="0.765753717929064">
                <text:p>0.765753717929064</text:p>
              </table:table-cell>
            </table:table-row>
            <table:table-row>
              <table:table-cell office:value-type="string">
                <text:p>631</text:p>
              </table:table-cell>
              <table:table-cell office:value-type="float" office:value="0.768877369333096">
                <text:p>0.768877369333096</text:p>
              </table:table-cell>
            </table:table-row>
            <table:table-row>
              <table:table-cell office:value-type="string">
                <text:p>632</text:p>
              </table:table-cell>
              <table:table-cell office:value-type="float" office:value="0.764626948228932">
                <text:p>0.764626948228932</text:p>
              </table:table-cell>
            </table:table-row>
            <table:table-row>
              <table:table-cell office:value-type="string">
                <text:p>633</text:p>
              </table:table-cell>
              <table:table-cell office:value-type="float" office:value="0.765631761058665">
                <text:p>0.765631761058665</text:p>
              </table:table-cell>
            </table:table-row>
            <table:table-row>
              <table:table-cell office:value-type="string">
                <text:p>634</text:p>
              </table:table-cell>
              <table:table-cell office:value-type="float" office:value="0.767586538351578">
                <text:p>0.767586538351578</text:p>
              </table:table-cell>
            </table:table-row>
            <table:table-row>
              <table:table-cell office:value-type="string">
                <text:p>635</text:p>
              </table:table-cell>
              <table:table-cell office:value-type="float" office:value="0.765173400396458">
                <text:p>0.765173400396458</text:p>
              </table:table-cell>
            </table:table-row>
            <table:table-row>
              <table:table-cell office:value-type="string">
                <text:p>636</text:p>
              </table:table-cell>
              <table:table-cell office:value-type="float" office:value="0.765149678863386">
                <text:p>0.765149678863386</text:p>
              </table:table-cell>
            </table:table-row>
            <table:table-row>
              <table:table-cell office:value-type="string">
                <text:p>637</text:p>
              </table:table-cell>
              <table:table-cell office:value-type="float" office:value="0.766424769560221">
                <text:p>0.766424769560221</text:p>
              </table:table-cell>
            </table:table-row>
            <table:table-row>
              <table:table-cell office:value-type="string">
                <text:p>638</text:p>
              </table:table-cell>
              <table:table-cell office:value-type="float" office:value="0.765849243729589">
                <text:p>0.765849243729589</text:p>
              </table:table-cell>
            </table:table-row>
            <table:table-row>
              <table:table-cell office:value-type="string">
                <text:p>639</text:p>
              </table:table-cell>
              <table:table-cell office:value-type="float" office:value="0.763859027500449">
                <text:p>0.763859027500449</text:p>
              </table:table-cell>
            </table:table-row>
            <table:table-row>
              <table:table-cell office:value-type="string">
                <text:p>640</text:p>
              </table:table-cell>
              <table:table-cell office:value-type="float" office:value="0.766963330255365">
                <text:p>0.766963330255365</text:p>
              </table:table-cell>
            </table:table-row>
            <table:table-row>
              <table:table-cell office:value-type="string">
                <text:p>641</text:p>
              </table:table-cell>
              <table:table-cell office:value-type="float" office:value="0.764134123976267">
                <text:p>0.764134123976267</text:p>
              </table:table-cell>
            </table:table-row>
            <table:table-row>
              <table:table-cell office:value-type="string">
                <text:p>642</text:p>
              </table:table-cell>
              <table:table-cell office:value-type="float" office:value="0.765333914377354">
                <text:p>0.765333914377354</text:p>
              </table:table-cell>
            </table:table-row>
            <table:table-row>
              <table:table-cell office:value-type="string">
                <text:p>643</text:p>
              </table:table-cell>
              <table:table-cell office:value-type="float" office:value="0.768401570114568">
                <text:p>0.768401570114568</text:p>
              </table:table-cell>
            </table:table-row>
            <table:table-row>
              <table:table-cell office:value-type="string">
                <text:p>644</text:p>
              </table:table-cell>
              <table:table-cell office:value-type="float" office:value="0.767229781291703">
                <text:p>0.767229781291703</text:p>
              </table:table-cell>
            </table:table-row>
            <table:table-row>
              <table:table-cell office:value-type="string">
                <text:p>645</text:p>
              </table:table-cell>
              <table:table-cell office:value-type="float" office:value="0.760818216387997">
                <text:p>0.760818216387997</text:p>
              </table:table-cell>
            </table:table-row>
            <table:table-row>
              <table:table-cell office:value-type="string">
                <text:p>646</text:p>
              </table:table-cell>
              <table:table-cell office:value-type="float" office:value="0.766141318090893">
                <text:p>0.766141318090893</text:p>
              </table:table-cell>
            </table:table-row>
            <table:table-row>
              <table:table-cell office:value-type="string">
                <text:p>647</text:p>
              </table:table-cell>
              <table:table-cell office:value-type="float" office:value="0.766770351395816">
                <text:p>0.766770351395816</text:p>
              </table:table-cell>
            </table:table-row>
            <table:table-row>
              <table:table-cell office:value-type="string">
                <text:p>648</text:p>
              </table:table-cell>
              <table:table-cell office:value-type="float" office:value="0.764519791983337">
                <text:p>0.764519791983337</text:p>
              </table:table-cell>
            </table:table-row>
            <table:table-row>
              <table:table-cell office:value-type="string">
                <text:p>649</text:p>
              </table:table-cell>
              <table:table-cell office:value-type="float" office:value="0.767040506431685">
                <text:p>0.767040506431685</text:p>
              </table:table-cell>
            </table:table-row>
            <table:table-row>
              <table:table-cell office:value-type="string">
                <text:p>650</text:p>
              </table:table-cell>
              <table:table-cell office:value-type="float" office:value="0.765663386704388">
                <text:p>0.765663386704388</text:p>
              </table:table-cell>
            </table:table-row>
            <table:table-row>
              <table:table-cell office:value-type="string">
                <text:p>651</text:p>
              </table:table-cell>
              <table:table-cell office:value-type="float" office:value="0.765416420872895">
                <text:p>0.765416420872895</text:p>
              </table:table-cell>
            </table:table-row>
            <table:table-row>
              <table:table-cell office:value-type="string">
                <text:p>652</text:p>
              </table:table-cell>
              <table:table-cell office:value-type="float" office:value="0.767004446191079">
                <text:p>0.767004446191079</text:p>
              </table:table-cell>
            </table:table-row>
            <table:table-row>
              <table:table-cell office:value-type="string">
                <text:p>653</text:p>
              </table:table-cell>
              <table:table-cell office:value-type="float" office:value="0.765683118375347">
                <text:p>0.765683118375347</text:p>
              </table:table-cell>
            </table:table-row>
            <table:table-row>
              <table:table-cell office:value-type="string">
                <text:p>654</text:p>
              </table:table-cell>
              <table:table-cell office:value-type="float" office:value="0.766709233055787">
                <text:p>0.766709233055787</text:p>
              </table:table-cell>
            </table:table-row>
            <table:table-row>
              <table:table-cell office:value-type="string">
                <text:p>655</text:p>
              </table:table-cell>
              <table:table-cell office:value-type="float" office:value="0.765969816600075">
                <text:p>0.765969816600075</text:p>
              </table:table-cell>
            </table:table-row>
            <table:table-row>
              <table:table-cell office:value-type="string">
                <text:p>656</text:p>
              </table:table-cell>
              <table:table-cell office:value-type="float" office:value="0.76502554192782">
                <text:p>0.76502554192782</text:p>
              </table:table-cell>
            </table:table-row>
            <table:table-row>
              <table:table-cell office:value-type="string">
                <text:p>657</text:p>
              </table:table-cell>
              <table:table-cell office:value-type="float" office:value="0.76464972847675">
                <text:p>0.76464972847675</text:p>
              </table:table-cell>
            </table:table-row>
            <table:table-row>
              <table:table-cell office:value-type="string">
                <text:p>658</text:p>
              </table:table-cell>
              <table:table-cell office:value-type="float" office:value="0.764894730403116">
                <text:p>0.764894730403116</text:p>
              </table:table-cell>
            </table:table-row>
            <table:table-row>
              <table:table-cell office:value-type="string">
                <text:p>659</text:p>
              </table:table-cell>
              <table:table-cell office:value-type="float" office:value="0.764964353923179">
                <text:p>0.764964353923179</text:p>
              </table:table-cell>
            </table:table-row>
            <table:table-row>
              <table:table-cell office:value-type="string">
                <text:p>660</text:p>
              </table:table-cell>
              <table:table-cell office:value-type="float" office:value="0.767390101239176">
                <text:p>0.767390101239176</text:p>
              </table:table-cell>
            </table:table-row>
            <table:table-row>
              <table:table-cell office:value-type="string">
                <text:p>661</text:p>
              </table:table-cell>
              <table:table-cell office:value-type="float" office:value="0.766376930291357">
                <text:p>0.766376930291357</text:p>
              </table:table-cell>
            </table:table-row>
            <table:table-row>
              <table:table-cell office:value-type="string">
                <text:p>662</text:p>
              </table:table-cell>
              <table:table-cell office:value-type="float" office:value="0.766766293887104">
                <text:p>0.766766293887104</text:p>
              </table:table-cell>
            </table:table-row>
            <table:table-row>
              <table:table-cell office:value-type="string">
                <text:p>663</text:p>
              </table:table-cell>
              <table:table-cell office:value-type="float" office:value="0.766349826615621">
                <text:p>0.766349826615621</text:p>
              </table:table-cell>
            </table:table-row>
            <table:table-row>
              <table:table-cell office:value-type="string">
                <text:p>664</text:p>
              </table:table-cell>
              <table:table-cell office:value-type="float" office:value="0.765623247974763">
                <text:p>0.765623247974763</text:p>
              </table:table-cell>
            </table:table-row>
            <table:table-row>
              <table:table-cell office:value-type="string">
                <text:p>665</text:p>
              </table:table-cell>
              <table:table-cell office:value-type="float" office:value="0.765646108036768">
                <text:p>0.765646108036768</text:p>
              </table:table-cell>
            </table:table-row>
            <table:table-row>
              <table:table-cell office:value-type="string">
                <text:p>666</text:p>
              </table:table-cell>
              <table:table-cell office:value-type="float" office:value="0.766022029517111">
                <text:p>0.766022029517111</text:p>
              </table:table-cell>
            </table:table-row>
            <table:table-row>
              <table:table-cell office:value-type="string">
                <text:p>667</text:p>
              </table:table-cell>
              <table:table-cell office:value-type="float" office:value="0.763671249315523">
                <text:p>0.763671249315523</text:p>
              </table:table-cell>
            </table:table-row>
            <table:table-row>
              <table:table-cell office:value-type="string">
                <text:p>668</text:p>
              </table:table-cell>
              <table:table-cell office:value-type="float" office:value="0.763358995618727">
                <text:p>0.763358995618727</text:p>
              </table:table-cell>
            </table:table-row>
            <table:table-row>
              <table:table-cell office:value-type="string">
                <text:p>669</text:p>
              </table:table-cell>
              <table:table-cell office:value-type="float" office:value="0.764575703334983">
                <text:p>0.764575703334983</text:p>
              </table:table-cell>
            </table:table-row>
            <table:table-row>
              <table:table-cell office:value-type="string">
                <text:p>670</text:p>
              </table:table-cell>
              <table:table-cell office:value-type="float" office:value="0.76791311330654">
                <text:p>0.76791311330654</text:p>
              </table:table-cell>
            </table:table-row>
            <table:table-row>
              <table:table-cell office:value-type="string">
                <text:p>671</text:p>
              </table:table-cell>
              <table:table-cell office:value-type="float" office:value="0.765843655365053">
                <text:p>0.765843655365053</text:p>
              </table:table-cell>
            </table:table-row>
            <table:table-row>
              <table:table-cell office:value-type="string">
                <text:p>672</text:p>
              </table:table-cell>
              <table:table-cell office:value-type="float" office:value="0.764979733242665">
                <text:p>0.764979733242665</text:p>
              </table:table-cell>
            </table:table-row>
            <table:table-row>
              <table:table-cell office:value-type="string">
                <text:p>673</text:p>
              </table:table-cell>
              <table:table-cell office:value-type="float" office:value="0.766511577090644">
                <text:p>0.766511577090644</text:p>
              </table:table-cell>
            </table:table-row>
            <table:table-row>
              <table:table-cell office:value-type="string">
                <text:p>674</text:p>
              </table:table-cell>
              <table:table-cell office:value-type="float" office:value="0.764395919159696">
                <text:p>0.764395919159696</text:p>
              </table:table-cell>
            </table:table-row>
            <table:table-row>
              <table:table-cell office:value-type="string">
                <text:p>675</text:p>
              </table:table-cell>
              <table:table-cell office:value-type="float" office:value="0.764221441188684">
                <text:p>0.764221441188684</text:p>
              </table:table-cell>
            </table:table-row>
            <table:table-row>
              <table:table-cell office:value-type="string">
                <text:p>676</text:p>
              </table:table-cell>
              <table:table-cell office:value-type="float" office:value="0.764841424271078">
                <text:p>0.764841424271078</text:p>
              </table:table-cell>
            </table:table-row>
            <table:table-row>
              <table:table-cell office:value-type="string">
                <text:p>677</text:p>
              </table:table-cell>
              <table:table-cell office:value-type="float" office:value="0.768366777305034">
                <text:p>0.768366777305034</text:p>
              </table:table-cell>
            </table:table-row>
            <table:table-row>
              <table:table-cell office:value-type="string">
                <text:p>678</text:p>
              </table:table-cell>
              <table:table-cell office:value-type="float" office:value="0.763715409582029">
                <text:p>0.763715409582029</text:p>
              </table:table-cell>
            </table:table-row>
            <table:table-row>
              <table:table-cell office:value-type="string">
                <text:p>679</text:p>
              </table:table-cell>
              <table:table-cell office:value-type="float" office:value="0.765229910031473">
                <text:p>0.765229910031473</text:p>
              </table:table-cell>
            </table:table-row>
            <table:table-row>
              <table:table-cell office:value-type="string">
                <text:p>680</text:p>
              </table:table-cell>
              <table:table-cell office:value-type="float" office:value="0.766105645244425">
                <text:p>0.766105645244425</text:p>
              </table:table-cell>
            </table:table-row>
            <table:table-row>
              <table:table-cell office:value-type="string">
                <text:p>681</text:p>
              </table:table-cell>
              <table:table-cell office:value-type="float" office:value="0.764225668059543">
                <text:p>0.764225668059543</text:p>
              </table:table-cell>
            </table:table-row>
            <table:table-row>
              <table:table-cell office:value-type="string">
                <text:p>682</text:p>
              </table:table-cell>
              <table:table-cell office:value-type="float" office:value="0.765114258787564">
                <text:p>0.765114258787564</text:p>
              </table:table-cell>
            </table:table-row>
            <table:table-row>
              <table:table-cell office:value-type="string">
                <text:p>683</text:p>
              </table:table-cell>
              <table:table-cell office:value-type="float" office:value="0.763905847450585">
                <text:p>0.763905847450585</text:p>
              </table:table-cell>
            </table:table-row>
            <table:table-row>
              <table:table-cell office:value-type="string">
                <text:p>684</text:p>
              </table:table-cell>
              <table:table-cell office:value-type="float" office:value="0.765865004271198">
                <text:p>0.765865004271198</text:p>
              </table:table-cell>
            </table:table-row>
            <table:table-row>
              <table:table-cell office:value-type="string">
                <text:p>685</text:p>
              </table:table-cell>
              <table:table-cell office:value-type="float" office:value="0.768391149475857">
                <text:p>0.768391149475857</text:p>
              </table:table-cell>
            </table:table-row>
            <table:table-row>
              <table:table-cell office:value-type="string">
                <text:p>686</text:p>
              </table:table-cell>
              <table:table-cell office:value-type="float" office:value="0.766487590753365">
                <text:p>0.766487590753365</text:p>
              </table:table-cell>
            </table:table-row>
            <table:table-row>
              <table:table-cell office:value-type="string">
                <text:p>687</text:p>
              </table:table-cell>
              <table:table-cell office:value-type="float" office:value="0.764583934024696">
                <text:p>0.764583934024696</text:p>
              </table:table-cell>
            </table:table-row>
            <table:table-row>
              <table:table-cell office:value-type="string">
                <text:p>688</text:p>
              </table:table-cell>
              <table:table-cell office:value-type="float" office:value="0.766157700707424">
                <text:p>0.766157700707424</text:p>
              </table:table-cell>
            </table:table-row>
            <table:table-row>
              <table:table-cell office:value-type="string">
                <text:p>689</text:p>
              </table:table-cell>
              <table:table-cell office:value-type="float" office:value="0.767723060333653">
                <text:p>0.767723060333653</text:p>
              </table:table-cell>
            </table:table-row>
            <table:table-row>
              <table:table-cell office:value-type="string">
                <text:p>690</text:p>
              </table:table-cell>
              <table:table-cell office:value-type="float" office:value="0.765376219307378">
                <text:p>0.765376219307378</text:p>
              </table:table-cell>
            </table:table-row>
            <table:table-row>
              <table:table-cell office:value-type="string">
                <text:p>691</text:p>
              </table:table-cell>
              <table:table-cell office:value-type="float" office:value="0.763996261983479">
                <text:p>0.763996261983479</text:p>
              </table:table-cell>
            </table:table-row>
            <table:table-row>
              <table:table-cell office:value-type="string">
                <text:p>692</text:p>
              </table:table-cell>
              <table:table-cell office:value-type="float" office:value="0.76590836744695">
                <text:p>0.76590836744695</text:p>
              </table:table-cell>
            </table:table-row>
            <table:table-row>
              <table:table-cell office:value-type="string">
                <text:p>693</text:p>
              </table:table-cell>
              <table:table-cell office:value-type="float" office:value="0.767002007555985">
                <text:p>0.767002007555985</text:p>
              </table:table-cell>
            </table:table-row>
            <table:table-row>
              <table:table-cell office:value-type="string">
                <text:p>694</text:p>
              </table:table-cell>
              <table:table-cell office:value-type="float" office:value="0.759794681217776">
                <text:p>0.759794681217776</text:p>
              </table:table-cell>
            </table:table-row>
            <table:table-row>
              <table:table-cell office:value-type="string">
                <text:p>695</text:p>
              </table:table-cell>
              <table:table-cell office:value-type="float" office:value="0.764260843328619">
                <text:p>0.764260843328619</text:p>
              </table:table-cell>
            </table:table-row>
            <table:table-row>
              <table:table-cell office:value-type="string">
                <text:p>696</text:p>
              </table:table-cell>
              <table:table-cell office:value-type="float" office:value="0.767393277051583">
                <text:p>0.767393277051583</text:p>
              </table:table-cell>
            </table:table-row>
            <table:table-row>
              <table:table-cell office:value-type="string">
                <text:p>697</text:p>
              </table:table-cell>
              <table:table-cell office:value-type="float" office:value="0.765304530054696">
                <text:p>0.765304530054696</text:p>
              </table:table-cell>
            </table:table-row>
            <table:table-row>
              <table:table-cell office:value-type="string">
                <text:p>698</text:p>
              </table:table-cell>
              <table:table-cell office:value-type="float" office:value="0.762674971893949">
                <text:p>0.762674971893949</text:p>
              </table:table-cell>
            </table:table-row>
            <table:table-row>
              <table:table-cell office:value-type="string">
                <text:p>699</text:p>
              </table:table-cell>
              <table:table-cell office:value-type="float" office:value="0.766667072595908">
                <text:p>0.766667072595908</text:p>
              </table:table-cell>
            </table:table-row>
            <table:table-row>
              <table:table-cell office:value-type="string">
                <text:p>700</text:p>
              </table:table-cell>
              <table:table-cell office:value-type="float" office:value="0.767178137119175">
                <text:p>0.767178137119175</text:p>
              </table:table-cell>
            </table:table-row>
            <table:table-row>
              <table:table-cell office:value-type="string">
                <text:p>701</text:p>
              </table:table-cell>
              <table:table-cell office:value-type="float" office:value="0.767020416165412">
                <text:p>0.767020416165412</text:p>
              </table:table-cell>
            </table:table-row>
            <table:table-row>
              <table:table-cell office:value-type="string">
                <text:p>702</text:p>
              </table:table-cell>
              <table:table-cell office:value-type="float" office:value="0.764858079354317">
                <text:p>0.764858079354317</text:p>
              </table:table-cell>
            </table:table-row>
            <table:table-row>
              <table:table-cell office:value-type="string">
                <text:p>703</text:p>
              </table:table-cell>
              <table:table-cell office:value-type="float" office:value="0.766446872998158">
                <text:p>0.766446872998158</text:p>
              </table:table-cell>
            </table:table-row>
            <table:table-row>
              <table:table-cell office:value-type="string">
                <text:p>704</text:p>
              </table:table-cell>
              <table:table-cell office:value-type="float" office:value="0.765912952200303">
                <text:p>0.765912952200303</text:p>
              </table:table-cell>
            </table:table-row>
            <table:table-row>
              <table:table-cell office:value-type="string">
                <text:p>705</text:p>
              </table:table-cell>
              <table:table-cell office:value-type="float" office:value="0.768294608047729">
                <text:p>0.768294608047729</text:p>
              </table:table-cell>
            </table:table-row>
            <table:table-row>
              <table:table-cell office:value-type="string">
                <text:p>706</text:p>
              </table:table-cell>
              <table:table-cell office:value-type="float" office:value="0.767867305012835">
                <text:p>0.767867305012835</text:p>
              </table:table-cell>
            </table:table-row>
            <table:table-row>
              <table:table-cell office:value-type="string">
                <text:p>707</text:p>
              </table:table-cell>
              <table:table-cell office:value-type="float" office:value="0.760710295423703">
                <text:p>0.760710295423703</text:p>
              </table:table-cell>
            </table:table-row>
            <table:table-row>
              <table:table-cell office:value-type="string">
                <text:p>708</text:p>
              </table:table-cell>
              <table:table-cell office:value-type="float" office:value="0.767919483646059">
                <text:p>0.767919483646059</text:p>
              </table:table-cell>
            </table:table-row>
            <table:table-row>
              <table:table-cell office:value-type="string">
                <text:p>709</text:p>
              </table:table-cell>
              <table:table-cell office:value-type="float" office:value="0.766254261523804">
                <text:p>0.766254261523804</text:p>
              </table:table-cell>
            </table:table-row>
            <table:table-row>
              <table:table-cell office:value-type="string">
                <text:p>710</text:p>
              </table:table-cell>
              <table:table-cell office:value-type="float" office:value="0.76548253205277">
                <text:p>0.76548253205277</text:p>
              </table:table-cell>
            </table:table-row>
            <table:table-row>
              <table:table-cell office:value-type="string">
                <text:p>711</text:p>
              </table:table-cell>
              <table:table-cell office:value-type="float" office:value="0.768235190456465">
                <text:p>0.768235190456465</text:p>
              </table:table-cell>
            </table:table-row>
            <table:table-row>
              <table:table-cell office:value-type="string">
                <text:p>712</text:p>
              </table:table-cell>
              <table:table-cell office:value-type="float" office:value="0.766051016599069">
                <text:p>0.766051016599069</text:p>
              </table:table-cell>
            </table:table-row>
            <table:table-row>
              <table:table-cell office:value-type="string">
                <text:p>713</text:p>
              </table:table-cell>
              <table:table-cell office:value-type="float" office:value="0.766210334071506">
                <text:p>0.766210334071506</text:p>
              </table:table-cell>
            </table:table-row>
            <table:table-row>
              <table:table-cell office:value-type="string">
                <text:p>714</text:p>
              </table:table-cell>
              <table:table-cell office:value-type="float" office:value="0.767852628413328">
                <text:p>0.767852628413328</text:p>
              </table:table-cell>
            </table:table-row>
            <table:table-row>
              <table:table-cell office:value-type="string">
                <text:p>715</text:p>
              </table:table-cell>
              <table:table-cell office:value-type="float" office:value="0.768314216080491">
                <text:p>0.768314216080491</text:p>
              </table:table-cell>
            </table:table-row>
            <table:table-row>
              <table:table-cell office:value-type="string">
                <text:p>716</text:p>
              </table:table-cell>
              <table:table-cell office:value-type="float" office:value="0.766107779800276">
                <text:p>0.766107779800276</text:p>
              </table:table-cell>
            </table:table-row>
            <table:table-row>
              <table:table-cell office:value-type="string">
                <text:p>717</text:p>
              </table:table-cell>
              <table:table-cell office:value-type="float" office:value="0.765971065504514">
                <text:p>0.765971065504514</text:p>
              </table:table-cell>
            </table:table-row>
            <table:table-row>
              <table:table-cell office:value-type="string">
                <text:p>718</text:p>
              </table:table-cell>
              <table:table-cell office:value-type="float" office:value="0.767432652478362">
                <text:p>0.767432652478362</text:p>
              </table:table-cell>
            </table:table-row>
            <table:table-row>
              <table:table-cell office:value-type="string">
                <text:p>719</text:p>
              </table:table-cell>
              <table:table-cell office:value-type="float" office:value="0.765328294322499">
                <text:p>0.765328294322499</text:p>
              </table:table-cell>
            </table:table-row>
            <table:table-row>
              <table:table-cell office:value-type="string">
                <text:p>720</text:p>
              </table:table-cell>
              <table:table-cell office:value-type="float" office:value="0.763280967770985">
                <text:p>0.763280967770985</text:p>
              </table:table-cell>
            </table:table-row>
            <table:table-row>
              <table:table-cell office:value-type="string">
                <text:p>721</text:p>
              </table:table-cell>
              <table:table-cell office:value-type="float" office:value="0.765985513912083">
                <text:p>0.765985513912083</text:p>
              </table:table-cell>
            </table:table-row>
            <table:table-row>
              <table:table-cell office:value-type="string">
                <text:p>722</text:p>
              </table:table-cell>
              <table:table-cell office:value-type="float" office:value="0.765354339407176">
                <text:p>0.765354339407176</text:p>
              </table:table-cell>
            </table:table-row>
            <table:table-row>
              <table:table-cell office:value-type="string">
                <text:p>723</text:p>
              </table:table-cell>
              <table:table-cell office:value-type="float" office:value="0.764171174179146">
                <text:p>0.764171174179146</text:p>
              </table:table-cell>
            </table:table-row>
            <table:table-row>
              <table:table-cell office:value-type="string">
                <text:p>724</text:p>
              </table:table-cell>
              <table:table-cell office:value-type="float" office:value="0.768700860765464">
                <text:p>0.768700860765464</text:p>
              </table:table-cell>
            </table:table-row>
            <table:table-row>
              <table:table-cell office:value-type="string">
                <text:p>725</text:p>
              </table:table-cell>
              <table:table-cell office:value-type="float" office:value="0.766716978435957">
                <text:p>0.766716978435957</text:p>
              </table:table-cell>
            </table:table-row>
            <table:table-row>
              <table:table-cell office:value-type="string">
                <text:p>726</text:p>
              </table:table-cell>
              <table:table-cell office:value-type="float" office:value="0.76616670146768">
                <text:p>0.76616670146768</text:p>
              </table:table-cell>
            </table:table-row>
            <table:table-row>
              <table:table-cell office:value-type="string">
                <text:p>727</text:p>
              </table:table-cell>
              <table:table-cell office:value-type="float" office:value="0.768861504146224">
                <text:p>0.768861504146224</text:p>
              </table:table-cell>
            </table:table-row>
            <table:table-row>
              <table:table-cell office:value-type="string">
                <text:p>728</text:p>
              </table:table-cell>
              <table:table-cell office:value-type="float" office:value="0.76586235670493">
                <text:p>0.76586235670493</text:p>
              </table:table-cell>
            </table:table-row>
            <table:table-row>
              <table:table-cell office:value-type="string">
                <text:p>729</text:p>
              </table:table-cell>
              <table:table-cell office:value-type="float" office:value="0.76467074275343">
                <text:p>0.76467074275343</text:p>
              </table:table-cell>
            </table:table-row>
            <table:table-row>
              <table:table-cell office:value-type="string">
                <text:p>730</text:p>
              </table:table-cell>
              <table:table-cell office:value-type="float" office:value="0.766503476074584">
                <text:p>0.766503476074584</text:p>
              </table:table-cell>
            </table:table-row>
            <table:table-row>
              <table:table-cell office:value-type="string">
                <text:p>731</text:p>
              </table:table-cell>
              <table:table-cell office:value-type="float" office:value="0.765720494896841">
                <text:p>0.765720494896841</text:p>
              </table:table-cell>
            </table:table-row>
            <table:table-row>
              <table:table-cell office:value-type="string">
                <text:p>732</text:p>
              </table:table-cell>
              <table:table-cell office:value-type="float" office:value="0.766969727318234">
                <text:p>0.766969727318234</text:p>
              </table:table-cell>
            </table:table-row>
            <table:table-row>
              <table:table-cell office:value-type="string">
                <text:p>733</text:p>
              </table:table-cell>
              <table:table-cell office:value-type="float" office:value="0.76700996178584">
                <text:p>0.76700996178584</text:p>
              </table:table-cell>
            </table:table-row>
            <table:table-row>
              <table:table-cell office:value-type="string">
                <text:p>734</text:p>
              </table:table-cell>
              <table:table-cell office:value-type="float" office:value="0.763703538914131">
                <text:p>0.763703538914131</text:p>
              </table:table-cell>
            </table:table-row>
            <table:table-row>
              <table:table-cell office:value-type="string">
                <text:p>735</text:p>
              </table:table-cell>
              <table:table-cell office:value-type="float" office:value="0.767579958234133">
                <text:p>0.767579958234133</text:p>
              </table:table-cell>
            </table:table-row>
            <table:table-row>
              <table:table-cell office:value-type="string">
                <text:p>736</text:p>
              </table:table-cell>
              <table:table-cell office:value-type="float" office:value="0.766095397329681">
                <text:p>0.766095397329681</text:p>
              </table:table-cell>
            </table:table-row>
            <table:table-row>
              <table:table-cell office:value-type="string">
                <text:p>737</text:p>
              </table:table-cell>
              <table:table-cell office:value-type="float" office:value="0.764247223711825">
                <text:p>0.764247223711825</text:p>
              </table:table-cell>
            </table:table-row>
            <table:table-row>
              <table:table-cell office:value-type="string">
                <text:p>738</text:p>
              </table:table-cell>
              <table:table-cell office:value-type="float" office:value="0.766315165157322">
                <text:p>0.766315165157322</text:p>
              </table:table-cell>
            </table:table-row>
            <table:table-row>
              <table:table-cell office:value-type="string">
                <text:p>739</text:p>
              </table:table-cell>
              <table:table-cell office:value-type="float" office:value="0.764556625972318">
                <text:p>0.764556625972318</text:p>
              </table:table-cell>
            </table:table-row>
            <table:table-row>
              <table:table-cell office:value-type="string">
                <text:p>740</text:p>
              </table:table-cell>
              <table:table-cell office:value-type="float" office:value="0.759224523369031">
                <text:p>0.759224523369031</text:p>
              </table:table-cell>
            </table:table-row>
            <table:table-row>
              <table:table-cell office:value-type="string">
                <text:p>741</text:p>
              </table:table-cell>
              <table:table-cell office:value-type="float" office:value="0.766251915604982">
                <text:p>0.766251915604982</text:p>
              </table:table-cell>
            </table:table-row>
            <table:table-row>
              <table:table-cell office:value-type="string">
                <text:p>742</text:p>
              </table:table-cell>
              <table:table-cell office:value-type="float" office:value="0.765324943088211">
                <text:p>0.765324943088211</text:p>
              </table:table-cell>
            </table:table-row>
            <table:table-row>
              <table:table-cell office:value-type="string">
                <text:p>743</text:p>
              </table:table-cell>
              <table:table-cell office:value-type="float" office:value="0.764530373210266">
                <text:p>0.764530373210266</text:p>
              </table:table-cell>
            </table:table-row>
            <table:table-row>
              <table:table-cell office:value-type="string">
                <text:p>744</text:p>
              </table:table-cell>
              <table:table-cell office:value-type="float" office:value="0.766854785939406">
                <text:p>0.766854785939406</text:p>
              </table:table-cell>
            </table:table-row>
            <table:table-row>
              <table:table-cell office:value-type="string">
                <text:p>745</text:p>
              </table:table-cell>
              <table:table-cell office:value-type="float" office:value="0.76812025657652">
                <text:p>0.76812025657652</text:p>
              </table:table-cell>
            </table:table-row>
            <table:table-row>
              <table:table-cell office:value-type="string">
                <text:p>746</text:p>
              </table:table-cell>
              <table:table-cell office:value-type="float" office:value="0.765368327328969">
                <text:p>0.765368327328969</text:p>
              </table:table-cell>
            </table:table-row>
            <table:table-row>
              <table:table-cell office:value-type="string">
                <text:p>747</text:p>
              </table:table-cell>
              <table:table-cell office:value-type="float" office:value="0.765870423932766">
                <text:p>0.765870423932766</text:p>
              </table:table-cell>
            </table:table-row>
            <table:table-row>
              <table:table-cell office:value-type="string">
                <text:p>748</text:p>
              </table:table-cell>
              <table:table-cell office:value-type="float" office:value="0.767325129196774">
                <text:p>0.767325129196774</text:p>
              </table:table-cell>
            </table:table-row>
            <table:table-row>
              <table:table-cell office:value-type="string">
                <text:p>749</text:p>
              </table:table-cell>
              <table:table-cell office:value-type="float" office:value="0.767183199469756">
                <text:p>0.767183199469756</text:p>
              </table:table-cell>
            </table:table-row>
            <table:table-row>
              <table:table-cell office:value-type="string">
                <text:p>750</text:p>
              </table:table-cell>
              <table:table-cell office:value-type="float" office:value="0.766405481943464">
                <text:p>0.766405481943464</text:p>
              </table:table-cell>
            </table:table-row>
            <table:table-row>
              <table:table-cell office:value-type="string">
                <text:p>751</text:p>
              </table:table-cell>
              <table:table-cell office:value-type="float" office:value="0.765103976592665">
                <text:p>0.765103976592665</text:p>
              </table:table-cell>
            </table:table-row>
            <table:table-row>
              <table:table-cell office:value-type="string">
                <text:p>752</text:p>
              </table:table-cell>
              <table:table-cell office:value-type="float" office:value="0.764737952897861">
                <text:p>0.764737952897861</text:p>
              </table:table-cell>
            </table:table-row>
            <table:table-row>
              <table:table-cell office:value-type="string">
                <text:p>753</text:p>
              </table:table-cell>
              <table:table-cell office:value-type="float" office:value="0.762659743860713">
                <text:p>0.762659743860713</text:p>
              </table:table-cell>
            </table:table-row>
            <table:table-row>
              <table:table-cell office:value-type="string">
                <text:p>754</text:p>
              </table:table-cell>
              <table:table-cell office:value-type="float" office:value="0.767735807847149">
                <text:p>0.767735807847149</text:p>
              </table:table-cell>
            </table:table-row>
            <table:table-row>
              <table:table-cell office:value-type="string">
                <text:p>755</text:p>
              </table:table-cell>
              <table:table-cell office:value-type="float" office:value="0.762928309049221">
                <text:p>0.762928309049221</text:p>
              </table:table-cell>
            </table:table-row>
            <table:table-row>
              <table:table-cell office:value-type="string">
                <text:p>756</text:p>
              </table:table-cell>
              <table:table-cell office:value-type="float" office:value="0.764069780569633">
                <text:p>0.764069780569633</text:p>
              </table:table-cell>
            </table:table-row>
            <table:table-row>
              <table:table-cell office:value-type="string">
                <text:p>757</text:p>
              </table:table-cell>
              <table:table-cell office:value-type="float" office:value="0.765382119249769">
                <text:p>0.765382119249769</text:p>
              </table:table-cell>
            </table:table-row>
            <table:table-row>
              <table:table-cell office:value-type="string">
                <text:p>758</text:p>
              </table:table-cell>
              <table:table-cell office:value-type="float" office:value="0.760938980134149">
                <text:p>0.760938980134149</text:p>
              </table:table-cell>
            </table:table-row>
            <table:table-row>
              <table:table-cell office:value-type="string">
                <text:p>759</text:p>
              </table:table-cell>
              <table:table-cell office:value-type="float" office:value="0.765357451452571">
                <text:p>0.765357451452571</text:p>
              </table:table-cell>
            </table:table-row>
            <table:table-row>
              <table:table-cell office:value-type="string">
                <text:p>760</text:p>
              </table:table-cell>
              <table:table-cell office:value-type="float" office:value="0.766291561829256">
                <text:p>0.766291561829256</text:p>
              </table:table-cell>
            </table:table-row>
            <table:table-row>
              <table:table-cell office:value-type="string">
                <text:p>761</text:p>
              </table:table-cell>
              <table:table-cell office:value-type="float" office:value="0.762833425053724">
                <text:p>0.762833425053724</text:p>
              </table:table-cell>
            </table:table-row>
            <table:table-row>
              <table:table-cell office:value-type="string">
                <text:p>762</text:p>
              </table:table-cell>
              <table:table-cell office:value-type="float" office:value="0.761517173095528">
                <text:p>0.761517173095528</text:p>
              </table:table-cell>
            </table:table-row>
            <table:table-row>
              <table:table-cell office:value-type="string">
                <text:p>763</text:p>
              </table:table-cell>
              <table:table-cell office:value-type="float" office:value="0.768350535040119">
                <text:p>0.768350535040119</text:p>
              </table:table-cell>
            </table:table-row>
            <table:table-row>
              <table:table-cell office:value-type="string">
                <text:p>764</text:p>
              </table:table-cell>
              <table:table-cell office:value-type="float" office:value="0.763457692904948">
                <text:p>0.763457692904948</text:p>
              </table:table-cell>
            </table:table-row>
            <table:table-row>
              <table:table-cell office:value-type="string">
                <text:p>765</text:p>
              </table:table-cell>
              <table:table-cell office:value-type="float" office:value="0.765371361815108">
                <text:p>0.765371361815108</text:p>
              </table:table-cell>
            </table:table-row>
            <table:table-row>
              <table:table-cell office:value-type="string">
                <text:p>766</text:p>
              </table:table-cell>
              <table:table-cell office:value-type="float" office:value="0.76268032428996">
                <text:p>0.76268032428996</text:p>
              </table:table-cell>
            </table:table-row>
            <table:table-row>
              <table:table-cell office:value-type="string">
                <text:p>767</text:p>
              </table:table-cell>
              <table:table-cell office:value-type="float" office:value="0.763992911726224">
                <text:p>0.763992911726224</text:p>
              </table:table-cell>
            </table:table-row>
            <table:table-row>
              <table:table-cell office:value-type="string">
                <text:p>768</text:p>
              </table:table-cell>
              <table:table-cell office:value-type="float" office:value="0.763123485675595">
                <text:p>0.763123485675595</text:p>
              </table:table-cell>
            </table:table-row>
            <table:table-row>
              <table:table-cell office:value-type="string">
                <text:p>769</text:p>
              </table:table-cell>
              <table:table-cell office:value-type="float" office:value="0.765720921214511">
                <text:p>0.765720921214511</text:p>
              </table:table-cell>
            </table:table-row>
            <table:table-row>
              <table:table-cell office:value-type="string">
                <text:p>770</text:p>
              </table:table-cell>
              <table:table-cell office:value-type="float" office:value="0.765598138397707">
                <text:p>0.765598138397707</text:p>
              </table:table-cell>
            </table:table-row>
            <table:table-row>
              <table:table-cell office:value-type="string">
                <text:p>771</text:p>
              </table:table-cell>
              <table:table-cell office:value-type="float" office:value="0.764576113158156">
                <text:p>0.764576113158156</text:p>
              </table:table-cell>
            </table:table-row>
            <table:table-row>
              <table:table-cell office:value-type="string">
                <text:p>772</text:p>
              </table:table-cell>
              <table:table-cell office:value-type="float" office:value="0.765251902541096">
                <text:p>0.765251902541096</text:p>
              </table:table-cell>
            </table:table-row>
            <table:table-row>
              <table:table-cell office:value-type="string">
                <text:p>773</text:p>
              </table:table-cell>
              <table:table-cell office:value-type="float" office:value="0.767115322829276">
                <text:p>0.767115322829276</text:p>
              </table:table-cell>
            </table:table-row>
            <table:table-row>
              <table:table-cell office:value-type="string">
                <text:p>774</text:p>
              </table:table-cell>
              <table:table-cell office:value-type="float" office:value="0.761019052259992">
                <text:p>0.761019052259992</text:p>
              </table:table-cell>
            </table:table-row>
            <table:table-row>
              <table:table-cell office:value-type="string">
                <text:p>775</text:p>
              </table:table-cell>
              <table:table-cell office:value-type="float" office:value="0.77023596464845">
                <text:p>0.77023596464845</text:p>
              </table:table-cell>
            </table:table-row>
            <table:table-row>
              <table:table-cell office:value-type="string">
                <text:p>776</text:p>
              </table:table-cell>
              <table:table-cell office:value-type="float" office:value="0.765136775724585">
                <text:p>0.765136775724585</text:p>
              </table:table-cell>
            </table:table-row>
            <table:table-row>
              <table:table-cell office:value-type="string">
                <text:p>777</text:p>
              </table:table-cell>
              <table:table-cell office:value-type="float" office:value="0.768187953219357">
                <text:p>0.768187953219357</text:p>
              </table:table-cell>
            </table:table-row>
            <table:table-row>
              <table:table-cell office:value-type="string">
                <text:p>778</text:p>
              </table:table-cell>
              <table:table-cell office:value-type="float" office:value="0.765203729272153">
                <text:p>0.765203729272153</text:p>
              </table:table-cell>
            </table:table-row>
            <table:table-row>
              <table:table-cell office:value-type="string">
                <text:p>779</text:p>
              </table:table-cell>
              <table:table-cell office:value-type="float" office:value="0.764405216510588">
                <text:p>0.764405216510588</text:p>
              </table:table-cell>
            </table:table-row>
            <table:table-row>
              <table:table-cell office:value-type="string">
                <text:p>780</text:p>
              </table:table-cell>
              <table:table-cell office:value-type="float" office:value="0.763430356533665">
                <text:p>0.763430356533665</text:p>
              </table:table-cell>
            </table:table-row>
            <table:table-row>
              <table:table-cell office:value-type="string">
                <text:p>781</text:p>
              </table:table-cell>
              <table:table-cell office:value-type="float" office:value="0.762436169859689">
                <text:p>0.762436169859689</text:p>
              </table:table-cell>
            </table:table-row>
            <table:table-row>
              <table:table-cell office:value-type="string">
                <text:p>782</text:p>
              </table:table-cell>
              <table:table-cell office:value-type="float" office:value="0.765709355945363">
                <text:p>0.765709355945363</text:p>
              </table:table-cell>
            </table:table-row>
            <table:table-row>
              <table:table-cell office:value-type="string">
                <text:p>783</text:p>
              </table:table-cell>
              <table:table-cell office:value-type="float" office:value="0.763549135947259">
                <text:p>0.763549135947259</text:p>
              </table:table-cell>
            </table:table-row>
            <table:table-row>
              <table:table-cell office:value-type="string">
                <text:p>784</text:p>
              </table:table-cell>
              <table:table-cell office:value-type="float" office:value="0.764789890129006">
                <text:p>0.764789890129006</text:p>
              </table:table-cell>
            </table:table-row>
            <table:table-row>
              <table:table-cell office:value-type="string">
                <text:p>785</text:p>
              </table:table-cell>
              <table:table-cell office:value-type="float" office:value="0.766311131300337">
                <text:p>0.766311131300337</text:p>
              </table:table-cell>
            </table:table-row>
            <table:table-row>
              <table:table-cell office:value-type="string">
                <text:p>786</text:p>
              </table:table-cell>
              <table:table-cell office:value-type="float" office:value="0.765589477129098">
                <text:p>0.765589477129098</text:p>
              </table:table-cell>
            </table:table-row>
            <table:table-row>
              <table:table-cell office:value-type="string">
                <text:p>787</text:p>
              </table:table-cell>
              <table:table-cell office:value-type="float" office:value="0.764511852422265">
                <text:p>0.764511852422265</text:p>
              </table:table-cell>
            </table:table-row>
            <table:table-row>
              <table:table-cell office:value-type="string">
                <text:p>788</text:p>
              </table:table-cell>
              <table:table-cell office:value-type="float" office:value="0.76710072068381">
                <text:p>0.76710072068381</text:p>
              </table:table-cell>
            </table:table-row>
            <table:table-row>
              <table:table-cell office:value-type="string">
                <text:p>789</text:p>
              </table:table-cell>
              <table:table-cell office:value-type="float" office:value="0.763241037304366">
                <text:p>0.763241037304366</text:p>
              </table:table-cell>
            </table:table-row>
            <table:table-row>
              <table:table-cell office:value-type="string">
                <text:p>790</text:p>
              </table:table-cell>
              <table:table-cell office:value-type="float" office:value="0.763246659017054">
                <text:p>0.763246659017054</text:p>
              </table:table-cell>
            </table:table-row>
            <table:table-row>
              <table:table-cell office:value-type="string">
                <text:p>791</text:p>
              </table:table-cell>
              <table:table-cell office:value-type="float" office:value="0.764136296641698">
                <text:p>0.764136296641698</text:p>
              </table:table-cell>
            </table:table-row>
            <table:table-row>
              <table:table-cell office:value-type="string">
                <text:p>792</text:p>
              </table:table-cell>
              <table:table-cell office:value-type="float" office:value="0.765012075231776">
                <text:p>0.765012075231776</text:p>
              </table:table-cell>
            </table:table-row>
            <table:table-row>
              <table:table-cell office:value-type="string">
                <text:p>793</text:p>
              </table:table-cell>
              <table:table-cell office:value-type="float" office:value="0.7636617487598">
                <text:p>0.7636617487598</text:p>
              </table:table-cell>
            </table:table-row>
            <table:table-row>
              <table:table-cell office:value-type="string">
                <text:p>794</text:p>
              </table:table-cell>
              <table:table-cell office:value-type="float" office:value="0.767580639532633">
                <text:p>0.767580639532633</text:p>
              </table:table-cell>
            </table:table-row>
            <table:table-row>
              <table:table-cell office:value-type="string">
                <text:p>795</text:p>
              </table:table-cell>
              <table:table-cell office:value-type="float" office:value="0.765658239120616">
                <text:p>0.765658239120616</text:p>
              </table:table-cell>
            </table:table-row>
            <table:table-row>
              <table:table-cell office:value-type="string">
                <text:p>796</text:p>
              </table:table-cell>
              <table:table-cell office:value-type="float" office:value="0.766907347366117">
                <text:p>0.766907347366117</text:p>
              </table:table-cell>
            </table:table-row>
            <table:table-row>
              <table:table-cell office:value-type="string">
                <text:p>797</text:p>
              </table:table-cell>
              <table:table-cell office:value-type="float" office:value="0.767247182111589">
                <text:p>0.767247182111589</text:p>
              </table:table-cell>
            </table:table-row>
            <table:table-row>
              <table:table-cell office:value-type="string">
                <text:p>798</text:p>
              </table:table-cell>
              <table:table-cell office:value-type="float" office:value="0.767531491176888">
                <text:p>0.767531491176888</text:p>
              </table:table-cell>
            </table:table-row>
            <table:table-row>
              <table:table-cell office:value-type="string">
                <text:p>799</text:p>
              </table:table-cell>
              <table:table-cell office:value-type="float" office:value="0.765441357063378">
                <text:p>0.765441357063378</text:p>
              </table:table-cell>
            </table:table-row>
            <table:table-row>
              <table:table-cell office:value-type="string">
                <text:p>800</text:p>
              </table:table-cell>
              <table:table-cell office:value-type="float" office:value="0.765119976665312">
                <text:p>0.765119976665312</text:p>
              </table:table-cell>
            </table:table-row>
            <table:table-row>
              <table:table-cell office:value-type="string">
                <text:p>801</text:p>
              </table:table-cell>
              <table:table-cell office:value-type="float" office:value="0.766396513028288">
                <text:p>0.766396513028288</text:p>
              </table:table-cell>
            </table:table-row>
            <table:table-row>
              <table:table-cell office:value-type="string">
                <text:p>802</text:p>
              </table:table-cell>
              <table:table-cell office:value-type="float" office:value="0.765508338775074">
                <text:p>0.765508338775074</text:p>
              </table:table-cell>
            </table:table-row>
            <table:table-row>
              <table:table-cell office:value-type="string">
                <text:p>803</text:p>
              </table:table-cell>
              <table:table-cell office:value-type="float" office:value="0.764308240130928">
                <text:p>0.764308240130928</text:p>
              </table:table-cell>
            </table:table-row>
            <table:table-row>
              <table:table-cell office:value-type="string">
                <text:p>804</text:p>
              </table:table-cell>
              <table:table-cell office:value-type="float" office:value="0.76475891226589">
                <text:p>0.76475891226589</text:p>
              </table:table-cell>
            </table:table-row>
            <table:table-row>
              <table:table-cell office:value-type="string">
                <text:p>805</text:p>
              </table:table-cell>
              <table:table-cell office:value-type="float" office:value="0.765670000359466">
                <text:p>0.765670000359466</text:p>
              </table:table-cell>
            </table:table-row>
            <table:table-row>
              <table:table-cell office:value-type="string">
                <text:p>806</text:p>
              </table:table-cell>
              <table:table-cell office:value-type="float" office:value="0.765723921969834">
                <text:p>0.765723921969834</text:p>
              </table:table-cell>
            </table:table-row>
            <table:table-row>
              <table:table-cell office:value-type="string">
                <text:p>807</text:p>
              </table:table-cell>
              <table:table-cell office:value-type="float" office:value="0.764707564788521">
                <text:p>0.764707564788521</text:p>
              </table:table-cell>
            </table:table-row>
            <table:table-row>
              <table:table-cell office:value-type="string">
                <text:p>808</text:p>
              </table:table-cell>
              <table:table-cell office:value-type="float" office:value="0.764561971321969">
                <text:p>0.764561971321969</text:p>
              </table:table-cell>
            </table:table-row>
            <table:table-row>
              <table:table-cell office:value-type="string">
                <text:p>809</text:p>
              </table:table-cell>
              <table:table-cell office:value-type="float" office:value="0.766031096324954">
                <text:p>0.766031096324954</text:p>
              </table:table-cell>
            </table:table-row>
            <table:table-row>
              <table:table-cell office:value-type="string">
                <text:p>810</text:p>
              </table:table-cell>
              <table:table-cell office:value-type="float" office:value="0.767574880399142">
                <text:p>0.767574880399142</text:p>
              </table:table-cell>
            </table:table-row>
            <table:table-row>
              <table:table-cell office:value-type="string">
                <text:p>811</text:p>
              </table:table-cell>
              <table:table-cell office:value-type="float" office:value="0.764692808275471">
                <text:p>0.764692808275471</text:p>
              </table:table-cell>
            </table:table-row>
            <table:table-row>
              <table:table-cell office:value-type="string">
                <text:p>812</text:p>
              </table:table-cell>
              <table:table-cell office:value-type="float" office:value="0.767709753610179">
                <text:p>0.767709753610179</text:p>
              </table:table-cell>
            </table:table-row>
            <table:table-row>
              <table:table-cell office:value-type="string">
                <text:p>813</text:p>
              </table:table-cell>
              <table:table-cell office:value-type="float" office:value="0.766118801556575">
                <text:p>0.766118801556575</text:p>
              </table:table-cell>
            </table:table-row>
            <table:table-row>
              <table:table-cell office:value-type="string">
                <text:p>814</text:p>
              </table:table-cell>
              <table:table-cell office:value-type="float" office:value="0.766180456701793">
                <text:p>0.766180456701793</text:p>
              </table:table-cell>
            </table:table-row>
            <table:table-row>
              <table:table-cell office:value-type="string">
                <text:p>815</text:p>
              </table:table-cell>
              <table:table-cell office:value-type="float" office:value="0.76608429134247">
                <text:p>0.76608429134247</text:p>
              </table:table-cell>
            </table:table-row>
            <table:table-row>
              <table:table-cell office:value-type="string">
                <text:p>816</text:p>
              </table:table-cell>
              <table:table-cell office:value-type="float" office:value="0.765282271617126">
                <text:p>0.765282271617126</text:p>
              </table:table-cell>
            </table:table-row>
            <table:table-row>
              <table:table-cell office:value-type="string">
                <text:p>817</text:p>
              </table:table-cell>
              <table:table-cell office:value-type="float" office:value="0.768506642943561">
                <text:p>0.768506642943561</text:p>
              </table:table-cell>
            </table:table-row>
            <table:table-row>
              <table:table-cell office:value-type="string">
                <text:p>818</text:p>
              </table:table-cell>
              <table:table-cell office:value-type="float" office:value="0.765568504878198">
                <text:p>0.765568504878198</text:p>
              </table:table-cell>
            </table:table-row>
            <table:table-row>
              <table:table-cell office:value-type="string">
                <text:p>819</text:p>
              </table:table-cell>
              <table:table-cell office:value-type="float" office:value="0.768589467709255">
                <text:p>0.768589467709255</text:p>
              </table:table-cell>
            </table:table-row>
            <table:table-row>
              <table:table-cell office:value-type="string">
                <text:p>820</text:p>
              </table:table-cell>
              <table:table-cell office:value-type="float" office:value="0.768576581072056">
                <text:p>0.768576581072056</text:p>
              </table:table-cell>
            </table:table-row>
            <table:table-row>
              <table:table-cell office:value-type="string">
                <text:p>821</text:p>
              </table:table-cell>
              <table:table-cell office:value-type="float" office:value="0.765748215883024">
                <text:p>0.765748215883024</text:p>
              </table:table-cell>
            </table:table-row>
            <table:table-row>
              <table:table-cell office:value-type="string">
                <text:p>822</text:p>
              </table:table-cell>
              <table:table-cell office:value-type="float" office:value="0.768379330040465">
                <text:p>0.768379330040465</text:p>
              </table:table-cell>
            </table:table-row>
            <table:table-row>
              <table:table-cell office:value-type="string">
                <text:p>823</text:p>
              </table:table-cell>
              <table:table-cell office:value-type="float" office:value="0.764242593224223">
                <text:p>0.764242593224223</text:p>
              </table:table-cell>
            </table:table-row>
            <table:table-row>
              <table:table-cell office:value-type="string">
                <text:p>824</text:p>
              </table:table-cell>
              <table:table-cell office:value-type="float" office:value="0.765066878863388">
                <text:p>0.765066878863388</text:p>
              </table:table-cell>
            </table:table-row>
            <table:table-row>
              <table:table-cell office:value-type="string">
                <text:p>825</text:p>
              </table:table-cell>
              <table:table-cell office:value-type="float" office:value="0.764830719025579">
                <text:p>0.764830719025579</text:p>
              </table:table-cell>
            </table:table-row>
            <table:table-row>
              <table:table-cell office:value-type="string">
                <text:p>826</text:p>
              </table:table-cell>
              <table:table-cell office:value-type="float" office:value="0.765497588141753">
                <text:p>0.765497588141753</text:p>
              </table:table-cell>
            </table:table-row>
            <table:table-row>
              <table:table-cell office:value-type="string">
                <text:p>827</text:p>
              </table:table-cell>
              <table:table-cell office:value-type="float" office:value="0.766960060148936">
                <text:p>0.766960060148936</text:p>
              </table:table-cell>
            </table:table-row>
            <table:table-row>
              <table:table-cell office:value-type="string">
                <text:p>828</text:p>
              </table:table-cell>
              <table:table-cell office:value-type="float" office:value="0.766314272682366">
                <text:p>0.766314272682366</text:p>
              </table:table-cell>
            </table:table-row>
            <table:table-row>
              <table:table-cell office:value-type="string">
                <text:p>829</text:p>
              </table:table-cell>
              <table:table-cell office:value-type="float" office:value="0.766452324539949">
                <text:p>0.766452324539949</text:p>
              </table:table-cell>
            </table:table-row>
            <table:table-row>
              <table:table-cell office:value-type="string">
                <text:p>830</text:p>
              </table:table-cell>
              <table:table-cell office:value-type="float" office:value="0.764735432464121">
                <text:p>0.764735432464121</text:p>
              </table:table-cell>
            </table:table-row>
            <table:table-row>
              <table:table-cell office:value-type="string">
                <text:p>831</text:p>
              </table:table-cell>
              <table:table-cell office:value-type="float" office:value="0.766682731821124">
                <text:p>0.766682731821124</text:p>
              </table:table-cell>
            </table:table-row>
            <table:table-row>
              <table:table-cell office:value-type="string">
                <text:p>832</text:p>
              </table:table-cell>
              <table:table-cell office:value-type="float" office:value="0.766828044053087">
                <text:p>0.766828044053087</text:p>
              </table:table-cell>
            </table:table-row>
            <table:table-row>
              <table:table-cell office:value-type="string">
                <text:p>833</text:p>
              </table:table-cell>
              <table:table-cell office:value-type="float" office:value="0.764733361411834">
                <text:p>0.764733361411834</text:p>
              </table:table-cell>
            </table:table-row>
            <table:table-row>
              <table:table-cell office:value-type="string">
                <text:p>834</text:p>
              </table:table-cell>
              <table:table-cell office:value-type="float" office:value="0.766894768149704">
                <text:p>0.766894768149704</text:p>
              </table:table-cell>
            </table:table-row>
            <table:table-row>
              <table:table-cell office:value-type="string">
                <text:p>835</text:p>
              </table:table-cell>
              <table:table-cell office:value-type="float" office:value="0.763588248282246">
                <text:p>0.763588248282246</text:p>
              </table:table-cell>
            </table:table-row>
            <table:table-row>
              <table:table-cell office:value-type="string">
                <text:p>836</text:p>
              </table:table-cell>
              <table:table-cell office:value-type="float" office:value="0.765547040970021">
                <text:p>0.765547040970021</text:p>
              </table:table-cell>
            </table:table-row>
            <table:table-row>
              <table:table-cell office:value-type="string">
                <text:p>837</text:p>
              </table:table-cell>
              <table:table-cell office:value-type="float" office:value="0.769568014283408">
                <text:p>0.769568014283408</text:p>
              </table:table-cell>
            </table:table-row>
            <table:table-row>
              <table:table-cell office:value-type="string">
                <text:p>838</text:p>
              </table:table-cell>
              <table:table-cell office:value-type="float" office:value="0.766130035084349">
                <text:p>0.766130035084349</text:p>
              </table:table-cell>
            </table:table-row>
            <table:table-row>
              <table:table-cell office:value-type="string">
                <text:p>839</text:p>
              </table:table-cell>
              <table:table-cell office:value-type="float" office:value="0.768349734255463">
                <text:p>0.768349734255463</text:p>
              </table:table-cell>
            </table:table-row>
            <table:table-row>
              <table:table-cell office:value-type="string">
                <text:p>840</text:p>
              </table:table-cell>
              <table:table-cell office:value-type="float" office:value="0.765667494520684">
                <text:p>0.765667494520684</text:p>
              </table:table-cell>
            </table:table-row>
            <table:table-row>
              <table:table-cell office:value-type="string">
                <text:p>841</text:p>
              </table:table-cell>
              <table:table-cell office:value-type="float" office:value="0.766379099151466">
                <text:p>0.766379099151466</text:p>
              </table:table-cell>
            </table:table-row>
            <table:table-row>
              <table:table-cell office:value-type="string">
                <text:p>842</text:p>
              </table:table-cell>
              <table:table-cell office:value-type="float" office:value="0.76302055700239">
                <text:p>0.76302055700239</text:p>
              </table:table-cell>
            </table:table-row>
            <table:table-row>
              <table:table-cell office:value-type="string">
                <text:p>843</text:p>
              </table:table-cell>
              <table:table-cell office:value-type="float" office:value="0.760126931732306">
                <text:p>0.760126931732306</text:p>
              </table:table-cell>
            </table:table-row>
            <table:table-row>
              <table:table-cell office:value-type="string">
                <text:p>844</text:p>
              </table:table-cell>
              <table:table-cell office:value-type="float" office:value="0.766648921006541">
                <text:p>0.766648921006541</text:p>
              </table:table-cell>
            </table:table-row>
            <table:table-row>
              <table:table-cell office:value-type="string">
                <text:p>845</text:p>
              </table:table-cell>
              <table:table-cell office:value-type="float" office:value="0.768044977973901">
                <text:p>0.768044977973901</text:p>
              </table:table-cell>
            </table:table-row>
            <table:table-row>
              <table:table-cell office:value-type="string">
                <text:p>846</text:p>
              </table:table-cell>
              <table:table-cell office:value-type="float" office:value="0.765320104759449">
                <text:p>0.765320104759449</text:p>
              </table:table-cell>
            </table:table-row>
            <table:table-row>
              <table:table-cell office:value-type="string">
                <text:p>847</text:p>
              </table:table-cell>
              <table:table-cell office:value-type="float" office:value="0.766583298618428">
                <text:p>0.766583298618428</text:p>
              </table:table-cell>
            </table:table-row>
            <table:table-row>
              <table:table-cell office:value-type="string">
                <text:p>848</text:p>
              </table:table-cell>
              <table:table-cell office:value-type="float" office:value="0.763730350083826">
                <text:p>0.763730350083826</text:p>
              </table:table-cell>
            </table:table-row>
            <table:table-row>
              <table:table-cell office:value-type="string">
                <text:p>849</text:p>
              </table:table-cell>
              <table:table-cell office:value-type="float" office:value="0.76378125272072">
                <text:p>0.76378125272072</text:p>
              </table:table-cell>
            </table:table-row>
            <table:table-row>
              <table:table-cell office:value-type="string">
                <text:p>850</text:p>
              </table:table-cell>
              <table:table-cell office:value-type="float" office:value="0.767006485620612">
                <text:p>0.767006485620612</text:p>
              </table:table-cell>
            </table:table-row>
            <table:table-row>
              <table:table-cell office:value-type="string">
                <text:p>851</text:p>
              </table:table-cell>
              <table:table-cell office:value-type="float" office:value="0.765165781478229">
                <text:p>0.765165781478229</text:p>
              </table:table-cell>
            </table:table-row>
            <table:table-row>
              <table:table-cell office:value-type="string">
                <text:p>852</text:p>
              </table:table-cell>
              <table:table-cell office:value-type="float" office:value="0.767933981907459">
                <text:p>0.767933981907459</text:p>
              </table:table-cell>
            </table:table-row>
            <table:table-row>
              <table:table-cell office:value-type="string">
                <text:p>853</text:p>
              </table:table-cell>
              <table:table-cell office:value-type="float" office:value="0.761517308666819">
                <text:p>0.761517308666819</text:p>
              </table:table-cell>
            </table:table-row>
            <table:table-row>
              <table:table-cell office:value-type="string">
                <text:p>854</text:p>
              </table:table-cell>
              <table:table-cell office:value-type="float" office:value="0.767554913915494">
                <text:p>0.767554913915494</text:p>
              </table:table-cell>
            </table:table-row>
            <table:table-row>
              <table:table-cell office:value-type="string">
                <text:p>855</text:p>
              </table:table-cell>
              <table:table-cell office:value-type="float" office:value="0.765155762409497">
                <text:p>0.765155762409497</text:p>
              </table:table-cell>
            </table:table-row>
            <table:table-row>
              <table:table-cell office:value-type="string">
                <text:p>856</text:p>
              </table:table-cell>
              <table:table-cell office:value-type="float" office:value="0.765523059804772">
                <text:p>0.765523059804772</text:p>
              </table:table-cell>
            </table:table-row>
            <table:table-row>
              <table:table-cell office:value-type="string">
                <text:p>857</text:p>
              </table:table-cell>
              <table:table-cell office:value-type="float" office:value="0.764770816321026">
                <text:p>0.764770816321026</text:p>
              </table:table-cell>
            </table:table-row>
            <table:table-row>
              <table:table-cell office:value-type="string">
                <text:p>858</text:p>
              </table:table-cell>
              <table:table-cell office:value-type="float" office:value="0.764006667761331">
                <text:p>0.764006667761331</text:p>
              </table:table-cell>
            </table:table-row>
            <table:table-row>
              <table:table-cell office:value-type="string">
                <text:p>859</text:p>
              </table:table-cell>
              <table:table-cell office:value-type="float" office:value="0.766119371004676">
                <text:p>0.766119371004676</text:p>
              </table:table-cell>
            </table:table-row>
            <table:table-row>
              <table:table-cell office:value-type="string">
                <text:p>860</text:p>
              </table:table-cell>
              <table:table-cell office:value-type="float" office:value="0.765530964917489">
                <text:p>0.765530964917489</text:p>
              </table:table-cell>
            </table:table-row>
            <table:table-row>
              <table:table-cell office:value-type="string">
                <text:p>861</text:p>
              </table:table-cell>
              <table:table-cell office:value-type="float" office:value="0.763170132596434">
                <text:p>0.763170132596434</text:p>
              </table:table-cell>
            </table:table-row>
            <table:table-row>
              <table:table-cell office:value-type="string">
                <text:p>862</text:p>
              </table:table-cell>
              <table:table-cell office:value-type="float" office:value="0.765166981692188">
                <text:p>0.765166981692188</text:p>
              </table:table-cell>
            </table:table-row>
            <table:table-row>
              <table:table-cell office:value-type="string">
                <text:p>863</text:p>
              </table:table-cell>
              <table:table-cell office:value-type="float" office:value="0.765932206270867">
                <text:p>0.765932206270867</text:p>
              </table:table-cell>
            </table:table-row>
            <table:table-row>
              <table:table-cell office:value-type="string">
                <text:p>864</text:p>
              </table:table-cell>
              <table:table-cell office:value-type="float" office:value="0.766722502540526">
                <text:p>0.766722502540526</text:p>
              </table:table-cell>
            </table:table-row>
            <table:table-row>
              <table:table-cell office:value-type="string">
                <text:p>865</text:p>
              </table:table-cell>
              <table:table-cell office:value-type="float" office:value="0.763544784188249">
                <text:p>0.763544784188249</text:p>
              </table:table-cell>
            </table:table-row>
            <table:table-row>
              <table:table-cell office:value-type="string">
                <text:p>866</text:p>
              </table:table-cell>
              <table:table-cell office:value-type="float" office:value="0.767289866120365">
                <text:p>0.767289866120365</text:p>
              </table:table-cell>
            </table:table-row>
            <table:table-row>
              <table:table-cell office:value-type="string">
                <text:p>867</text:p>
              </table:table-cell>
              <table:table-cell office:value-type="float" office:value="0.765430476915882">
                <text:p>0.765430476915882</text:p>
              </table:table-cell>
            </table:table-row>
            <table:table-row>
              <table:table-cell office:value-type="string">
                <text:p>868</text:p>
              </table:table-cell>
              <table:table-cell office:value-type="float" office:value="0.765813579374885">
                <text:p>0.765813579374885</text:p>
              </table:table-cell>
            </table:table-row>
            <table:table-row>
              <table:table-cell office:value-type="string">
                <text:p>869</text:p>
              </table:table-cell>
              <table:table-cell office:value-type="float" office:value="0.76647768146907">
                <text:p>0.76647768146907</text:p>
              </table:table-cell>
            </table:table-row>
            <table:table-row>
              <table:table-cell office:value-type="string">
                <text:p>870</text:p>
              </table:table-cell>
              <table:table-cell office:value-type="float" office:value="0.767303317841614">
                <text:p>0.767303317841614</text:p>
              </table:table-cell>
            </table:table-row>
            <table:table-row>
              <table:table-cell office:value-type="string">
                <text:p>871</text:p>
              </table:table-cell>
              <table:table-cell office:value-type="float" office:value="0.764045960096458">
                <text:p>0.764045960096458</text:p>
              </table:table-cell>
            </table:table-row>
            <table:table-row>
              <table:table-cell office:value-type="string">
                <text:p>872</text:p>
              </table:table-cell>
              <table:table-cell office:value-type="float" office:value="0.76393630249425">
                <text:p>0.76393630249425</text:p>
              </table:table-cell>
            </table:table-row>
            <table:table-row>
              <table:table-cell office:value-type="string">
                <text:p>873</text:p>
              </table:table-cell>
              <table:table-cell office:value-type="float" office:value="0.768711916938175">
                <text:p>0.768711916938175</text:p>
              </table:table-cell>
            </table:table-row>
            <table:table-row>
              <table:table-cell office:value-type="string">
                <text:p>874</text:p>
              </table:table-cell>
              <table:table-cell office:value-type="float" office:value="0.76680726119046">
                <text:p>0.76680726119046</text:p>
              </table:table-cell>
            </table:table-row>
            <table:table-row>
              <table:table-cell office:value-type="string">
                <text:p>875</text:p>
              </table:table-cell>
              <table:table-cell office:value-type="float" office:value="0.768171241356215">
                <text:p>0.768171241356215</text:p>
              </table:table-cell>
            </table:table-row>
            <table:table-row>
              <table:table-cell office:value-type="string">
                <text:p>876</text:p>
              </table:table-cell>
              <table:table-cell office:value-type="float" office:value="0.7651326221132">
                <text:p>0.7651326221132</text:p>
              </table:table-cell>
            </table:table-row>
            <table:table-row>
              <table:table-cell office:value-type="string">
                <text:p>877</text:p>
              </table:table-cell>
              <table:table-cell office:value-type="float" office:value="0.763118172756044">
                <text:p>0.763118172756044</text:p>
              </table:table-cell>
            </table:table-row>
            <table:table-row>
              <table:table-cell office:value-type="string">
                <text:p>878</text:p>
              </table:table-cell>
              <table:table-cell office:value-type="float" office:value="0.767008833946384">
                <text:p>0.767008833946384</text:p>
              </table:table-cell>
            </table:table-row>
            <table:table-row>
              <table:table-cell office:value-type="string">
                <text:p>879</text:p>
              </table:table-cell>
              <table:table-cell office:value-type="float" office:value="0.768089638106535">
                <text:p>0.768089638106535</text:p>
              </table:table-cell>
            </table:table-row>
            <table:table-row>
              <table:table-cell office:value-type="string">
                <text:p>880</text:p>
              </table:table-cell>
              <table:table-cell office:value-type="float" office:value="0.764865065511346">
                <text:p>0.764865065511346</text:p>
              </table:table-cell>
            </table:table-row>
            <table:table-row>
              <table:table-cell office:value-type="string">
                <text:p>881</text:p>
              </table:table-cell>
              <table:table-cell office:value-type="float" office:value="0.765957731573153">
                <text:p>0.765957731573153</text:p>
              </table:table-cell>
            </table:table-row>
            <table:table-row>
              <table:table-cell office:value-type="string">
                <text:p>882</text:p>
              </table:table-cell>
              <table:table-cell office:value-type="float" office:value="0.766132655773775">
                <text:p>0.766132655773775</text:p>
              </table:table-cell>
            </table:table-row>
            <table:table-row>
              <table:table-cell office:value-type="string">
                <text:p>883</text:p>
              </table:table-cell>
              <table:table-cell office:value-type="float" office:value="0.765345372564882">
                <text:p>0.765345372564882</text:p>
              </table:table-cell>
            </table:table-row>
            <table:table-row>
              <table:table-cell office:value-type="string">
                <text:p>884</text:p>
              </table:table-cell>
              <table:table-cell office:value-type="float" office:value="0.769076227994579">
                <text:p>0.769076227994579</text:p>
              </table:table-cell>
            </table:table-row>
            <table:table-row>
              <table:table-cell office:value-type="string">
                <text:p>885</text:p>
              </table:table-cell>
              <table:table-cell office:value-type="float" office:value="0.763513752212901">
                <text:p>0.763513752212901</text:p>
              </table:table-cell>
            </table:table-row>
            <table:table-row>
              <table:table-cell office:value-type="string">
                <text:p>886</text:p>
              </table:table-cell>
              <table:table-cell office:value-type="float" office:value="0.764790507083706">
                <text:p>0.764790507083706</text:p>
              </table:table-cell>
            </table:table-row>
            <table:table-row>
              <table:table-cell office:value-type="string">
                <text:p>887</text:p>
              </table:table-cell>
              <table:table-cell office:value-type="float" office:value="0.764228622514271">
                <text:p>0.764228622514271</text:p>
              </table:table-cell>
            </table:table-row>
            <table:table-row>
              <table:table-cell office:value-type="string">
                <text:p>888</text:p>
              </table:table-cell>
              <table:table-cell office:value-type="float" office:value="0.766047317377756">
                <text:p>0.766047317377756</text:p>
              </table:table-cell>
            </table:table-row>
            <table:table-row>
              <table:table-cell office:value-type="string">
                <text:p>889</text:p>
              </table:table-cell>
              <table:table-cell office:value-type="float" office:value="0.771480354706016">
                <text:p>0.771480354706016</text:p>
              </table:table-cell>
            </table:table-row>
            <table:table-row>
              <table:table-cell office:value-type="string">
                <text:p>890</text:p>
              </table:table-cell>
              <table:table-cell office:value-type="float" office:value="0.765851688651198">
                <text:p>0.765851688651198</text:p>
              </table:table-cell>
            </table:table-row>
            <table:table-row>
              <table:table-cell office:value-type="string">
                <text:p>891</text:p>
              </table:table-cell>
              <table:table-cell office:value-type="float" office:value="0.766626025015524">
                <text:p>0.766626025015524</text:p>
              </table:table-cell>
            </table:table-row>
            <table:table-row>
              <table:table-cell office:value-type="string">
                <text:p>892</text:p>
              </table:table-cell>
              <table:table-cell office:value-type="float" office:value="0.766995830776898">
                <text:p>0.766995830776898</text:p>
              </table:table-cell>
            </table:table-row>
            <table:table-row>
              <table:table-cell office:value-type="string">
                <text:p>893</text:p>
              </table:table-cell>
              <table:table-cell office:value-type="float" office:value="0.765778310344648">
                <text:p>0.765778310344648</text:p>
              </table:table-cell>
            </table:table-row>
            <table:table-row>
              <table:table-cell office:value-type="string">
                <text:p>894</text:p>
              </table:table-cell>
              <table:table-cell office:value-type="float" office:value="0.769183375399161">
                <text:p>0.769183375399161</text:p>
              </table:table-cell>
            </table:table-row>
            <table:table-row>
              <table:table-cell office:value-type="string">
                <text:p>895</text:p>
              </table:table-cell>
              <table:table-cell office:value-type="float" office:value="0.766035591679827">
                <text:p>0.766035591679827</text:p>
              </table:table-cell>
            </table:table-row>
            <table:table-row>
              <table:table-cell office:value-type="string">
                <text:p>896</text:p>
              </table:table-cell>
              <table:table-cell office:value-type="float" office:value="0.764702706071796">
                <text:p>0.764702706071796</text:p>
              </table:table-cell>
            </table:table-row>
            <table:table-row>
              <table:table-cell office:value-type="string">
                <text:p>897</text:p>
              </table:table-cell>
              <table:table-cell office:value-type="float" office:value="0.766113351833041">
                <text:p>0.766113351833041</text:p>
              </table:table-cell>
            </table:table-row>
            <table:table-row>
              <table:table-cell office:value-type="string">
                <text:p>898</text:p>
              </table:table-cell>
              <table:table-cell office:value-type="float" office:value="0.768369669055061">
                <text:p>0.768369669055061</text:p>
              </table:table-cell>
            </table:table-row>
            <table:table-row>
              <table:table-cell office:value-type="string">
                <text:p>899</text:p>
              </table:table-cell>
              <table:table-cell office:value-type="float" office:value="0.762573391288667">
                <text:p>0.762573391288667</text:p>
              </table:table-cell>
            </table:table-row>
            <table:table-row>
              <table:table-cell office:value-type="string">
                <text:p>900</text:p>
              </table:table-cell>
              <table:table-cell office:value-type="float" office:value="0.76754317489096">
                <text:p>0.76754317489096</text:p>
              </table:table-cell>
            </table:table-row>
            <table:table-row>
              <table:table-cell office:value-type="string">
                <text:p>901</text:p>
              </table:table-cell>
              <table:table-cell office:value-type="float" office:value="0.763257991780582">
                <text:p>0.763257991780582</text:p>
              </table:table-cell>
            </table:table-row>
            <table:table-row>
              <table:table-cell office:value-type="string">
                <text:p>902</text:p>
              </table:table-cell>
              <table:table-cell office:value-type="float" office:value="0.764297361081754">
                <text:p>0.764297361081754</text:p>
              </table:table-cell>
            </table:table-row>
            <table:table-row>
              <table:table-cell office:value-type="string">
                <text:p>903</text:p>
              </table:table-cell>
              <table:table-cell office:value-type="float" office:value="0.76704031391959">
                <text:p>0.76704031391959</text:p>
              </table:table-cell>
            </table:table-row>
            <table:table-row>
              <table:table-cell office:value-type="string">
                <text:p>904</text:p>
              </table:table-cell>
              <table:table-cell office:value-type="float" office:value="0.768347609816138">
                <text:p>0.768347609816138</text:p>
              </table:table-cell>
            </table:table-row>
            <table:table-row>
              <table:table-cell office:value-type="string">
                <text:p>905</text:p>
              </table:table-cell>
              <table:table-cell office:value-type="float" office:value="0.760940193402171">
                <text:p>0.760940193402171</text:p>
              </table:table-cell>
            </table:table-row>
            <table:table-row>
              <table:table-cell office:value-type="string">
                <text:p>906</text:p>
              </table:table-cell>
              <table:table-cell office:value-type="float" office:value="0.767936533110389">
                <text:p>0.767936533110389</text:p>
              </table:table-cell>
            </table:table-row>
            <table:table-row>
              <table:table-cell office:value-type="string">
                <text:p>907</text:p>
              </table:table-cell>
              <table:table-cell office:value-type="float" office:value="0.765080838753373">
                <text:p>0.765080838753373</text:p>
              </table:table-cell>
            </table:table-row>
            <table:table-row>
              <table:table-cell office:value-type="string">
                <text:p>908</text:p>
              </table:table-cell>
              <table:table-cell office:value-type="float" office:value="0.766154764670681">
                <text:p>0.766154764670681</text:p>
              </table:table-cell>
            </table:table-row>
            <table:table-row>
              <table:table-cell office:value-type="string">
                <text:p>909</text:p>
              </table:table-cell>
              <table:table-cell office:value-type="float" office:value="0.765880548491899">
                <text:p>0.765880548491899</text:p>
              </table:table-cell>
            </table:table-row>
            <table:table-row>
              <table:table-cell office:value-type="string">
                <text:p>910</text:p>
              </table:table-cell>
              <table:table-cell office:value-type="float" office:value="0.765128134629441">
                <text:p>0.765128134629441</text:p>
              </table:table-cell>
            </table:table-row>
            <table:table-row>
              <table:table-cell office:value-type="string">
                <text:p>911</text:p>
              </table:table-cell>
              <table:table-cell office:value-type="float" office:value="0.763959742862448">
                <text:p>0.763959742862448</text:p>
              </table:table-cell>
            </table:table-row>
            <table:table-row>
              <table:table-cell office:value-type="string">
                <text:p>912</text:p>
              </table:table-cell>
              <table:table-cell office:value-type="float" office:value="0.763111498256691">
                <text:p>0.763111498256691</text:p>
              </table:table-cell>
            </table:table-row>
            <table:table-row>
              <table:table-cell office:value-type="string">
                <text:p>913</text:p>
              </table:table-cell>
              <table:table-cell office:value-type="float" office:value="0.763181433210726">
                <text:p>0.763181433210726</text:p>
              </table:table-cell>
            </table:table-row>
            <table:table-row>
              <table:table-cell office:value-type="string">
                <text:p>914</text:p>
              </table:table-cell>
              <table:table-cell office:value-type="float" office:value="0.768754417325694">
                <text:p>0.768754417325694</text:p>
              </table:table-cell>
            </table:table-row>
            <table:table-row>
              <table:table-cell office:value-type="string">
                <text:p>915</text:p>
              </table:table-cell>
              <table:table-cell office:value-type="float" office:value="0.766542945207702">
                <text:p>0.766542945207702</text:p>
              </table:table-cell>
            </table:table-row>
            <table:table-row>
              <table:table-cell office:value-type="string">
                <text:p>916</text:p>
              </table:table-cell>
              <table:table-cell office:value-type="float" office:value="0.765302334905371">
                <text:p>0.765302334905371</text:p>
              </table:table-cell>
            </table:table-row>
            <table:table-row>
              <table:table-cell office:value-type="string">
                <text:p>917</text:p>
              </table:table-cell>
              <table:table-cell office:value-type="float" office:value="0.765253985725848">
                <text:p>0.765253985725848</text:p>
              </table:table-cell>
            </table:table-row>
            <table:table-row>
              <table:table-cell office:value-type="string">
                <text:p>918</text:p>
              </table:table-cell>
              <table:table-cell office:value-type="float" office:value="0.761528507927229">
                <text:p>0.761528507927229</text:p>
              </table:table-cell>
            </table:table-row>
            <table:table-row>
              <table:table-cell office:value-type="string">
                <text:p>919</text:p>
              </table:table-cell>
              <table:table-cell office:value-type="float" office:value="0.766165505161371">
                <text:p>0.766165505161371</text:p>
              </table:table-cell>
            </table:table-row>
            <table:table-row>
              <table:table-cell office:value-type="string">
                <text:p>920</text:p>
              </table:table-cell>
              <table:table-cell office:value-type="float" office:value="0.76412097438855">
                <text:p>0.76412097438855</text:p>
              </table:table-cell>
            </table:table-row>
            <table:table-row>
              <table:table-cell office:value-type="string">
                <text:p>921</text:p>
              </table:table-cell>
              <table:table-cell office:value-type="float" office:value="0.764509876169283">
                <text:p>0.764509876169283</text:p>
              </table:table-cell>
            </table:table-row>
            <table:table-row>
              <table:table-cell office:value-type="string">
                <text:p>922</text:p>
              </table:table-cell>
              <table:table-cell office:value-type="float" office:value="0.771000589223215">
                <text:p>0.771000589223215</text:p>
              </table:table-cell>
            </table:table-row>
            <table:table-row>
              <table:table-cell office:value-type="string">
                <text:p>923</text:p>
              </table:table-cell>
              <table:table-cell office:value-type="float" office:value="0.769141723974903">
                <text:p>0.769141723974903</text:p>
              </table:table-cell>
            </table:table-row>
            <table:table-row>
              <table:table-cell office:value-type="string">
                <text:p>924</text:p>
              </table:table-cell>
              <table:table-cell office:value-type="float" office:value="0.767491547204568">
                <text:p>0.767491547204568</text:p>
              </table:table-cell>
            </table:table-row>
            <table:table-row>
              <table:table-cell office:value-type="string">
                <text:p>925</text:p>
              </table:table-cell>
              <table:table-cell office:value-type="float" office:value="0.765431118262766">
                <text:p>0.765431118262766</text:p>
              </table:table-cell>
            </table:table-row>
            <table:table-row>
              <table:table-cell office:value-type="string">
                <text:p>926</text:p>
              </table:table-cell>
              <table:table-cell office:value-type="float" office:value="0.766704151461639">
                <text:p>0.766704151461639</text:p>
              </table:table-cell>
            </table:table-row>
            <table:table-row>
              <table:table-cell office:value-type="string">
                <text:p>927</text:p>
              </table:table-cell>
              <table:table-cell office:value-type="float" office:value="0.762995631788802">
                <text:p>0.762995631788802</text:p>
              </table:table-cell>
            </table:table-row>
            <table:table-row>
              <table:table-cell office:value-type="string">
                <text:p>928</text:p>
              </table:table-cell>
              <table:table-cell office:value-type="float" office:value="0.764130839305302">
                <text:p>0.764130839305302</text:p>
              </table:table-cell>
            </table:table-row>
            <table:table-row>
              <table:table-cell office:value-type="string">
                <text:p>929</text:p>
              </table:table-cell>
              <table:table-cell office:value-type="float" office:value="0.765063010926016">
                <text:p>0.765063010926016</text:p>
              </table:table-cell>
            </table:table-row>
            <table:table-row>
              <table:table-cell office:value-type="string">
                <text:p>930</text:p>
              </table:table-cell>
              <table:table-cell office:value-type="float" office:value="0.766094347943235">
                <text:p>0.766094347943235</text:p>
              </table:table-cell>
            </table:table-row>
            <table:table-row>
              <table:table-cell office:value-type="string">
                <text:p>931</text:p>
              </table:table-cell>
              <table:table-cell office:value-type="float" office:value="0.764670552143902">
                <text:p>0.764670552143902</text:p>
              </table:table-cell>
            </table:table-row>
            <table:table-row>
              <table:table-cell office:value-type="string">
                <text:p>932</text:p>
              </table:table-cell>
              <table:table-cell office:value-type="float" office:value="0.767687363416215">
                <text:p>0.767687363416215</text:p>
              </table:table-cell>
            </table:table-row>
            <table:table-row>
              <table:table-cell office:value-type="string">
                <text:p>933</text:p>
              </table:table-cell>
              <table:table-cell office:value-type="float" office:value="0.765508991821761">
                <text:p>0.765508991821761</text:p>
              </table:table-cell>
            </table:table-row>
            <table:table-row>
              <table:table-cell office:value-type="string">
                <text:p>934</text:p>
              </table:table-cell>
              <table:table-cell office:value-type="float" office:value="0.765422598189263">
                <text:p>0.765422598189263</text:p>
              </table:table-cell>
            </table:table-row>
            <table:table-row>
              <table:table-cell office:value-type="string">
                <text:p>935</text:p>
              </table:table-cell>
              <table:table-cell office:value-type="float" office:value="0.766760270611903">
                <text:p>0.766760270611903</text:p>
              </table:table-cell>
            </table:table-row>
            <table:table-row>
              <table:table-cell office:value-type="string">
                <text:p>936</text:p>
              </table:table-cell>
              <table:table-cell office:value-type="float" office:value="0.764373954035669">
                <text:p>0.764373954035669</text:p>
              </table:table-cell>
            </table:table-row>
            <table:table-row>
              <table:table-cell office:value-type="string">
                <text:p>937</text:p>
              </table:table-cell>
              <table:table-cell office:value-type="float" office:value="0.766549016335367">
                <text:p>0.766549016335367</text:p>
              </table:table-cell>
            </table:table-row>
            <table:table-row>
              <table:table-cell office:value-type="string">
                <text:p>938</text:p>
              </table:table-cell>
              <table:table-cell office:value-type="float" office:value="0.764370315386359">
                <text:p>0.764370315386359</text:p>
              </table:table-cell>
            </table:table-row>
            <table:table-row>
              <table:table-cell office:value-type="string">
                <text:p>939</text:p>
              </table:table-cell>
              <table:table-cell office:value-type="float" office:value="0.767309988818726">
                <text:p>0.767309988818726</text:p>
              </table:table-cell>
            </table:table-row>
            <table:table-row>
              <table:table-cell office:value-type="string">
                <text:p>940</text:p>
              </table:table-cell>
              <table:table-cell office:value-type="float" office:value="0.765089861606895">
                <text:p>0.765089861606895</text:p>
              </table:table-cell>
            </table:table-row>
            <table:table-row>
              <table:table-cell office:value-type="string">
                <text:p>941</text:p>
              </table:table-cell>
              <table:table-cell office:value-type="float" office:value="0.765528490208989">
                <text:p>0.765528490208989</text:p>
              </table:table-cell>
            </table:table-row>
            <table:table-row>
              <table:table-cell office:value-type="string">
                <text:p>942</text:p>
              </table:table-cell>
              <table:table-cell office:value-type="float" office:value="0.767498196903417">
                <text:p>0.767498196903417</text:p>
              </table:table-cell>
            </table:table-row>
            <table:table-row>
              <table:table-cell office:value-type="string">
                <text:p>943</text:p>
              </table:table-cell>
              <table:table-cell office:value-type="float" office:value="0.766196873536266">
                <text:p>0.766196873536266</text:p>
              </table:table-cell>
            </table:table-row>
            <table:table-row>
              <table:table-cell office:value-type="string">
                <text:p>944</text:p>
              </table:table-cell>
              <table:table-cell office:value-type="float" office:value="0.765543466018949">
                <text:p>0.765543466018949</text:p>
              </table:table-cell>
            </table:table-row>
            <table:table-row>
              <table:table-cell office:value-type="string">
                <text:p>945</text:p>
              </table:table-cell>
              <table:table-cell office:value-type="float" office:value="0.765170814194318">
                <text:p>0.765170814194318</text:p>
              </table:table-cell>
            </table:table-row>
            <table:table-row>
              <table:table-cell office:value-type="string">
                <text:p>946</text:p>
              </table:table-cell>
              <table:table-cell office:value-type="float" office:value="0.764698936667593">
                <text:p>0.764698936667593</text:p>
              </table:table-cell>
            </table:table-row>
            <table:table-row>
              <table:table-cell office:value-type="string">
                <text:p>947</text:p>
              </table:table-cell>
              <table:table-cell office:value-type="float" office:value="0.765546133071646">
                <text:p>0.765546133071646</text:p>
              </table:table-cell>
            </table:table-row>
            <table:table-row>
              <table:table-cell office:value-type="string">
                <text:p>948</text:p>
              </table:table-cell>
              <table:table-cell office:value-type="float" office:value="0.765672509871938">
                <text:p>0.765672509871938</text:p>
              </table:table-cell>
            </table:table-row>
            <table:table-row>
              <table:table-cell office:value-type="string">
                <text:p>949</text:p>
              </table:table-cell>
              <table:table-cell office:value-type="float" office:value="0.762113490424803">
                <text:p>0.762113490424803</text:p>
              </table:table-cell>
            </table:table-row>
            <table:table-row>
              <table:table-cell office:value-type="string">
                <text:p>950</text:p>
              </table:table-cell>
              <table:table-cell office:value-type="float" office:value="0.766667898209526">
                <text:p>0.766667898209526</text:p>
              </table:table-cell>
            </table:table-row>
            <table:table-row>
              <table:table-cell office:value-type="string">
                <text:p>951</text:p>
              </table:table-cell>
              <table:table-cell office:value-type="float" office:value="0.764666159693668">
                <text:p>0.764666159693668</text:p>
              </table:table-cell>
            </table:table-row>
            <table:table-row>
              <table:table-cell office:value-type="string">
                <text:p>952</text:p>
              </table:table-cell>
              <table:table-cell office:value-type="float" office:value="0.766495497296858">
                <text:p>0.766495497296858</text:p>
              </table:table-cell>
            </table:table-row>
            <table:table-row>
              <table:table-cell office:value-type="string">
                <text:p>953</text:p>
              </table:table-cell>
              <table:table-cell office:value-type="float" office:value="0.768068406703772">
                <text:p>0.768068406703772</text:p>
              </table:table-cell>
            </table:table-row>
            <table:table-row>
              <table:table-cell office:value-type="string">
                <text:p>954</text:p>
              </table:table-cell>
              <table:table-cell office:value-type="float" office:value="0.765050027763967">
                <text:p>0.765050027763967</text:p>
              </table:table-cell>
            </table:table-row>
            <table:table-row>
              <table:table-cell office:value-type="string">
                <text:p>955</text:p>
              </table:table-cell>
              <table:table-cell office:value-type="float" office:value="0.761394564950375">
                <text:p>0.761394564950375</text:p>
              </table:table-cell>
            </table:table-row>
            <table:table-row>
              <table:table-cell office:value-type="string">
                <text:p>956</text:p>
              </table:table-cell>
              <table:table-cell office:value-type="float" office:value="0.764515711992453">
                <text:p>0.764515711992453</text:p>
              </table:table-cell>
            </table:table-row>
            <table:table-row>
              <table:table-cell office:value-type="string">
                <text:p>957</text:p>
              </table:table-cell>
              <table:table-cell office:value-type="float" office:value="0.762249496083475">
                <text:p>0.762249496083475</text:p>
              </table:table-cell>
            </table:table-row>
            <table:table-row>
              <table:table-cell office:value-type="string">
                <text:p>958</text:p>
              </table:table-cell>
              <table:table-cell office:value-type="float" office:value="0.763533426712161">
                <text:p>0.763533426712161</text:p>
              </table:table-cell>
            </table:table-row>
            <table:table-row>
              <table:table-cell office:value-type="string">
                <text:p>959</text:p>
              </table:table-cell>
              <table:table-cell office:value-type="float" office:value="0.767900511223842">
                <text:p>0.767900511223842</text:p>
              </table:table-cell>
            </table:table-row>
            <table:table-row>
              <table:table-cell office:value-type="string">
                <text:p>960</text:p>
              </table:table-cell>
              <table:table-cell office:value-type="float" office:value="0.767481018294922">
                <text:p>0.767481018294922</text:p>
              </table:table-cell>
            </table:table-row>
            <table:table-row>
              <table:table-cell office:value-type="string">
                <text:p>961</text:p>
              </table:table-cell>
              <table:table-cell office:value-type="float" office:value="0.761852334612199">
                <text:p>0.761852334612199</text:p>
              </table:table-cell>
            </table:table-row>
            <table:table-row>
              <table:table-cell office:value-type="string">
                <text:p>962</text:p>
              </table:table-cell>
              <table:table-cell office:value-type="float" office:value="0.761615024335976">
                <text:p>0.761615024335976</text:p>
              </table:table-cell>
            </table:table-row>
            <table:table-row>
              <table:table-cell office:value-type="string">
                <text:p>963</text:p>
              </table:table-cell>
              <table:table-cell office:value-type="float" office:value="0.765715487887211">
                <text:p>0.765715487887211</text:p>
              </table:table-cell>
            </table:table-row>
            <table:table-row>
              <table:table-cell office:value-type="string">
                <text:p>964</text:p>
              </table:table-cell>
              <table:table-cell office:value-type="float" office:value="0.763795475251369">
                <text:p>0.763795475251369</text:p>
              </table:table-cell>
            </table:table-row>
            <table:table-row>
              <table:table-cell office:value-type="string">
                <text:p>965</text:p>
              </table:table-cell>
              <table:table-cell office:value-type="float" office:value="0.765324183391777">
                <text:p>0.765324183391777</text:p>
              </table:table-cell>
            </table:table-row>
            <table:table-row>
              <table:table-cell office:value-type="string">
                <text:p>966</text:p>
              </table:table-cell>
              <table:table-cell office:value-type="float" office:value="0.766020780019844">
                <text:p>0.766020780019844</text:p>
              </table:table-cell>
            </table:table-row>
            <table:table-row>
              <table:table-cell office:value-type="string">
                <text:p>967</text:p>
              </table:table-cell>
              <table:table-cell office:value-type="float" office:value="0.769019937057461">
                <text:p>0.769019937057461</text:p>
              </table:table-cell>
            </table:table-row>
            <table:table-row>
              <table:table-cell office:value-type="string">
                <text:p>968</text:p>
              </table:table-cell>
              <table:table-cell office:value-type="float" office:value="0.764215491682478">
                <text:p>0.764215491682478</text:p>
              </table:table-cell>
            </table:table-row>
            <table:table-row>
              <table:table-cell office:value-type="string">
                <text:p>969</text:p>
              </table:table-cell>
              <table:table-cell office:value-type="float" office:value="0.766184314647969">
                <text:p>0.766184314647969</text:p>
              </table:table-cell>
            </table:table-row>
            <table:table-row>
              <table:table-cell office:value-type="string">
                <text:p>970</text:p>
              </table:table-cell>
              <table:table-cell office:value-type="float" office:value="0.769208118638603">
                <text:p>0.769208118638603</text:p>
              </table:table-cell>
            </table:table-row>
            <table:table-row>
              <table:table-cell office:value-type="string">
                <text:p>971</text:p>
              </table:table-cell>
              <table:table-cell office:value-type="float" office:value="0.767194508395092">
                <text:p>0.767194508395092</text:p>
              </table:table-cell>
            </table:table-row>
            <table:table-row>
              <table:table-cell office:value-type="string">
                <text:p>972</text:p>
              </table:table-cell>
              <table:table-cell office:value-type="float" office:value="0.767392671152929">
                <text:p>0.767392671152929</text:p>
              </table:table-cell>
            </table:table-row>
            <table:table-row>
              <table:table-cell office:value-type="string">
                <text:p>973</text:p>
              </table:table-cell>
              <table:table-cell office:value-type="float" office:value="0.763761738501604">
                <text:p>0.763761738501604</text:p>
              </table:table-cell>
            </table:table-row>
            <table:table-row>
              <table:table-cell office:value-type="string">
                <text:p>974</text:p>
              </table:table-cell>
              <table:table-cell office:value-type="float" office:value="0.765566351675072">
                <text:p>0.765566351675072</text:p>
              </table:table-cell>
            </table:table-row>
            <table:table-row>
              <table:table-cell office:value-type="string">
                <text:p>975</text:p>
              </table:table-cell>
              <table:table-cell office:value-type="float" office:value="0.767080080324385">
                <text:p>0.767080080324385</text:p>
              </table:table-cell>
            </table:table-row>
            <table:table-row>
              <table:table-cell office:value-type="string">
                <text:p>976</text:p>
              </table:table-cell>
              <table:table-cell office:value-type="float" office:value="0.762767553643062">
                <text:p>0.762767553643062</text:p>
              </table:table-cell>
            </table:table-row>
            <table:table-row>
              <table:table-cell office:value-type="string">
                <text:p>977</text:p>
              </table:table-cell>
              <table:table-cell office:value-type="float" office:value="0.766565873987342">
                <text:p>0.766565873987342</text:p>
              </table:table-cell>
            </table:table-row>
            <table:table-row>
              <table:table-cell office:value-type="string">
                <text:p>978</text:p>
              </table:table-cell>
              <table:table-cell office:value-type="float" office:value="0.763008468097239">
                <text:p>0.763008468097239</text:p>
              </table:table-cell>
            </table:table-row>
            <table:table-row>
              <table:table-cell office:value-type="string">
                <text:p>979</text:p>
              </table:table-cell>
              <table:table-cell office:value-type="float" office:value="0.76587083077813">
                <text:p>0.76587083077813</text:p>
              </table:table-cell>
            </table:table-row>
            <table:table-row>
              <table:table-cell office:value-type="string">
                <text:p>980</text:p>
              </table:table-cell>
              <table:table-cell office:value-type="float" office:value="0.76906619311409">
                <text:p>0.76906619311409</text:p>
              </table:table-cell>
            </table:table-row>
            <table:table-row>
              <table:table-cell office:value-type="string">
                <text:p>981</text:p>
              </table:table-cell>
              <table:table-cell office:value-type="float" office:value="0.765167064763591">
                <text:p>0.765167064763591</text:p>
              </table:table-cell>
            </table:table-row>
            <table:table-row>
              <table:table-cell office:value-type="string">
                <text:p>982</text:p>
              </table:table-cell>
              <table:table-cell office:value-type="float" office:value="0.764697145218128">
                <text:p>0.764697145218128</text:p>
              </table:table-cell>
            </table:table-row>
            <table:table-row>
              <table:table-cell office:value-type="string">
                <text:p>983</text:p>
              </table:table-cell>
              <table:table-cell office:value-type="float" office:value="0.764961439454094">
                <text:p>0.764961439454094</text:p>
              </table:table-cell>
            </table:table-row>
            <table:table-row>
              <table:table-cell office:value-type="string">
                <text:p>984</text:p>
              </table:table-cell>
              <table:table-cell office:value-type="float" office:value="0.76418998644759">
                <text:p>0.76418998644759</text:p>
              </table:table-cell>
            </table:table-row>
            <table:table-row>
              <table:table-cell office:value-type="string">
                <text:p>985</text:p>
              </table:table-cell>
              <table:table-cell office:value-type="float" office:value="0.76379047731258">
                <text:p>0.76379047731258</text:p>
              </table:table-cell>
            </table:table-row>
            <table:table-row>
              <table:table-cell office:value-type="string">
                <text:p>986</text:p>
              </table:table-cell>
              <table:table-cell office:value-type="float" office:value="0.76608147264595">
                <text:p>0.76608147264595</text:p>
              </table:table-cell>
            </table:table-row>
            <table:table-row>
              <table:table-cell office:value-type="string">
                <text:p>987</text:p>
              </table:table-cell>
              <table:table-cell office:value-type="float" office:value="0.766694518941272">
                <text:p>0.766694518941272</text:p>
              </table:table-cell>
            </table:table-row>
            <table:table-row>
              <table:table-cell office:value-type="string">
                <text:p>988</text:p>
              </table:table-cell>
              <table:table-cell office:value-type="float" office:value="0.766295129695063">
                <text:p>0.766295129695063</text:p>
              </table:table-cell>
            </table:table-row>
            <table:table-row>
              <table:table-cell office:value-type="string">
                <text:p>989</text:p>
              </table:table-cell>
              <table:table-cell office:value-type="float" office:value="0.763413520386322">
                <text:p>0.763413520386322</text:p>
              </table:table-cell>
            </table:table-row>
            <table:table-row>
              <table:table-cell office:value-type="string">
                <text:p>990</text:p>
              </table:table-cell>
              <table:table-cell office:value-type="float" office:value="0.76744913082353">
                <text:p>0.76744913082353</text:p>
              </table:table-cell>
            </table:table-row>
            <table:table-row>
              <table:table-cell office:value-type="string">
                <text:p>991</text:p>
              </table:table-cell>
              <table:table-cell office:value-type="float" office:value="0.767024562368486">
                <text:p>0.767024562368486</text:p>
              </table:table-cell>
            </table:table-row>
            <table:table-row>
              <table:table-cell office:value-type="string">
                <text:p>992</text:p>
              </table:table-cell>
              <table:table-cell office:value-type="float" office:value="0.763148948345937">
                <text:p>0.763148948345937</text:p>
              </table:table-cell>
            </table:table-row>
            <table:table-row>
              <table:table-cell office:value-type="string">
                <text:p>993</text:p>
              </table:table-cell>
              <table:table-cell office:value-type="float" office:value="0.768950334003787">
                <text:p>0.768950334003787</text:p>
              </table:table-cell>
            </table:table-row>
            <table:table-row>
              <table:table-cell office:value-type="string">
                <text:p>994</text:p>
              </table:table-cell>
              <table:table-cell office:value-type="float" office:value="0.762566649285439">
                <text:p>0.762566649285439</text:p>
              </table:table-cell>
            </table:table-row>
            <table:table-row>
              <table:table-cell office:value-type="string">
                <text:p>995</text:p>
              </table:table-cell>
              <table:table-cell office:value-type="float" office:value="0.767205349811043">
                <text:p>0.767205349811043</text:p>
              </table:table-cell>
            </table:table-row>
            <table:table-row>
              <table:table-cell office:value-type="string">
                <text:p>996</text:p>
              </table:table-cell>
              <table:table-cell office:value-type="float" office:value="0.761596734856077">
                <text:p>0.761596734856077</text:p>
              </table:table-cell>
            </table:table-row>
            <table:table-row>
              <table:table-cell office:value-type="string">
                <text:p>997</text:p>
              </table:table-cell>
              <table:table-cell office:value-type="float" office:value="0.766704961820444">
                <text:p>0.766704961820444</text:p>
              </table:table-cell>
            </table:table-row>
            <table:table-row>
              <table:table-cell office:value-type="string">
                <text:p>998</text:p>
              </table:table-cell>
              <table:table-cell office:value-type="float" office:value="0.76737259271927">
                <text:p>0.76737259271927</text:p>
              </table:table-cell>
            </table:table-row>
            <table:table-row>
              <table:table-cell office:value-type="string">
                <text:p>999</text:p>
              </table:table-cell>
              <table:table-cell office:value-type="float" office:value="0.7647874335338">
                <text:p>0.7647874335338</text:p>
              </table:table-cell>
            </table:table-row>
            <table:table-row>
              <table:table-cell office:value-type="string">
                <text:p>1000</text:p>
              </table:table-cell>
              <table:table-cell office:value-type="float" office:value="0.767296182643196">
                <text:p>0.7672961826431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